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cm" svg:stroke-color="#b2b2b2" draw:marker-start-width="0.02cm" draw:marker-end-width="0.02cm" draw:stroke-linejoin="miter" svg:stroke-linecap="butt" draw:fill="none" fo:padding-top="0.004cm" fo:padding-bottom="0.004cm" fo:padding-left="0.004cm" fo:padding-right="0.004cm"/>
    </style:style>
    <style:style style:name="gr2" style:family="graphic" style:parent-style-name="standard">
      <style:graphic-properties draw:stroke="solid" svg:stroke-width="0.02cm" svg:stroke-color="#ff0000" draw:marker-start-width="0.04cm" draw:marker-end-width="0.04cm" draw:stroke-linejoin="miter" svg:stroke-linecap="butt" draw:fill="none" fo:padding-top="0.009cm" fo:padding-bottom="0.009cm" fo:padding-left="0.009cm" fo:padding-right="0.009cm"/>
    </style:style>
    <style:style style:name="gr3" style:family="graphic" style:parent-style-name="standard">
      <style:graphic-properties draw:stroke="solid" svg:stroke-width="0.02cm" svg:stroke-color="#ff0000" draw:marker-start-width="0.03cm" draw:marker-end-width="0.03cm" draw:stroke-linejoin="miter" svg:stroke-linecap="butt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solid" svg:stroke-width="0.02cm" svg:stroke-color="#ff0000" draw:marker-start-width="0.04cm" draw:marker-end-width="0.04cm" draw:stroke-linejoin="round" svg:stroke-linecap="round" draw:fill="none" draw:fill-color="#b2b2b2" fo:padding-top="0.009cm" fo:padding-bottom="0.009cm" fo:padding-left="0.009cm" fo:padding-right="0.009cm"/>
    </style:style>
    <style:style style:name="gr5" style:family="graphic" style:parent-style-name="standard">
      <style:graphic-properties draw:stroke="solid" svg:stroke-width="0.01cm" svg:stroke-color="#b2b2b2" draw:marker-start-width="0.02cm" draw:marker-end-width="0.02cm" draw:stroke-linejoin="round" svg:stroke-linecap="round" draw:fill="none" draw:fill-color="#b2b2b2" fo:padding-top="0.004cm" fo:padding-bottom="0.004cm" fo:padding-left="0.004cm" fo:padding-right="0.004cm"/>
    </style:style>
    <style:style style:name="gr6" style:family="graphic" style:parent-style-name="standard">
      <style:graphic-properties svg:stroke-color="#000000" draw:fill-color="#b2b2b2" draw:textarea-horizontal-align="justify" draw:textarea-vertical-align="middle" draw:auto-grow-height="false" fo:min-height="1cm" fo:min-width="1cm" fo:wrap-option="wrap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cm" fo:min-width="1cm" fo:wrap-option="wrap"/>
      <style:paragraph-properties style:writing-mode="lr-tb"/>
    </style:style>
    <style:style style:name="gr8" style:family="graphic" style:parent-style-name="standard">
      <style:graphic-properties draw:stroke="solid" svg:stroke-width="0.01cm" svg:stroke-color="#b2b2b2" draw:marker-start-width="0.02cm" draw:marker-end-width="0.02cm" draw:stroke-linejoin="round" svg:stroke-linecap="round" draw:fill="none" fo:padding-top="0.004cm" fo:padding-bottom="0.004cm" fo:padding-left="0.004cm" fo:padding-right="0.004cm"/>
    </style:style>
    <style:style style:name="gr9" style:family="graphic" style:parent-style-name="standard">
      <style:graphic-properties draw:stroke="solid" svg:stroke-width="0.02cm" svg:stroke-color="#ff0000" draw:marker-start-width="0.04cm" draw:marker-end-width="0.04cm" draw:stroke-linejoin="round" svg:stroke-linecap="round" draw:fill="none" fo:padding-top="0.009cm" fo:padding-bottom="0.009cm" fo:padding-left="0.009cm" fo:padding-right="0.009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178cm" fo:min-width="0.178cm"/>
    </style:style>
    <style:style style:name="gr11" style:family="graphic" style:parent-style-name="standard">
      <style:graphic-properties draw:stroke="solid" svg:stroke-width="0.005cm" svg:stroke-color="#b2b2b2" draw:stroke-linejoin="round" svg:stroke-linecap="round" draw:fill="none" draw:fill-color="#ffffff" fo:padding-top="0.002cm" fo:padding-bottom="0.002cm" fo:padding-left="0.002cm" fo:padding-right="0.002cm"/>
    </style:style>
    <style:style style:name="gr12" style:family="graphic" style:parent-style-name="standard">
      <style:graphic-properties draw:stroke="solid" svg:stroke-width="0.02cm" svg:stroke-color="#ff0000" draw:marker-start-width="0.23cm" draw:marker-end-width="0.23cm" draw:stroke-linejoin="round" svg:stroke-linecap="round" draw:fill="none" fo:padding-top="0.009cm" fo:padding-bottom="0.009cm" fo:padding-left="0.009cm" fo:padding-right="0.009cm"/>
    </style:style>
    <style:style style:name="gr13" style:family="graphic" style:parent-style-name="standard">
      <style:graphic-properties draw:stroke="solid" svg:stroke-width="0.007cm" svg:stroke-color="#b2b2b2" draw:stroke-linejoin="miter" svg:stroke-linecap="butt" draw:fill="none" fo:padding-top="0.003cm" fo:padding-bottom="0.003cm" fo:padding-left="0.003cm" fo:padding-right="0.003cm"/>
    </style:style>
    <style:style style:name="gr14" style:family="graphic" style:parent-style-name="standard">
      <style:graphic-properties draw:stroke="solid" svg:stroke-width="0.02cm" svg:stroke-color="#ff0000" draw:marker-start-width="0.23cm" draw:marker-end-width="0.23cm" draw:stroke-linejoin="miter" svg:stroke-linecap="butt" draw:fill="none" fo:padding-top="0.009cm" fo:padding-bottom="0.009cm" fo:padding-left="0.009cm" fo:padding-right="0.009cm"/>
    </style:style>
    <style:style style:name="gr15" style:family="graphic" style:parent-style-name="standard">
      <style:graphic-properties draw:stroke="solid" svg:stroke-width="0.01cm" svg:stroke-color="#ff0000" draw:marker-start-width="0.02cm" draw:marker-end-width="0.02cm" draw:stroke-linejoin="miter" svg:stroke-linecap="butt" draw:fill="none" draw:fill-color="#ffffff" fo:padding-top="0.004cm" fo:padding-bottom="0.004cm" fo:padding-left="0.004cm" fo:padding-right="0.004cm"/>
    </style:style>
    <style:style style:name="gr16" style:family="graphic" style:parent-style-name="standard">
      <style:graphic-properties draw:stroke="solid" svg:stroke-width="0.01cm" svg:stroke-color="#ff0000" draw:marker-start-width="0.02cm" draw:marker-end-width="0.02cm" draw:stroke-linejoin="miter" svg:stroke-linecap="butt" draw:fill="none" fo:padding-top="0.004cm" fo:padding-bottom="0.004cm" fo:padding-left="0.004cm" fo:padding-right="0.004cm"/>
    </style:style>
    <style:style style:name="gr17" style:family="graphic" style:parent-style-name="standard">
      <style:graphic-properties draw:stroke="solid" svg:stroke-width="0.01cm" svg:stroke-color="#ff0000" draw:marker-start-width="0.02cm" draw:marker-end-width="0.02cm" draw:stroke-linejoin="round" svg:stroke-linecap="round" draw:fill="none" fo:padding-top="0.004cm" fo:padding-bottom="0.004cm" fo:padding-left="0.004cm" fo:padding-right="0.004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16cm" fo:min-width="0.178cm"/>
    </style:style>
    <style:style style:name="gr19" style:family="graphic" style:parent-style-name="standard">
      <style:graphic-properties draw:stroke="solid" svg:stroke-width="0.01cm" svg:stroke-color="#ff0000" draw:marker-start-width="0.02cm" draw:marker-end-width="0.02cm" draw:stroke-linejoin="round" svg:stroke-linecap="round" draw:fill="none" draw:fill-color="#ffffff" fo:padding-top="0.004cm" fo:padding-bottom="0.004cm" fo:padding-left="0.004cm" fo:padding-right="0.004cm"/>
    </style:style>
    <style:style style:name="gr20" style:family="graphic" style:parent-style-name="standard">
      <style:graphic-properties svg:stroke-color="#000000" draw:fill-color="#d4ea6b" draw:textarea-horizontal-align="justify" draw:textarea-vertical-align="middle" draw:auto-grow-height="false" fo:min-height="1cm" fo:min-width="1cm" fo:wrap-option="wrap"/>
      <style:paragraph-properties style:writing-mode="lr-tb"/>
    </style:style>
    <style:style style:name="gr21" style:family="graphic" style:parent-style-name="standard">
      <style:graphic-properties svg:stroke-color="#000000" draw:fill-color="#ff7b59" draw:textarea-horizontal-align="justify" draw:textarea-vertical-align="middle" draw:auto-grow-height="false" fo:min-height="1cm" fo:min-width="1cm" fo:wrap-option="wrap"/>
      <style:paragraph-properties style:writing-mode="lr-tb"/>
    </style:style>
    <style:style style:name="gr22" style:family="graphic" style:parent-style-name="standard">
      <style:graphic-properties svg:stroke-color="#000000" draw:fill-color="#729fcf" draw:textarea-horizontal-align="justify" draw:textarea-vertical-align="middle" draw:auto-grow-height="false" fo:min-height="1cm" fo:min-width="1cm" fo:wrap-option="wrap"/>
      <style:paragraph-properties style:writing-mode="lr-tb"/>
    </style:style>
    <style:style style:name="gr23" style:family="graphic" style:parent-style-name="standard">
      <style:graphic-properties svg:stroke-color="#000000" draw:fill-color="#ffe994" draw:textarea-horizontal-align="justify" draw:textarea-vertical-align="middle" draw:auto-grow-height="false" fo:min-height="1cm" fo:min-width="1cm" fo:wrap-option="wrap"/>
      <style:paragraph-properties style:writing-mode="lr-tb"/>
    </style:style>
    <style:style style:name="gr24" style:family="graphic" style:parent-style-name="standard">
      <style:graphic-properties draw:stroke="solid" svg:stroke-width="0.03cm" svg:stroke-color="#2a6099" draw:marker-start-width="0.05cm" draw:marker-end-width="0.05cm" draw:stroke-linejoin="miter" svg:stroke-linecap="butt" draw:fill="none" draw:fill-color="#ffffff" fo:padding-top="0.014cm" fo:padding-bottom="0.014cm" fo:padding-left="0.014cm" fo:padding-right="0.014cm"/>
    </style:style>
    <style:style style:name="gr25" style:family="graphic" style:parent-style-name="standard">
      <style:graphic-properties draw:stroke="solid" svg:stroke-width="0.03cm" svg:stroke-color="#2a6099" draw:marker-start-width="0.05cm" draw:marker-end-width="0.05cm" draw:stroke-linejoin="miter" svg:stroke-linecap="butt" draw:fill="none" fo:padding-top="0.014cm" fo:padding-bottom="0.014cm" fo:padding-left="0.014cm" fo:padding-right="0.01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.94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0.946cm"/>
      <style:paragraph-properties style:writing-mode="lr-tb"/>
    </style:style>
    <style:style style:name="gr28" style:family="graphic" style:parent-style-name="standard">
      <style:graphic-properties draw:stroke="solid" svg:stroke-width="0.03cm" svg:stroke-color="#ff0000" draw:marker-start-width="0.05cm" draw:marker-end-width="0.05cm" draw:stroke-linejoin="round" svg:stroke-linecap="round" draw:fill="none" fo:padding-top="0.014cm" fo:padding-bottom="0.014cm" fo:padding-left="0.014cm" fo:padding-right="0.014cm"/>
    </style:style>
    <style:style style:name="gr29" style:family="graphic" style:parent-style-name="standard">
      <style:graphic-properties draw:stroke="solid" svg:stroke-width="0.01cm" svg:stroke-color="#666666" draw:marker-start-width="0.02cm" draw:marker-end-width="0.02cm" draw:stroke-linejoin="round" svg:stroke-linecap="round" draw:fill="none" draw:fill-color="#ffffff" fo:padding-top="0.004cm" fo:padding-bottom="0.004cm" fo:padding-left="0.004cm" fo:padding-right="0.004cm"/>
    </style:style>
    <style:style style:name="gr30" style:family="graphic" style:parent-style-name="standard">
      <style:graphic-properties draw:stroke="solid" svg:stroke-width="0.03cm" svg:stroke-color="#2a6099" draw:marker-start-width="0.05cm" draw:marker-end-width="0.05cm" draw:stroke-linejoin="round" svg:stroke-linecap="round" draw:fill="none" draw:fill-color="#ffffff" fo:padding-top="0.014cm" fo:padding-bottom="0.014cm" fo:padding-left="0.014cm" fo:padding-right="0.01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0cm"/>
      <style:paragraph-properties style:writing-mode="lr-tb"/>
    </style:style>
    <style:style style:name="gr32" style:family="graphic" style:parent-style-name="standard">
      <style:graphic-properties draw:stroke="none" svg:stroke-width="0.01cm" svg:stroke-color="#b2b2b2" draw:marker-start-width="0.02cm" draw:marker-end-width="0.02cm" draw:fill="none" draw:fill-color="#ffffff" draw:textarea-horizontal-align="left" draw:auto-grow-height="true" draw:auto-grow-width="true" fo:min-height="0.314cm" fo:min-width="0.29cm"/>
      <style:paragraph-properties style:writing-mode="lr-tb"/>
    </style:style>
    <style:style style:name="gr33" style:family="graphic" style:parent-style-name="standard">
      <style:graphic-properties draw:stroke="none" svg:stroke-width="0.02cm" svg:stroke-color="#ff0000" draw:marker-start-width="0.03cm" draw:marker-end-width="0.03cm" draw:fill="none" draw:fill-color="#ffffff" draw:textarea-horizontal-align="left" draw:auto-grow-height="true" draw:auto-grow-width="true" fo:min-height="0.314cm" fo:min-width="1.272cm"/>
      <style:paragraph-properties style:writing-mode="lr-tb"/>
    </style:style>
    <style:style style:name="gr34" style:family="graphic" style:parent-style-name="standard">
      <style:graphic-properties draw:stroke="none" svg:stroke-width="0.01cm" svg:stroke-color="#b2b2b2" draw:marker-start-width="0.02cm" draw:marker-end-width="0.02cm" draw:fill="none" draw:fill-color="#ffffff" draw:textarea-horizontal-align="left" draw:auto-grow-height="true" draw:auto-grow-width="true" fo:min-height="0.314cm" fo:min-width="1.272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none" draw:fill-color="#b2b2b2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b2b2b2"/>
      <style:paragraph-properties fo:text-align="center" style:writing-mode="lr-tb"/>
    </style:style>
    <style:style style:name="P5" style:family="paragraph">
      <loext:graphic-properties draw:fill-color="#ffffff"/>
      <style:paragraph-properties fo:text-align="center" style:writing-mode="lr-tb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d4ea6b"/>
      <style:paragraph-properties fo:text-align="center" style:writing-mode="lr-tb"/>
    </style:style>
    <style:style style:name="P9" style:family="paragraph">
      <loext:graphic-properties draw:fill-color="#ff7b59"/>
      <style:paragraph-properties fo:text-align="center" style:writing-mode="lr-tb"/>
    </style:style>
    <style:style style:name="P10" style:family="paragraph">
      <loext:graphic-properties draw:fill-color="#729fcf"/>
      <style:paragraph-properties fo:text-align="center" style:writing-mode="lr-tb"/>
    </style:style>
    <style:style style:name="P11" style:family="paragraph">
      <loext:graphic-properties draw:fill-color="#ffe994"/>
      <style:paragraph-properties fo:text-align="center"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font-size="10pt" style:font-size-asian="24pt" style:font-size-complex="24pt"/>
    </style:style>
    <style:style style:name="P13" style:family="paragraph">
      <loext:graphic-properties draw:fill="none" draw:fill-color="#ffffff"/>
      <style:paragraph-properties style:writing-mode="lr-tb"/>
      <style:text-properties fo:font-size="8pt" style:font-size-asian="24pt" style:font-size-complex="24pt"/>
    </style:style>
    <style:style style:name="P14" style:family="paragraph">
      <style:text-properties fo:background-color="#ffffff"/>
    </style:style>
    <style:style style:name="P15" style:family="paragraph">
      <loext:graphic-properties draw:fill="none" draw:fill-color="#ffffff"/>
      <style:paragraph-properties style:writing-mode="lr-tb"/>
      <style:text-properties fo:font-size="8pt" fo:background-color="#ffffff" style:font-size-asian="24pt" style:font-size-complex="24pt"/>
    </style:style>
    <style:style style:name="T1" style:family="text">
      <style:text-properties fo:font-size="10pt" style:font-size-asian="24pt" style:font-size-complex="24pt"/>
    </style:style>
    <style:style style:name="T2" style:family="text">
      <style:text-properties fo:font-size="8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.474cm" svg:y1="2.18cm" svg:x2="1.474cm" svg:y2="2.68cm">
          <text:p/>
        </draw:line>
        <draw:line draw:style-name="gr1" draw:text-style-name="P1" draw:layer="layout" svg:x1="1.741cm" svg:y1="2.18cm" svg:x2="1.741cm" svg:y2="2.68cm">
          <text:p/>
        </draw:line>
        <draw:line draw:style-name="gr1" draw:text-style-name="P1" draw:layer="layout" svg:x1="2.008cm" svg:y1="2.18cm" svg:x2="2.008cm" svg:y2="2.68cm">
          <text:p/>
        </draw:line>
        <draw:line draw:style-name="gr1" draw:text-style-name="P1" draw:layer="layout" svg:x1="2.274cm" svg:y1="2.18cm" svg:x2="2.274cm" svg:y2="2.68cm">
          <text:p/>
        </draw:line>
        <draw:line draw:style-name="gr1" draw:text-style-name="P1" draw:layer="layout" svg:x1="2.674cm" svg:y1="2.18cm" svg:x2="2.674cm" svg:y2="2.68cm">
          <text:p/>
        </draw:line>
        <draw:line draw:style-name="gr1" draw:text-style-name="P1" draw:layer="layout" svg:x1="2.941cm" svg:y1="2.18cm" svg:x2="2.941cm" svg:y2="2.68cm">
          <text:p/>
        </draw:line>
        <draw:line draw:style-name="gr1" draw:text-style-name="P1" draw:layer="layout" svg:x1="3.208cm" svg:y1="2.18cm" svg:x2="3.208cm" svg:y2="2.68cm">
          <text:p/>
        </draw:line>
        <draw:line draw:style-name="gr1" draw:text-style-name="P1" draw:layer="layout" svg:x1="3.475cm" svg:y1="2.18cm" svg:x2="3.475cm" svg:y2="2.68cm">
          <text:p/>
        </draw:line>
        <draw:line draw:style-name="gr1" draw:text-style-name="P1" draw:layer="layout" svg:x1="3.875cm" svg:y1="2.18cm" svg:x2="3.875cm" svg:y2="2.68cm">
          <text:p/>
        </draw:line>
        <draw:line draw:style-name="gr1" draw:text-style-name="P1" draw:layer="layout" svg:x1="4.141cm" svg:y1="2.18cm" svg:x2="4.141cm" svg:y2="2.68cm">
          <text:p/>
        </draw:line>
        <draw:line draw:style-name="gr1" draw:text-style-name="P1" draw:layer="layout" svg:x1="4.408cm" svg:y1="2.18cm" svg:x2="4.408cm" svg:y2="2.68cm">
          <text:p/>
        </draw:line>
        <draw:line draw:style-name="gr1" draw:text-style-name="P1" draw:layer="layout" svg:x1="4.675cm" svg:y1="2.18cm" svg:x2="4.675cm" svg:y2="2.68cm">
          <text:p/>
        </draw:line>
        <draw:line draw:style-name="gr1" draw:text-style-name="P1" draw:layer="layout" svg:x1="5.075cm" svg:y1="2.18cm" svg:x2="5.075cm" svg:y2="2.68cm">
          <text:p/>
        </draw:line>
        <draw:line draw:style-name="gr1" draw:text-style-name="P1" draw:layer="layout" svg:x1="5.341cm" svg:y1="2.18cm" svg:x2="5.341cm" svg:y2="2.68cm">
          <text:p/>
        </draw:line>
        <draw:line draw:style-name="gr1" draw:text-style-name="P1" draw:layer="layout" svg:x1="5.608cm" svg:y1="2.18cm" svg:x2="5.608cm" svg:y2="2.68cm">
          <text:p/>
        </draw:line>
        <draw:line draw:style-name="gr1" draw:text-style-name="P1" draw:layer="layout" svg:x1="5.875cm" svg:y1="2.18cm" svg:x2="5.875cm" svg:y2="2.68cm">
          <text:p/>
        </draw:line>
        <draw:line draw:style-name="gr1" draw:text-style-name="P1" draw:layer="layout" svg:x1="6.275cm" svg:y1="2.18cm" svg:x2="6.275cm" svg:y2="2.68cm">
          <text:p/>
        </draw:line>
        <draw:line draw:style-name="gr1" draw:text-style-name="P1" draw:layer="layout" svg:x1="6.541cm" svg:y1="2.18cm" svg:x2="6.541cm" svg:y2="2.68cm">
          <text:p/>
        </draw:line>
        <draw:line draw:style-name="gr1" draw:text-style-name="P1" draw:layer="layout" svg:x1="6.808cm" svg:y1="2.18cm" svg:x2="6.808cm" svg:y2="2.68cm">
          <text:p/>
        </draw:line>
        <draw:line draw:style-name="gr1" draw:text-style-name="P1" draw:layer="layout" svg:x1="7.075cm" svg:y1="2.18cm" svg:x2="7.075cm" svg:y2="2.68cm">
          <text:p/>
        </draw:line>
        <draw:line draw:style-name="gr1" draw:text-style-name="P1" draw:layer="layout" svg:x1="7.475cm" svg:y1="2.18cm" svg:x2="7.475cm" svg:y2="2.68cm">
          <text:p/>
        </draw:line>
        <draw:line draw:style-name="gr1" draw:text-style-name="P1" draw:layer="layout" svg:x1="7.741cm" svg:y1="2.18cm" svg:x2="7.741cm" svg:y2="2.68cm">
          <text:p/>
        </draw:line>
        <draw:line draw:style-name="gr1" draw:text-style-name="P1" draw:layer="layout" svg:x1="8.008cm" svg:y1="2.18cm" svg:x2="8.008cm" svg:y2="2.68cm">
          <text:p/>
        </draw:line>
        <draw:line draw:style-name="gr1" draw:text-style-name="P1" draw:layer="layout" svg:x1="8.275cm" svg:y1="2.18cm" svg:x2="8.275cm" svg:y2="2.68cm">
          <text:p/>
        </draw:line>
        <draw:line draw:style-name="gr1" draw:text-style-name="P1" draw:layer="layout" svg:x1="8.675cm" svg:y1="2.18cm" svg:x2="8.675cm" svg:y2="2.68cm">
          <text:p/>
        </draw:line>
        <draw:line draw:style-name="gr1" draw:text-style-name="P1" draw:layer="layout" svg:x1="8.941cm" svg:y1="2.18cm" svg:x2="8.941cm" svg:y2="2.68cm">
          <text:p/>
        </draw:line>
        <draw:line draw:style-name="gr1" draw:text-style-name="P1" draw:layer="layout" svg:x1="9.208cm" svg:y1="2.18cm" svg:x2="9.208cm" svg:y2="2.68cm">
          <text:p/>
        </draw:line>
        <draw:line draw:style-name="gr1" draw:text-style-name="P1" draw:layer="layout" svg:x1="9.475cm" svg:y1="2.18cm" svg:x2="9.475cm" svg:y2="2.68cm">
          <text:p/>
        </draw:line>
        <draw:line draw:style-name="gr1" draw:text-style-name="P1" draw:layer="layout" svg:x1="9.875cm" svg:y1="2.18cm" svg:x2="9.875cm" svg:y2="2.68cm">
          <text:p/>
        </draw:line>
        <draw:line draw:style-name="gr1" draw:text-style-name="P1" draw:layer="layout" svg:x1="10.141cm" svg:y1="2.18cm" svg:x2="10.141cm" svg:y2="2.68cm">
          <text:p/>
        </draw:line>
        <draw:line draw:style-name="gr1" draw:text-style-name="P1" draw:layer="layout" svg:x1="10.408cm" svg:y1="2.18cm" svg:x2="10.408cm" svg:y2="2.68cm">
          <text:p/>
        </draw:line>
        <draw:line draw:style-name="gr1" draw:text-style-name="P1" draw:layer="layout" svg:x1="10.675cm" svg:y1="2.18cm" svg:x2="10.675cm" svg:y2="2.68cm">
          <text:p/>
        </draw:line>
        <draw:line draw:style-name="gr1" draw:text-style-name="P1" draw:layer="layout" svg:x1="11.075cm" svg:y1="2.18cm" svg:x2="11.075cm" svg:y2="2.68cm">
          <text:p/>
        </draw:line>
        <draw:line draw:style-name="gr1" draw:text-style-name="P1" draw:layer="layout" svg:x1="11.341cm" svg:y1="2.18cm" svg:x2="11.341cm" svg:y2="2.68cm">
          <text:p/>
        </draw:line>
        <draw:line draw:style-name="gr1" draw:text-style-name="P1" draw:layer="layout" svg:x1="11.608cm" svg:y1="2.18cm" svg:x2="11.608cm" svg:y2="2.68cm">
          <text:p/>
        </draw:line>
        <draw:line draw:style-name="gr1" draw:text-style-name="P1" draw:layer="layout" svg:x1="11.875cm" svg:y1="2.18cm" svg:x2="11.875cm" svg:y2="2.68cm">
          <text:p/>
        </draw:line>
        <draw:line draw:style-name="gr1" draw:text-style-name="P1" draw:layer="layout" svg:x1="12.275cm" svg:y1="2.18cm" svg:x2="12.275cm" svg:y2="2.68cm">
          <text:p/>
        </draw:line>
        <draw:line draw:style-name="gr1" draw:text-style-name="P1" draw:layer="layout" svg:x1="12.541cm" svg:y1="2.18cm" svg:x2="12.541cm" svg:y2="2.68cm">
          <text:p/>
        </draw:line>
        <draw:line draw:style-name="gr1" draw:text-style-name="P1" draw:layer="layout" svg:x1="12.808cm" svg:y1="2.18cm" svg:x2="12.808cm" svg:y2="2.68cm">
          <text:p/>
        </draw:line>
        <draw:line draw:style-name="gr1" draw:text-style-name="P1" draw:layer="layout" svg:x1="13.075cm" svg:y1="2.18cm" svg:x2="13.075cm" svg:y2="2.68cm">
          <text:p/>
        </draw:line>
        <draw:line draw:style-name="gr1" draw:text-style-name="P1" draw:layer="layout" svg:x1="13.475cm" svg:y1="2.18cm" svg:x2="13.475cm" svg:y2="2.68cm">
          <text:p/>
        </draw:line>
        <draw:line draw:style-name="gr1" draw:text-style-name="P1" draw:layer="layout" svg:x1="13.741cm" svg:y1="2.18cm" svg:x2="13.741cm" svg:y2="2.68cm">
          <text:p/>
        </draw:line>
        <draw:line draw:style-name="gr1" draw:text-style-name="P1" draw:layer="layout" svg:x1="14.008cm" svg:y1="2.18cm" svg:x2="14.008cm" svg:y2="2.68cm">
          <text:p/>
        </draw:line>
        <draw:line draw:style-name="gr1" draw:text-style-name="P1" draw:layer="layout" svg:x1="14.275cm" svg:y1="2.18cm" svg:x2="14.275cm" svg:y2="2.68cm">
          <text:p/>
        </draw:line>
        <draw:line draw:style-name="gr1" draw:text-style-name="P1" draw:layer="layout" svg:x1="14.675cm" svg:y1="2.18cm" svg:x2="14.675cm" svg:y2="2.68cm">
          <text:p/>
        </draw:line>
        <draw:line draw:style-name="gr1" draw:text-style-name="P1" draw:layer="layout" svg:x1="14.941cm" svg:y1="2.18cm" svg:x2="14.941cm" svg:y2="2.68cm">
          <text:p/>
        </draw:line>
        <draw:line draw:style-name="gr1" draw:text-style-name="P1" draw:layer="layout" svg:x1="15.208cm" svg:y1="2.18cm" svg:x2="15.208cm" svg:y2="2.68cm">
          <text:p/>
        </draw:line>
        <draw:line draw:style-name="gr1" draw:text-style-name="P1" draw:layer="layout" svg:x1="15.475cm" svg:y1="2.18cm" svg:x2="15.475cm" svg:y2="2.68cm">
          <text:p/>
        </draw:line>
        <draw:line draw:style-name="gr1" draw:text-style-name="P1" draw:layer="layout" svg:x1="15.875cm" svg:y1="2.18cm" svg:x2="15.875cm" svg:y2="2.68cm">
          <text:p/>
        </draw:line>
        <draw:line draw:style-name="gr1" draw:text-style-name="P1" draw:layer="layout" svg:x1="16.141cm" svg:y1="2.18cm" svg:x2="16.141cm" svg:y2="2.68cm">
          <text:p/>
        </draw:line>
        <draw:line draw:style-name="gr1" draw:text-style-name="P1" draw:layer="layout" svg:x1="16.408cm" svg:y1="2.18cm" svg:x2="16.408cm" svg:y2="2.68cm">
          <text:p/>
        </draw:line>
        <draw:line draw:style-name="gr1" draw:text-style-name="P1" draw:layer="layout" svg:x1="16.675cm" svg:y1="2.18cm" svg:x2="16.675cm" svg:y2="2.68cm">
          <text:p/>
        </draw:line>
        <draw:line draw:style-name="gr1" draw:text-style-name="P1" draw:layer="layout" svg:x1="17.075cm" svg:y1="2.18cm" svg:x2="17.075cm" svg:y2="2.68cm">
          <text:p/>
        </draw:line>
        <draw:line draw:style-name="gr1" draw:text-style-name="P1" draw:layer="layout" svg:x1="17.341cm" svg:y1="2.18cm" svg:x2="17.341cm" svg:y2="2.68cm">
          <text:p/>
        </draw:line>
        <draw:line draw:style-name="gr1" draw:text-style-name="P1" draw:layer="layout" svg:x1="17.608cm" svg:y1="2.18cm" svg:x2="17.608cm" svg:y2="2.68cm">
          <text:p/>
        </draw:line>
        <draw:line draw:style-name="gr1" draw:text-style-name="P1" draw:layer="layout" svg:x1="17.875cm" svg:y1="2.18cm" svg:x2="17.875cm" svg:y2="2.68cm">
          <text:p/>
        </draw:line>
        <draw:line draw:style-name="gr1" draw:text-style-name="P1" draw:layer="layout" svg:x1="18.275cm" svg:y1="2.18cm" svg:x2="18.275cm" svg:y2="2.68cm">
          <text:p/>
        </draw:line>
        <draw:line draw:style-name="gr1" draw:text-style-name="P1" draw:layer="layout" svg:x1="18.541cm" svg:y1="2.18cm" svg:x2="18.541cm" svg:y2="2.68cm">
          <text:p/>
        </draw:line>
        <draw:line draw:style-name="gr1" draw:text-style-name="P1" draw:layer="layout" svg:x1="18.808cm" svg:y1="2.18cm" svg:x2="18.808cm" svg:y2="2.68cm">
          <text:p/>
        </draw:line>
        <draw:line draw:style-name="gr1" draw:text-style-name="P1" draw:layer="layout" svg:x1="19.075cm" svg:y1="2.18cm" svg:x2="19.075cm" svg:y2="2.68cm">
          <text:p/>
        </draw:line>
        <draw:line draw:style-name="gr2" draw:text-style-name="P1" draw:layer="layout" svg:x1="19.475cm" svg:y1="2.18cm" svg:x2="19.475cm" svg:y2="2.68cm">
          <text:p/>
        </draw:line>
        <draw:line draw:style-name="gr2" draw:text-style-name="P1" draw:layer="layout" svg:x1="19.741cm" svg:y1="2.18cm" svg:x2="19.741cm" svg:y2="2.68cm">
          <text:p/>
        </draw:line>
        <draw:line draw:style-name="gr2" draw:text-style-name="P1" draw:layer="layout" svg:x1="20.008cm" svg:y1="2.18cm" svg:x2="20.008cm" svg:y2="2.68cm">
          <text:p/>
        </draw:line>
        <draw:line draw:style-name="gr2" draw:text-style-name="P1" draw:layer="layout" svg:x1="20.275cm" svg:y1="2.18cm" svg:x2="20.275cm" svg:y2="2.68cm">
          <text:p/>
        </draw:line>
        <draw:line draw:style-name="gr1" draw:text-style-name="P1" draw:layer="layout" svg:x1="1.474cm" svg:y1="2.68cm" svg:x2="15.876cm" svg:y2="5.181cm">
          <text:p/>
        </draw:line>
        <draw:line draw:style-name="gr1" draw:text-style-name="P1" draw:layer="layout" svg:x1="1.741cm" svg:y1="2.68cm" svg:x2="1.741cm" svg:y2="5.18cm">
          <text:p/>
        </draw:line>
        <draw:line draw:style-name="gr1" draw:text-style-name="P1" draw:layer="layout" svg:x1="2.008cm" svg:y1="2.68cm" svg:x2="6.809cm" svg:y2="5.181cm">
          <text:p/>
        </draw:line>
        <draw:line draw:style-name="gr1" draw:text-style-name="P1" draw:layer="layout" svg:x1="2.274cm" svg:y1="2.68cm" svg:x2="11.876cm" svg:y2="5.181cm">
          <text:p/>
        </draw:line>
        <draw:line draw:style-name="gr1" draw:text-style-name="P1" draw:layer="layout" svg:x1="2.674cm" svg:y1="2.68cm" svg:x2="11.076cm" svg:y2="5.181cm">
          <text:p/>
        </draw:line>
        <draw:line draw:style-name="gr1" draw:text-style-name="P1" draw:layer="layout" svg:x1="2.941cm" svg:y1="2.68cm" svg:x2="16.142cm" svg:y2="5.181cm">
          <text:p/>
        </draw:line>
        <draw:line draw:style-name="gr1" draw:text-style-name="P1" draw:layer="layout" svg:x1="3.209cm" svg:y1="2.68cm" svg:x2="2.008cm" svg:y2="5.181cm">
          <text:p/>
        </draw:line>
        <draw:line draw:style-name="gr1" draw:text-style-name="P1" draw:layer="layout" svg:x1="3.475cm" svg:y1="2.68cm" svg:x2="7.076cm" svg:y2="5.181cm">
          <text:p/>
        </draw:line>
        <draw:line draw:style-name="gr1" draw:text-style-name="P1" draw:layer="layout" svg:x1="3.875cm" svg:y1="2.68cm" svg:x2="6.276cm" svg:y2="5.181cm">
          <text:p/>
        </draw:line>
        <draw:line draw:style-name="gr1" draw:text-style-name="P1" draw:layer="layout" svg:x1="4.141cm" svg:y1="2.68cm" svg:x2="11.342cm" svg:y2="5.181cm">
          <text:p/>
        </draw:line>
        <draw:line draw:style-name="gr1" draw:text-style-name="P1" draw:layer="layout" svg:x1="4.408cm" svg:y1="2.68cm" svg:x2="16.409cm" svg:y2="5.181cm">
          <text:p/>
        </draw:line>
        <draw:line draw:style-name="gr1" draw:text-style-name="P1" draw:layer="layout" svg:x1="4.676cm" svg:y1="2.68cm" svg:x2="2.274cm" svg:y2="5.181cm">
          <text:p/>
        </draw:line>
        <draw:line draw:style-name="gr1" draw:text-style-name="P1" draw:layer="layout" svg:x1="5.076cm" svg:y1="2.68cm" svg:x2="1.474cm" svg:y2="5.181cm">
          <text:p/>
        </draw:line>
        <draw:line draw:style-name="gr1" draw:text-style-name="P1" draw:layer="layout" svg:x1="5.341cm" svg:y1="2.68cm" svg:x2="6.542cm" svg:y2="5.181cm">
          <text:p/>
        </draw:line>
        <draw:line draw:style-name="gr1" draw:text-style-name="P1" draw:layer="layout" svg:x1="5.608cm" svg:y1="2.68cm" svg:x2="11.609cm" svg:y2="5.181cm">
          <text:p/>
        </draw:line>
        <draw:line draw:style-name="gr1" draw:text-style-name="P1" draw:layer="layout" svg:x1="5.875cm" svg:y1="2.68cm" svg:x2="16.676cm" svg:y2="5.181cm">
          <text:p/>
        </draw:line>
        <draw:line draw:style-name="gr1" draw:text-style-name="P1" draw:layer="layout" svg:x1="6.275cm" svg:y1="2.68cm" svg:x2="17.076cm" svg:y2="5.181cm">
          <text:p/>
        </draw:line>
        <draw:line draw:style-name="gr1" draw:text-style-name="P1" draw:layer="layout" svg:x1="6.542cm" svg:y1="2.68cm" svg:x2="2.941cm" svg:y2="5.181cm">
          <text:p/>
        </draw:line>
        <draw:line draw:style-name="gr1" draw:text-style-name="P1" draw:layer="layout" svg:x1="6.808cm" svg:y1="2.68cm" svg:x2="8.009cm" svg:y2="5.181cm">
          <text:p/>
        </draw:line>
        <draw:line draw:style-name="gr1" draw:text-style-name="P1" draw:layer="layout" svg:x1="7.075cm" svg:y1="2.68cm" svg:x2="13.076cm" svg:y2="5.181cm">
          <text:p/>
        </draw:line>
        <draw:line draw:style-name="gr1" draw:text-style-name="P1" draw:layer="layout" svg:x1="7.475cm" svg:y1="2.68cm" svg:x2="12.276cm" svg:y2="5.181cm">
          <text:p/>
        </draw:line>
        <draw:line draw:style-name="gr1" draw:text-style-name="P1" draw:layer="layout" svg:x1="7.741cm" svg:y1="2.68cm" svg:x2="17.342cm" svg:y2="5.181cm">
          <text:p/>
        </draw:line>
        <draw:line draw:style-name="gr1" draw:text-style-name="P1" draw:layer="layout" svg:x1="8.009cm" svg:y1="2.68cm" svg:x2="3.208cm" svg:y2="5.181cm">
          <text:p/>
        </draw:line>
        <draw:line draw:style-name="gr1" draw:text-style-name="P1" draw:layer="layout" svg:x1="8.275cm" svg:y1="2.68cm" svg:x2="8.275cm" svg:y2="5.18cm">
          <text:p/>
        </draw:line>
        <draw:line draw:style-name="gr1" draw:text-style-name="P1" draw:layer="layout" svg:x1="8.676cm" svg:y1="2.68cm" svg:x2="7.475cm" svg:y2="5.181cm">
          <text:p/>
        </draw:line>
        <draw:line draw:style-name="gr1" draw:text-style-name="P1" draw:layer="layout" svg:x1="8.941cm" svg:y1="2.68cm" svg:x2="12.542cm" svg:y2="5.181cm">
          <text:p/>
        </draw:line>
        <draw:line draw:style-name="gr1" draw:text-style-name="P1" draw:layer="layout" svg:x1="9.208cm" svg:y1="2.68cm" svg:x2="17.609cm" svg:y2="5.181cm">
          <text:p/>
        </draw:line>
        <draw:line draw:style-name="gr1" draw:text-style-name="P1" draw:layer="layout" svg:x1="9.476cm" svg:y1="2.68cm" svg:x2="3.475cm" svg:y2="5.181cm">
          <text:p/>
        </draw:line>
        <draw:line draw:style-name="gr1" draw:text-style-name="P1" draw:layer="layout" svg:x1="9.876cm" svg:y1="2.68cm" svg:x2="2.674cm" svg:y2="5.181cm">
          <text:p/>
        </draw:line>
        <draw:line draw:style-name="gr1" draw:text-style-name="P1" draw:layer="layout" svg:x1="10.142cm" svg:y1="2.68cm" svg:x2="7.741cm" svg:y2="5.181cm">
          <text:p/>
        </draw:line>
        <draw:line draw:style-name="gr1" draw:text-style-name="P1" draw:layer="layout" svg:x1="10.408cm" svg:y1="2.68cm" svg:x2="12.809cm" svg:y2="5.181cm">
          <text:p/>
        </draw:line>
        <draw:line draw:style-name="gr1" draw:text-style-name="P1" draw:layer="layout" svg:x1="10.675cm" svg:y1="2.68cm" svg:x2="17.876cm" svg:y2="5.181cm">
          <text:p/>
        </draw:line>
        <draw:line draw:style-name="gr1" draw:text-style-name="P1" draw:layer="layout" svg:x1="11.075cm" svg:y1="2.68cm" svg:x2="18.276cm" svg:y2="5.181cm">
          <text:p/>
        </draw:line>
        <draw:line draw:style-name="gr1" draw:text-style-name="P1" draw:layer="layout" svg:x1="11.342cm" svg:y1="2.68cm" svg:x2="4.141cm" svg:y2="5.181cm">
          <text:p/>
        </draw:line>
        <draw:line draw:style-name="gr1" draw:text-style-name="P1" draw:layer="layout" svg:x1="11.609cm" svg:y1="2.68cm" svg:x2="9.208cm" svg:y2="5.181cm">
          <text:p/>
        </draw:line>
        <draw:line draw:style-name="gr1" draw:text-style-name="P1" draw:layer="layout" svg:x1="11.875cm" svg:y1="2.68cm" svg:x2="14.276cm" svg:y2="5.181cm">
          <text:p/>
        </draw:line>
        <draw:line draw:style-name="gr1" draw:text-style-name="P1" draw:layer="layout" svg:x1="12.275cm" svg:y1="2.68cm" svg:x2="13.476cm" svg:y2="5.181cm">
          <text:p/>
        </draw:line>
        <draw:line draw:style-name="gr1" draw:text-style-name="P1" draw:layer="layout" svg:x1="12.541cm" svg:y1="2.68cm" svg:x2="18.542cm" svg:y2="5.181cm">
          <text:p/>
        </draw:line>
        <draw:line draw:style-name="gr1" draw:text-style-name="P1" draw:layer="layout" svg:x1="12.809cm" svg:y1="2.68cm" svg:x2="4.408cm" svg:y2="5.181cm">
          <text:p/>
        </draw:line>
        <draw:line draw:style-name="gr1" draw:text-style-name="P1" draw:layer="layout" svg:x1="13.076cm" svg:y1="2.68cm" svg:x2="9.475cm" svg:y2="5.181cm">
          <text:p/>
        </draw:line>
        <draw:line draw:style-name="gr1" draw:text-style-name="P1" draw:layer="layout" svg:x1="13.476cm" svg:y1="2.68cm" svg:x2="8.675cm" svg:y2="5.181cm">
          <text:p/>
        </draw:line>
        <draw:line draw:style-name="gr1" draw:text-style-name="P1" draw:layer="layout" svg:x1="13.741cm" svg:y1="2.68cm" svg:x2="13.741cm" svg:y2="5.18cm">
          <text:p/>
        </draw:line>
        <draw:line draw:style-name="gr1" draw:text-style-name="P1" draw:layer="layout" svg:x1="14.008cm" svg:y1="2.68cm" svg:x2="18.809cm" svg:y2="5.181cm">
          <text:p/>
        </draw:line>
        <draw:line draw:style-name="gr1" draw:text-style-name="P1" draw:layer="layout" svg:x1="14.276cm" svg:y1="2.68cm" svg:x2="4.675cm" svg:y2="5.181cm">
          <text:p/>
        </draw:line>
        <draw:line draw:style-name="gr1" draw:text-style-name="P1" draw:layer="layout" svg:x1="14.676cm" svg:y1="2.68cm" svg:x2="3.875cm" svg:y2="5.181cm">
          <text:p/>
        </draw:line>
        <draw:line draw:style-name="gr1" draw:text-style-name="P1" draw:layer="layout" svg:x1="14.942cm" svg:y1="2.68cm" svg:x2="8.941cm" svg:y2="5.181cm">
          <text:p/>
        </draw:line>
        <draw:line draw:style-name="gr1" draw:text-style-name="P1" draw:layer="layout" svg:x1="15.209cm" svg:y1="2.68cm" svg:x2="14.008cm" svg:y2="5.181cm">
          <text:p/>
        </draw:line>
        <draw:line draw:style-name="gr1" draw:text-style-name="P1" draw:layer="layout" svg:x1="15.475cm" svg:y1="2.68cm" svg:x2="19.076cm" svg:y2="5.181cm">
          <text:p/>
        </draw:line>
        <draw:line draw:style-name="gr1" draw:text-style-name="P1" draw:layer="layout" svg:x1="15.875cm" svg:y1="2.68cm" svg:x2="19.476cm" svg:y2="5.181cm">
          <text:p/>
        </draw:line>
        <draw:line draw:style-name="gr1" draw:text-style-name="P1" draw:layer="layout" svg:x1="16.142cm" svg:y1="2.68cm" svg:x2="5.341cm" svg:y2="5.181cm">
          <text:p/>
        </draw:line>
        <draw:line draw:style-name="gr1" draw:text-style-name="P1" draw:layer="layout" svg:x1="16.409cm" svg:y1="2.68cm" svg:x2="10.408cm" svg:y2="5.181cm">
          <text:p/>
        </draw:line>
        <draw:line draw:style-name="gr1" draw:text-style-name="P1" draw:layer="layout" svg:x1="16.676cm" svg:y1="2.68cm" svg:x2="15.475cm" svg:y2="5.181cm">
          <text:p/>
        </draw:line>
        <draw:line draw:style-name="gr1" draw:text-style-name="P1" draw:layer="layout" svg:x1="17.076cm" svg:y1="2.68cm" svg:x2="14.675cm" svg:y2="5.181cm">
          <text:p/>
        </draw:line>
        <draw:line draw:style-name="gr1" draw:text-style-name="P1" draw:layer="layout" svg:x1="17.341cm" svg:y1="2.68cm" svg:x2="19.742cm" svg:y2="5.181cm">
          <text:p/>
        </draw:line>
        <draw:line draw:style-name="gr1" draw:text-style-name="P1" draw:layer="layout" svg:x1="17.609cm" svg:y1="2.68cm" svg:x2="5.608cm" svg:y2="5.181cm">
          <text:p/>
        </draw:line>
        <draw:line draw:style-name="gr1" draw:text-style-name="P1" draw:layer="layout" svg:x1="17.876cm" svg:y1="2.68cm" svg:x2="10.675cm" svg:y2="5.181cm">
          <text:p/>
        </draw:line>
        <draw:line draw:style-name="gr1" draw:text-style-name="P1" draw:layer="layout" svg:x1="18.276cm" svg:y1="2.68cm" svg:x2="9.875cm" svg:y2="5.181cm">
          <text:p/>
        </draw:line>
        <draw:line draw:style-name="gr1" draw:text-style-name="P1" draw:layer="layout" svg:x1="18.542cm" svg:y1="2.68cm" svg:x2="14.941cm" svg:y2="5.181cm">
          <text:p/>
        </draw:line>
        <draw:line draw:style-name="gr1" draw:text-style-name="P1" draw:layer="layout" svg:x1="18.808cm" svg:y1="2.68cm" svg:x2="20.009cm" svg:y2="5.181cm">
          <text:p/>
        </draw:line>
        <draw:line draw:style-name="gr1" draw:text-style-name="P1" draw:layer="layout" svg:x1="19.076cm" svg:y1="2.68cm" svg:x2="5.875cm" svg:y2="5.181cm">
          <text:p/>
        </draw:line>
        <draw:line draw:style-name="gr2" draw:text-style-name="P1" draw:layer="layout" svg:x1="19.476cm" svg:y1="2.68cm" svg:x2="5.075cm" svg:y2="5.181cm">
          <text:p/>
        </draw:line>
        <draw:line draw:style-name="gr2" draw:text-style-name="P1" draw:layer="layout" svg:x1="19.742cm" svg:y1="2.68cm" svg:x2="10.141cm" svg:y2="5.181cm">
          <text:p/>
        </draw:line>
        <draw:line draw:style-name="gr2" draw:text-style-name="P1" draw:layer="layout" svg:x1="20.009cm" svg:y1="2.68cm" svg:x2="15.208cm" svg:y2="5.181cm">
          <text:p/>
        </draw:line>
        <draw:line draw:style-name="gr2" draw:text-style-name="P1" draw:layer="layout" svg:x1="20.275cm" svg:y1="2.68cm" svg:x2="20.275cm" svg:y2="5.18cm">
          <text:p/>
        </draw:line>
        <draw:line draw:style-name="gr1" draw:text-style-name="P1" draw:layer="layout" svg:x1="1.474cm" svg:y1="5.18cm" svg:x2="1.474cm" svg:y2="6.168cm">
          <text:p/>
        </draw:line>
        <draw:line draw:style-name="gr1" draw:text-style-name="P1" draw:layer="layout" svg:x1="1.474cm" svg:y1="7.18cm" svg:x2="1.474cm" svg:y2="7.68cm">
          <text:p/>
        </draw:line>
        <draw:line draw:style-name="gr1" draw:text-style-name="P1" draw:layer="layout" svg:x1="1.741cm" svg:y1="5.18cm" svg:x2="1.741cm" svg:y2="6.168cm">
          <text:p/>
        </draw:line>
        <draw:line draw:style-name="gr1" draw:text-style-name="P1" draw:layer="layout" svg:x1="1.741cm" svg:y1="7.18cm" svg:x2="1.741cm" svg:y2="7.68cm">
          <text:p/>
        </draw:line>
        <draw:line draw:style-name="gr1" draw:text-style-name="P1" draw:layer="layout" svg:x1="2.008cm" svg:y1="5.18cm" svg:x2="2.008cm" svg:y2="6.168cm">
          <text:p/>
        </draw:line>
        <draw:line draw:style-name="gr1" draw:text-style-name="P1" draw:layer="layout" svg:x1="2.008cm" svg:y1="7.18cm" svg:x2="2.008cm" svg:y2="7.68cm">
          <text:p/>
        </draw:line>
        <draw:line draw:style-name="gr1" draw:text-style-name="P1" draw:layer="layout" svg:x1="2.274cm" svg:y1="5.18cm" svg:x2="2.274cm" svg:y2="6.168cm">
          <text:p/>
        </draw:line>
        <draw:line draw:style-name="gr1" draw:text-style-name="P1" draw:layer="layout" svg:x1="2.274cm" svg:y1="7.18cm" svg:x2="2.274cm" svg:y2="7.68cm">
          <text:p/>
        </draw:line>
        <draw:line draw:style-name="gr1" draw:text-style-name="P1" draw:layer="layout" svg:x1="2.674cm" svg:y1="5.18cm" svg:x2="2.674cm" svg:y2="6.168cm">
          <text:p/>
        </draw:line>
        <draw:line draw:style-name="gr1" draw:text-style-name="P1" draw:layer="layout" svg:x1="2.674cm" svg:y1="7.18cm" svg:x2="2.674cm" svg:y2="7.68cm">
          <text:p/>
        </draw:line>
        <draw:line draw:style-name="gr1" draw:text-style-name="P1" draw:layer="layout" svg:x1="2.941cm" svg:y1="5.18cm" svg:x2="2.941cm" svg:y2="6.168cm">
          <text:p/>
        </draw:line>
        <draw:line draw:style-name="gr1" draw:text-style-name="P1" draw:layer="layout" svg:x1="2.941cm" svg:y1="7.18cm" svg:x2="2.941cm" svg:y2="7.68cm">
          <text:p/>
        </draw:line>
        <draw:line draw:style-name="gr1" draw:text-style-name="P1" draw:layer="layout" svg:x1="3.208cm" svg:y1="5.18cm" svg:x2="3.208cm" svg:y2="6.168cm">
          <text:p/>
        </draw:line>
        <draw:line draw:style-name="gr1" draw:text-style-name="P1" draw:layer="layout" svg:x1="3.208cm" svg:y1="7.18cm" svg:x2="3.208cm" svg:y2="7.68cm">
          <text:p/>
        </draw:line>
        <draw:line draw:style-name="gr1" draw:text-style-name="P1" draw:layer="layout" svg:x1="3.475cm" svg:y1="5.18cm" svg:x2="3.475cm" svg:y2="6.168cm">
          <text:p/>
        </draw:line>
        <draw:line draw:style-name="gr1" draw:text-style-name="P1" draw:layer="layout" svg:x1="3.475cm" svg:y1="7.18cm" svg:x2="3.475cm" svg:y2="7.68cm">
          <text:p/>
        </draw:line>
        <draw:line draw:style-name="gr1" draw:text-style-name="P1" draw:layer="layout" svg:x1="3.875cm" svg:y1="5.18cm" svg:x2="3.875cm" svg:y2="6.168cm">
          <text:p/>
        </draw:line>
        <draw:line draw:style-name="gr1" draw:text-style-name="P1" draw:layer="layout" svg:x1="3.875cm" svg:y1="7.18cm" svg:x2="3.875cm" svg:y2="7.68cm">
          <text:p/>
        </draw:line>
        <draw:line draw:style-name="gr1" draw:text-style-name="P1" draw:layer="layout" svg:x1="4.141cm" svg:y1="5.18cm" svg:x2="4.141cm" svg:y2="6.168cm">
          <text:p/>
        </draw:line>
        <draw:line draw:style-name="gr1" draw:text-style-name="P1" draw:layer="layout" svg:x1="4.141cm" svg:y1="7.18cm" svg:x2="4.141cm" svg:y2="7.68cm">
          <text:p/>
        </draw:line>
        <draw:line draw:style-name="gr1" draw:text-style-name="P1" draw:layer="layout" svg:x1="4.408cm" svg:y1="5.18cm" svg:x2="4.408cm" svg:y2="6.168cm">
          <text:p/>
        </draw:line>
        <draw:line draw:style-name="gr1" draw:text-style-name="P1" draw:layer="layout" svg:x1="4.408cm" svg:y1="7.18cm" svg:x2="4.408cm" svg:y2="7.68cm">
          <text:p/>
        </draw:line>
        <draw:line draw:style-name="gr1" draw:text-style-name="P1" draw:layer="layout" svg:x1="4.675cm" svg:y1="5.18cm" svg:x2="4.675cm" svg:y2="6.168cm">
          <text:p/>
        </draw:line>
        <draw:line draw:style-name="gr1" draw:text-style-name="P1" draw:layer="layout" svg:x1="4.675cm" svg:y1="7.18cm" svg:x2="4.675cm" svg:y2="7.68cm">
          <text:p/>
        </draw:line>
        <draw:line draw:style-name="gr3" draw:text-style-name="P1" draw:layer="layout" svg:x1="5.075cm" svg:y1="5.18cm" svg:x2="5.075cm" svg:y2="6.168cm">
          <text:p/>
        </draw:line>
        <draw:line draw:style-name="gr2" draw:text-style-name="P1" draw:layer="layout" svg:x1="5.075cm" svg:y1="7.18cm" svg:x2="5.075cm" svg:y2="7.68cm">
          <text:p/>
        </draw:line>
        <draw:line draw:style-name="gr1" draw:text-style-name="P1" draw:layer="layout" svg:x1="5.341cm" svg:y1="5.18cm" svg:x2="5.341cm" svg:y2="6.168cm">
          <text:p/>
        </draw:line>
        <draw:line draw:style-name="gr2" draw:text-style-name="P1" draw:layer="layout" svg:x1="5.341cm" svg:y1="7.18cm" svg:x2="5.341cm" svg:y2="7.68cm">
          <text:p/>
        </draw:line>
        <draw:line draw:style-name="gr1" draw:text-style-name="P1" draw:layer="layout" svg:x1="5.608cm" svg:y1="5.18cm" svg:x2="5.608cm" svg:y2="6.168cm">
          <text:p/>
        </draw:line>
        <draw:line draw:style-name="gr2" draw:text-style-name="P1" draw:layer="layout" svg:x1="5.608cm" svg:y1="7.18cm" svg:x2="5.608cm" svg:y2="7.68cm">
          <text:p/>
        </draw:line>
        <draw:line draw:style-name="gr1" draw:text-style-name="P1" draw:layer="layout" svg:x1="5.875cm" svg:y1="5.18cm" svg:x2="5.875cm" svg:y2="6.168cm">
          <text:p/>
        </draw:line>
        <draw:line draw:style-name="gr2" draw:text-style-name="P1" draw:layer="layout" svg:x1="5.875cm" svg:y1="7.18cm" svg:x2="5.875cm" svg:y2="7.68cm">
          <text:p/>
        </draw:line>
        <draw:line draw:style-name="gr1" draw:text-style-name="P1" draw:layer="layout" svg:x1="6.275cm" svg:y1="5.18cm" svg:x2="6.275cm" svg:y2="6.168cm">
          <text:p/>
        </draw:line>
        <draw:line draw:style-name="gr1" draw:text-style-name="P1" draw:layer="layout" svg:x1="6.275cm" svg:y1="7.18cm" svg:x2="6.275cm" svg:y2="7.68cm">
          <text:p/>
        </draw:line>
        <draw:line draw:style-name="gr1" draw:text-style-name="P1" draw:layer="layout" svg:x1="6.541cm" svg:y1="5.18cm" svg:x2="6.541cm" svg:y2="6.168cm">
          <text:p/>
        </draw:line>
        <draw:line draw:style-name="gr1" draw:text-style-name="P1" draw:layer="layout" svg:x1="6.541cm" svg:y1="7.18cm" svg:x2="6.541cm" svg:y2="7.68cm">
          <text:p/>
        </draw:line>
        <draw:line draw:style-name="gr1" draw:text-style-name="P1" draw:layer="layout" svg:x1="6.808cm" svg:y1="5.18cm" svg:x2="6.808cm" svg:y2="6.168cm">
          <text:p/>
        </draw:line>
        <draw:line draw:style-name="gr1" draw:text-style-name="P1" draw:layer="layout" svg:x1="6.808cm" svg:y1="7.18cm" svg:x2="6.808cm" svg:y2="7.68cm">
          <text:p/>
        </draw:line>
        <draw:line draw:style-name="gr1" draw:text-style-name="P1" draw:layer="layout" svg:x1="7.075cm" svg:y1="5.18cm" svg:x2="7.075cm" svg:y2="6.168cm">
          <text:p/>
        </draw:line>
        <draw:line draw:style-name="gr1" draw:text-style-name="P1" draw:layer="layout" svg:x1="7.075cm" svg:y1="7.18cm" svg:x2="7.075cm" svg:y2="7.68cm">
          <text:p/>
        </draw:line>
        <draw:line draw:style-name="gr1" draw:text-style-name="P1" draw:layer="layout" svg:x1="7.475cm" svg:y1="5.18cm" svg:x2="7.475cm" svg:y2="6.168cm">
          <text:p/>
        </draw:line>
        <draw:line draw:style-name="gr1" draw:text-style-name="P1" draw:layer="layout" svg:x1="7.475cm" svg:y1="7.18cm" svg:x2="7.475cm" svg:y2="7.68cm">
          <text:p/>
        </draw:line>
        <draw:line draw:style-name="gr1" draw:text-style-name="P1" draw:layer="layout" svg:x1="7.741cm" svg:y1="5.18cm" svg:x2="7.741cm" svg:y2="6.168cm">
          <text:p/>
        </draw:line>
        <draw:line draw:style-name="gr1" draw:text-style-name="P1" draw:layer="layout" svg:x1="7.741cm" svg:y1="7.18cm" svg:x2="7.741cm" svg:y2="7.68cm">
          <text:p/>
        </draw:line>
        <draw:line draw:style-name="gr1" draw:text-style-name="P1" draw:layer="layout" svg:x1="8.008cm" svg:y1="5.18cm" svg:x2="8.008cm" svg:y2="6.168cm">
          <text:p/>
        </draw:line>
        <draw:line draw:style-name="gr1" draw:text-style-name="P1" draw:layer="layout" svg:x1="8.008cm" svg:y1="7.18cm" svg:x2="8.008cm" svg:y2="7.68cm">
          <text:p/>
        </draw:line>
        <draw:line draw:style-name="gr1" draw:text-style-name="P1" draw:layer="layout" svg:x1="8.275cm" svg:y1="5.18cm" svg:x2="8.275cm" svg:y2="6.168cm">
          <text:p/>
        </draw:line>
        <draw:line draw:style-name="gr1" draw:text-style-name="P1" draw:layer="layout" svg:x1="8.275cm" svg:y1="7.18cm" svg:x2="8.275cm" svg:y2="7.68cm">
          <text:p/>
        </draw:line>
        <draw:line draw:style-name="gr1" draw:text-style-name="P1" draw:layer="layout" svg:x1="8.675cm" svg:y1="5.18cm" svg:x2="8.675cm" svg:y2="6.168cm">
          <text:p/>
        </draw:line>
        <draw:line draw:style-name="gr1" draw:text-style-name="P1" draw:layer="layout" svg:x1="8.675cm" svg:y1="7.18cm" svg:x2="8.675cm" svg:y2="7.68cm">
          <text:p/>
        </draw:line>
        <draw:line draw:style-name="gr1" draw:text-style-name="P1" draw:layer="layout" svg:x1="8.941cm" svg:y1="5.18cm" svg:x2="8.941cm" svg:y2="6.168cm">
          <text:p/>
        </draw:line>
        <draw:line draw:style-name="gr1" draw:text-style-name="P1" draw:layer="layout" svg:x1="8.941cm" svg:y1="7.18cm" svg:x2="8.941cm" svg:y2="7.68cm">
          <text:p/>
        </draw:line>
        <draw:line draw:style-name="gr1" draw:text-style-name="P1" draw:layer="layout" svg:x1="9.208cm" svg:y1="5.18cm" svg:x2="9.208cm" svg:y2="6.168cm">
          <text:p/>
        </draw:line>
        <draw:line draw:style-name="gr1" draw:text-style-name="P1" draw:layer="layout" svg:x1="9.208cm" svg:y1="7.18cm" svg:x2="9.208cm" svg:y2="7.68cm">
          <text:p/>
        </draw:line>
        <draw:line draw:style-name="gr1" draw:text-style-name="P1" draw:layer="layout" svg:x1="9.475cm" svg:y1="5.18cm" svg:x2="9.475cm" svg:y2="6.168cm">
          <text:p/>
        </draw:line>
        <draw:line draw:style-name="gr1" draw:text-style-name="P1" draw:layer="layout" svg:x1="9.475cm" svg:y1="7.18cm" svg:x2="9.475cm" svg:y2="7.68cm">
          <text:p/>
        </draw:line>
        <draw:line draw:style-name="gr1" draw:text-style-name="P1" draw:layer="layout" svg:x1="9.875cm" svg:y1="5.18cm" svg:x2="9.875cm" svg:y2="6.168cm">
          <text:p/>
        </draw:line>
        <draw:line draw:style-name="gr2" draw:text-style-name="P1" draw:layer="layout" svg:x1="9.875cm" svg:y1="7.18cm" svg:x2="9.875cm" svg:y2="7.68cm">
          <text:p/>
        </draw:line>
        <draw:line draw:style-name="gr3" draw:text-style-name="P1" draw:layer="layout" svg:x1="10.141cm" svg:y1="5.18cm" svg:x2="10.141cm" svg:y2="6.168cm">
          <text:p/>
        </draw:line>
        <draw:line draw:style-name="gr2" draw:text-style-name="P1" draw:layer="layout" svg:x1="10.141cm" svg:y1="7.18cm" svg:x2="10.141cm" svg:y2="7.68cm">
          <text:p/>
        </draw:line>
        <draw:line draw:style-name="gr1" draw:text-style-name="P1" draw:layer="layout" svg:x1="10.408cm" svg:y1="5.18cm" svg:x2="10.408cm" svg:y2="6.168cm">
          <text:p/>
        </draw:line>
        <draw:line draw:style-name="gr2" draw:text-style-name="P1" draw:layer="layout" svg:x1="10.408cm" svg:y1="7.18cm" svg:x2="10.408cm" svg:y2="7.68cm">
          <text:p/>
        </draw:line>
        <draw:line draw:style-name="gr1" draw:text-style-name="P1" draw:layer="layout" svg:x1="10.675cm" svg:y1="5.18cm" svg:x2="10.675cm" svg:y2="6.168cm">
          <text:p/>
        </draw:line>
        <draw:line draw:style-name="gr2" draw:text-style-name="P1" draw:layer="layout" svg:x1="10.675cm" svg:y1="7.18cm" svg:x2="10.675cm" svg:y2="7.68cm">
          <text:p/>
        </draw:line>
        <draw:line draw:style-name="gr1" draw:text-style-name="P1" draw:layer="layout" svg:x1="11.075cm" svg:y1="5.18cm" svg:x2="11.075cm" svg:y2="6.168cm">
          <text:p/>
        </draw:line>
        <draw:line draw:style-name="gr1" draw:text-style-name="P1" draw:layer="layout" svg:x1="11.075cm" svg:y1="7.18cm" svg:x2="11.075cm" svg:y2="7.68cm">
          <text:p/>
        </draw:line>
        <draw:line draw:style-name="gr1" draw:text-style-name="P1" draw:layer="layout" svg:x1="11.341cm" svg:y1="5.18cm" svg:x2="11.341cm" svg:y2="6.168cm">
          <text:p/>
        </draw:line>
        <draw:line draw:style-name="gr1" draw:text-style-name="P1" draw:layer="layout" svg:x1="11.341cm" svg:y1="7.18cm" svg:x2="11.341cm" svg:y2="7.68cm">
          <text:p/>
        </draw:line>
        <draw:line draw:style-name="gr1" draw:text-style-name="P1" draw:layer="layout" svg:x1="11.608cm" svg:y1="5.18cm" svg:x2="11.608cm" svg:y2="6.168cm">
          <text:p/>
        </draw:line>
        <draw:line draw:style-name="gr1" draw:text-style-name="P1" draw:layer="layout" svg:x1="11.608cm" svg:y1="7.18cm" svg:x2="11.608cm" svg:y2="7.68cm">
          <text:p/>
        </draw:line>
        <draw:line draw:style-name="gr1" draw:text-style-name="P1" draw:layer="layout" svg:x1="11.875cm" svg:y1="5.18cm" svg:x2="11.875cm" svg:y2="6.168cm">
          <text:p/>
        </draw:line>
        <draw:line draw:style-name="gr1" draw:text-style-name="P1" draw:layer="layout" svg:x1="11.875cm" svg:y1="7.18cm" svg:x2="11.875cm" svg:y2="7.68cm">
          <text:p/>
        </draw:line>
        <draw:line draw:style-name="gr1" draw:text-style-name="P1" draw:layer="layout" svg:x1="12.275cm" svg:y1="5.18cm" svg:x2="12.275cm" svg:y2="6.168cm">
          <text:p/>
        </draw:line>
        <draw:line draw:style-name="gr1" draw:text-style-name="P1" draw:layer="layout" svg:x1="12.275cm" svg:y1="7.18cm" svg:x2="12.275cm" svg:y2="7.68cm">
          <text:p/>
        </draw:line>
        <draw:line draw:style-name="gr1" draw:text-style-name="P1" draw:layer="layout" svg:x1="12.541cm" svg:y1="5.18cm" svg:x2="12.541cm" svg:y2="6.168cm">
          <text:p/>
        </draw:line>
        <draw:line draw:style-name="gr1" draw:text-style-name="P1" draw:layer="layout" svg:x1="12.541cm" svg:y1="7.18cm" svg:x2="12.541cm" svg:y2="7.68cm">
          <text:p/>
        </draw:line>
        <draw:line draw:style-name="gr1" draw:text-style-name="P1" draw:layer="layout" svg:x1="12.808cm" svg:y1="5.18cm" svg:x2="12.808cm" svg:y2="6.168cm">
          <text:p/>
        </draw:line>
        <draw:line draw:style-name="gr1" draw:text-style-name="P1" draw:layer="layout" svg:x1="12.808cm" svg:y1="7.18cm" svg:x2="12.808cm" svg:y2="7.68cm">
          <text:p/>
        </draw:line>
        <draw:line draw:style-name="gr1" draw:text-style-name="P1" draw:layer="layout" svg:x1="13.075cm" svg:y1="5.18cm" svg:x2="13.075cm" svg:y2="6.168cm">
          <text:p/>
        </draw:line>
        <draw:line draw:style-name="gr1" draw:text-style-name="P1" draw:layer="layout" svg:x1="13.075cm" svg:y1="7.18cm" svg:x2="13.075cm" svg:y2="7.68cm">
          <text:p/>
        </draw:line>
        <draw:line draw:style-name="gr1" draw:text-style-name="P1" draw:layer="layout" svg:x1="13.475cm" svg:y1="5.18cm" svg:x2="13.475cm" svg:y2="6.168cm">
          <text:p/>
        </draw:line>
        <draw:line draw:style-name="gr1" draw:text-style-name="P1" draw:layer="layout" svg:x1="13.475cm" svg:y1="7.18cm" svg:x2="13.475cm" svg:y2="7.68cm">
          <text:p/>
        </draw:line>
        <draw:line draw:style-name="gr1" draw:text-style-name="P1" draw:layer="layout" svg:x1="13.741cm" svg:y1="5.18cm" svg:x2="13.741cm" svg:y2="6.168cm">
          <text:p/>
        </draw:line>
        <draw:line draw:style-name="gr1" draw:text-style-name="P1" draw:layer="layout" svg:x1="13.741cm" svg:y1="7.18cm" svg:x2="13.741cm" svg:y2="7.68cm">
          <text:p/>
        </draw:line>
        <draw:line draw:style-name="gr1" draw:text-style-name="P1" draw:layer="layout" svg:x1="14.008cm" svg:y1="5.18cm" svg:x2="14.008cm" svg:y2="6.168cm">
          <text:p/>
        </draw:line>
        <draw:line draw:style-name="gr1" draw:text-style-name="P1" draw:layer="layout" svg:x1="14.008cm" svg:y1="7.18cm" svg:x2="14.008cm" svg:y2="7.68cm">
          <text:p/>
        </draw:line>
        <draw:line draw:style-name="gr1" draw:text-style-name="P1" draw:layer="layout" svg:x1="14.275cm" svg:y1="5.18cm" svg:x2="14.275cm" svg:y2="6.168cm">
          <text:p/>
        </draw:line>
        <draw:line draw:style-name="gr1" draw:text-style-name="P1" draw:layer="layout" svg:x1="14.275cm" svg:y1="7.18cm" svg:x2="14.275cm" svg:y2="7.68cm">
          <text:p/>
        </draw:line>
        <draw:line draw:style-name="gr1" draw:text-style-name="P1" draw:layer="layout" svg:x1="14.675cm" svg:y1="5.18cm" svg:x2="14.675cm" svg:y2="6.168cm">
          <text:p/>
        </draw:line>
        <draw:line draw:style-name="gr2" draw:text-style-name="P1" draw:layer="layout" svg:x1="14.675cm" svg:y1="7.18cm" svg:x2="14.675cm" svg:y2="7.68cm">
          <text:p/>
        </draw:line>
        <draw:line draw:style-name="gr1" draw:text-style-name="P1" draw:layer="layout" svg:x1="14.941cm" svg:y1="5.18cm" svg:x2="14.941cm" svg:y2="6.168cm">
          <text:p/>
        </draw:line>
        <draw:line draw:style-name="gr2" draw:text-style-name="P1" draw:layer="layout" svg:x1="14.941cm" svg:y1="7.18cm" svg:x2="14.941cm" svg:y2="7.68cm">
          <text:p/>
        </draw:line>
        <draw:line draw:style-name="gr3" draw:text-style-name="P1" draw:layer="layout" svg:x1="15.208cm" svg:y1="5.18cm" svg:x2="15.208cm" svg:y2="6.168cm">
          <text:p/>
        </draw:line>
        <draw:line draw:style-name="gr2" draw:text-style-name="P1" draw:layer="layout" svg:x1="15.208cm" svg:y1="7.18cm" svg:x2="15.208cm" svg:y2="7.68cm">
          <text:p/>
        </draw:line>
        <draw:line draw:style-name="gr1" draw:text-style-name="P1" draw:layer="layout" svg:x1="15.475cm" svg:y1="5.18cm" svg:x2="15.475cm" svg:y2="6.168cm">
          <text:p/>
        </draw:line>
        <draw:line draw:style-name="gr2" draw:text-style-name="P1" draw:layer="layout" svg:x1="15.475cm" svg:y1="7.18cm" svg:x2="15.475cm" svg:y2="7.68cm">
          <text:p/>
        </draw:line>
        <draw:line draw:style-name="gr1" draw:text-style-name="P1" draw:layer="layout" svg:x1="15.875cm" svg:y1="5.18cm" svg:x2="15.875cm" svg:y2="6.168cm">
          <text:p/>
        </draw:line>
        <draw:line draw:style-name="gr1" draw:text-style-name="P1" draw:layer="layout" svg:x1="15.875cm" svg:y1="7.18cm" svg:x2="15.875cm" svg:y2="7.68cm">
          <text:p/>
        </draw:line>
        <draw:line draw:style-name="gr1" draw:text-style-name="P1" draw:layer="layout" svg:x1="16.141cm" svg:y1="5.18cm" svg:x2="16.141cm" svg:y2="6.168cm">
          <text:p/>
        </draw:line>
        <draw:line draw:style-name="gr1" draw:text-style-name="P1" draw:layer="layout" svg:x1="16.141cm" svg:y1="7.18cm" svg:x2="16.141cm" svg:y2="7.68cm">
          <text:p/>
        </draw:line>
        <draw:line draw:style-name="gr1" draw:text-style-name="P1" draw:layer="layout" svg:x1="16.408cm" svg:y1="5.18cm" svg:x2="16.408cm" svg:y2="6.168cm">
          <text:p/>
        </draw:line>
        <draw:line draw:style-name="gr1" draw:text-style-name="P1" draw:layer="layout" svg:x1="16.408cm" svg:y1="7.18cm" svg:x2="16.408cm" svg:y2="7.68cm">
          <text:p/>
        </draw:line>
        <draw:line draw:style-name="gr1" draw:text-style-name="P1" draw:layer="layout" svg:x1="16.675cm" svg:y1="5.18cm" svg:x2="16.675cm" svg:y2="6.168cm">
          <text:p/>
        </draw:line>
        <draw:line draw:style-name="gr1" draw:text-style-name="P1" draw:layer="layout" svg:x1="16.675cm" svg:y1="7.18cm" svg:x2="16.675cm" svg:y2="7.68cm">
          <text:p/>
        </draw:line>
        <draw:line draw:style-name="gr1" draw:text-style-name="P1" draw:layer="layout" svg:x1="17.075cm" svg:y1="5.18cm" svg:x2="17.075cm" svg:y2="6.168cm">
          <text:p/>
        </draw:line>
        <draw:line draw:style-name="gr1" draw:text-style-name="P1" draw:layer="layout" svg:x1="17.075cm" svg:y1="7.18cm" svg:x2="17.075cm" svg:y2="7.68cm">
          <text:p/>
        </draw:line>
        <draw:line draw:style-name="gr1" draw:text-style-name="P1" draw:layer="layout" svg:x1="17.341cm" svg:y1="5.18cm" svg:x2="17.341cm" svg:y2="6.168cm">
          <text:p/>
        </draw:line>
        <draw:line draw:style-name="gr1" draw:text-style-name="P1" draw:layer="layout" svg:x1="17.341cm" svg:y1="7.18cm" svg:x2="17.341cm" svg:y2="7.68cm">
          <text:p/>
        </draw:line>
        <draw:line draw:style-name="gr1" draw:text-style-name="P1" draw:layer="layout" svg:x1="17.608cm" svg:y1="5.18cm" svg:x2="17.608cm" svg:y2="6.168cm">
          <text:p/>
        </draw:line>
        <draw:line draw:style-name="gr1" draw:text-style-name="P1" draw:layer="layout" svg:x1="17.608cm" svg:y1="7.18cm" svg:x2="17.608cm" svg:y2="7.68cm">
          <text:p/>
        </draw:line>
        <draw:line draw:style-name="gr1" draw:text-style-name="P1" draw:layer="layout" svg:x1="17.875cm" svg:y1="5.18cm" svg:x2="17.875cm" svg:y2="6.168cm">
          <text:p/>
        </draw:line>
        <draw:line draw:style-name="gr1" draw:text-style-name="P1" draw:layer="layout" svg:x1="17.875cm" svg:y1="7.18cm" svg:x2="17.875cm" svg:y2="7.68cm">
          <text:p/>
        </draw:line>
        <draw:line draw:style-name="gr1" draw:text-style-name="P1" draw:layer="layout" svg:x1="18.275cm" svg:y1="5.18cm" svg:x2="18.275cm" svg:y2="6.168cm">
          <text:p/>
        </draw:line>
        <draw:line draw:style-name="gr1" draw:text-style-name="P1" draw:layer="layout" svg:x1="18.275cm" svg:y1="7.18cm" svg:x2="18.275cm" svg:y2="7.68cm">
          <text:p/>
        </draw:line>
        <draw:line draw:style-name="gr1" draw:text-style-name="P1" draw:layer="layout" svg:x1="18.541cm" svg:y1="5.18cm" svg:x2="18.541cm" svg:y2="6.168cm">
          <text:p/>
        </draw:line>
        <draw:line draw:style-name="gr1" draw:text-style-name="P1" draw:layer="layout" svg:x1="18.541cm" svg:y1="7.18cm" svg:x2="18.541cm" svg:y2="7.68cm">
          <text:p/>
        </draw:line>
        <draw:line draw:style-name="gr1" draw:text-style-name="P1" draw:layer="layout" svg:x1="18.808cm" svg:y1="5.18cm" svg:x2="18.808cm" svg:y2="6.168cm">
          <text:p/>
        </draw:line>
        <draw:line draw:style-name="gr1" draw:text-style-name="P1" draw:layer="layout" svg:x1="18.808cm" svg:y1="7.18cm" svg:x2="18.808cm" svg:y2="7.68cm">
          <text:p/>
        </draw:line>
        <draw:line draw:style-name="gr1" draw:text-style-name="P1" draw:layer="layout" svg:x1="19.075cm" svg:y1="5.18cm" svg:x2="19.075cm" svg:y2="6.168cm">
          <text:p/>
        </draw:line>
        <draw:line draw:style-name="gr1" draw:text-style-name="P1" draw:layer="layout" svg:x1="19.075cm" svg:y1="7.18cm" svg:x2="19.075cm" svg:y2="7.68cm">
          <text:p/>
        </draw:line>
        <draw:line draw:style-name="gr1" draw:text-style-name="P1" draw:layer="layout" svg:x1="19.475cm" svg:y1="5.18cm" svg:x2="19.475cm" svg:y2="6.168cm">
          <text:p/>
        </draw:line>
        <draw:line draw:style-name="gr2" draw:text-style-name="P1" draw:layer="layout" svg:x1="19.475cm" svg:y1="7.18cm" svg:x2="19.475cm" svg:y2="7.68cm">
          <text:p/>
        </draw:line>
        <draw:line draw:style-name="gr1" draw:text-style-name="P1" draw:layer="layout" svg:x1="19.741cm" svg:y1="5.18cm" svg:x2="19.741cm" svg:y2="6.168cm">
          <text:p/>
        </draw:line>
        <draw:line draw:style-name="gr2" draw:text-style-name="P1" draw:layer="layout" svg:x1="19.741cm" svg:y1="7.18cm" svg:x2="19.741cm" svg:y2="7.68cm">
          <text:p/>
        </draw:line>
        <draw:line draw:style-name="gr1" draw:text-style-name="P1" draw:layer="layout" svg:x1="20.008cm" svg:y1="5.18cm" svg:x2="20.008cm" svg:y2="6.168cm">
          <text:p/>
        </draw:line>
        <draw:line draw:style-name="gr2" draw:text-style-name="P1" draw:layer="layout" svg:x1="20.008cm" svg:y1="7.18cm" svg:x2="20.008cm" svg:y2="7.68cm">
          <text:p/>
        </draw:line>
        <draw:line draw:style-name="gr3" draw:text-style-name="P1" draw:layer="layout" svg:x1="20.275cm" svg:y1="5.18cm" svg:x2="20.275cm" svg:y2="6.168cm">
          <text:p/>
        </draw:line>
        <draw:line draw:style-name="gr2" draw:text-style-name="P1" draw:layer="layout" svg:x1="20.275cm" svg:y1="7.18cm" svg:x2="20.275cm" svg:y2="7.68cm">
          <text:p/>
        </draw:line>
        <draw:line draw:style-name="gr1" draw:text-style-name="P1" draw:layer="layout" svg:x1="1.474cm" svg:y1="7.68cm" svg:x2="15.876cm" svg:y2="10.181cm">
          <text:p/>
        </draw:line>
        <draw:line draw:style-name="gr1" draw:text-style-name="P1" draw:layer="layout" svg:x1="1.741cm" svg:y1="7.68cm" svg:x2="1.741cm" svg:y2="10.18cm">
          <text:p/>
        </draw:line>
        <draw:line draw:style-name="gr1" draw:text-style-name="P1" draw:layer="layout" svg:x1="2.008cm" svg:y1="7.68cm" svg:x2="6.809cm" svg:y2="10.181cm">
          <text:p/>
        </draw:line>
        <draw:line draw:style-name="gr1" draw:text-style-name="P1" draw:layer="layout" svg:x1="2.274cm" svg:y1="7.68cm" svg:x2="11.876cm" svg:y2="10.181cm">
          <text:p/>
        </draw:line>
        <draw:line draw:style-name="gr1" draw:text-style-name="P1" draw:layer="layout" svg:x1="2.674cm" svg:y1="7.68cm" svg:x2="11.076cm" svg:y2="10.181cm">
          <text:p/>
        </draw:line>
        <draw:line draw:style-name="gr1" draw:text-style-name="P1" draw:layer="layout" svg:x1="2.941cm" svg:y1="7.68cm" svg:x2="16.142cm" svg:y2="10.181cm">
          <text:p/>
        </draw:line>
        <draw:line draw:style-name="gr1" draw:text-style-name="P1" draw:layer="layout" svg:x1="3.209cm" svg:y1="7.68cm" svg:x2="2.008cm" svg:y2="10.181cm">
          <text:p/>
        </draw:line>
        <draw:line draw:style-name="gr1" draw:text-style-name="P1" draw:layer="layout" svg:x1="3.475cm" svg:y1="7.68cm" svg:x2="7.076cm" svg:y2="10.181cm">
          <text:p/>
        </draw:line>
        <draw:line draw:style-name="gr1" draw:text-style-name="P1" draw:layer="layout" svg:x1="3.875cm" svg:y1="7.68cm" svg:x2="6.276cm" svg:y2="10.181cm">
          <text:p/>
        </draw:line>
        <draw:line draw:style-name="gr1" draw:text-style-name="P1" draw:layer="layout" svg:x1="4.141cm" svg:y1="7.68cm" svg:x2="11.342cm" svg:y2="10.181cm">
          <text:p/>
        </draw:line>
        <draw:line draw:style-name="gr1" draw:text-style-name="P1" draw:layer="layout" svg:x1="4.408cm" svg:y1="7.68cm" svg:x2="16.409cm" svg:y2="10.181cm">
          <text:p/>
        </draw:line>
        <draw:line draw:style-name="gr1" draw:text-style-name="P1" draw:layer="layout" svg:x1="4.676cm" svg:y1="7.68cm" svg:x2="2.274cm" svg:y2="10.181cm">
          <text:p/>
        </draw:line>
        <draw:line draw:style-name="gr2" draw:text-style-name="P1" draw:layer="layout" svg:x1="5.076cm" svg:y1="7.68cm" svg:x2="1.474cm" svg:y2="10.181cm">
          <text:p/>
        </draw:line>
        <draw:line draw:style-name="gr2" draw:text-style-name="P1" draw:layer="layout" svg:x1="5.341cm" svg:y1="7.68cm" svg:x2="6.542cm" svg:y2="10.181cm">
          <text:p/>
        </draw:line>
        <draw:line draw:style-name="gr2" draw:text-style-name="P1" draw:layer="layout" svg:x1="5.608cm" svg:y1="7.68cm" svg:x2="11.609cm" svg:y2="10.181cm">
          <text:p/>
        </draw:line>
        <draw:line draw:style-name="gr2" draw:text-style-name="P1" draw:layer="layout" svg:x1="5.875cm" svg:y1="7.68cm" svg:x2="16.676cm" svg:y2="10.181cm">
          <text:p/>
        </draw:line>
        <draw:line draw:style-name="gr1" draw:text-style-name="P1" draw:layer="layout" svg:x1="6.275cm" svg:y1="7.68cm" svg:x2="17.076cm" svg:y2="10.181cm">
          <text:p/>
        </draw:line>
        <draw:line draw:style-name="gr1" draw:text-style-name="P1" draw:layer="layout" svg:x1="6.542cm" svg:y1="7.68cm" svg:x2="2.941cm" svg:y2="10.181cm">
          <text:p/>
        </draw:line>
        <draw:line draw:style-name="gr1" draw:text-style-name="P1" draw:layer="layout" svg:x1="6.808cm" svg:y1="7.68cm" svg:x2="8.009cm" svg:y2="10.181cm">
          <text:p/>
        </draw:line>
        <draw:line draw:style-name="gr1" draw:text-style-name="P1" draw:layer="layout" svg:x1="7.075cm" svg:y1="7.68cm" svg:x2="13.076cm" svg:y2="10.181cm">
          <text:p/>
        </draw:line>
        <draw:line draw:style-name="gr1" draw:text-style-name="P1" draw:layer="layout" svg:x1="7.475cm" svg:y1="7.68cm" svg:x2="12.276cm" svg:y2="10.181cm">
          <text:p/>
        </draw:line>
        <draw:line draw:style-name="gr1" draw:text-style-name="P1" draw:layer="layout" svg:x1="7.741cm" svg:y1="7.68cm" svg:x2="17.342cm" svg:y2="10.181cm">
          <text:p/>
        </draw:line>
        <draw:line draw:style-name="gr1" draw:text-style-name="P1" draw:layer="layout" svg:x1="8.009cm" svg:y1="7.68cm" svg:x2="3.208cm" svg:y2="10.181cm">
          <text:p/>
        </draw:line>
        <draw:line draw:style-name="gr1" draw:text-style-name="P1" draw:layer="layout" svg:x1="8.275cm" svg:y1="7.68cm" svg:x2="8.275cm" svg:y2="10.18cm">
          <text:p/>
        </draw:line>
        <draw:line draw:style-name="gr1" draw:text-style-name="P1" draw:layer="layout" svg:x1="8.676cm" svg:y1="7.68cm" svg:x2="7.475cm" svg:y2="10.181cm">
          <text:p/>
        </draw:line>
        <draw:line draw:style-name="gr1" draw:text-style-name="P1" draw:layer="layout" svg:x1="8.941cm" svg:y1="7.68cm" svg:x2="12.542cm" svg:y2="10.181cm">
          <text:p/>
        </draw:line>
        <draw:line draw:style-name="gr1" draw:text-style-name="P1" draw:layer="layout" svg:x1="9.208cm" svg:y1="7.68cm" svg:x2="17.609cm" svg:y2="10.181cm">
          <text:p/>
        </draw:line>
        <draw:line draw:style-name="gr1" draw:text-style-name="P1" draw:layer="layout" svg:x1="9.476cm" svg:y1="7.68cm" svg:x2="3.475cm" svg:y2="10.181cm">
          <text:p/>
        </draw:line>
        <draw:line draw:style-name="gr2" draw:text-style-name="P1" draw:layer="layout" svg:x1="9.876cm" svg:y1="7.68cm" svg:x2="2.674cm" svg:y2="10.181cm">
          <text:p/>
        </draw:line>
        <draw:line draw:style-name="gr2" draw:text-style-name="P1" draw:layer="layout" svg:x1="10.142cm" svg:y1="7.68cm" svg:x2="7.741cm" svg:y2="10.181cm">
          <text:p/>
        </draw:line>
        <draw:line draw:style-name="gr2" draw:text-style-name="P1" draw:layer="layout" svg:x1="10.408cm" svg:y1="7.68cm" svg:x2="12.809cm" svg:y2="10.181cm">
          <text:p/>
        </draw:line>
        <draw:line draw:style-name="gr2" draw:text-style-name="P1" draw:layer="layout" svg:x1="10.675cm" svg:y1="7.68cm" svg:x2="17.876cm" svg:y2="10.181cm">
          <text:p/>
        </draw:line>
        <draw:line draw:style-name="gr1" draw:text-style-name="P1" draw:layer="layout" svg:x1="11.075cm" svg:y1="7.68cm" svg:x2="18.276cm" svg:y2="10.181cm">
          <text:p/>
        </draw:line>
        <draw:line draw:style-name="gr1" draw:text-style-name="P1" draw:layer="layout" svg:x1="11.342cm" svg:y1="7.68cm" svg:x2="4.141cm" svg:y2="10.181cm">
          <text:p/>
        </draw:line>
        <draw:line draw:style-name="gr1" draw:text-style-name="P1" draw:layer="layout" svg:x1="11.609cm" svg:y1="7.68cm" svg:x2="9.208cm" svg:y2="10.181cm">
          <text:p/>
        </draw:line>
        <draw:line draw:style-name="gr1" draw:text-style-name="P1" draw:layer="layout" svg:x1="11.875cm" svg:y1="7.68cm" svg:x2="14.276cm" svg:y2="10.181cm">
          <text:p/>
        </draw:line>
        <draw:line draw:style-name="gr1" draw:text-style-name="P1" draw:layer="layout" svg:x1="12.275cm" svg:y1="7.68cm" svg:x2="13.476cm" svg:y2="10.181cm">
          <text:p/>
        </draw:line>
        <draw:line draw:style-name="gr1" draw:text-style-name="P1" draw:layer="layout" svg:x1="12.541cm" svg:y1="7.68cm" svg:x2="18.542cm" svg:y2="10.181cm">
          <text:p/>
        </draw:line>
        <draw:line draw:style-name="gr1" draw:text-style-name="P1" draw:layer="layout" svg:x1="12.809cm" svg:y1="7.68cm" svg:x2="4.408cm" svg:y2="10.181cm">
          <text:p/>
        </draw:line>
        <draw:line draw:style-name="gr1" draw:text-style-name="P1" draw:layer="layout" svg:x1="13.076cm" svg:y1="7.68cm" svg:x2="9.475cm" svg:y2="10.181cm">
          <text:p/>
        </draw:line>
        <draw:line draw:style-name="gr1" draw:text-style-name="P1" draw:layer="layout" svg:x1="13.476cm" svg:y1="7.68cm" svg:x2="8.675cm" svg:y2="10.181cm">
          <text:p/>
        </draw:line>
        <draw:line draw:style-name="gr1" draw:text-style-name="P1" draw:layer="layout" svg:x1="13.741cm" svg:y1="7.68cm" svg:x2="13.741cm" svg:y2="10.18cm">
          <text:p/>
        </draw:line>
        <draw:line draw:style-name="gr1" draw:text-style-name="P1" draw:layer="layout" svg:x1="14.008cm" svg:y1="7.68cm" svg:x2="18.809cm" svg:y2="10.181cm">
          <text:p/>
        </draw:line>
        <draw:line draw:style-name="gr1" draw:text-style-name="P1" draw:layer="layout" svg:x1="14.276cm" svg:y1="7.68cm" svg:x2="4.675cm" svg:y2="10.181cm">
          <text:p/>
        </draw:line>
        <draw:line draw:style-name="gr2" draw:text-style-name="P1" draw:layer="layout" svg:x1="14.676cm" svg:y1="7.68cm" svg:x2="3.875cm" svg:y2="10.181cm">
          <text:p/>
        </draw:line>
        <draw:line draw:style-name="gr2" draw:text-style-name="P1" draw:layer="layout" svg:x1="14.942cm" svg:y1="7.68cm" svg:x2="8.941cm" svg:y2="10.181cm">
          <text:p/>
        </draw:line>
        <draw:line draw:style-name="gr2" draw:text-style-name="P1" draw:layer="layout" svg:x1="15.209cm" svg:y1="7.68cm" svg:x2="14.008cm" svg:y2="10.181cm">
          <text:p/>
        </draw:line>
        <draw:line draw:style-name="gr2" draw:text-style-name="P1" draw:layer="layout" svg:x1="15.475cm" svg:y1="7.68cm" svg:x2="19.076cm" svg:y2="10.181cm">
          <text:p/>
        </draw:line>
        <draw:line draw:style-name="gr1" draw:text-style-name="P1" draw:layer="layout" svg:x1="15.875cm" svg:y1="7.68cm" svg:x2="19.476cm" svg:y2="10.181cm">
          <text:p/>
        </draw:line>
        <draw:line draw:style-name="gr1" draw:text-style-name="P1" draw:layer="layout" svg:x1="16.142cm" svg:y1="7.68cm" svg:x2="5.341cm" svg:y2="10.181cm">
          <text:p/>
        </draw:line>
        <draw:line draw:style-name="gr1" draw:text-style-name="P1" draw:layer="layout" svg:x1="16.409cm" svg:y1="7.68cm" svg:x2="10.408cm" svg:y2="10.181cm">
          <text:p/>
        </draw:line>
        <draw:line draw:style-name="gr1" draw:text-style-name="P1" draw:layer="layout" svg:x1="16.676cm" svg:y1="7.68cm" svg:x2="15.475cm" svg:y2="10.181cm">
          <text:p/>
        </draw:line>
        <draw:line draw:style-name="gr1" draw:text-style-name="P1" draw:layer="layout" svg:x1="17.076cm" svg:y1="7.68cm" svg:x2="14.675cm" svg:y2="10.181cm">
          <text:p/>
        </draw:line>
        <draw:line draw:style-name="gr1" draw:text-style-name="P1" draw:layer="layout" svg:x1="17.341cm" svg:y1="7.68cm" svg:x2="19.742cm" svg:y2="10.181cm">
          <text:p/>
        </draw:line>
        <draw:line draw:style-name="gr1" draw:text-style-name="P1" draw:layer="layout" svg:x1="17.609cm" svg:y1="7.68cm" svg:x2="5.608cm" svg:y2="10.181cm">
          <text:p/>
        </draw:line>
        <draw:line draw:style-name="gr1" draw:text-style-name="P1" draw:layer="layout" svg:x1="17.876cm" svg:y1="7.68cm" svg:x2="10.675cm" svg:y2="10.181cm">
          <text:p/>
        </draw:line>
        <draw:line draw:style-name="gr1" draw:text-style-name="P1" draw:layer="layout" svg:x1="18.276cm" svg:y1="7.68cm" svg:x2="9.875cm" svg:y2="10.181cm">
          <text:p/>
        </draw:line>
        <draw:line draw:style-name="gr1" draw:text-style-name="P1" draw:layer="layout" svg:x1="18.542cm" svg:y1="7.68cm" svg:x2="14.941cm" svg:y2="10.181cm">
          <text:p/>
        </draw:line>
        <draw:line draw:style-name="gr1" draw:text-style-name="P1" draw:layer="layout" svg:x1="18.808cm" svg:y1="7.68cm" svg:x2="20.009cm" svg:y2="10.181cm">
          <text:p/>
        </draw:line>
        <draw:line draw:style-name="gr1" draw:text-style-name="P1" draw:layer="layout" svg:x1="19.076cm" svg:y1="7.68cm" svg:x2="5.875cm" svg:y2="10.181cm">
          <text:p/>
        </draw:line>
        <draw:line draw:style-name="gr2" draw:text-style-name="P1" draw:layer="layout" svg:x1="19.476cm" svg:y1="7.68cm" svg:x2="5.075cm" svg:y2="10.181cm">
          <text:p/>
        </draw:line>
        <draw:line draw:style-name="gr2" draw:text-style-name="P1" draw:layer="layout" svg:x1="19.742cm" svg:y1="7.68cm" svg:x2="10.141cm" svg:y2="10.181cm">
          <text:p/>
        </draw:line>
        <draw:line draw:style-name="gr2" draw:text-style-name="P1" draw:layer="layout" svg:x1="20.009cm" svg:y1="7.68cm" svg:x2="15.208cm" svg:y2="10.181cm">
          <text:p/>
        </draw:line>
        <draw:line draw:style-name="gr2" draw:text-style-name="P1" draw:layer="layout" svg:x1="20.275cm" svg:y1="7.68cm" svg:x2="20.275cm" svg:y2="10.18cm">
          <text:p/>
        </draw:line>
        <draw:line draw:style-name="gr2" draw:text-style-name="P1" draw:layer="layout" svg:x1="1.474cm" svg:y1="10.18cm" svg:x2="1.474cm" svg:y2="11.168cm">
          <text:p/>
        </draw:line>
        <draw:path draw:style-name="gr4" draw:text-style-name="P2" draw:layer="layout" svg:width="0.095cm" svg:height="0.045cm" svg:x="1.427cm" svg:y="11.132cm" svg:viewBox="0 0 96 46" svg:d="M96 0c-18 4-45 37-48 46-4-9-30-42-48-46">
          <text:p/>
        </draw:path>
        <draw:line draw:style-name="gr1" draw:text-style-name="P1" draw:layer="layout" svg:x1="1.741cm" svg:y1="10.18cm" svg:x2="1.741cm" svg:y2="11.168cm">
          <text:p/>
        </draw:line>
        <draw:path draw:style-name="gr5" draw:text-style-name="P2" draw:layer="layout" svg:width="0.096cm" svg:height="0.045cm" svg:x="1.693cm" svg:y="11.132cm" svg:viewBox="0 0 97 46" svg:d="M97 0c-18 4-46 37-49 46-3-9-30-42-48-46">
          <text:p/>
        </draw:path>
        <draw:line draw:style-name="gr1" draw:text-style-name="P1" draw:layer="layout" svg:x1="2.008cm" svg:y1="10.18cm" svg:x2="2.008cm" svg:y2="11.168cm">
          <text:p/>
        </draw:line>
        <draw:path draw:style-name="gr5" draw:text-style-name="P2" draw:layer="layout" svg:width="0.096cm" svg:height="0.045cm" svg:x="1.96cm" svg:y="11.132cm" svg:viewBox="0 0 97 46" svg:d="M97 0c-19 4-46 37-49 46-3-9-30-42-48-46">
          <text:p/>
        </draw:path>
        <draw:line draw:style-name="gr1" draw:text-style-name="P1" draw:layer="layout" svg:x1="2.274cm" svg:y1="10.18cm" svg:x2="2.274cm" svg:y2="11.168cm">
          <text:p/>
        </draw:line>
        <draw:path draw:style-name="gr5" draw:text-style-name="P2" draw:layer="layout" svg:width="0.095cm" svg:height="0.045cm" svg:x="2.227cm" svg:y="11.132cm" svg:viewBox="0 0 96 46" svg:d="M96 0c-18 4-45 37-48 46-3-9-29-42-48-46">
          <text:p/>
        </draw:path>
        <draw:line draw:style-name="gr2" draw:text-style-name="P1" draw:layer="layout" svg:x1="2.674cm" svg:y1="10.18cm" svg:x2="2.674cm" svg:y2="11.168cm">
          <text:p/>
        </draw:line>
        <draw:path draw:style-name="gr4" draw:text-style-name="P2" draw:layer="layout" svg:width="0.095cm" svg:height="0.045cm" svg:x="2.627cm" svg:y="11.132cm" svg:viewBox="0 0 96 46" svg:d="M96 0c-19 4-46 37-49 46-2-9-29-42-47-46">
          <text:p/>
        </draw:path>
        <draw:line draw:style-name="gr1" draw:text-style-name="P1" draw:layer="layout" svg:x1="2.941cm" svg:y1="10.18cm" svg:x2="2.941cm" svg:y2="11.168cm">
          <text:p/>
        </draw:line>
        <draw:path draw:style-name="gr5" draw:text-style-name="P2" draw:layer="layout" svg:width="0.096cm" svg:height="0.045cm" svg:x="2.893cm" svg:y="11.132cm" svg:viewBox="0 0 97 46" svg:d="M97 0c-18 4-45 37-48 46-3-9-30-42-49-46">
          <text:p/>
        </draw:path>
        <draw:line draw:style-name="gr1" draw:text-style-name="P1" draw:layer="layout" svg:x1="3.208cm" svg:y1="10.18cm" svg:x2="3.208cm" svg:y2="11.168cm">
          <text:p/>
        </draw:line>
        <draw:path draw:style-name="gr5" draw:text-style-name="P2" draw:layer="layout" svg:width="0.096cm" svg:height="0.045cm" svg:x="3.16cm" svg:y="11.132cm" svg:viewBox="0 0 97 46" svg:d="M97 0c-18 4-45 37-48 46-3-9-31-42-49-46">
          <text:p/>
        </draw:path>
        <draw:line draw:style-name="gr1" draw:text-style-name="P1" draw:layer="layout" svg:x1="3.475cm" svg:y1="10.18cm" svg:x2="3.475cm" svg:y2="11.168cm">
          <text:p/>
        </draw:line>
        <draw:path draw:style-name="gr5" draw:text-style-name="P2" draw:layer="layout" svg:width="0.095cm" svg:height="0.045cm" svg:x="3.427cm" svg:y="11.132cm" svg:viewBox="0 0 96 46" svg:d="M96 0c-18 4-45 37-47 46-3-9-31-42-49-46">
          <text:p/>
        </draw:path>
        <draw:line draw:style-name="gr3" draw:text-style-name="P1" draw:layer="layout" svg:x1="3.875cm" svg:y1="10.18cm" svg:x2="3.875cm" svg:y2="11.168cm">
          <text:p/>
        </draw:line>
        <draw:path draw:style-name="gr4" draw:text-style-name="P2" draw:layer="layout" svg:width="0.095cm" svg:height="0.045cm" svg:x="3.827cm" svg:y="11.132cm" svg:viewBox="0 0 96 46" svg:d="M96 0c-18 4-45 37-47 46-3-9-31-42-49-46">
          <text:p/>
        </draw:path>
        <draw:line draw:style-name="gr1" draw:text-style-name="P1" draw:layer="layout" svg:x1="4.141cm" svg:y1="10.18cm" svg:x2="4.141cm" svg:y2="11.168cm">
          <text:p/>
        </draw:line>
        <draw:path draw:style-name="gr5" draw:text-style-name="P2" draw:layer="layout" svg:width="0.096cm" svg:height="0.045cm" svg:x="4.093cm" svg:y="11.132cm" svg:viewBox="0 0 97 46" svg:d="M97 0c-18 4-45 37-48 46-3-9-31-42-49-46">
          <text:p/>
        </draw:path>
        <draw:line draw:style-name="gr1" draw:text-style-name="P1" draw:layer="layout" svg:x1="4.408cm" svg:y1="10.18cm" svg:x2="4.408cm" svg:y2="11.168cm">
          <text:p/>
        </draw:line>
        <draw:path draw:style-name="gr5" draw:text-style-name="P2" draw:layer="layout" svg:width="0.096cm" svg:height="0.045cm" svg:x="4.36cm" svg:y="11.132cm" svg:viewBox="0 0 97 46" svg:d="M97 0c-18 4-46 37-49 46-3-9-30-42-48-46">
          <text:p/>
        </draw:path>
        <draw:line draw:style-name="gr1" draw:text-style-name="P1" draw:layer="layout" svg:x1="4.675cm" svg:y1="10.18cm" svg:x2="4.675cm" svg:y2="11.168cm">
          <text:p/>
        </draw:line>
        <draw:path draw:style-name="gr5" draw:text-style-name="P2" draw:layer="layout" svg:width="0.095cm" svg:height="0.045cm" svg:x="4.627cm" svg:y="11.132cm" svg:viewBox="0 0 96 46" svg:d="M96 0c-18 4-45 37-48 46-3-9-30-42-48-46">
          <text:p/>
        </draw:path>
        <draw:line draw:style-name="gr3" draw:text-style-name="P1" draw:layer="layout" svg:x1="5.075cm" svg:y1="10.18cm" svg:x2="5.075cm" svg:y2="11.168cm">
          <text:p/>
        </draw:line>
        <draw:path draw:style-name="gr4" draw:text-style-name="P2" draw:layer="layout" svg:width="0.095cm" svg:height="0.045cm" svg:x="5.027cm" svg:y="11.132cm" svg:viewBox="0 0 96 46" svg:d="M96 0c-18 4-45 37-48 46-3-9-30-42-48-46">
          <text:p/>
        </draw:path>
        <draw:line draw:style-name="gr1" draw:text-style-name="P1" draw:layer="layout" svg:x1="5.341cm" svg:y1="10.18cm" svg:x2="5.341cm" svg:y2="11.168cm">
          <text:p/>
        </draw:line>
        <draw:path draw:style-name="gr5" draw:text-style-name="P2" draw:layer="layout" svg:width="0.096cm" svg:height="0.045cm" svg:x="5.293cm" svg:y="11.132cm" svg:viewBox="0 0 97 46" svg:d="M97 0c-18 4-46 37-49 46-3-9-30-42-48-46">
          <text:p/>
        </draw:path>
        <draw:line draw:style-name="gr1" draw:text-style-name="P1" draw:layer="layout" svg:x1="5.608cm" svg:y1="10.18cm" svg:x2="5.608cm" svg:y2="11.168cm">
          <text:p/>
        </draw:line>
        <draw:path draw:style-name="gr5" draw:text-style-name="P2" draw:layer="layout" svg:width="0.096cm" svg:height="0.045cm" svg:x="5.56cm" svg:y="11.132cm" svg:viewBox="0 0 97 46" svg:d="M97 0c-19 4-46 37-49 46-3-9-30-42-48-46">
          <text:p/>
        </draw:path>
        <draw:line draw:style-name="gr1" draw:text-style-name="P1" draw:layer="layout" svg:x1="5.875cm" svg:y1="10.18cm" svg:x2="5.875cm" svg:y2="11.168cm">
          <text:p/>
        </draw:line>
        <draw:path draw:style-name="gr5" draw:text-style-name="P2" draw:layer="layout" svg:width="0.095cm" svg:height="0.045cm" svg:x="5.827cm" svg:y="11.132cm" svg:viewBox="0 0 96 46" svg:d="M96 0c-18 4-44 37-47 46-3-9-30-42-49-46">
          <text:p/>
        </draw:path>
        <draw:line draw:style-name="gr1" draw:text-style-name="P1" draw:layer="layout" svg:x1="6.275cm" svg:y1="10.18cm" svg:x2="6.275cm" svg:y2="11.168cm">
          <text:p/>
        </draw:line>
        <draw:path draw:style-name="gr5" draw:text-style-name="P2" draw:layer="layout" svg:width="0.095cm" svg:height="0.045cm" svg:x="6.227cm" svg:y="11.132cm" svg:viewBox="0 0 96 46" svg:d="M96 0c-19 4-45 37-48 46-3-9-30-42-48-46">
          <text:p/>
        </draw:path>
        <draw:line draw:style-name="gr3" draw:text-style-name="P1" draw:layer="layout" svg:x1="6.541cm" svg:y1="10.18cm" svg:x2="6.541cm" svg:y2="11.168cm">
          <text:p/>
        </draw:line>
        <draw:path draw:style-name="gr4" draw:text-style-name="P2" draw:layer="layout" svg:width="0.096cm" svg:height="0.045cm" svg:x="6.493cm" svg:y="11.132cm" svg:viewBox="0 0 97 46" svg:d="M97 0c-18 4-45 37-48 46-3-9-30-42-49-46">
          <text:p/>
        </draw:path>
        <draw:line draw:style-name="gr1" draw:text-style-name="P1" draw:layer="layout" svg:x1="6.808cm" svg:y1="10.18cm" svg:x2="6.808cm" svg:y2="11.168cm">
          <text:p/>
        </draw:line>
        <draw:path draw:style-name="gr5" draw:text-style-name="P2" draw:layer="layout" svg:width="0.096cm" svg:height="0.045cm" svg:x="6.76cm" svg:y="11.132cm" svg:viewBox="0 0 97 46" svg:d="M97 0c-18 4-45 37-48 46-3-9-31-42-49-46">
          <text:p/>
        </draw:path>
        <draw:line draw:style-name="gr1" draw:text-style-name="P1" draw:layer="layout" svg:x1="7.075cm" svg:y1="10.18cm" svg:x2="7.075cm" svg:y2="11.168cm">
          <text:p/>
        </draw:line>
        <draw:path draw:style-name="gr5" draw:text-style-name="P2" draw:layer="layout" svg:width="0.095cm" svg:height="0.045cm" svg:x="7.027cm" svg:y="11.132cm" svg:viewBox="0 0 96 46" svg:d="M96 0c-18 4-44 37-48 46-3-9-30-42-48-46">
          <text:p/>
        </draw:path>
        <draw:line draw:style-name="gr1" draw:text-style-name="P1" draw:layer="layout" svg:x1="7.475cm" svg:y1="10.18cm" svg:x2="7.475cm" svg:y2="11.168cm">
          <text:p/>
        </draw:line>
        <draw:path draw:style-name="gr5" draw:text-style-name="P2" draw:layer="layout" svg:width="0.095cm" svg:height="0.045cm" svg:x="7.427cm" svg:y="11.132cm" svg:viewBox="0 0 96 46" svg:d="M96 0c-18 4-44 37-47 46-3-9-31-42-49-46">
          <text:p/>
        </draw:path>
        <draw:line draw:style-name="gr3" draw:text-style-name="P1" draw:layer="layout" svg:x1="7.741cm" svg:y1="10.18cm" svg:x2="7.741cm" svg:y2="11.168cm">
          <text:p/>
        </draw:line>
        <draw:path draw:style-name="gr4" draw:text-style-name="P2" draw:layer="layout" svg:width="0.096cm" svg:height="0.045cm" svg:x="7.693cm" svg:y="11.132cm" svg:viewBox="0 0 97 46" svg:d="M97 0c-18 4-45 37-49 46-3-9-30-42-48-46">
          <text:p/>
        </draw:path>
        <draw:line draw:style-name="gr1" draw:text-style-name="P1" draw:layer="layout" svg:x1="8.008cm" svg:y1="10.18cm" svg:x2="8.008cm" svg:y2="11.168cm">
          <text:p/>
        </draw:line>
        <draw:path draw:style-name="gr5" draw:text-style-name="P2" draw:layer="layout" svg:width="0.096cm" svg:height="0.045cm" svg:x="7.96cm" svg:y="11.132cm" svg:viewBox="0 0 97 46" svg:d="M97 0c-18 4-46 37-49 46-3-9-30-42-48-46">
          <text:p/>
        </draw:path>
        <draw:line draw:style-name="gr1" draw:text-style-name="P1" draw:layer="layout" svg:x1="8.275cm" svg:y1="10.18cm" svg:x2="8.275cm" svg:y2="11.168cm">
          <text:p/>
        </draw:line>
        <draw:path draw:style-name="gr5" draw:text-style-name="P2" draw:layer="layout" svg:width="0.095cm" svg:height="0.045cm" svg:x="8.227cm" svg:y="11.132cm" svg:viewBox="0 0 96 46" svg:d="M96 0c-19 4-45 37-48 46-3-9-30-42-48-46">
          <text:p/>
        </draw:path>
        <draw:line draw:style-name="gr1" draw:text-style-name="P1" draw:layer="layout" svg:x1="8.675cm" svg:y1="10.18cm" svg:x2="8.675cm" svg:y2="11.168cm">
          <text:p/>
        </draw:line>
        <draw:path draw:style-name="gr5" draw:text-style-name="P2" draw:layer="layout" svg:width="0.095cm" svg:height="0.045cm" svg:x="8.627cm" svg:y="11.132cm" svg:viewBox="0 0 96 46" svg:d="M96 0c-18 4-45 37-48 46-3-9-30-42-48-46">
          <text:p/>
        </draw:path>
        <draw:line draw:style-name="gr3" draw:text-style-name="P1" draw:layer="layout" svg:x1="8.941cm" svg:y1="10.18cm" svg:x2="8.941cm" svg:y2="11.168cm">
          <text:p/>
        </draw:line>
        <draw:path draw:style-name="gr4" draw:text-style-name="P2" draw:layer="layout" svg:width="0.096cm" svg:height="0.045cm" svg:x="8.893cm" svg:y="11.132cm" svg:viewBox="0 0 97 46" svg:d="M97 0c-19 4-46 37-49 46-3-9-30-42-48-46">
          <text:p/>
        </draw:path>
        <draw:line draw:style-name="gr1" draw:text-style-name="P1" draw:layer="layout" svg:x1="9.208cm" svg:y1="10.18cm" svg:x2="9.208cm" svg:y2="11.168cm">
          <text:p/>
        </draw:line>
        <draw:path draw:style-name="gr5" draw:text-style-name="P2" draw:layer="layout" svg:width="0.096cm" svg:height="0.045cm" svg:x="9.16cm" svg:y="11.132cm" svg:viewBox="0 0 97 46" svg:d="M97 0c-18 4-45 37-48 46-3-9-30-42-49-46">
          <text:p/>
        </draw:path>
        <draw:line draw:style-name="gr1" draw:text-style-name="P1" draw:layer="layout" svg:x1="9.475cm" svg:y1="10.18cm" svg:x2="9.475cm" svg:y2="11.168cm">
          <text:p/>
        </draw:line>
        <draw:path draw:style-name="gr5" draw:text-style-name="P2" draw:layer="layout" svg:width="0.095cm" svg:height="0.045cm" svg:x="9.427cm" svg:y="11.132cm" svg:viewBox="0 0 96 46" svg:d="M96 0c-18 4-44 37-47 46-3-9-31-42-49-46">
          <text:p/>
        </draw:path>
        <draw:line draw:style-name="gr1" draw:text-style-name="P1" draw:layer="layout" svg:x1="9.875cm" svg:y1="10.18cm" svg:x2="9.875cm" svg:y2="11.168cm">
          <text:p/>
        </draw:line>
        <draw:path draw:style-name="gr5" draw:text-style-name="P2" draw:layer="layout" svg:width="0.095cm" svg:height="0.045cm" svg:x="9.827cm" svg:y="11.132cm" svg:viewBox="0 0 96 46" svg:d="M96 0c-18 4-44 37-47 46-3-9-30-42-49-46">
          <text:p/>
        </draw:path>
        <draw:line draw:style-name="gr3" draw:text-style-name="P1" draw:layer="layout" svg:x1="10.141cm" svg:y1="10.18cm" svg:x2="10.141cm" svg:y2="11.168cm">
          <text:p/>
        </draw:line>
        <draw:path draw:style-name="gr4" draw:text-style-name="P2" draw:layer="layout" svg:width="0.096cm" svg:height="0.045cm" svg:x="10.093cm" svg:y="11.132cm" svg:viewBox="0 0 97 46" svg:d="M97 0c-18 4-45 37-48 46-3-9-31-42-49-46">
          <text:p/>
        </draw:path>
        <draw:line draw:style-name="gr1" draw:text-style-name="P1" draw:layer="layout" svg:x1="10.408cm" svg:y1="10.18cm" svg:x2="10.408cm" svg:y2="11.168cm">
          <text:p/>
        </draw:line>
        <draw:path draw:style-name="gr5" draw:text-style-name="P2" draw:layer="layout" svg:width="0.096cm" svg:height="0.045cm" svg:x="10.36cm" svg:y="11.132cm" svg:viewBox="0 0 97 46" svg:d="M97 0c-18 4-45 37-48 46-3-9-31-42-49-46">
          <text:p/>
        </draw:path>
        <draw:line draw:style-name="gr1" draw:text-style-name="P1" draw:layer="layout" svg:x1="10.675cm" svg:y1="10.18cm" svg:x2="10.675cm" svg:y2="11.168cm">
          <text:p/>
        </draw:line>
        <draw:path draw:style-name="gr5" draw:text-style-name="P2" draw:layer="layout" svg:width="0.095cm" svg:height="0.045cm" svg:x="10.627cm" svg:y="11.132cm" svg:viewBox="0 0 96 46" svg:d="M96 0c-18 4-45 37-48 46-3-9-30-42-48-46">
          <text:p/>
        </draw:path>
        <draw:line draw:style-name="gr1" draw:text-style-name="P1" draw:layer="layout" svg:x1="11.075cm" svg:y1="10.18cm" svg:x2="11.075cm" svg:y2="11.168cm">
          <text:p/>
        </draw:line>
        <draw:path draw:style-name="gr5" draw:text-style-name="P2" draw:layer="layout" svg:width="0.095cm" svg:height="0.045cm" svg:x="11.027cm" svg:y="11.132cm" svg:viewBox="0 0 96 46" svg:d="M96 0c-18 4-44 37-47 46-3-9-31-42-49-46">
          <text:p/>
        </draw:path>
        <draw:line draw:style-name="gr1" draw:text-style-name="P1" draw:layer="layout" svg:x1="11.341cm" svg:y1="10.18cm" svg:x2="11.341cm" svg:y2="11.168cm">
          <text:p/>
        </draw:line>
        <draw:path draw:style-name="gr5" draw:text-style-name="P2" draw:layer="layout" svg:width="0.096cm" svg:height="0.045cm" svg:x="11.293cm" svg:y="11.132cm" svg:viewBox="0 0 97 46" svg:d="M97 0c-18 4-46 37-49 46-3-9-30-42-48-46">
          <text:p/>
        </draw:path>
        <draw:line draw:style-name="gr3" draw:text-style-name="P1" draw:layer="layout" svg:x1="11.608cm" svg:y1="10.18cm" svg:x2="11.608cm" svg:y2="11.168cm">
          <text:p/>
        </draw:line>
        <draw:path draw:style-name="gr4" draw:text-style-name="P2" draw:layer="layout" svg:width="0.096cm" svg:height="0.045cm" svg:x="11.56cm" svg:y="11.132cm" svg:viewBox="0 0 97 46" svg:d="M97 0c-18 4-46 37-49 46-3-9-30-42-48-46">
          <text:p/>
        </draw:path>
        <draw:line draw:style-name="gr1" draw:text-style-name="P1" draw:layer="layout" svg:x1="11.875cm" svg:y1="10.18cm" svg:x2="11.875cm" svg:y2="11.168cm">
          <text:p/>
        </draw:line>
        <draw:path draw:style-name="gr5" draw:text-style-name="P2" draw:layer="layout" svg:width="0.095cm" svg:height="0.045cm" svg:x="11.827cm" svg:y="11.132cm" svg:viewBox="0 0 96 46" svg:d="M96 0c-18 4-44 37-47 46-3-9-30-42-49-46">
          <text:p/>
        </draw:path>
        <draw:line draw:style-name="gr1" draw:text-style-name="P1" draw:layer="layout" svg:x1="12.275cm" svg:y1="10.18cm" svg:x2="12.275cm" svg:y2="11.168cm">
          <text:p/>
        </draw:line>
        <draw:path draw:style-name="gr5" draw:text-style-name="P2" draw:layer="layout" svg:width="0.095cm" svg:height="0.045cm" svg:x="12.227cm" svg:y="11.132cm" svg:viewBox="0 0 96 46" svg:d="M96 0c-18 4-45 37-48 46-3-9-30-42-48-46">
          <text:p/>
        </draw:path>
        <draw:line draw:style-name="gr1" draw:text-style-name="P1" draw:layer="layout" svg:x1="12.541cm" svg:y1="10.18cm" svg:x2="12.541cm" svg:y2="11.168cm">
          <text:p/>
        </draw:line>
        <draw:path draw:style-name="gr5" draw:text-style-name="P2" draw:layer="layout" svg:width="0.096cm" svg:height="0.045cm" svg:x="12.493cm" svg:y="11.132cm" svg:viewBox="0 0 97 46" svg:d="M97 0c-19 4-46 37-49 46-3-9-30-42-48-46">
          <text:p/>
        </draw:path>
        <draw:line draw:style-name="gr3" draw:text-style-name="P1" draw:layer="layout" svg:x1="12.808cm" svg:y1="10.18cm" svg:x2="12.808cm" svg:y2="11.168cm">
          <text:p/>
        </draw:line>
        <draw:path draw:style-name="gr4" draw:text-style-name="P2" draw:layer="layout" svg:width="0.096cm" svg:height="0.045cm" svg:x="12.76cm" svg:y="11.132cm" svg:viewBox="0 0 97 46" svg:d="M97 0c-18 4-45 37-48 46-3-9-30-42-49-46">
          <text:p/>
        </draw:path>
        <draw:line draw:style-name="gr1" draw:text-style-name="P1" draw:layer="layout" svg:x1="13.075cm" svg:y1="10.18cm" svg:x2="13.075cm" svg:y2="11.168cm">
          <text:p/>
        </draw:line>
        <draw:path draw:style-name="gr5" draw:text-style-name="P2" draw:layer="layout" svg:width="0.095cm" svg:height="0.045cm" svg:x="13.027cm" svg:y="11.132cm" svg:viewBox="0 0 96 46" svg:d="M96 0c-18 4-44 37-47 46-3-9-31-42-49-46">
          <text:p/>
        </draw:path>
        <draw:line draw:style-name="gr1" draw:text-style-name="P1" draw:layer="layout" svg:x1="13.475cm" svg:y1="10.18cm" svg:x2="13.475cm" svg:y2="11.168cm">
          <text:p/>
        </draw:line>
        <draw:path draw:style-name="gr5" draw:text-style-name="P2" draw:layer="layout" svg:width="0.095cm" svg:height="0.045cm" svg:x="13.427cm" svg:y="11.132cm" svg:viewBox="0 0 96 46" svg:d="M96 0c-17 4-44 37-47 46-3-9-30-42-49-46">
          <text:p/>
        </draw:path>
        <draw:line draw:style-name="gr1" draw:text-style-name="P1" draw:layer="layout" svg:x1="13.741cm" svg:y1="10.18cm" svg:x2="13.741cm" svg:y2="11.168cm">
          <text:p/>
        </draw:line>
        <draw:path draw:style-name="gr5" draw:text-style-name="P2" draw:layer="layout" svg:width="0.096cm" svg:height="0.045cm" svg:x="13.693cm" svg:y="11.132cm" svg:viewBox="0 0 97 46" svg:d="M97 0c-18 4-45 37-48 46-3-9-31-42-49-46">
          <text:p/>
        </draw:path>
        <draw:line draw:style-name="gr3" draw:text-style-name="P1" draw:layer="layout" svg:x1="14.008cm" svg:y1="10.18cm" svg:x2="14.008cm" svg:y2="11.168cm">
          <text:p/>
        </draw:line>
        <draw:path draw:style-name="gr4" draw:text-style-name="P2" draw:layer="layout" svg:width="0.096cm" svg:height="0.045cm" svg:x="13.96cm" svg:y="11.132cm" svg:viewBox="0 0 97 46" svg:d="M97 0c-18 4-46 37-49 46-3-9-30-42-48-46">
          <text:p/>
        </draw:path>
        <draw:line draw:style-name="gr1" draw:text-style-name="P1" draw:layer="layout" svg:x1="14.275cm" svg:y1="10.18cm" svg:x2="14.275cm" svg:y2="11.168cm">
          <text:p/>
        </draw:line>
        <draw:path draw:style-name="gr5" draw:text-style-name="P2" draw:layer="layout" svg:width="0.095cm" svg:height="0.045cm" svg:x="14.227cm" svg:y="11.132cm" svg:viewBox="0 0 96 46" svg:d="M96 0c-17 4-45 37-48 46-3-9-30-42-48-46">
          <text:p/>
        </draw:path>
        <draw:line draw:style-name="gr1" draw:text-style-name="P1" draw:layer="layout" svg:x1="14.675cm" svg:y1="10.18cm" svg:x2="14.675cm" svg:y2="11.168cm">
          <text:p/>
        </draw:line>
        <draw:path draw:style-name="gr5" draw:text-style-name="P2" draw:layer="layout" svg:width="0.095cm" svg:height="0.045cm" svg:x="14.627cm" svg:y="11.132cm" svg:viewBox="0 0 96 46" svg:d="M96 0c-17 4-44 37-48 46-3-9-30-42-48-46">
          <text:p/>
        </draw:path>
        <draw:line draw:style-name="gr1" draw:text-style-name="P1" draw:layer="layout" svg:x1="14.941cm" svg:y1="10.18cm" svg:x2="14.941cm" svg:y2="11.168cm">
          <text:p/>
        </draw:line>
        <draw:path draw:style-name="gr5" draw:text-style-name="P2" draw:layer="layout" svg:width="0.095cm" svg:height="0.045cm" svg:x="14.894cm" svg:y="11.132cm" svg:viewBox="0 0 96 46" svg:d="M96 0c-18 4-46 37-49 46-3-9-30-42-47-46">
          <text:p/>
        </draw:path>
        <draw:line draw:style-name="gr3" draw:text-style-name="P1" draw:layer="layout" svg:x1="15.208cm" svg:y1="10.18cm" svg:x2="15.208cm" svg:y2="11.168cm">
          <text:p/>
        </draw:line>
        <draw:path draw:style-name="gr4" draw:text-style-name="P2" draw:layer="layout" svg:width="0.096cm" svg:height="0.045cm" svg:x="15.16cm" svg:y="11.132cm" svg:viewBox="0 0 97 46" svg:d="M97 0c-19 4-46 37-49 46-3-9-30-42-48-46">
          <text:p/>
        </draw:path>
        <draw:line draw:style-name="gr1" draw:text-style-name="P1" draw:layer="layout" svg:x1="15.475cm" svg:y1="10.18cm" svg:x2="15.475cm" svg:y2="11.168cm">
          <text:p/>
        </draw:line>
        <draw:path draw:style-name="gr5" draw:text-style-name="P2" draw:layer="layout" svg:width="0.095cm" svg:height="0.045cm" svg:x="15.427cm" svg:y="11.132cm" svg:viewBox="0 0 96 46" svg:d="M96 0c-17 4-44 37-47 46-3-9-30-42-49-46">
          <text:p/>
        </draw:path>
        <draw:line draw:style-name="gr1" draw:text-style-name="P1" draw:layer="layout" svg:x1="15.875cm" svg:y1="10.18cm" svg:x2="15.875cm" svg:y2="11.168cm">
          <text:p/>
        </draw:line>
        <draw:path draw:style-name="gr5" draw:text-style-name="P2" draw:layer="layout" svg:width="0.095cm" svg:height="0.045cm" svg:x="15.827cm" svg:y="11.132cm" svg:viewBox="0 0 96 46" svg:d="M96 0c-18 4-45 37-48 46-3-9-30-42-48-46">
          <text:p/>
        </draw:path>
        <draw:line draw:style-name="gr1" draw:text-style-name="P1" draw:layer="layout" svg:x1="16.141cm" svg:y1="10.18cm" svg:x2="16.141cm" svg:y2="11.168cm">
          <text:p/>
        </draw:line>
        <draw:path draw:style-name="gr5" draw:text-style-name="P2" draw:layer="layout" svg:width="0.095cm" svg:height="0.045cm" svg:x="16.094cm" svg:y="11.132cm" svg:viewBox="0 0 96 46" svg:d="M96 0c-18 4-45 37-48 46-3-9-30-42-48-46">
          <text:p/>
        </draw:path>
        <draw:line draw:style-name="gr1" draw:text-style-name="P1" draw:layer="layout" svg:x1="16.408cm" svg:y1="10.18cm" svg:x2="16.408cm" svg:y2="11.168cm">
          <text:p/>
        </draw:line>
        <draw:path draw:style-name="gr5" draw:text-style-name="P2" draw:layer="layout" svg:width="0.096cm" svg:height="0.045cm" svg:x="16.36cm" svg:y="11.132cm" svg:viewBox="0 0 97 46" svg:d="M97 0c-18 4-45 37-48 46-3-9-31-42-49-46">
          <text:p/>
        </draw:path>
        <draw:line draw:style-name="gr2" draw:text-style-name="P1" draw:layer="layout" svg:x1="16.675cm" svg:y1="10.18cm" svg:x2="16.675cm" svg:y2="11.168cm">
          <text:p/>
        </draw:line>
        <draw:path draw:style-name="gr4" draw:text-style-name="P2" draw:layer="layout" svg:width="0.095cm" svg:height="0.045cm" svg:x="16.627cm" svg:y="11.132cm" svg:viewBox="0 0 96 46" svg:d="M96 0c-17 4-44 37-47 46-4-9-31-42-49-46">
          <text:p/>
        </draw:path>
        <draw:line draw:style-name="gr1" draw:text-style-name="P1" draw:layer="layout" svg:x1="17.075cm" svg:y1="10.18cm" svg:x2="17.075cm" svg:y2="11.168cm">
          <text:p/>
        </draw:line>
        <draw:path draw:style-name="gr5" draw:text-style-name="P2" draw:layer="layout" svg:width="0.095cm" svg:height="0.045cm" svg:x="17.027cm" svg:y="11.132cm" svg:viewBox="0 0 96 46" svg:d="M96 0c-17 4-44 37-47 46-3-9-31-42-49-46">
          <text:p/>
        </draw:path>
        <draw:line draw:style-name="gr1" draw:text-style-name="P1" draw:layer="layout" svg:x1="17.341cm" svg:y1="10.18cm" svg:x2="17.341cm" svg:y2="11.168cm">
          <text:p/>
        </draw:line>
        <draw:path draw:style-name="gr5" draw:text-style-name="P2" draw:layer="layout" svg:width="0.095cm" svg:height="0.045cm" svg:x="17.294cm" svg:y="11.132cm" svg:viewBox="0 0 96 46" svg:d="M96 0c-18 4-45 37-48 46-3-9-31-42-48-46">
          <text:p/>
        </draw:path>
        <draw:line draw:style-name="gr1" draw:text-style-name="P1" draw:layer="layout" svg:x1="17.608cm" svg:y1="10.18cm" svg:x2="17.608cm" svg:y2="11.168cm">
          <text:p/>
        </draw:line>
        <draw:path draw:style-name="gr5" draw:text-style-name="P2" draw:layer="layout" svg:width="0.096cm" svg:height="0.045cm" svg:x="17.56cm" svg:y="11.132cm" svg:viewBox="0 0 97 46" svg:d="M97 0c-18 4-46 37-49 46-3-9-30-42-48-46">
          <text:p/>
        </draw:path>
        <draw:line draw:style-name="gr2" draw:text-style-name="P1" draw:layer="layout" svg:x1="17.875cm" svg:y1="10.18cm" svg:x2="17.875cm" svg:y2="11.168cm">
          <text:p/>
        </draw:line>
        <draw:path draw:style-name="gr4" draw:text-style-name="P2" draw:layer="layout" svg:width="0.095cm" svg:height="0.045cm" svg:x="17.827cm" svg:y="11.132cm" svg:viewBox="0 0 96 46" svg:d="M96 0c-18 4-45 37-48 46-3-9-30-42-48-46">
          <text:p/>
        </draw:path>
        <draw:line draw:style-name="gr1" draw:text-style-name="P1" draw:layer="layout" svg:x1="18.275cm" svg:y1="10.18cm" svg:x2="18.275cm" svg:y2="11.168cm">
          <text:p/>
        </draw:line>
        <draw:path draw:style-name="gr5" draw:text-style-name="P2" draw:layer="layout" svg:width="0.095cm" svg:height="0.045cm" svg:x="18.227cm" svg:y="11.132cm" svg:viewBox="0 0 96 46" svg:d="M96 0c-17 4-45 37-48 46-3-9-30-42-48-46">
          <text:p/>
        </draw:path>
        <draw:line draw:style-name="gr1" draw:text-style-name="P1" draw:layer="layout" svg:x1="18.541cm" svg:y1="10.18cm" svg:x2="18.541cm" svg:y2="11.168cm">
          <text:p/>
        </draw:line>
        <draw:path draw:style-name="gr5" draw:text-style-name="P2" draw:layer="layout" svg:width="0.095cm" svg:height="0.045cm" svg:x="18.494cm" svg:y="11.132cm" svg:viewBox="0 0 96 46" svg:d="M96 0c-19 4-46 37-49 46-3-9-30-42-47-46">
          <text:p/>
        </draw:path>
        <draw:line draw:style-name="gr1" draw:text-style-name="P1" draw:layer="layout" svg:x1="18.808cm" svg:y1="10.18cm" svg:x2="18.808cm" svg:y2="11.168cm">
          <text:p/>
        </draw:line>
        <draw:path draw:style-name="gr5" draw:text-style-name="P2" draw:layer="layout" svg:width="0.096cm" svg:height="0.045cm" svg:x="18.76cm" svg:y="11.132cm" svg:viewBox="0 0 97 46" svg:d="M97 0c-18 4-45 37-48 46-3-9-30-42-49-46">
          <text:p/>
        </draw:path>
        <draw:line draw:style-name="gr3" draw:text-style-name="P1" draw:layer="layout" svg:x1="19.075cm" svg:y1="10.18cm" svg:x2="19.075cm" svg:y2="11.168cm">
          <text:p/>
        </draw:line>
        <draw:path draw:style-name="gr4" draw:text-style-name="P2" draw:layer="layout" svg:width="0.095cm" svg:height="0.045cm" svg:x="19.027cm" svg:y="11.132cm" svg:viewBox="0 0 96 46" svg:d="M96 0c-17 4-44 37-47 46-3-9-31-42-49-46">
          <text:p/>
        </draw:path>
        <draw:line draw:style-name="gr1" draw:text-style-name="P1" draw:layer="layout" svg:x1="19.475cm" svg:y1="10.18cm" svg:x2="19.475cm" svg:y2="11.168cm">
          <text:p/>
        </draw:line>
        <draw:path draw:style-name="gr5" draw:text-style-name="P2" draw:layer="layout" svg:width="0.097cm" svg:height="0.045cm" svg:x="19.427cm" svg:y="11.132cm" svg:viewBox="0 0 98 46" svg:d="M98 0c-19 4-46 37-49 46-3-9-30-42-49-46">
          <text:p/>
        </draw:path>
        <draw:line draw:style-name="gr1" draw:text-style-name="P1" draw:layer="layout" svg:x1="19.741cm" svg:y1="10.18cm" svg:x2="19.741cm" svg:y2="11.168cm">
          <text:p/>
        </draw:line>
        <draw:path draw:style-name="gr5" draw:text-style-name="P2" draw:layer="layout" svg:width="0.095cm" svg:height="0.045cm" svg:x="19.694cm" svg:y="11.132cm" svg:viewBox="0 0 96 46" svg:d="M96 0c-18 4-45 37-48 46-3-9-31-42-48-46">
          <text:p/>
        </draw:path>
        <draw:line draw:style-name="gr1" draw:text-style-name="P1" draw:layer="layout" svg:x1="20.008cm" svg:y1="10.18cm" svg:x2="20.008cm" svg:y2="11.168cm">
          <text:p/>
        </draw:line>
        <draw:path draw:style-name="gr5" draw:text-style-name="P2" draw:layer="layout" svg:width="0.096cm" svg:height="0.045cm" svg:x="19.96cm" svg:y="11.132cm" svg:viewBox="0 0 97 46" svg:d="M97 0c-18 4-45 37-48 46-3-9-31-42-49-46">
          <text:p/>
        </draw:path>
        <draw:line draw:style-name="gr2" draw:text-style-name="P1" draw:layer="layout" svg:x1="20.275cm" svg:y1="10.18cm" svg:x2="20.275cm" svg:y2="11.168cm">
          <text:p/>
        </draw:line>
        <draw:path draw:style-name="gr4" draw:text-style-name="P2" draw:layer="layout" svg:width="0.096cm" svg:height="0.045cm" svg:x="20.227cm" svg:y="11.132cm" svg:viewBox="0 0 97 46" svg:d="M97 0c-18 4-46 37-49 46-3-9-30-42-48-46">
          <text:p/>
        </draw:path>
        <draw:custom-shape draw:style-name="gr6" draw:text-style-name="P4" draw:layer="layout" svg:width="1cm" svg:height="1cm" svg:x="19.37cm" svg:y="1.2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18.17cm" svg:y="1.2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16.97cm" svg:y="1.2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15.77cm" svg:y="1.2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14.57cm" svg:y="1.2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13.37cm" svg:y="1.2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12.17cm" svg:y="1.2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10.97cm" svg:y="1.2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9.77cm" svg:y="1.2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8.57cm" svg:y="1.2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7.37cm" svg:y="1.2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6.17cm" svg:y="1.2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4.97cm" svg:y="1.2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3.77cm" svg:y="1.2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2.57cm" svg:y="1.2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1.37cm" svg:y="1.2cm">
          <text:p text:style-name="P3">S</text:p>
          <draw:enhanced-geometry svg:viewBox="0 0 21600 21600" draw:type="rectangle" draw:enhanced-path="M 0 0 L 21600 0 21600 21600 0 21600 0 0 Z N"/>
        </draw:custom-shape>
        <draw:path draw:style-name="gr8" draw:text-style-name="P1" draw:layer="layout" svg:width="0.095cm" svg:height="0.045cm" svg:x="1.427cm" svg:y="6.131cm" svg:viewBox="0 0 96 46" svg:d="M96 0c-18 3-45 37-48 46-4-9-30-43-48-46">
          <text:p/>
        </draw:path>
        <draw:path draw:style-name="gr8" draw:text-style-name="P1" draw:layer="layout" svg:width="0.096cm" svg:height="0.045cm" svg:x="1.693cm" svg:y="6.131cm" svg:viewBox="0 0 97 46" svg:d="M97 0c-18 3-46 37-49 46-3-9-30-43-48-46">
          <text:p/>
        </draw:path>
        <draw:path draw:style-name="gr8" draw:text-style-name="P1" draw:layer="layout" svg:width="0.096cm" svg:height="0.045cm" svg:x="1.96cm" svg:y="6.131cm" svg:viewBox="0 0 97 46" svg:d="M97 0c-19 3-46 37-49 46-3-9-30-43-48-46">
          <text:p/>
        </draw:path>
        <draw:path draw:style-name="gr8" draw:text-style-name="P1" draw:layer="layout" svg:width="0.095cm" svg:height="0.045cm" svg:x="2.227cm" svg:y="6.131cm" svg:viewBox="0 0 96 46" svg:d="M96 0c-18 3-45 37-48 46-3-9-29-43-48-46">
          <text:p/>
        </draw:path>
        <draw:path draw:style-name="gr8" draw:text-style-name="P1" draw:layer="layout" svg:width="0.095cm" svg:height="0.045cm" svg:x="2.627cm" svg:y="6.131cm" svg:viewBox="0 0 96 46" svg:d="M96 0c-19 3-46 37-49 46-2-9-29-43-47-46">
          <text:p/>
        </draw:path>
        <draw:path draw:style-name="gr8" draw:text-style-name="P1" draw:layer="layout" svg:width="0.096cm" svg:height="0.045cm" svg:x="2.893cm" svg:y="6.131cm" svg:viewBox="0 0 97 46" svg:d="M97 0c-18 3-45 37-48 46-3-9-30-43-49-46">
          <text:p/>
        </draw:path>
        <draw:path draw:style-name="gr8" draw:text-style-name="P1" draw:layer="layout" svg:width="0.096cm" svg:height="0.045cm" svg:x="3.16cm" svg:y="6.131cm" svg:viewBox="0 0 97 46" svg:d="M97 0c-18 3-45 37-48 46-3-9-31-43-49-46">
          <text:p/>
        </draw:path>
        <draw:path draw:style-name="gr8" draw:text-style-name="P1" draw:layer="layout" svg:width="0.095cm" svg:height="0.045cm" svg:x="3.427cm" svg:y="6.131cm" svg:viewBox="0 0 96 46" svg:d="M96 0c-18 3-45 37-47 46-3-9-31-43-49-46">
          <text:p/>
        </draw:path>
        <draw:path draw:style-name="gr8" draw:text-style-name="P1" draw:layer="layout" svg:width="0.095cm" svg:height="0.045cm" svg:x="3.827cm" svg:y="6.131cm" svg:viewBox="0 0 96 46" svg:d="M96 0c-18 3-45 37-47 46-3-9-31-43-49-46">
          <text:p/>
        </draw:path>
        <draw:path draw:style-name="gr8" draw:text-style-name="P1" draw:layer="layout" svg:width="0.096cm" svg:height="0.045cm" svg:x="4.093cm" svg:y="6.131cm" svg:viewBox="0 0 97 46" svg:d="M97 0c-18 3-45 37-48 46-3-9-31-43-49-46">
          <text:p/>
        </draw:path>
        <draw:path draw:style-name="gr8" draw:text-style-name="P1" draw:layer="layout" svg:width="0.096cm" svg:height="0.045cm" svg:x="4.36cm" svg:y="6.131cm" svg:viewBox="0 0 97 46" svg:d="M97 0c-18 3-46 37-49 46-3-9-30-43-48-46">
          <text:p/>
        </draw:path>
        <draw:path draw:style-name="gr8" draw:text-style-name="P1" draw:layer="layout" svg:width="0.095cm" svg:height="0.045cm" svg:x="4.627cm" svg:y="6.131cm" svg:viewBox="0 0 96 46" svg:d="M96 0c-18 3-45 37-48 46-3-9-30-43-48-46">
          <text:p/>
        </draw:path>
        <draw:path draw:style-name="gr9" draw:text-style-name="P1" draw:layer="layout" svg:width="0.095cm" svg:height="0.045cm" svg:x="5.027cm" svg:y="6.131cm" svg:viewBox="0 0 96 46" svg:d="M96 0c-18 3-45 37-48 46-3-9-30-43-48-46">
          <text:p/>
        </draw:path>
        <draw:path draw:style-name="gr8" draw:text-style-name="P1" draw:layer="layout" svg:width="0.096cm" svg:height="0.045cm" svg:x="5.293cm" svg:y="6.131cm" svg:viewBox="0 0 97 46" svg:d="M97 0c-18 3-46 37-49 46-3-9-30-43-48-46">
          <text:p/>
        </draw:path>
        <draw:path draw:style-name="gr8" draw:text-style-name="P1" draw:layer="layout" svg:width="0.096cm" svg:height="0.045cm" svg:x="5.56cm" svg:y="6.131cm" svg:viewBox="0 0 97 46" svg:d="M97 0c-19 3-46 37-49 46-3-9-30-43-48-46">
          <text:p/>
        </draw:path>
        <draw:path draw:style-name="gr8" draw:text-style-name="P1" draw:layer="layout" svg:width="0.095cm" svg:height="0.045cm" svg:x="5.827cm" svg:y="6.131cm" svg:viewBox="0 0 96 46" svg:d="M96 0c-18 3-44 37-47 46-3-9-30-43-49-46">
          <text:p/>
        </draw:path>
        <draw:path draw:style-name="gr8" draw:text-style-name="P1" draw:layer="layout" svg:width="0.095cm" svg:height="0.045cm" svg:x="6.227cm" svg:y="6.131cm" svg:viewBox="0 0 96 46" svg:d="M96 0c-19 3-45 37-48 46-3-9-30-43-48-46">
          <text:p/>
        </draw:path>
        <draw:path draw:style-name="gr8" draw:text-style-name="P1" draw:layer="layout" svg:width="0.096cm" svg:height="0.045cm" svg:x="6.493cm" svg:y="6.131cm" svg:viewBox="0 0 97 46" svg:d="M97 0c-18 3-45 37-48 46-3-9-30-43-49-46">
          <text:p/>
        </draw:path>
        <draw:path draw:style-name="gr8" draw:text-style-name="P1" draw:layer="layout" svg:width="0.096cm" svg:height="0.045cm" svg:x="6.76cm" svg:y="6.131cm" svg:viewBox="0 0 97 46" svg:d="M97 0c-18 3-45 37-48 46-3-9-31-43-49-46">
          <text:p/>
        </draw:path>
        <draw:path draw:style-name="gr8" draw:text-style-name="P1" draw:layer="layout" svg:width="0.095cm" svg:height="0.045cm" svg:x="7.027cm" svg:y="6.131cm" svg:viewBox="0 0 96 46" svg:d="M96 0c-18 3-44 37-48 46-3-9-30-43-48-46">
          <text:p/>
        </draw:path>
        <draw:path draw:style-name="gr8" draw:text-style-name="P1" draw:layer="layout" svg:width="0.095cm" svg:height="0.045cm" svg:x="7.427cm" svg:y="6.131cm" svg:viewBox="0 0 96 46" svg:d="M96 0c-18 3-44 37-47 46-3-9-31-43-49-46">
          <text:p/>
        </draw:path>
        <draw:path draw:style-name="gr8" draw:text-style-name="P1" draw:layer="layout" svg:width="0.096cm" svg:height="0.045cm" svg:x="7.693cm" svg:y="6.131cm" svg:viewBox="0 0 97 46" svg:d="M97 0c-18 3-45 37-49 46-3-9-30-43-48-46">
          <text:p/>
        </draw:path>
        <draw:path draw:style-name="gr8" draw:text-style-name="P1" draw:layer="layout" svg:width="0.096cm" svg:height="0.045cm" svg:x="7.96cm" svg:y="6.131cm" svg:viewBox="0 0 97 46" svg:d="M97 0c-18 3-46 37-49 46-3-9-30-43-48-46">
          <text:p/>
        </draw:path>
        <draw:path draw:style-name="gr8" draw:text-style-name="P1" draw:layer="layout" svg:width="0.095cm" svg:height="0.045cm" svg:x="8.227cm" svg:y="6.131cm" svg:viewBox="0 0 96 46" svg:d="M96 0c-19 3-45 37-48 46-3-9-30-43-48-46">
          <text:p/>
        </draw:path>
        <draw:path draw:style-name="gr8" draw:text-style-name="P1" draw:layer="layout" svg:width="0.095cm" svg:height="0.045cm" svg:x="8.627cm" svg:y="6.131cm" svg:viewBox="0 0 96 46" svg:d="M96 0c-18 3-45 37-48 46-3-9-30-43-48-46">
          <text:p/>
        </draw:path>
        <draw:path draw:style-name="gr8" draw:text-style-name="P1" draw:layer="layout" svg:width="0.096cm" svg:height="0.045cm" svg:x="8.893cm" svg:y="6.131cm" svg:viewBox="0 0 97 46" svg:d="M97 0c-19 3-46 37-49 46-3-9-30-43-48-46">
          <text:p/>
        </draw:path>
        <draw:path draw:style-name="gr8" draw:text-style-name="P1" draw:layer="layout" svg:width="0.096cm" svg:height="0.045cm" svg:x="9.16cm" svg:y="6.131cm" svg:viewBox="0 0 97 46" svg:d="M97 0c-18 3-45 37-48 46-3-9-30-43-49-46">
          <text:p/>
        </draw:path>
        <draw:path draw:style-name="gr8" draw:text-style-name="P1" draw:layer="layout" svg:width="0.095cm" svg:height="0.045cm" svg:x="9.427cm" svg:y="6.131cm" svg:viewBox="0 0 96 46" svg:d="M96 0c-18 3-44 37-47 46-3-9-31-43-49-46">
          <text:p/>
        </draw:path>
        <draw:path draw:style-name="gr8" draw:text-style-name="P1" draw:layer="layout" svg:width="0.095cm" svg:height="0.045cm" svg:x="9.827cm" svg:y="6.131cm" svg:viewBox="0 0 96 46" svg:d="M96 0c-18 3-44 37-47 46-3-9-30-43-49-46">
          <text:p/>
        </draw:path>
        <draw:path draw:style-name="gr9" draw:text-style-name="P1" draw:layer="layout" svg:width="0.096cm" svg:height="0.045cm" svg:x="10.093cm" svg:y="6.131cm" svg:viewBox="0 0 97 46" svg:d="M97 0c-18 3-45 37-48 46-3-9-31-43-49-46">
          <text:p/>
        </draw:path>
        <draw:path draw:style-name="gr8" draw:text-style-name="P1" draw:layer="layout" svg:width="0.096cm" svg:height="0.045cm" svg:x="10.36cm" svg:y="6.131cm" svg:viewBox="0 0 97 46" svg:d="M97 0c-18 3-45 37-48 46-3-9-31-43-49-46">
          <text:p/>
        </draw:path>
        <draw:path draw:style-name="gr8" draw:text-style-name="P1" draw:layer="layout" svg:width="0.095cm" svg:height="0.045cm" svg:x="10.627cm" svg:y="6.131cm" svg:viewBox="0 0 96 46" svg:d="M96 0c-18 3-45 37-48 46-3-9-30-43-48-46">
          <text:p/>
        </draw:path>
        <draw:path draw:style-name="gr8" draw:text-style-name="P1" draw:layer="layout" svg:width="0.095cm" svg:height="0.045cm" svg:x="11.027cm" svg:y="6.131cm" svg:viewBox="0 0 96 46" svg:d="M96 0c-18 3-44 37-47 46-3-9-31-43-49-46">
          <text:p/>
        </draw:path>
        <draw:path draw:style-name="gr8" draw:text-style-name="P1" draw:layer="layout" svg:width="0.096cm" svg:height="0.045cm" svg:x="11.293cm" svg:y="6.131cm" svg:viewBox="0 0 97 46" svg:d="M97 0c-18 3-46 37-49 46-3-9-30-43-48-46">
          <text:p/>
        </draw:path>
        <draw:path draw:style-name="gr8" draw:text-style-name="P1" draw:layer="layout" svg:width="0.096cm" svg:height="0.045cm" svg:x="11.56cm" svg:y="6.131cm" svg:viewBox="0 0 97 46" svg:d="M97 0c-18 3-46 37-49 46-3-9-30-43-48-46">
          <text:p/>
        </draw:path>
        <draw:path draw:style-name="gr8" draw:text-style-name="P1" draw:layer="layout" svg:width="0.095cm" svg:height="0.045cm" svg:x="11.827cm" svg:y="6.131cm" svg:viewBox="0 0 96 46" svg:d="M96 0c-18 3-44 37-47 46-3-9-30-43-49-46">
          <text:p/>
        </draw:path>
        <draw:path draw:style-name="gr8" draw:text-style-name="P1" draw:layer="layout" svg:width="0.095cm" svg:height="0.045cm" svg:x="12.227cm" svg:y="6.131cm" svg:viewBox="0 0 96 46" svg:d="M96 0c-18 3-45 37-48 46-3-9-30-43-48-46">
          <text:p/>
        </draw:path>
        <draw:path draw:style-name="gr8" draw:text-style-name="P1" draw:layer="layout" svg:width="0.096cm" svg:height="0.045cm" svg:x="12.493cm" svg:y="6.131cm" svg:viewBox="0 0 97 46" svg:d="M97 0c-19 3-46 37-49 46-3-9-30-43-48-46">
          <text:p/>
        </draw:path>
        <draw:path draw:style-name="gr8" draw:text-style-name="P1" draw:layer="layout" svg:width="0.096cm" svg:height="0.045cm" svg:x="12.76cm" svg:y="6.131cm" svg:viewBox="0 0 97 46" svg:d="M97 0c-18 3-45 37-48 46-3-9-30-43-49-46">
          <text:p/>
        </draw:path>
        <draw:path draw:style-name="gr8" draw:text-style-name="P1" draw:layer="layout" svg:width="0.095cm" svg:height="0.045cm" svg:x="13.027cm" svg:y="6.131cm" svg:viewBox="0 0 96 46" svg:d="M96 0c-18 3-44 37-47 46-3-9-31-43-49-46">
          <text:p/>
        </draw:path>
        <draw:path draw:style-name="gr8" draw:text-style-name="P1" draw:layer="layout" svg:width="0.095cm" svg:height="0.045cm" svg:x="13.427cm" svg:y="6.131cm" svg:viewBox="0 0 96 46" svg:d="M96 0c-17 3-44 37-47 46-3-9-30-43-49-46">
          <text:p/>
        </draw:path>
        <draw:path draw:style-name="gr8" draw:text-style-name="P1" draw:layer="layout" svg:width="0.096cm" svg:height="0.045cm" svg:x="13.693cm" svg:y="6.131cm" svg:viewBox="0 0 97 46" svg:d="M97 0c-18 3-45 37-48 46-3-9-31-43-49-46">
          <text:p/>
        </draw:path>
        <draw:path draw:style-name="gr8" draw:text-style-name="P1" draw:layer="layout" svg:width="0.096cm" svg:height="0.045cm" svg:x="13.96cm" svg:y="6.131cm" svg:viewBox="0 0 97 46" svg:d="M97 0c-18 3-46 37-49 46-3-9-30-43-48-46">
          <text:p/>
        </draw:path>
        <draw:path draw:style-name="gr8" draw:text-style-name="P1" draw:layer="layout" svg:width="0.095cm" svg:height="0.045cm" svg:x="14.227cm" svg:y="6.131cm" svg:viewBox="0 0 96 46" svg:d="M96 0c-17 3-45 37-48 46-3-9-30-43-48-46">
          <text:p/>
        </draw:path>
        <draw:path draw:style-name="gr8" draw:text-style-name="P1" draw:layer="layout" svg:width="0.095cm" svg:height="0.045cm" svg:x="14.627cm" svg:y="6.131cm" svg:viewBox="0 0 96 46" svg:d="M96 0c-17 3-44 37-48 46-3-9-30-43-48-46">
          <text:p/>
        </draw:path>
        <draw:path draw:style-name="gr8" draw:text-style-name="P1" draw:layer="layout" svg:width="0.095cm" svg:height="0.045cm" svg:x="14.894cm" svg:y="6.131cm" svg:viewBox="0 0 96 46" svg:d="M96 0c-18 3-46 37-49 46-3-9-30-43-47-46">
          <text:p/>
        </draw:path>
        <draw:path draw:style-name="gr9" draw:text-style-name="P1" draw:layer="layout" svg:width="0.096cm" svg:height="0.045cm" svg:x="15.16cm" svg:y="6.131cm" svg:viewBox="0 0 97 46" svg:d="M97 0c-19 3-46 37-49 46-3-9-30-43-48-46">
          <text:p/>
        </draw:path>
        <draw:path draw:style-name="gr8" draw:text-style-name="P1" draw:layer="layout" svg:width="0.095cm" svg:height="0.045cm" svg:x="15.427cm" svg:y="6.131cm" svg:viewBox="0 0 96 46" svg:d="M96 0c-17 3-44 37-47 46-3-9-30-43-49-46">
          <text:p/>
        </draw:path>
        <draw:path draw:style-name="gr8" draw:text-style-name="P1" draw:layer="layout" svg:width="0.095cm" svg:height="0.045cm" svg:x="15.827cm" svg:y="6.131cm" svg:viewBox="0 0 96 46" svg:d="M96 0c-18 3-45 37-48 46-3-9-30-43-48-46">
          <text:p/>
        </draw:path>
        <draw:path draw:style-name="gr8" draw:text-style-name="P1" draw:layer="layout" svg:width="0.095cm" svg:height="0.045cm" svg:x="16.094cm" svg:y="6.131cm" svg:viewBox="0 0 96 46" svg:d="M96 0c-18 3-45 37-48 46-3-9-30-43-48-46">
          <text:p/>
        </draw:path>
        <draw:path draw:style-name="gr8" draw:text-style-name="P1" draw:layer="layout" svg:width="0.096cm" svg:height="0.045cm" svg:x="16.36cm" svg:y="6.131cm" svg:viewBox="0 0 97 46" svg:d="M97 0c-18 3-45 37-48 46-3-9-31-43-49-46">
          <text:p/>
        </draw:path>
        <draw:path draw:style-name="gr8" draw:text-style-name="P1" draw:layer="layout" svg:width="0.095cm" svg:height="0.045cm" svg:x="16.627cm" svg:y="6.131cm" svg:viewBox="0 0 96 46" svg:d="M96 0c-17 3-44 37-47 46-4-9-31-43-49-46">
          <text:p/>
        </draw:path>
        <draw:path draw:style-name="gr8" draw:text-style-name="P1" draw:layer="layout" svg:width="0.095cm" svg:height="0.045cm" svg:x="17.027cm" svg:y="6.131cm" svg:viewBox="0 0 96 46" svg:d="M96 0c-17 3-44 37-47 46-3-9-31-43-49-46">
          <text:p/>
        </draw:path>
        <draw:path draw:style-name="gr8" draw:text-style-name="P1" draw:layer="layout" svg:width="0.095cm" svg:height="0.045cm" svg:x="17.294cm" svg:y="6.131cm" svg:viewBox="0 0 96 46" svg:d="M96 0c-18 3-45 37-48 46-3-9-31-43-48-46">
          <text:p/>
        </draw:path>
        <draw:path draw:style-name="gr8" draw:text-style-name="P1" draw:layer="layout" svg:width="0.096cm" svg:height="0.045cm" svg:x="17.56cm" svg:y="6.131cm" svg:viewBox="0 0 97 46" svg:d="M97 0c-18 3-46 37-49 46-3-9-30-43-48-46">
          <text:p/>
        </draw:path>
        <draw:path draw:style-name="gr8" draw:text-style-name="P1" draw:layer="layout" svg:width="0.095cm" svg:height="0.045cm" svg:x="17.827cm" svg:y="6.131cm" svg:viewBox="0 0 96 46" svg:d="M96 0c-18 3-45 37-48 46-3-9-30-43-48-46">
          <text:p/>
        </draw:path>
        <draw:path draw:style-name="gr8" draw:text-style-name="P1" draw:layer="layout" svg:width="0.095cm" svg:height="0.045cm" svg:x="18.227cm" svg:y="6.131cm" svg:viewBox="0 0 96 46" svg:d="M96 0c-17 3-45 37-48 46-3-9-30-43-48-46">
          <text:p/>
        </draw:path>
        <draw:path draw:style-name="gr8" draw:text-style-name="P1" draw:layer="layout" svg:width="0.095cm" svg:height="0.045cm" svg:x="18.494cm" svg:y="6.131cm" svg:viewBox="0 0 96 46" svg:d="M96 0c-19 3-46 37-49 46-3-9-30-43-47-46">
          <text:p/>
        </draw:path>
        <draw:path draw:style-name="gr8" draw:text-style-name="P1" draw:layer="layout" svg:width="0.096cm" svg:height="0.045cm" svg:x="18.76cm" svg:y="6.131cm" svg:viewBox="0 0 97 46" svg:d="M97 0c-18 3-45 37-48 46-3-9-30-43-49-46">
          <text:p/>
        </draw:path>
        <draw:path draw:style-name="gr8" draw:text-style-name="P1" draw:layer="layout" svg:width="0.095cm" svg:height="0.045cm" svg:x="19.027cm" svg:y="6.131cm" svg:viewBox="0 0 96 46" svg:d="M96 0c-17 3-44 37-47 46-3-9-31-43-49-46">
          <text:p/>
        </draw:path>
        <draw:path draw:style-name="gr8" draw:text-style-name="P1" draw:layer="layout" svg:width="0.097cm" svg:height="0.045cm" svg:x="19.427cm" svg:y="6.131cm" svg:viewBox="0 0 98 46" svg:d="M98 0c-19 3-46 37-49 46-3-9-30-43-49-46">
          <text:p/>
        </draw:path>
        <draw:path draw:style-name="gr8" draw:text-style-name="P1" draw:layer="layout" svg:width="0.095cm" svg:height="0.045cm" svg:x="19.694cm" svg:y="6.131cm" svg:viewBox="0 0 96 46" svg:d="M96 0c-18 3-45 37-48 46-3-9-31-43-48-46">
          <text:p/>
        </draw:path>
        <draw:path draw:style-name="gr8" draw:text-style-name="P1" draw:layer="layout" svg:width="0.096cm" svg:height="0.045cm" svg:x="19.96cm" svg:y="6.131cm" svg:viewBox="0 0 97 46" svg:d="M97 0c-18 3-45 37-48 46-3-9-31-43-49-46">
          <text:p/>
        </draw:path>
        <draw:path draw:style-name="gr9" draw:text-style-name="P1" draw:layer="layout" svg:width="0.096cm" svg:height="0.045cm" svg:x="20.227cm" svg:y="6.131cm" svg:viewBox="0 0 97 46" svg:d="M97 0c-18 3-46 37-49 46-3-9-30-43-48-46">
          <text:p/>
        </draw:path>
        <draw:custom-shape draw:style-name="gr6" draw:text-style-name="P4" draw:layer="layout" svg:width="1cm" svg:height="1cm" svg:x="19.37cm" svg:y="6.199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18.17cm" svg:y="6.199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16.97cm" svg:y="6.199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15.77cm" svg:y="6.199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14.57cm" svg:y="6.199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13.37cm" svg:y="6.199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12.17cm" svg:y="6.199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10.97cm" svg:y="6.199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9.77cm" svg:y="6.199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8.57cm" svg:y="6.199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7.37cm" svg:y="6.199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6.17cm" svg:y="6.199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4.97cm" svg:y="6.199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3.77cm" svg:y="6.199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2.57cm" svg:y="6.199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1cm" svg:x="1.37cm" svg:y="6.199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25cm" svg:height="0.25cm" svg:x="1.35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.88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2.15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3.081cm" svg:y="5.60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3.351cm" svg:y="5.60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4.282cm" svg:y="5.60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4.552cm" svg:y="5.60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5.483cm" svg:y="5.60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5.753cm" svg:y="5.60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6.684cm" svg:y="5.60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6.954cm" svg:y="5.60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7.885cm" svg:y="5.60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8.155cm" svg:y="5.60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9.086cm" svg:y="5.60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9.356cm" svg:y="5.60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0.287cm" svg:y="5.60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0.557cm" svg:y="5.60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1.488cm" svg:y="5.60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1.758cm" svg:y="5.60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2.689cm" svg:y="5.609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2.959cm" svg:y="5.609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3.89cm" svg:y="5.6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4.16cm" svg:y="5.6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5.091cm" svg:y="5.61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5.361cm" svg:y="5.61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6.292cm" svg:y="5.61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6.562cm" svg:y="5.61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7.493cm" svg:y="5.61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7.763cm" svg:y="5.61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8.694cm" svg:y="5.61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8.964cm" svg:y="5.61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8.151cm" svg:y="5.62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6.952cm" svg:y="5.62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5.753cm" svg:y="5.62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4.554cm" svg:y="5.62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3.355cm" svg:y="5.62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.351cm" svg:y="10.60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.881cm" svg:y="10.60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2.151cm" svg:y="10.60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3.082cm" svg:y="10.60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3.352cm" svg:y="10.60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4.283cm" svg:y="10.60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4.553cm" svg:y="10.60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5.484cm" svg:y="10.60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5.754cm" svg:y="10.60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6.685cm" svg:y="10.60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6.955cm" svg:y="10.60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7.886cm" svg:y="10.60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8.156cm" svg:y="10.60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9.087cm" svg:y="10.60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9.357cm" svg:y="10.60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0.288cm" svg:y="10.60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0.558cm" svg:y="10.60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1.489cm" svg:y="10.609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1.759cm" svg:y="10.609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2.69cm" svg:y="10.6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2.96cm" svg:y="10.6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3.891cm" svg:y="10.61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4.161cm" svg:y="10.61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5.092cm" svg:y="10.61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5.362cm" svg:y="10.61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6.293cm" svg:y="10.61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6.563cm" svg:y="10.61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7.494cm" svg:y="10.61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7.764cm" svg:y="10.61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8.695cm" svg:y="10.61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8.965cm" svg:y="10.61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9.896cm" svg:y="10.61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20.151cm" svg:y="10.62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9.351cm" svg:y="10.62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8.152cm" svg:y="10.62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6.953cm" svg:y="10.62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5.754cm" svg:y="10.62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4.555cm" svg:y="10.62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3.356cm" svg:y="10.62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path draw:style-name="gr11" draw:text-style-name="P7" draw:layer="layout" svg:width="0.095cm" svg:height="0.045cm" svg:x="1.428cm" svg:y="1.132cm" svg:viewBox="0 0 96 46" svg:d="M96 0c-18 3-45 37-48 46-4-9-30-43-48-46">
          <text:p/>
        </draw:path>
        <draw:path draw:style-name="gr11" draw:text-style-name="P7" draw:layer="layout" svg:width="0.096cm" svg:height="0.045cm" svg:x="1.694cm" svg:y="1.132cm" svg:viewBox="0 0 97 46" svg:d="M97 0c-18 3-46 37-49 46-3-9-30-43-48-46">
          <text:p/>
        </draw:path>
        <draw:path draw:style-name="gr11" draw:text-style-name="P7" draw:layer="layout" svg:width="0.096cm" svg:height="0.045cm" svg:x="1.961cm" svg:y="1.132cm" svg:viewBox="0 0 97 46" svg:d="M97 0c-19 3-46 37-49 46-3-9-30-43-48-46">
          <text:p/>
        </draw:path>
        <draw:path draw:style-name="gr11" draw:text-style-name="P7" draw:layer="layout" svg:width="0.095cm" svg:height="0.045cm" svg:x="2.228cm" svg:y="1.132cm" svg:viewBox="0 0 96 46" svg:d="M96 0c-18 3-45 37-48 46-3-9-29-43-48-46">
          <text:p/>
        </draw:path>
        <draw:path draw:style-name="gr11" draw:text-style-name="P7" draw:layer="layout" svg:width="0.095cm" svg:height="0.045cm" svg:x="2.628cm" svg:y="1.132cm" svg:viewBox="0 0 96 46" svg:d="M96 0c-19 3-46 37-49 46-2-9-29-43-47-46">
          <text:p/>
        </draw:path>
        <draw:path draw:style-name="gr11" draw:text-style-name="P7" draw:layer="layout" svg:width="0.096cm" svg:height="0.045cm" svg:x="2.894cm" svg:y="1.132cm" svg:viewBox="0 0 97 46" svg:d="M97 0c-18 3-45 37-48 46-3-9-30-43-49-46">
          <text:p/>
        </draw:path>
        <draw:path draw:style-name="gr11" draw:text-style-name="P7" draw:layer="layout" svg:width="0.096cm" svg:height="0.045cm" svg:x="3.161cm" svg:y="1.132cm" svg:viewBox="0 0 97 46" svg:d="M97 0c-18 3-45 37-48 46-3-9-31-43-49-46">
          <text:p/>
        </draw:path>
        <draw:path draw:style-name="gr11" draw:text-style-name="P7" draw:layer="layout" svg:width="0.095cm" svg:height="0.045cm" svg:x="3.428cm" svg:y="1.132cm" svg:viewBox="0 0 96 46" svg:d="M96 0c-18 3-45 37-47 46-3-9-31-43-49-46">
          <text:p/>
        </draw:path>
        <draw:path draw:style-name="gr11" draw:text-style-name="P7" draw:layer="layout" svg:width="0.095cm" svg:height="0.045cm" svg:x="3.828cm" svg:y="1.132cm" svg:viewBox="0 0 96 46" svg:d="M96 0c-18 3-45 37-47 46-3-9-31-43-49-46">
          <text:p/>
        </draw:path>
        <draw:path draw:style-name="gr11" draw:text-style-name="P7" draw:layer="layout" svg:width="0.096cm" svg:height="0.045cm" svg:x="4.094cm" svg:y="1.132cm" svg:viewBox="0 0 97 46" svg:d="M97 0c-18 3-45 37-48 46-3-9-31-43-49-46">
          <text:p/>
        </draw:path>
        <draw:path draw:style-name="gr11" draw:text-style-name="P7" draw:layer="layout" svg:width="0.096cm" svg:height="0.045cm" svg:x="4.361cm" svg:y="1.132cm" svg:viewBox="0 0 97 46" svg:d="M97 0c-18 3-46 37-49 46-3-9-30-43-48-46">
          <text:p/>
        </draw:path>
        <draw:path draw:style-name="gr11" draw:text-style-name="P7" draw:layer="layout" svg:width="0.095cm" svg:height="0.045cm" svg:x="4.628cm" svg:y="1.132cm" svg:viewBox="0 0 96 46" svg:d="M96 0c-18 3-45 37-48 46-3-9-30-43-48-46">
          <text:p/>
        </draw:path>
        <draw:path draw:style-name="gr11" draw:text-style-name="P7" draw:layer="layout" svg:width="0.095cm" svg:height="0.045cm" svg:x="5.028cm" svg:y="1.132cm" svg:viewBox="0 0 96 46" svg:d="M96 0c-18 3-45 37-48 46-3-9-30-43-48-46">
          <text:p/>
        </draw:path>
        <draw:path draw:style-name="gr11" draw:text-style-name="P7" draw:layer="layout" svg:width="0.096cm" svg:height="0.045cm" svg:x="5.294cm" svg:y="1.132cm" svg:viewBox="0 0 97 46" svg:d="M97 0c-18 3-46 37-49 46-3-9-30-43-48-46">
          <text:p/>
        </draw:path>
        <draw:path draw:style-name="gr11" draw:text-style-name="P7" draw:layer="layout" svg:width="0.096cm" svg:height="0.045cm" svg:x="5.561cm" svg:y="1.132cm" svg:viewBox="0 0 97 46" svg:d="M97 0c-19 3-46 37-49 46-3-9-30-43-48-46">
          <text:p/>
        </draw:path>
        <draw:path draw:style-name="gr11" draw:text-style-name="P7" draw:layer="layout" svg:width="0.095cm" svg:height="0.045cm" svg:x="5.828cm" svg:y="1.132cm" svg:viewBox="0 0 96 46" svg:d="M96 0c-18 3-44 37-47 46-3-9-30-43-49-46">
          <text:p/>
        </draw:path>
        <draw:path draw:style-name="gr11" draw:text-style-name="P7" draw:layer="layout" svg:width="0.095cm" svg:height="0.045cm" svg:x="6.228cm" svg:y="1.132cm" svg:viewBox="0 0 96 46" svg:d="M96 0c-19 3-45 37-48 46-3-9-30-43-48-46">
          <text:p/>
        </draw:path>
        <draw:path draw:style-name="gr11" draw:text-style-name="P7" draw:layer="layout" svg:width="0.096cm" svg:height="0.045cm" svg:x="6.494cm" svg:y="1.132cm" svg:viewBox="0 0 97 46" svg:d="M97 0c-18 3-45 37-48 46-3-9-30-43-49-46">
          <text:p/>
        </draw:path>
        <draw:path draw:style-name="gr11" draw:text-style-name="P7" draw:layer="layout" svg:width="0.096cm" svg:height="0.045cm" svg:x="6.761cm" svg:y="1.132cm" svg:viewBox="0 0 97 46" svg:d="M97 0c-18 3-45 37-48 46-3-9-31-43-49-46">
          <text:p/>
        </draw:path>
        <draw:path draw:style-name="gr11" draw:text-style-name="P7" draw:layer="layout" svg:width="0.095cm" svg:height="0.045cm" svg:x="7.028cm" svg:y="1.132cm" svg:viewBox="0 0 96 46" svg:d="M96 0c-18 3-44 37-48 46-3-9-30-43-48-46">
          <text:p/>
        </draw:path>
        <draw:path draw:style-name="gr11" draw:text-style-name="P7" draw:layer="layout" svg:width="0.095cm" svg:height="0.045cm" svg:x="7.428cm" svg:y="1.132cm" svg:viewBox="0 0 96 46" svg:d="M96 0c-18 3-44 37-47 46-3-9-31-43-49-46">
          <text:p/>
        </draw:path>
        <draw:path draw:style-name="gr11" draw:text-style-name="P7" draw:layer="layout" svg:width="0.096cm" svg:height="0.045cm" svg:x="7.694cm" svg:y="1.132cm" svg:viewBox="0 0 97 46" svg:d="M97 0c-18 3-45 37-49 46-3-9-30-43-48-46">
          <text:p/>
        </draw:path>
        <draw:path draw:style-name="gr11" draw:text-style-name="P7" draw:layer="layout" svg:width="0.096cm" svg:height="0.045cm" svg:x="7.961cm" svg:y="1.132cm" svg:viewBox="0 0 97 46" svg:d="M97 0c-18 3-46 37-49 46-3-9-30-43-48-46">
          <text:p/>
        </draw:path>
        <draw:path draw:style-name="gr11" draw:text-style-name="P7" draw:layer="layout" svg:width="0.095cm" svg:height="0.045cm" svg:x="8.228cm" svg:y="1.132cm" svg:viewBox="0 0 96 46" svg:d="M96 0c-19 3-45 37-48 46-3-9-30-43-48-46">
          <text:p/>
        </draw:path>
        <draw:path draw:style-name="gr11" draw:text-style-name="P7" draw:layer="layout" svg:width="0.095cm" svg:height="0.045cm" svg:x="8.628cm" svg:y="1.132cm" svg:viewBox="0 0 96 46" svg:d="M96 0c-18 3-45 37-48 46-3-9-30-43-48-46">
          <text:p/>
        </draw:path>
        <draw:path draw:style-name="gr11" draw:text-style-name="P7" draw:layer="layout" svg:width="0.096cm" svg:height="0.045cm" svg:x="8.894cm" svg:y="1.132cm" svg:viewBox="0 0 97 46" svg:d="M97 0c-19 3-46 37-49 46-3-9-30-43-48-46">
          <text:p/>
        </draw:path>
        <draw:path draw:style-name="gr11" draw:text-style-name="P7" draw:layer="layout" svg:width="0.096cm" svg:height="0.045cm" svg:x="9.161cm" svg:y="1.132cm" svg:viewBox="0 0 97 46" svg:d="M97 0c-18 3-45 37-48 46-3-9-30-43-49-46">
          <text:p/>
        </draw:path>
        <draw:path draw:style-name="gr11" draw:text-style-name="P7" draw:layer="layout" svg:width="0.095cm" svg:height="0.045cm" svg:x="9.428cm" svg:y="1.132cm" svg:viewBox="0 0 96 46" svg:d="M96 0c-18 3-44 37-47 46-3-9-31-43-49-46">
          <text:p/>
        </draw:path>
        <draw:path draw:style-name="gr11" draw:text-style-name="P7" draw:layer="layout" svg:width="0.095cm" svg:height="0.045cm" svg:x="9.828cm" svg:y="1.132cm" svg:viewBox="0 0 96 46" svg:d="M96 0c-18 3-44 37-47 46-3-9-30-43-49-46">
          <text:p/>
        </draw:path>
        <draw:path draw:style-name="gr11" draw:text-style-name="P7" draw:layer="layout" svg:width="0.096cm" svg:height="0.045cm" svg:x="10.094cm" svg:y="1.132cm" svg:viewBox="0 0 97 46" svg:d="M97 0c-18 3-45 37-48 46-3-9-31-43-49-46">
          <text:p/>
        </draw:path>
        <draw:path draw:style-name="gr11" draw:text-style-name="P7" draw:layer="layout" svg:width="0.096cm" svg:height="0.045cm" svg:x="10.361cm" svg:y="1.132cm" svg:viewBox="0 0 97 46" svg:d="M97 0c-18 3-45 37-48 46-3-9-31-43-49-46">
          <text:p/>
        </draw:path>
        <draw:path draw:style-name="gr11" draw:text-style-name="P7" draw:layer="layout" svg:width="0.095cm" svg:height="0.045cm" svg:x="10.628cm" svg:y="1.132cm" svg:viewBox="0 0 96 46" svg:d="M96 0c-18 3-45 37-48 46-3-9-30-43-48-46">
          <text:p/>
        </draw:path>
        <draw:path draw:style-name="gr11" draw:text-style-name="P7" draw:layer="layout" svg:width="0.095cm" svg:height="0.045cm" svg:x="11.028cm" svg:y="1.132cm" svg:viewBox="0 0 96 46" svg:d="M96 0c-18 3-44 37-47 46-3-9-31-43-49-46">
          <text:p/>
        </draw:path>
        <draw:path draw:style-name="gr11" draw:text-style-name="P7" draw:layer="layout" svg:width="0.096cm" svg:height="0.045cm" svg:x="11.294cm" svg:y="1.132cm" svg:viewBox="0 0 97 46" svg:d="M97 0c-18 3-46 37-49 46-3-9-30-43-48-46">
          <text:p/>
        </draw:path>
        <draw:path draw:style-name="gr11" draw:text-style-name="P7" draw:layer="layout" svg:width="0.096cm" svg:height="0.045cm" svg:x="11.561cm" svg:y="1.132cm" svg:viewBox="0 0 97 46" svg:d="M97 0c-18 3-46 37-49 46-3-9-30-43-48-46">
          <text:p/>
        </draw:path>
        <draw:path draw:style-name="gr11" draw:text-style-name="P7" draw:layer="layout" svg:width="0.095cm" svg:height="0.045cm" svg:x="11.828cm" svg:y="1.132cm" svg:viewBox="0 0 96 46" svg:d="M96 0c-18 3-44 37-47 46-3-9-30-43-49-46">
          <text:p/>
        </draw:path>
        <draw:path draw:style-name="gr11" draw:text-style-name="P7" draw:layer="layout" svg:width="0.095cm" svg:height="0.045cm" svg:x="12.228cm" svg:y="1.132cm" svg:viewBox="0 0 96 46" svg:d="M96 0c-18 3-45 37-48 46-3-9-30-43-48-46">
          <text:p/>
        </draw:path>
        <draw:path draw:style-name="gr11" draw:text-style-name="P7" draw:layer="layout" svg:width="0.096cm" svg:height="0.045cm" svg:x="12.494cm" svg:y="1.132cm" svg:viewBox="0 0 97 46" svg:d="M97 0c-19 3-46 37-49 46-3-9-30-43-48-46">
          <text:p/>
        </draw:path>
        <draw:path draw:style-name="gr11" draw:text-style-name="P7" draw:layer="layout" svg:width="0.096cm" svg:height="0.045cm" svg:x="12.761cm" svg:y="1.132cm" svg:viewBox="0 0 97 46" svg:d="M97 0c-18 3-45 37-48 46-3-9-30-43-49-46">
          <text:p/>
        </draw:path>
        <draw:path draw:style-name="gr11" draw:text-style-name="P7" draw:layer="layout" svg:width="0.095cm" svg:height="0.045cm" svg:x="13.028cm" svg:y="1.132cm" svg:viewBox="0 0 96 46" svg:d="M96 0c-18 3-44 37-47 46-3-9-31-43-49-46">
          <text:p/>
        </draw:path>
        <draw:path draw:style-name="gr11" draw:text-style-name="P7" draw:layer="layout" svg:width="0.095cm" svg:height="0.045cm" svg:x="13.428cm" svg:y="1.132cm" svg:viewBox="0 0 96 46" svg:d="M96 0c-17 3-44 37-47 46-3-9-30-43-49-46">
          <text:p/>
        </draw:path>
        <draw:path draw:style-name="gr11" draw:text-style-name="P7" draw:layer="layout" svg:width="0.096cm" svg:height="0.045cm" svg:x="13.694cm" svg:y="1.132cm" svg:viewBox="0 0 97 46" svg:d="M97 0c-18 3-45 37-48 46-3-9-31-43-49-46">
          <text:p/>
        </draw:path>
        <draw:path draw:style-name="gr11" draw:text-style-name="P7" draw:layer="layout" svg:width="0.096cm" svg:height="0.045cm" svg:x="13.961cm" svg:y="1.132cm" svg:viewBox="0 0 97 46" svg:d="M97 0c-18 3-46 37-49 46-3-9-30-43-48-46">
          <text:p/>
        </draw:path>
        <draw:path draw:style-name="gr11" draw:text-style-name="P7" draw:layer="layout" svg:width="0.095cm" svg:height="0.045cm" svg:x="14.228cm" svg:y="1.132cm" svg:viewBox="0 0 96 46" svg:d="M96 0c-17 3-45 37-48 46-3-9-30-43-48-46">
          <text:p/>
        </draw:path>
        <draw:path draw:style-name="gr11" draw:text-style-name="P7" draw:layer="layout" svg:width="0.095cm" svg:height="0.045cm" svg:x="14.628cm" svg:y="1.132cm" svg:viewBox="0 0 96 46" svg:d="M96 0c-17 3-44 37-48 46-3-9-30-43-48-46">
          <text:p/>
        </draw:path>
        <draw:path draw:style-name="gr11" draw:text-style-name="P7" draw:layer="layout" svg:width="0.095cm" svg:height="0.045cm" svg:x="14.895cm" svg:y="1.132cm" svg:viewBox="0 0 96 46" svg:d="M96 0c-18 3-46 37-49 46-3-9-30-43-47-46">
          <text:p/>
        </draw:path>
        <draw:path draw:style-name="gr11" draw:text-style-name="P7" draw:layer="layout" svg:width="0.096cm" svg:height="0.045cm" svg:x="15.161cm" svg:y="1.132cm" svg:viewBox="0 0 97 46" svg:d="M97 0c-19 3-46 37-49 46-3-9-30-43-48-46">
          <text:p/>
        </draw:path>
        <draw:path draw:style-name="gr11" draw:text-style-name="P7" draw:layer="layout" svg:width="0.095cm" svg:height="0.045cm" svg:x="15.428cm" svg:y="1.132cm" svg:viewBox="0 0 96 46" svg:d="M96 0c-17 3-44 37-47 46-3-9-30-43-49-46">
          <text:p/>
        </draw:path>
        <draw:path draw:style-name="gr11" draw:text-style-name="P7" draw:layer="layout" svg:width="0.095cm" svg:height="0.045cm" svg:x="15.828cm" svg:y="1.132cm" svg:viewBox="0 0 96 46" svg:d="M96 0c-18 3-45 37-48 46-3-9-30-43-48-46">
          <text:p/>
        </draw:path>
        <draw:path draw:style-name="gr11" draw:text-style-name="P7" draw:layer="layout" svg:width="0.095cm" svg:height="0.045cm" svg:x="16.095cm" svg:y="1.132cm" svg:viewBox="0 0 96 46" svg:d="M96 0c-18 3-45 37-48 46-3-9-30-43-48-46">
          <text:p/>
        </draw:path>
        <draw:path draw:style-name="gr11" draw:text-style-name="P7" draw:layer="layout" svg:width="0.096cm" svg:height="0.045cm" svg:x="16.361cm" svg:y="1.132cm" svg:viewBox="0 0 97 46" svg:d="M97 0c-18 3-45 37-48 46-3-9-31-43-49-46">
          <text:p/>
        </draw:path>
        <draw:path draw:style-name="gr11" draw:text-style-name="P7" draw:layer="layout" svg:width="0.095cm" svg:height="0.045cm" svg:x="16.628cm" svg:y="1.132cm" svg:viewBox="0 0 96 46" svg:d="M96 0c-17 3-44 37-47 46-4-9-31-43-49-46">
          <text:p/>
        </draw:path>
        <draw:path draw:style-name="gr11" draw:text-style-name="P7" draw:layer="layout" svg:width="0.095cm" svg:height="0.045cm" svg:x="17.028cm" svg:y="1.132cm" svg:viewBox="0 0 96 46" svg:d="M96 0c-17 3-44 37-47 46-3-9-31-43-49-46">
          <text:p/>
        </draw:path>
        <draw:path draw:style-name="gr11" draw:text-style-name="P7" draw:layer="layout" svg:width="0.095cm" svg:height="0.045cm" svg:x="17.295cm" svg:y="1.132cm" svg:viewBox="0 0 96 46" svg:d="M96 0c-18 3-45 37-48 46-3-9-31-43-48-46">
          <text:p/>
        </draw:path>
        <draw:path draw:style-name="gr11" draw:text-style-name="P7" draw:layer="layout" svg:width="0.096cm" svg:height="0.045cm" svg:x="17.561cm" svg:y="1.132cm" svg:viewBox="0 0 97 46" svg:d="M97 0c-18 3-46 37-49 46-3-9-30-43-48-46">
          <text:p/>
        </draw:path>
        <draw:path draw:style-name="gr11" draw:text-style-name="P7" draw:layer="layout" svg:width="0.095cm" svg:height="0.045cm" svg:x="17.828cm" svg:y="1.132cm" svg:viewBox="0 0 96 46" svg:d="M96 0c-18 3-45 37-48 46-3-9-30-43-48-46">
          <text:p/>
        </draw:path>
        <draw:path draw:style-name="gr11" draw:text-style-name="P7" draw:layer="layout" svg:width="0.095cm" svg:height="0.045cm" svg:x="18.228cm" svg:y="1.132cm" svg:viewBox="0 0 96 46" svg:d="M96 0c-17 3-45 37-48 46-3-9-30-43-48-46">
          <text:p/>
        </draw:path>
        <draw:path draw:style-name="gr11" draw:text-style-name="P7" draw:layer="layout" svg:width="0.095cm" svg:height="0.045cm" svg:x="18.495cm" svg:y="1.132cm" svg:viewBox="0 0 96 46" svg:d="M96 0c-19 3-46 37-49 46-3-9-30-43-47-46">
          <text:p/>
        </draw:path>
        <draw:path draw:style-name="gr11" draw:text-style-name="P7" draw:layer="layout" svg:width="0.096cm" svg:height="0.045cm" svg:x="18.761cm" svg:y="1.132cm" svg:viewBox="0 0 97 46" svg:d="M97 0c-18 3-45 37-48 46-3-9-30-43-49-46">
          <text:p/>
        </draw:path>
        <draw:path draw:style-name="gr11" draw:text-style-name="P7" draw:layer="layout" svg:width="0.095cm" svg:height="0.045cm" svg:x="19.028cm" svg:y="1.132cm" svg:viewBox="0 0 96 46" svg:d="M96 0c-17 3-44 37-47 46-3-9-31-43-49-46">
          <text:p/>
        </draw:path>
        <draw:path draw:style-name="gr12" draw:text-style-name="P1" draw:layer="layout" svg:width="0.097cm" svg:height="0.045cm" svg:x="19.428cm" svg:y="1.132cm" svg:viewBox="0 0 98 46" svg:d="M98 0c-19 3-46 37-49 46-3-9-30-43-49-46">
          <text:p/>
        </draw:path>
        <draw:path draw:style-name="gr12" draw:text-style-name="P1" draw:layer="layout" svg:width="0.095cm" svg:height="0.045cm" svg:x="19.695cm" svg:y="1.132cm" svg:viewBox="0 0 96 46" svg:d="M96 0c-18 3-45 37-48 46-3-9-31-43-48-46">
          <text:p/>
        </draw:path>
        <draw:path draw:style-name="gr12" draw:text-style-name="P1" draw:layer="layout" svg:width="0.096cm" svg:height="0.045cm" svg:x="19.961cm" svg:y="1.132cm" svg:viewBox="0 0 97 46" svg:d="M97 0c-18 3-45 37-48 46-3-9-31-43-49-46">
          <text:p/>
        </draw:path>
        <draw:path draw:style-name="gr12" draw:text-style-name="P1" draw:layer="layout" svg:width="0.096cm" svg:height="0.045cm" svg:x="20.228cm" svg:y="1.132cm" svg:viewBox="0 0 97 46" svg:d="M97 0c-18 3-46 37-49 46-3-9-30-43-48-46">
          <text:p/>
        </draw:path>
        <draw:line draw:style-name="gr13" draw:text-style-name="P1" draw:layer="layout" svg:x1="1.475cm" svg:y1="0.68cm" svg:x2="1.475cm" svg:y2="1.18cm">
          <text:p/>
        </draw:line>
        <draw:line draw:style-name="gr13" draw:text-style-name="P1" draw:layer="layout" svg:x1="1.742cm" svg:y1="0.68cm" svg:x2="1.742cm" svg:y2="1.18cm">
          <text:p/>
        </draw:line>
        <draw:line draw:style-name="gr13" draw:text-style-name="P1" draw:layer="layout" svg:x1="2.009cm" svg:y1="0.68cm" svg:x2="2.009cm" svg:y2="1.18cm">
          <text:p/>
        </draw:line>
        <draw:line draw:style-name="gr13" draw:text-style-name="P1" draw:layer="layout" svg:x1="2.275cm" svg:y1="0.68cm" svg:x2="2.275cm" svg:y2="1.18cm">
          <text:p/>
        </draw:line>
        <draw:line draw:style-name="gr13" draw:text-style-name="P1" draw:layer="layout" svg:x1="2.675cm" svg:y1="0.68cm" svg:x2="2.675cm" svg:y2="1.18cm">
          <text:p/>
        </draw:line>
        <draw:line draw:style-name="gr13" draw:text-style-name="P1" draw:layer="layout" svg:x1="2.942cm" svg:y1="0.68cm" svg:x2="2.942cm" svg:y2="1.18cm">
          <text:p/>
        </draw:line>
        <draw:line draw:style-name="gr13" draw:text-style-name="P1" draw:layer="layout" svg:x1="3.209cm" svg:y1="0.68cm" svg:x2="3.209cm" svg:y2="1.18cm">
          <text:p/>
        </draw:line>
        <draw:line draw:style-name="gr13" draw:text-style-name="P1" draw:layer="layout" svg:x1="3.476cm" svg:y1="0.68cm" svg:x2="3.476cm" svg:y2="1.18cm">
          <text:p/>
        </draw:line>
        <draw:line draw:style-name="gr13" draw:text-style-name="P1" draw:layer="layout" svg:x1="3.876cm" svg:y1="0.68cm" svg:x2="3.876cm" svg:y2="1.18cm">
          <text:p/>
        </draw:line>
        <draw:line draw:style-name="gr13" draw:text-style-name="P1" draw:layer="layout" svg:x1="4.142cm" svg:y1="0.68cm" svg:x2="4.142cm" svg:y2="1.18cm">
          <text:p/>
        </draw:line>
        <draw:line draw:style-name="gr13" draw:text-style-name="P1" draw:layer="layout" svg:x1="4.409cm" svg:y1="0.68cm" svg:x2="4.409cm" svg:y2="1.18cm">
          <text:p/>
        </draw:line>
        <draw:line draw:style-name="gr13" draw:text-style-name="P1" draw:layer="layout" svg:x1="4.676cm" svg:y1="0.68cm" svg:x2="4.676cm" svg:y2="1.18cm">
          <text:p/>
        </draw:line>
        <draw:line draw:style-name="gr13" draw:text-style-name="P1" draw:layer="layout" svg:x1="5.076cm" svg:y1="0.68cm" svg:x2="5.076cm" svg:y2="1.18cm">
          <text:p/>
        </draw:line>
        <draw:line draw:style-name="gr13" draw:text-style-name="P1" draw:layer="layout" svg:x1="5.342cm" svg:y1="0.68cm" svg:x2="5.342cm" svg:y2="1.18cm">
          <text:p/>
        </draw:line>
        <draw:line draw:style-name="gr13" draw:text-style-name="P1" draw:layer="layout" svg:x1="5.609cm" svg:y1="0.68cm" svg:x2="5.609cm" svg:y2="1.18cm">
          <text:p/>
        </draw:line>
        <draw:line draw:style-name="gr13" draw:text-style-name="P1" draw:layer="layout" svg:x1="5.876cm" svg:y1="0.68cm" svg:x2="5.876cm" svg:y2="1.18cm">
          <text:p/>
        </draw:line>
        <draw:line draw:style-name="gr13" draw:text-style-name="P1" draw:layer="layout" svg:x1="6.276cm" svg:y1="0.68cm" svg:x2="6.276cm" svg:y2="1.18cm">
          <text:p/>
        </draw:line>
        <draw:line draw:style-name="gr13" draw:text-style-name="P1" draw:layer="layout" svg:x1="6.542cm" svg:y1="0.68cm" svg:x2="6.542cm" svg:y2="1.18cm">
          <text:p/>
        </draw:line>
        <draw:line draw:style-name="gr13" draw:text-style-name="P1" draw:layer="layout" svg:x1="6.809cm" svg:y1="0.68cm" svg:x2="6.809cm" svg:y2="1.18cm">
          <text:p/>
        </draw:line>
        <draw:line draw:style-name="gr13" draw:text-style-name="P1" draw:layer="layout" svg:x1="7.076cm" svg:y1="0.68cm" svg:x2="7.076cm" svg:y2="1.18cm">
          <text:p/>
        </draw:line>
        <draw:line draw:style-name="gr13" draw:text-style-name="P1" draw:layer="layout" svg:x1="7.476cm" svg:y1="0.68cm" svg:x2="7.476cm" svg:y2="1.18cm">
          <text:p/>
        </draw:line>
        <draw:line draw:style-name="gr13" draw:text-style-name="P1" draw:layer="layout" svg:x1="7.742cm" svg:y1="0.68cm" svg:x2="7.742cm" svg:y2="1.18cm">
          <text:p/>
        </draw:line>
        <draw:line draw:style-name="gr13" draw:text-style-name="P1" draw:layer="layout" svg:x1="8.009cm" svg:y1="0.68cm" svg:x2="8.009cm" svg:y2="1.18cm">
          <text:p/>
        </draw:line>
        <draw:line draw:style-name="gr13" draw:text-style-name="P1" draw:layer="layout" svg:x1="8.276cm" svg:y1="0.68cm" svg:x2="8.276cm" svg:y2="1.18cm">
          <text:p/>
        </draw:line>
        <draw:line draw:style-name="gr13" draw:text-style-name="P1" draw:layer="layout" svg:x1="8.676cm" svg:y1="0.68cm" svg:x2="8.676cm" svg:y2="1.18cm">
          <text:p/>
        </draw:line>
        <draw:line draw:style-name="gr13" draw:text-style-name="P1" draw:layer="layout" svg:x1="8.942cm" svg:y1="0.68cm" svg:x2="8.942cm" svg:y2="1.18cm">
          <text:p/>
        </draw:line>
        <draw:line draw:style-name="gr13" draw:text-style-name="P1" draw:layer="layout" svg:x1="9.209cm" svg:y1="0.68cm" svg:x2="9.209cm" svg:y2="1.18cm">
          <text:p/>
        </draw:line>
        <draw:line draw:style-name="gr13" draw:text-style-name="P1" draw:layer="layout" svg:x1="9.476cm" svg:y1="0.68cm" svg:x2="9.476cm" svg:y2="1.18cm">
          <text:p/>
        </draw:line>
        <draw:line draw:style-name="gr13" draw:text-style-name="P1" draw:layer="layout" svg:x1="9.876cm" svg:y1="0.68cm" svg:x2="9.876cm" svg:y2="1.18cm">
          <text:p/>
        </draw:line>
        <draw:line draw:style-name="gr13" draw:text-style-name="P1" draw:layer="layout" svg:x1="10.142cm" svg:y1="0.68cm" svg:x2="10.142cm" svg:y2="1.18cm">
          <text:p/>
        </draw:line>
        <draw:line draw:style-name="gr13" draw:text-style-name="P1" draw:layer="layout" svg:x1="10.409cm" svg:y1="0.68cm" svg:x2="10.409cm" svg:y2="1.18cm">
          <text:p/>
        </draw:line>
        <draw:line draw:style-name="gr13" draw:text-style-name="P1" draw:layer="layout" svg:x1="10.676cm" svg:y1="0.68cm" svg:x2="10.676cm" svg:y2="1.18cm">
          <text:p/>
        </draw:line>
        <draw:line draw:style-name="gr13" draw:text-style-name="P1" draw:layer="layout" svg:x1="11.076cm" svg:y1="0.68cm" svg:x2="11.076cm" svg:y2="1.18cm">
          <text:p/>
        </draw:line>
        <draw:line draw:style-name="gr13" draw:text-style-name="P1" draw:layer="layout" svg:x1="11.342cm" svg:y1="0.68cm" svg:x2="11.342cm" svg:y2="1.18cm">
          <text:p/>
        </draw:line>
        <draw:line draw:style-name="gr13" draw:text-style-name="P1" draw:layer="layout" svg:x1="11.609cm" svg:y1="0.68cm" svg:x2="11.609cm" svg:y2="1.18cm">
          <text:p/>
        </draw:line>
        <draw:line draw:style-name="gr13" draw:text-style-name="P1" draw:layer="layout" svg:x1="11.876cm" svg:y1="0.68cm" svg:x2="11.876cm" svg:y2="1.18cm">
          <text:p/>
        </draw:line>
        <draw:line draw:style-name="gr13" draw:text-style-name="P1" draw:layer="layout" svg:x1="12.276cm" svg:y1="0.68cm" svg:x2="12.276cm" svg:y2="1.18cm">
          <text:p/>
        </draw:line>
        <draw:line draw:style-name="gr13" draw:text-style-name="P1" draw:layer="layout" svg:x1="12.542cm" svg:y1="0.68cm" svg:x2="12.542cm" svg:y2="1.18cm">
          <text:p/>
        </draw:line>
        <draw:line draw:style-name="gr13" draw:text-style-name="P1" draw:layer="layout" svg:x1="12.809cm" svg:y1="0.68cm" svg:x2="12.809cm" svg:y2="1.18cm">
          <text:p/>
        </draw:line>
        <draw:line draw:style-name="gr13" draw:text-style-name="P1" draw:layer="layout" svg:x1="13.076cm" svg:y1="0.68cm" svg:x2="13.076cm" svg:y2="1.18cm">
          <text:p/>
        </draw:line>
        <draw:line draw:style-name="gr13" draw:text-style-name="P1" draw:layer="layout" svg:x1="13.476cm" svg:y1="0.68cm" svg:x2="13.476cm" svg:y2="1.18cm">
          <text:p/>
        </draw:line>
        <draw:line draw:style-name="gr13" draw:text-style-name="P1" draw:layer="layout" svg:x1="13.742cm" svg:y1="0.68cm" svg:x2="13.742cm" svg:y2="1.18cm">
          <text:p/>
        </draw:line>
        <draw:line draw:style-name="gr13" draw:text-style-name="P1" draw:layer="layout" svg:x1="14.009cm" svg:y1="0.68cm" svg:x2="14.009cm" svg:y2="1.18cm">
          <text:p/>
        </draw:line>
        <draw:line draw:style-name="gr13" draw:text-style-name="P1" draw:layer="layout" svg:x1="14.276cm" svg:y1="0.68cm" svg:x2="14.276cm" svg:y2="1.18cm">
          <text:p/>
        </draw:line>
        <draw:line draw:style-name="gr13" draw:text-style-name="P1" draw:layer="layout" svg:x1="14.676cm" svg:y1="0.68cm" svg:x2="14.676cm" svg:y2="1.18cm">
          <text:p/>
        </draw:line>
        <draw:line draw:style-name="gr13" draw:text-style-name="P1" draw:layer="layout" svg:x1="14.942cm" svg:y1="0.68cm" svg:x2="14.942cm" svg:y2="1.18cm">
          <text:p/>
        </draw:line>
        <draw:line draw:style-name="gr13" draw:text-style-name="P1" draw:layer="layout" svg:x1="15.209cm" svg:y1="0.68cm" svg:x2="15.209cm" svg:y2="1.18cm">
          <text:p/>
        </draw:line>
        <draw:line draw:style-name="gr13" draw:text-style-name="P1" draw:layer="layout" svg:x1="15.476cm" svg:y1="0.68cm" svg:x2="15.476cm" svg:y2="1.18cm">
          <text:p/>
        </draw:line>
        <draw:line draw:style-name="gr13" draw:text-style-name="P1" draw:layer="layout" svg:x1="15.876cm" svg:y1="0.68cm" svg:x2="15.876cm" svg:y2="1.18cm">
          <text:p/>
        </draw:line>
        <draw:line draw:style-name="gr13" draw:text-style-name="P1" draw:layer="layout" svg:x1="16.142cm" svg:y1="0.68cm" svg:x2="16.142cm" svg:y2="1.18cm">
          <text:p/>
        </draw:line>
        <draw:line draw:style-name="gr13" draw:text-style-name="P1" draw:layer="layout" svg:x1="16.409cm" svg:y1="0.68cm" svg:x2="16.409cm" svg:y2="1.18cm">
          <text:p/>
        </draw:line>
        <draw:line draw:style-name="gr13" draw:text-style-name="P1" draw:layer="layout" svg:x1="16.676cm" svg:y1="0.68cm" svg:x2="16.676cm" svg:y2="1.18cm">
          <text:p/>
        </draw:line>
        <draw:line draw:style-name="gr13" draw:text-style-name="P1" draw:layer="layout" svg:x1="17.076cm" svg:y1="0.68cm" svg:x2="17.076cm" svg:y2="1.18cm">
          <text:p/>
        </draw:line>
        <draw:line draw:style-name="gr13" draw:text-style-name="P1" draw:layer="layout" svg:x1="17.342cm" svg:y1="0.68cm" svg:x2="17.342cm" svg:y2="1.18cm">
          <text:p/>
        </draw:line>
        <draw:line draw:style-name="gr13" draw:text-style-name="P1" draw:layer="layout" svg:x1="17.609cm" svg:y1="0.68cm" svg:x2="17.609cm" svg:y2="1.18cm">
          <text:p/>
        </draw:line>
        <draw:line draw:style-name="gr13" draw:text-style-name="P1" draw:layer="layout" svg:x1="17.876cm" svg:y1="0.68cm" svg:x2="17.876cm" svg:y2="1.18cm">
          <text:p/>
        </draw:line>
        <draw:line draw:style-name="gr13" draw:text-style-name="P1" draw:layer="layout" svg:x1="18.276cm" svg:y1="0.68cm" svg:x2="18.276cm" svg:y2="1.18cm">
          <text:p/>
        </draw:line>
        <draw:line draw:style-name="gr13" draw:text-style-name="P1" draw:layer="layout" svg:x1="18.542cm" svg:y1="0.68cm" svg:x2="18.542cm" svg:y2="1.18cm">
          <text:p/>
        </draw:line>
        <draw:line draw:style-name="gr13" draw:text-style-name="P1" draw:layer="layout" svg:x1="18.809cm" svg:y1="0.68cm" svg:x2="18.809cm" svg:y2="1.18cm">
          <text:p/>
        </draw:line>
        <draw:line draw:style-name="gr13" draw:text-style-name="P1" draw:layer="layout" svg:x1="19.076cm" svg:y1="0.68cm" svg:x2="19.076cm" svg:y2="1.18cm">
          <text:p/>
        </draw:line>
        <draw:line draw:style-name="gr14" draw:text-style-name="P1" draw:layer="layout" svg:x1="19.476cm" svg:y1="0.68cm" svg:x2="19.476cm" svg:y2="1.18cm">
          <text:p/>
        </draw:line>
        <draw:line draw:style-name="gr14" draw:text-style-name="P1" draw:layer="layout" svg:x1="19.742cm" svg:y1="0.68cm" svg:x2="19.742cm" svg:y2="1.18cm">
          <text:p/>
        </draw:line>
        <draw:line draw:style-name="gr14" draw:text-style-name="P1" draw:layer="layout" svg:x1="20.009cm" svg:y1="0.68cm" svg:x2="20.009cm" svg:y2="1.18cm">
          <text:p/>
        </draw:line>
        <draw:line draw:style-name="gr14" draw:text-style-name="P1" draw:layer="layout" svg:x1="20.276cm" svg:y1="0.68cm" svg:x2="20.276cm" svg:y2="1.18cm">
          <text:p/>
        </draw:line>
        <draw:custom-shape draw:style-name="gr10" draw:text-style-name="P6" draw:layer="layout" svg:width="0.25cm" svg:height="0.25cm" svg:x="19.895cm" svg:y="5.61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20.165cm" svg:y="5.61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9.352cm" svg:y="5.62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" draw:text-style-name="P4" draw:layer="layout" svg:width="1cm" svg:height="1cm" svg:x="19.371cm" svg:y="11.196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18.171cm" svg:y="11.196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16.971cm" svg:y="11.196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15.771cm" svg:y="11.196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14.571cm" svg:y="11.196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13.371cm" svg:y="11.196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12.171cm" svg:y="11.196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10.971cm" svg:y="11.196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9.771cm" svg:y="11.196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8.571cm" svg:y="11.196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7.371cm" svg:y="11.196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6.171cm" svg:y="11.196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4.971cm" svg:y="11.196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3.771cm" svg:y="11.196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2.571cm" svg:y="11.196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1.371cm" svg:y="11.196cm">
          <text:p text:style-name="P3">S</text:p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1.473cm" svg:y1="12.19cm" svg:x2="1.473cm" svg:y2="12.69cm">
          <text:p/>
        </draw:line>
        <draw:line draw:style-name="gr15" draw:text-style-name="P7" draw:layer="layout" svg:x1="1.74cm" svg:y1="12.19cm" svg:x2="1.74cm" svg:y2="12.69cm">
          <text:p/>
        </draw:line>
        <draw:line draw:style-name="gr15" draw:text-style-name="P7" draw:layer="layout" svg:x1="2.007cm" svg:y1="12.19cm" svg:x2="2.007cm" svg:y2="12.69cm">
          <text:p/>
        </draw:line>
        <draw:line draw:style-name="gr15" draw:text-style-name="P7" draw:layer="layout" svg:x1="2.273cm" svg:y1="12.19cm" svg:x2="2.273cm" svg:y2="12.69cm">
          <text:p/>
        </draw:line>
        <draw:line draw:style-name="gr15" draw:text-style-name="P7" draw:layer="layout" svg:x1="2.673cm" svg:y1="12.19cm" svg:x2="2.673cm" svg:y2="12.69cm">
          <text:p/>
        </draw:line>
        <draw:line draw:style-name="gr15" draw:text-style-name="P7" draw:layer="layout" svg:x1="2.94cm" svg:y1="12.19cm" svg:x2="2.94cm" svg:y2="12.69cm">
          <text:p/>
        </draw:line>
        <draw:line draw:style-name="gr15" draw:text-style-name="P7" draw:layer="layout" svg:x1="3.207cm" svg:y1="12.19cm" svg:x2="3.207cm" svg:y2="12.69cm">
          <text:p/>
        </draw:line>
        <draw:line draw:style-name="gr15" draw:text-style-name="P7" draw:layer="layout" svg:x1="3.474cm" svg:y1="12.19cm" svg:x2="3.474cm" svg:y2="12.69cm">
          <text:p/>
        </draw:line>
        <draw:line draw:style-name="gr15" draw:text-style-name="P7" draw:layer="layout" svg:x1="3.874cm" svg:y1="12.19cm" svg:x2="3.874cm" svg:y2="12.69cm">
          <text:p/>
        </draw:line>
        <draw:line draw:style-name="gr15" draw:text-style-name="P7" draw:layer="layout" svg:x1="4.14cm" svg:y1="12.19cm" svg:x2="4.14cm" svg:y2="12.69cm">
          <text:p/>
        </draw:line>
        <draw:line draw:style-name="gr15" draw:text-style-name="P7" draw:layer="layout" svg:x1="4.407cm" svg:y1="12.19cm" svg:x2="4.407cm" svg:y2="12.69cm">
          <text:p/>
        </draw:line>
        <draw:line draw:style-name="gr15" draw:text-style-name="P7" draw:layer="layout" svg:x1="4.674cm" svg:y1="12.19cm" svg:x2="4.674cm" svg:y2="12.69cm">
          <text:p/>
        </draw:line>
        <draw:line draw:style-name="gr15" draw:text-style-name="P7" draw:layer="layout" svg:x1="5.074cm" svg:y1="12.19cm" svg:x2="5.074cm" svg:y2="12.69cm">
          <text:p/>
        </draw:line>
        <draw:line draw:style-name="gr15" draw:text-style-name="P7" draw:layer="layout" svg:x1="5.34cm" svg:y1="12.19cm" svg:x2="5.34cm" svg:y2="12.69cm">
          <text:p/>
        </draw:line>
        <draw:line draw:style-name="gr15" draw:text-style-name="P7" draw:layer="layout" svg:x1="5.607cm" svg:y1="12.19cm" svg:x2="5.607cm" svg:y2="12.69cm">
          <text:p/>
        </draw:line>
        <draw:line draw:style-name="gr15" draw:text-style-name="P7" draw:layer="layout" svg:x1="5.874cm" svg:y1="12.19cm" svg:x2="5.874cm" svg:y2="12.69cm">
          <text:p/>
        </draw:line>
        <draw:line draw:style-name="gr15" draw:text-style-name="P7" draw:layer="layout" svg:x1="6.274cm" svg:y1="12.19cm" svg:x2="6.274cm" svg:y2="12.69cm">
          <text:p/>
        </draw:line>
        <draw:line draw:style-name="gr15" draw:text-style-name="P7" draw:layer="layout" svg:x1="6.54cm" svg:y1="12.19cm" svg:x2="6.54cm" svg:y2="12.69cm">
          <text:p/>
        </draw:line>
        <draw:line draw:style-name="gr15" draw:text-style-name="P7" draw:layer="layout" svg:x1="6.807cm" svg:y1="12.19cm" svg:x2="6.807cm" svg:y2="12.69cm">
          <text:p/>
        </draw:line>
        <draw:line draw:style-name="gr15" draw:text-style-name="P7" draw:layer="layout" svg:x1="7.074cm" svg:y1="12.19cm" svg:x2="7.074cm" svg:y2="12.69cm">
          <text:p/>
        </draw:line>
        <draw:line draw:style-name="gr15" draw:text-style-name="P7" draw:layer="layout" svg:x1="7.474cm" svg:y1="12.19cm" svg:x2="7.474cm" svg:y2="12.69cm">
          <text:p/>
        </draw:line>
        <draw:line draw:style-name="gr15" draw:text-style-name="P7" draw:layer="layout" svg:x1="7.74cm" svg:y1="12.19cm" svg:x2="7.74cm" svg:y2="12.69cm">
          <text:p/>
        </draw:line>
        <draw:line draw:style-name="gr15" draw:text-style-name="P7" draw:layer="layout" svg:x1="8.007cm" svg:y1="12.19cm" svg:x2="8.007cm" svg:y2="12.69cm">
          <text:p/>
        </draw:line>
        <draw:line draw:style-name="gr15" draw:text-style-name="P7" draw:layer="layout" svg:x1="8.274cm" svg:y1="12.19cm" svg:x2="8.274cm" svg:y2="12.69cm">
          <text:p/>
        </draw:line>
        <draw:line draw:style-name="gr15" draw:text-style-name="P7" draw:layer="layout" svg:x1="8.674cm" svg:y1="12.19cm" svg:x2="8.674cm" svg:y2="12.69cm">
          <text:p/>
        </draw:line>
        <draw:line draw:style-name="gr15" draw:text-style-name="P7" draw:layer="layout" svg:x1="8.94cm" svg:y1="12.19cm" svg:x2="8.94cm" svg:y2="12.69cm">
          <text:p/>
        </draw:line>
        <draw:line draw:style-name="gr15" draw:text-style-name="P7" draw:layer="layout" svg:x1="9.207cm" svg:y1="12.19cm" svg:x2="9.207cm" svg:y2="12.69cm">
          <text:p/>
        </draw:line>
        <draw:line draw:style-name="gr15" draw:text-style-name="P7" draw:layer="layout" svg:x1="9.474cm" svg:y1="12.19cm" svg:x2="9.474cm" svg:y2="12.69cm">
          <text:p/>
        </draw:line>
        <draw:line draw:style-name="gr15" draw:text-style-name="P7" draw:layer="layout" svg:x1="9.874cm" svg:y1="12.19cm" svg:x2="9.874cm" svg:y2="12.69cm">
          <text:p/>
        </draw:line>
        <draw:line draw:style-name="gr15" draw:text-style-name="P7" draw:layer="layout" svg:x1="10.14cm" svg:y1="12.19cm" svg:x2="10.14cm" svg:y2="12.69cm">
          <text:p/>
        </draw:line>
        <draw:line draw:style-name="gr15" draw:text-style-name="P7" draw:layer="layout" svg:x1="10.407cm" svg:y1="12.19cm" svg:x2="10.407cm" svg:y2="12.69cm">
          <text:p/>
        </draw:line>
        <draw:line draw:style-name="gr15" draw:text-style-name="P7" draw:layer="layout" svg:x1="10.674cm" svg:y1="12.19cm" svg:x2="10.674cm" svg:y2="12.69cm">
          <text:p/>
        </draw:line>
        <draw:line draw:style-name="gr15" draw:text-style-name="P7" draw:layer="layout" svg:x1="11.074cm" svg:y1="12.19cm" svg:x2="11.074cm" svg:y2="12.69cm">
          <text:p/>
        </draw:line>
        <draw:line draw:style-name="gr15" draw:text-style-name="P7" draw:layer="layout" svg:x1="11.34cm" svg:y1="12.19cm" svg:x2="11.34cm" svg:y2="12.69cm">
          <text:p/>
        </draw:line>
        <draw:line draw:style-name="gr15" draw:text-style-name="P7" draw:layer="layout" svg:x1="11.607cm" svg:y1="12.19cm" svg:x2="11.607cm" svg:y2="12.69cm">
          <text:p/>
        </draw:line>
        <draw:line draw:style-name="gr15" draw:text-style-name="P7" draw:layer="layout" svg:x1="11.874cm" svg:y1="12.19cm" svg:x2="11.874cm" svg:y2="12.69cm">
          <text:p/>
        </draw:line>
        <draw:line draw:style-name="gr15" draw:text-style-name="P7" draw:layer="layout" svg:x1="12.274cm" svg:y1="12.19cm" svg:x2="12.274cm" svg:y2="12.69cm">
          <text:p/>
        </draw:line>
        <draw:line draw:style-name="gr15" draw:text-style-name="P7" draw:layer="layout" svg:x1="12.54cm" svg:y1="12.19cm" svg:x2="12.54cm" svg:y2="12.69cm">
          <text:p/>
        </draw:line>
        <draw:line draw:style-name="gr15" draw:text-style-name="P7" draw:layer="layout" svg:x1="12.807cm" svg:y1="12.19cm" svg:x2="12.807cm" svg:y2="12.69cm">
          <text:p/>
        </draw:line>
        <draw:line draw:style-name="gr15" draw:text-style-name="P7" draw:layer="layout" svg:x1="13.074cm" svg:y1="12.19cm" svg:x2="13.074cm" svg:y2="12.69cm">
          <text:p/>
        </draw:line>
        <draw:line draw:style-name="gr15" draw:text-style-name="P7" draw:layer="layout" svg:x1="13.474cm" svg:y1="12.19cm" svg:x2="13.474cm" svg:y2="12.69cm">
          <text:p/>
        </draw:line>
        <draw:line draw:style-name="gr15" draw:text-style-name="P7" draw:layer="layout" svg:x1="13.74cm" svg:y1="12.19cm" svg:x2="13.74cm" svg:y2="12.69cm">
          <text:p/>
        </draw:line>
        <draw:line draw:style-name="gr15" draw:text-style-name="P7" draw:layer="layout" svg:x1="14.007cm" svg:y1="12.19cm" svg:x2="14.007cm" svg:y2="12.69cm">
          <text:p/>
        </draw:line>
        <draw:line draw:style-name="gr15" draw:text-style-name="P7" draw:layer="layout" svg:x1="14.274cm" svg:y1="12.19cm" svg:x2="14.274cm" svg:y2="12.69cm">
          <text:p/>
        </draw:line>
        <draw:line draw:style-name="gr15" draw:text-style-name="P7" draw:layer="layout" svg:x1="14.674cm" svg:y1="12.19cm" svg:x2="14.674cm" svg:y2="12.69cm">
          <text:p/>
        </draw:line>
        <draw:line draw:style-name="gr15" draw:text-style-name="P7" draw:layer="layout" svg:x1="14.94cm" svg:y1="12.19cm" svg:x2="14.94cm" svg:y2="12.69cm">
          <text:p/>
        </draw:line>
        <draw:line draw:style-name="gr15" draw:text-style-name="P7" draw:layer="layout" svg:x1="15.207cm" svg:y1="12.19cm" svg:x2="15.207cm" svg:y2="12.69cm">
          <text:p/>
        </draw:line>
        <draw:line draw:style-name="gr15" draw:text-style-name="P7" draw:layer="layout" svg:x1="15.474cm" svg:y1="12.19cm" svg:x2="15.474cm" svg:y2="12.69cm">
          <text:p/>
        </draw:line>
        <draw:line draw:style-name="gr15" draw:text-style-name="P7" draw:layer="layout" svg:x1="15.874cm" svg:y1="12.19cm" svg:x2="15.874cm" svg:y2="12.69cm">
          <text:p/>
        </draw:line>
        <draw:line draw:style-name="gr15" draw:text-style-name="P7" draw:layer="layout" svg:x1="16.14cm" svg:y1="12.19cm" svg:x2="16.14cm" svg:y2="12.69cm">
          <text:p/>
        </draw:line>
        <draw:line draw:style-name="gr15" draw:text-style-name="P7" draw:layer="layout" svg:x1="16.407cm" svg:y1="12.19cm" svg:x2="16.407cm" svg:y2="12.69cm">
          <text:p/>
        </draw:line>
        <draw:line draw:style-name="gr15" draw:text-style-name="P7" draw:layer="layout" svg:x1="16.674cm" svg:y1="12.19cm" svg:x2="16.674cm" svg:y2="12.69cm">
          <text:p/>
        </draw:line>
        <draw:line draw:style-name="gr15" draw:text-style-name="P7" draw:layer="layout" svg:x1="17.074cm" svg:y1="12.19cm" svg:x2="17.074cm" svg:y2="12.69cm">
          <text:p/>
        </draw:line>
        <draw:line draw:style-name="gr15" draw:text-style-name="P7" draw:layer="layout" svg:x1="17.34cm" svg:y1="12.19cm" svg:x2="17.34cm" svg:y2="12.69cm">
          <text:p/>
        </draw:line>
        <draw:line draw:style-name="gr15" draw:text-style-name="P7" draw:layer="layout" svg:x1="17.607cm" svg:y1="12.19cm" svg:x2="17.607cm" svg:y2="12.69cm">
          <text:p/>
        </draw:line>
        <draw:line draw:style-name="gr15" draw:text-style-name="P7" draw:layer="layout" svg:x1="17.874cm" svg:y1="12.19cm" svg:x2="17.874cm" svg:y2="12.69cm">
          <text:p/>
        </draw:line>
        <draw:line draw:style-name="gr15" draw:text-style-name="P7" draw:layer="layout" svg:x1="18.274cm" svg:y1="12.19cm" svg:x2="18.274cm" svg:y2="12.69cm">
          <text:p/>
        </draw:line>
        <draw:line draw:style-name="gr15" draw:text-style-name="P7" draw:layer="layout" svg:x1="18.54cm" svg:y1="12.19cm" svg:x2="18.54cm" svg:y2="12.69cm">
          <text:p/>
        </draw:line>
        <draw:line draw:style-name="gr15" draw:text-style-name="P7" draw:layer="layout" svg:x1="18.807cm" svg:y1="12.19cm" svg:x2="18.807cm" svg:y2="12.69cm">
          <text:p/>
        </draw:line>
        <draw:line draw:style-name="gr15" draw:text-style-name="P7" draw:layer="layout" svg:x1="19.074cm" svg:y1="12.19cm" svg:x2="19.074cm" svg:y2="12.69cm">
          <text:p/>
        </draw:line>
        <draw:line draw:style-name="gr15" draw:text-style-name="P7" draw:layer="layout" svg:x1="19.474cm" svg:y1="12.19cm" svg:x2="19.474cm" svg:y2="12.69cm">
          <text:p/>
        </draw:line>
        <draw:line draw:style-name="gr15" draw:text-style-name="P7" draw:layer="layout" svg:x1="19.74cm" svg:y1="12.19cm" svg:x2="19.74cm" svg:y2="12.69cm">
          <text:p/>
        </draw:line>
        <draw:line draw:style-name="gr15" draw:text-style-name="P7" draw:layer="layout" svg:x1="20.007cm" svg:y1="12.19cm" svg:x2="20.007cm" svg:y2="12.69cm">
          <text:p/>
        </draw:line>
        <draw:line draw:style-name="gr15" draw:text-style-name="P7" draw:layer="layout" svg:x1="20.274cm" svg:y1="12.19cm" svg:x2="20.274cm" svg:y2="12.69cm">
          <text:p/>
        </draw:line>
        <draw:line draw:style-name="gr16" draw:text-style-name="P1" draw:layer="layout" svg:x1="1.473cm" svg:y1="12.69cm" svg:x2="15.875cm" svg:y2="15.191cm">
          <text:p/>
        </draw:line>
        <draw:line draw:style-name="gr16" draw:text-style-name="P1" draw:layer="layout" svg:x1="1.74cm" svg:y1="12.69cm" svg:x2="1.74cm" svg:y2="15.19cm">
          <text:p/>
        </draw:line>
        <draw:line draw:style-name="gr16" draw:text-style-name="P1" draw:layer="layout" svg:x1="2.007cm" svg:y1="12.69cm" svg:x2="6.808cm" svg:y2="15.191cm">
          <text:p/>
        </draw:line>
        <draw:line draw:style-name="gr16" draw:text-style-name="P1" draw:layer="layout" svg:x1="2.273cm" svg:y1="12.69cm" svg:x2="11.875cm" svg:y2="15.191cm">
          <text:p/>
        </draw:line>
        <draw:line draw:style-name="gr16" draw:text-style-name="P1" draw:layer="layout" svg:x1="2.673cm" svg:y1="12.69cm" svg:x2="11.075cm" svg:y2="15.191cm">
          <text:p/>
        </draw:line>
        <draw:line draw:style-name="gr16" draw:text-style-name="P1" draw:layer="layout" svg:x1="2.94cm" svg:y1="12.69cm" svg:x2="16.141cm" svg:y2="15.191cm">
          <text:p/>
        </draw:line>
        <draw:line draw:style-name="gr16" draw:text-style-name="P1" draw:layer="layout" svg:x1="3.208cm" svg:y1="12.69cm" svg:x2="2.007cm" svg:y2="15.191cm">
          <text:p/>
        </draw:line>
        <draw:line draw:style-name="gr16" draw:text-style-name="P1" draw:layer="layout" svg:x1="3.474cm" svg:y1="12.69cm" svg:x2="7.075cm" svg:y2="15.191cm">
          <text:p/>
        </draw:line>
        <draw:line draw:style-name="gr16" draw:text-style-name="P1" draw:layer="layout" svg:x1="3.874cm" svg:y1="12.69cm" svg:x2="6.275cm" svg:y2="15.191cm">
          <text:p/>
        </draw:line>
        <draw:line draw:style-name="gr16" draw:text-style-name="P1" draw:layer="layout" svg:x1="4.14cm" svg:y1="12.69cm" svg:x2="11.341cm" svg:y2="15.191cm">
          <text:p/>
        </draw:line>
        <draw:line draw:style-name="gr16" draw:text-style-name="P1" draw:layer="layout" svg:x1="4.407cm" svg:y1="12.69cm" svg:x2="16.408cm" svg:y2="15.191cm">
          <text:p/>
        </draw:line>
        <draw:line draw:style-name="gr16" draw:text-style-name="P1" draw:layer="layout" svg:x1="4.675cm" svg:y1="12.69cm" svg:x2="2.273cm" svg:y2="15.191cm">
          <text:p/>
        </draw:line>
        <draw:line draw:style-name="gr16" draw:text-style-name="P1" draw:layer="layout" svg:x1="5.075cm" svg:y1="12.69cm" svg:x2="1.473cm" svg:y2="15.191cm">
          <text:p/>
        </draw:line>
        <draw:line draw:style-name="gr16" draw:text-style-name="P1" draw:layer="layout" svg:x1="5.34cm" svg:y1="12.69cm" svg:x2="6.541cm" svg:y2="15.191cm">
          <text:p/>
        </draw:line>
        <draw:line draw:style-name="gr16" draw:text-style-name="P1" draw:layer="layout" svg:x1="5.607cm" svg:y1="12.69cm" svg:x2="11.608cm" svg:y2="15.191cm">
          <text:p/>
        </draw:line>
        <draw:line draw:style-name="gr16" draw:text-style-name="P1" draw:layer="layout" svg:x1="5.874cm" svg:y1="12.69cm" svg:x2="16.675cm" svg:y2="15.191cm">
          <text:p/>
        </draw:line>
        <draw:line draw:style-name="gr16" draw:text-style-name="P1" draw:layer="layout" svg:x1="6.274cm" svg:y1="12.69cm" svg:x2="17.075cm" svg:y2="15.191cm">
          <text:p/>
        </draw:line>
        <draw:line draw:style-name="gr16" draw:text-style-name="P1" draw:layer="layout" svg:x1="6.541cm" svg:y1="12.69cm" svg:x2="2.94cm" svg:y2="15.191cm">
          <text:p/>
        </draw:line>
        <draw:line draw:style-name="gr16" draw:text-style-name="P1" draw:layer="layout" svg:x1="6.807cm" svg:y1="12.69cm" svg:x2="8.008cm" svg:y2="15.191cm">
          <text:p/>
        </draw:line>
        <draw:line draw:style-name="gr16" draw:text-style-name="P1" draw:layer="layout" svg:x1="7.074cm" svg:y1="12.69cm" svg:x2="13.075cm" svg:y2="15.191cm">
          <text:p/>
        </draw:line>
        <draw:line draw:style-name="gr16" draw:text-style-name="P1" draw:layer="layout" svg:x1="7.474cm" svg:y1="12.69cm" svg:x2="12.275cm" svg:y2="15.191cm">
          <text:p/>
        </draw:line>
        <draw:line draw:style-name="gr16" draw:text-style-name="P1" draw:layer="layout" svg:x1="7.74cm" svg:y1="12.69cm" svg:x2="17.341cm" svg:y2="15.191cm">
          <text:p/>
        </draw:line>
        <draw:line draw:style-name="gr16" draw:text-style-name="P1" draw:layer="layout" svg:x1="8.008cm" svg:y1="12.69cm" svg:x2="3.207cm" svg:y2="15.191cm">
          <text:p/>
        </draw:line>
        <draw:line draw:style-name="gr16" draw:text-style-name="P1" draw:layer="layout" svg:x1="8.274cm" svg:y1="12.69cm" svg:x2="8.274cm" svg:y2="15.19cm">
          <text:p/>
        </draw:line>
        <draw:line draw:style-name="gr16" draw:text-style-name="P1" draw:layer="layout" svg:x1="8.675cm" svg:y1="12.69cm" svg:x2="7.474cm" svg:y2="15.191cm">
          <text:p/>
        </draw:line>
        <draw:line draw:style-name="gr16" draw:text-style-name="P1" draw:layer="layout" svg:x1="8.94cm" svg:y1="12.69cm" svg:x2="12.541cm" svg:y2="15.191cm">
          <text:p/>
        </draw:line>
        <draw:line draw:style-name="gr16" draw:text-style-name="P1" draw:layer="layout" svg:x1="9.207cm" svg:y1="12.69cm" svg:x2="17.608cm" svg:y2="15.191cm">
          <text:p/>
        </draw:line>
        <draw:line draw:style-name="gr16" draw:text-style-name="P1" draw:layer="layout" svg:x1="9.475cm" svg:y1="12.69cm" svg:x2="3.474cm" svg:y2="15.191cm">
          <text:p/>
        </draw:line>
        <draw:line draw:style-name="gr16" draw:text-style-name="P1" draw:layer="layout" svg:x1="9.875cm" svg:y1="12.69cm" svg:x2="2.673cm" svg:y2="15.191cm">
          <text:p/>
        </draw:line>
        <draw:line draw:style-name="gr16" draw:text-style-name="P1" draw:layer="layout" svg:x1="10.141cm" svg:y1="12.69cm" svg:x2="7.74cm" svg:y2="15.191cm">
          <text:p/>
        </draw:line>
        <draw:line draw:style-name="gr16" draw:text-style-name="P1" draw:layer="layout" svg:x1="10.407cm" svg:y1="12.69cm" svg:x2="12.808cm" svg:y2="15.191cm">
          <text:p/>
        </draw:line>
        <draw:line draw:style-name="gr16" draw:text-style-name="P1" draw:layer="layout" svg:x1="10.674cm" svg:y1="12.69cm" svg:x2="17.875cm" svg:y2="15.191cm">
          <text:p/>
        </draw:line>
        <draw:line draw:style-name="gr16" draw:text-style-name="P1" draw:layer="layout" svg:x1="11.074cm" svg:y1="12.69cm" svg:x2="18.275cm" svg:y2="15.191cm">
          <text:p/>
        </draw:line>
        <draw:line draw:style-name="gr16" draw:text-style-name="P1" draw:layer="layout" svg:x1="11.341cm" svg:y1="12.69cm" svg:x2="4.14cm" svg:y2="15.191cm">
          <text:p/>
        </draw:line>
        <draw:line draw:style-name="gr16" draw:text-style-name="P1" draw:layer="layout" svg:x1="11.608cm" svg:y1="12.69cm" svg:x2="9.207cm" svg:y2="15.191cm">
          <text:p/>
        </draw:line>
        <draw:line draw:style-name="gr16" draw:text-style-name="P1" draw:layer="layout" svg:x1="11.874cm" svg:y1="12.69cm" svg:x2="14.275cm" svg:y2="15.191cm">
          <text:p/>
        </draw:line>
        <draw:line draw:style-name="gr16" draw:text-style-name="P1" draw:layer="layout" svg:x1="12.274cm" svg:y1="12.69cm" svg:x2="13.475cm" svg:y2="15.191cm">
          <text:p/>
        </draw:line>
        <draw:line draw:style-name="gr16" draw:text-style-name="P1" draw:layer="layout" svg:x1="12.54cm" svg:y1="12.69cm" svg:x2="18.541cm" svg:y2="15.191cm">
          <text:p/>
        </draw:line>
        <draw:line draw:style-name="gr16" draw:text-style-name="P1" draw:layer="layout" svg:x1="12.808cm" svg:y1="12.69cm" svg:x2="4.407cm" svg:y2="15.191cm">
          <text:p/>
        </draw:line>
        <draw:line draw:style-name="gr16" draw:text-style-name="P1" draw:layer="layout" svg:x1="13.075cm" svg:y1="12.69cm" svg:x2="9.474cm" svg:y2="15.191cm">
          <text:p/>
        </draw:line>
        <draw:line draw:style-name="gr16" draw:text-style-name="P1" draw:layer="layout" svg:x1="13.475cm" svg:y1="12.69cm" svg:x2="8.674cm" svg:y2="15.191cm">
          <text:p/>
        </draw:line>
        <draw:line draw:style-name="gr16" draw:text-style-name="P1" draw:layer="layout" svg:x1="13.74cm" svg:y1="12.69cm" svg:x2="13.74cm" svg:y2="15.19cm">
          <text:p/>
        </draw:line>
        <draw:line draw:style-name="gr16" draw:text-style-name="P1" draw:layer="layout" svg:x1="14.007cm" svg:y1="12.69cm" svg:x2="18.808cm" svg:y2="15.191cm">
          <text:p/>
        </draw:line>
        <draw:line draw:style-name="gr16" draw:text-style-name="P1" draw:layer="layout" svg:x1="14.275cm" svg:y1="12.69cm" svg:x2="4.674cm" svg:y2="15.191cm">
          <text:p/>
        </draw:line>
        <draw:line draw:style-name="gr16" draw:text-style-name="P1" draw:layer="layout" svg:x1="14.675cm" svg:y1="12.69cm" svg:x2="3.874cm" svg:y2="15.191cm">
          <text:p/>
        </draw:line>
        <draw:line draw:style-name="gr16" draw:text-style-name="P1" draw:layer="layout" svg:x1="14.941cm" svg:y1="12.69cm" svg:x2="8.94cm" svg:y2="15.191cm">
          <text:p/>
        </draw:line>
        <draw:line draw:style-name="gr16" draw:text-style-name="P1" draw:layer="layout" svg:x1="15.208cm" svg:y1="12.69cm" svg:x2="14.007cm" svg:y2="15.191cm">
          <text:p/>
        </draw:line>
        <draw:line draw:style-name="gr16" draw:text-style-name="P1" draw:layer="layout" svg:x1="15.474cm" svg:y1="12.69cm" svg:x2="19.075cm" svg:y2="15.191cm">
          <text:p/>
        </draw:line>
        <draw:line draw:style-name="gr16" draw:text-style-name="P1" draw:layer="layout" svg:x1="15.874cm" svg:y1="12.69cm" svg:x2="19.475cm" svg:y2="15.191cm">
          <text:p/>
        </draw:line>
        <draw:line draw:style-name="gr16" draw:text-style-name="P1" draw:layer="layout" svg:x1="16.141cm" svg:y1="12.69cm" svg:x2="5.34cm" svg:y2="15.191cm">
          <text:p/>
        </draw:line>
        <draw:line draw:style-name="gr16" draw:text-style-name="P1" draw:layer="layout" svg:x1="16.408cm" svg:y1="12.69cm" svg:x2="10.407cm" svg:y2="15.191cm">
          <text:p/>
        </draw:line>
        <draw:line draw:style-name="gr16" draw:text-style-name="P1" draw:layer="layout" svg:x1="16.675cm" svg:y1="12.69cm" svg:x2="15.474cm" svg:y2="15.191cm">
          <text:p/>
        </draw:line>
        <draw:line draw:style-name="gr16" draw:text-style-name="P1" draw:layer="layout" svg:x1="17.075cm" svg:y1="12.69cm" svg:x2="14.674cm" svg:y2="15.191cm">
          <text:p/>
        </draw:line>
        <draw:line draw:style-name="gr16" draw:text-style-name="P1" draw:layer="layout" svg:x1="17.34cm" svg:y1="12.69cm" svg:x2="19.741cm" svg:y2="15.191cm">
          <text:p/>
        </draw:line>
        <draw:line draw:style-name="gr16" draw:text-style-name="P1" draw:layer="layout" svg:x1="17.608cm" svg:y1="12.69cm" svg:x2="5.607cm" svg:y2="15.191cm">
          <text:p/>
        </draw:line>
        <draw:line draw:style-name="gr16" draw:text-style-name="P1" draw:layer="layout" svg:x1="17.875cm" svg:y1="12.69cm" svg:x2="10.674cm" svg:y2="15.191cm">
          <text:p/>
        </draw:line>
        <draw:line draw:style-name="gr16" draw:text-style-name="P1" draw:layer="layout" svg:x1="18.275cm" svg:y1="12.69cm" svg:x2="9.874cm" svg:y2="15.191cm">
          <text:p/>
        </draw:line>
        <draw:line draw:style-name="gr16" draw:text-style-name="P1" draw:layer="layout" svg:x1="18.541cm" svg:y1="12.69cm" svg:x2="14.94cm" svg:y2="15.191cm">
          <text:p/>
        </draw:line>
        <draw:line draw:style-name="gr16" draw:text-style-name="P1" draw:layer="layout" svg:x1="18.807cm" svg:y1="12.69cm" svg:x2="20.008cm" svg:y2="15.191cm">
          <text:p/>
        </draw:line>
        <draw:line draw:style-name="gr16" draw:text-style-name="P1" draw:layer="layout" svg:x1="19.075cm" svg:y1="12.69cm" svg:x2="5.874cm" svg:y2="15.191cm">
          <text:p/>
        </draw:line>
        <draw:line draw:style-name="gr16" draw:text-style-name="P1" draw:layer="layout" svg:x1="19.475cm" svg:y1="12.69cm" svg:x2="5.074cm" svg:y2="15.191cm">
          <text:p/>
        </draw:line>
        <draw:line draw:style-name="gr16" draw:text-style-name="P1" draw:layer="layout" svg:x1="19.741cm" svg:y1="12.69cm" svg:x2="10.14cm" svg:y2="15.191cm">
          <text:p/>
        </draw:line>
        <draw:line draw:style-name="gr16" draw:text-style-name="P1" draw:layer="layout" svg:x1="20.008cm" svg:y1="12.69cm" svg:x2="15.207cm" svg:y2="15.191cm">
          <text:p/>
        </draw:line>
        <draw:line draw:style-name="gr16" draw:text-style-name="P1" draw:layer="layout" svg:x1="20.274cm" svg:y1="12.69cm" svg:x2="20.274cm" svg:y2="15.19cm">
          <text:p/>
        </draw:line>
        <draw:line draw:style-name="gr16" draw:text-style-name="P1" draw:layer="layout" svg:x1="1.473cm" svg:y1="15.19cm" svg:x2="1.473cm" svg:y2="16.178cm">
          <text:p/>
        </draw:line>
        <draw:path draw:style-name="gr17" draw:text-style-name="P1" draw:layer="layout" svg:width="0.095cm" svg:height="0.045cm" svg:x="1.426cm" svg:y="16.142cm" svg:viewBox="0 0 96 46" svg:d="M96 0c-18 4-45 37-48 46-4-9-30-42-48-46">
          <text:p/>
        </draw:path>
        <draw:line draw:style-name="gr16" draw:text-style-name="P1" draw:layer="layout" svg:x1="1.74cm" svg:y1="15.19cm" svg:x2="1.74cm" svg:y2="16.178cm">
          <text:p/>
        </draw:line>
        <draw:path draw:style-name="gr17" draw:text-style-name="P1" draw:layer="layout" svg:width="0.096cm" svg:height="0.045cm" svg:x="1.692cm" svg:y="16.142cm" svg:viewBox="0 0 97 46" svg:d="M97 0c-18 4-46 37-49 46-3-9-30-42-48-46">
          <text:p/>
        </draw:path>
        <draw:line draw:style-name="gr16" draw:text-style-name="P1" draw:layer="layout" svg:x1="2.007cm" svg:y1="15.19cm" svg:x2="2.007cm" svg:y2="16.178cm">
          <text:p/>
        </draw:line>
        <draw:path draw:style-name="gr17" draw:text-style-name="P1" draw:layer="layout" svg:width="0.096cm" svg:height="0.045cm" svg:x="1.959cm" svg:y="16.142cm" svg:viewBox="0 0 97 46" svg:d="M97 0c-19 4-46 37-49 46-3-9-30-42-48-46">
          <text:p/>
        </draw:path>
        <draw:line draw:style-name="gr16" draw:text-style-name="P1" draw:layer="layout" svg:x1="2.273cm" svg:y1="15.19cm" svg:x2="2.273cm" svg:y2="16.178cm">
          <text:p/>
        </draw:line>
        <draw:path draw:style-name="gr17" draw:text-style-name="P1" draw:layer="layout" svg:width="0.095cm" svg:height="0.045cm" svg:x="2.226cm" svg:y="16.142cm" svg:viewBox="0 0 96 46" svg:d="M96 0c-18 4-45 37-48 46-3-9-29-42-48-46">
          <text:p/>
        </draw:path>
        <draw:line draw:style-name="gr16" draw:text-style-name="P1" draw:layer="layout" svg:x1="2.673cm" svg:y1="15.19cm" svg:x2="2.673cm" svg:y2="16.178cm">
          <text:p/>
        </draw:line>
        <draw:path draw:style-name="gr17" draw:text-style-name="P1" draw:layer="layout" svg:width="0.095cm" svg:height="0.045cm" svg:x="2.626cm" svg:y="16.142cm" svg:viewBox="0 0 96 46" svg:d="M96 0c-19 4-46 37-49 46-2-9-29-42-47-46">
          <text:p/>
        </draw:path>
        <draw:line draw:style-name="gr16" draw:text-style-name="P1" draw:layer="layout" svg:x1="2.94cm" svg:y1="15.19cm" svg:x2="2.94cm" svg:y2="16.178cm">
          <text:p/>
        </draw:line>
        <draw:path draw:style-name="gr17" draw:text-style-name="P1" draw:layer="layout" svg:width="0.096cm" svg:height="0.045cm" svg:x="2.892cm" svg:y="16.142cm" svg:viewBox="0 0 97 46" svg:d="M97 0c-18 4-45 37-48 46-3-9-30-42-49-46">
          <text:p/>
        </draw:path>
        <draw:line draw:style-name="gr16" draw:text-style-name="P1" draw:layer="layout" svg:x1="3.207cm" svg:y1="15.19cm" svg:x2="3.207cm" svg:y2="16.178cm">
          <text:p/>
        </draw:line>
        <draw:path draw:style-name="gr17" draw:text-style-name="P1" draw:layer="layout" svg:width="0.096cm" svg:height="0.045cm" svg:x="3.159cm" svg:y="16.142cm" svg:viewBox="0 0 97 46" svg:d="M97 0c-18 4-45 37-48 46-3-9-31-42-49-46">
          <text:p/>
        </draw:path>
        <draw:line draw:style-name="gr16" draw:text-style-name="P1" draw:layer="layout" svg:x1="3.474cm" svg:y1="15.19cm" svg:x2="3.474cm" svg:y2="16.178cm">
          <text:p/>
        </draw:line>
        <draw:path draw:style-name="gr17" draw:text-style-name="P1" draw:layer="layout" svg:width="0.095cm" svg:height="0.045cm" svg:x="3.426cm" svg:y="16.142cm" svg:viewBox="0 0 96 46" svg:d="M96 0c-18 4-45 37-47 46-3-9-31-42-49-46">
          <text:p/>
        </draw:path>
        <draw:line draw:style-name="gr16" draw:text-style-name="P1" draw:layer="layout" svg:x1="3.874cm" svg:y1="15.19cm" svg:x2="3.874cm" svg:y2="16.178cm">
          <text:p/>
        </draw:line>
        <draw:path draw:style-name="gr17" draw:text-style-name="P1" draw:layer="layout" svg:width="0.095cm" svg:height="0.045cm" svg:x="3.826cm" svg:y="16.142cm" svg:viewBox="0 0 96 46" svg:d="M96 0c-18 4-45 37-47 46-3-9-31-42-49-46">
          <text:p/>
        </draw:path>
        <draw:line draw:style-name="gr16" draw:text-style-name="P1" draw:layer="layout" svg:x1="4.14cm" svg:y1="15.19cm" svg:x2="4.14cm" svg:y2="16.178cm">
          <text:p/>
        </draw:line>
        <draw:path draw:style-name="gr17" draw:text-style-name="P1" draw:layer="layout" svg:width="0.096cm" svg:height="0.045cm" svg:x="4.092cm" svg:y="16.142cm" svg:viewBox="0 0 97 46" svg:d="M97 0c-18 4-45 37-48 46-3-9-31-42-49-46">
          <text:p/>
        </draw:path>
        <draw:line draw:style-name="gr16" draw:text-style-name="P1" draw:layer="layout" svg:x1="4.407cm" svg:y1="15.19cm" svg:x2="4.407cm" svg:y2="16.178cm">
          <text:p/>
        </draw:line>
        <draw:path draw:style-name="gr17" draw:text-style-name="P1" draw:layer="layout" svg:width="0.096cm" svg:height="0.045cm" svg:x="4.359cm" svg:y="16.142cm" svg:viewBox="0 0 97 46" svg:d="M97 0c-18 4-46 37-49 46-3-9-30-42-48-46">
          <text:p/>
        </draw:path>
        <draw:line draw:style-name="gr16" draw:text-style-name="P1" draw:layer="layout" svg:x1="4.674cm" svg:y1="15.19cm" svg:x2="4.674cm" svg:y2="16.178cm">
          <text:p/>
        </draw:line>
        <draw:path draw:style-name="gr17" draw:text-style-name="P1" draw:layer="layout" svg:width="0.095cm" svg:height="0.045cm" svg:x="4.626cm" svg:y="16.142cm" svg:viewBox="0 0 96 46" svg:d="M96 0c-18 4-45 37-48 46-3-9-30-42-48-46">
          <text:p/>
        </draw:path>
        <draw:line draw:style-name="gr16" draw:text-style-name="P1" draw:layer="layout" svg:x1="5.074cm" svg:y1="15.19cm" svg:x2="5.074cm" svg:y2="16.178cm">
          <text:p/>
        </draw:line>
        <draw:path draw:style-name="gr17" draw:text-style-name="P1" draw:layer="layout" svg:width="0.095cm" svg:height="0.045cm" svg:x="5.026cm" svg:y="16.142cm" svg:viewBox="0 0 96 46" svg:d="M96 0c-18 4-45 37-48 46-3-9-30-42-48-46">
          <text:p/>
        </draw:path>
        <draw:line draw:style-name="gr16" draw:text-style-name="P1" draw:layer="layout" svg:x1="5.34cm" svg:y1="15.19cm" svg:x2="5.34cm" svg:y2="16.178cm">
          <text:p/>
        </draw:line>
        <draw:path draw:style-name="gr17" draw:text-style-name="P1" draw:layer="layout" svg:width="0.096cm" svg:height="0.045cm" svg:x="5.292cm" svg:y="16.142cm" svg:viewBox="0 0 97 46" svg:d="M97 0c-18 4-46 37-49 46-3-9-30-42-48-46">
          <text:p/>
        </draw:path>
        <draw:line draw:style-name="gr16" draw:text-style-name="P1" draw:layer="layout" svg:x1="5.607cm" svg:y1="15.19cm" svg:x2="5.607cm" svg:y2="16.178cm">
          <text:p/>
        </draw:line>
        <draw:path draw:style-name="gr17" draw:text-style-name="P1" draw:layer="layout" svg:width="0.096cm" svg:height="0.045cm" svg:x="5.559cm" svg:y="16.142cm" svg:viewBox="0 0 97 46" svg:d="M97 0c-19 4-46 37-49 46-3-9-30-42-48-46">
          <text:p/>
        </draw:path>
        <draw:line draw:style-name="gr16" draw:text-style-name="P1" draw:layer="layout" svg:x1="5.874cm" svg:y1="15.19cm" svg:x2="5.874cm" svg:y2="16.178cm">
          <text:p/>
        </draw:line>
        <draw:path draw:style-name="gr17" draw:text-style-name="P1" draw:layer="layout" svg:width="0.095cm" svg:height="0.045cm" svg:x="5.826cm" svg:y="16.142cm" svg:viewBox="0 0 96 46" svg:d="M96 0c-18 4-44 37-47 46-3-9-30-42-49-46">
          <text:p/>
        </draw:path>
        <draw:line draw:style-name="gr16" draw:text-style-name="P1" draw:layer="layout" svg:x1="6.274cm" svg:y1="15.19cm" svg:x2="6.274cm" svg:y2="16.178cm">
          <text:p/>
        </draw:line>
        <draw:path draw:style-name="gr17" draw:text-style-name="P1" draw:layer="layout" svg:width="0.095cm" svg:height="0.045cm" svg:x="6.226cm" svg:y="16.142cm" svg:viewBox="0 0 96 46" svg:d="M96 0c-19 4-45 37-48 46-3-9-30-42-48-46">
          <text:p/>
        </draw:path>
        <draw:line draw:style-name="gr16" draw:text-style-name="P1" draw:layer="layout" svg:x1="6.54cm" svg:y1="15.19cm" svg:x2="6.54cm" svg:y2="16.178cm">
          <text:p/>
        </draw:line>
        <draw:path draw:style-name="gr17" draw:text-style-name="P1" draw:layer="layout" svg:width="0.096cm" svg:height="0.045cm" svg:x="6.492cm" svg:y="16.142cm" svg:viewBox="0 0 97 46" svg:d="M97 0c-18 4-45 37-48 46-3-9-30-42-49-46">
          <text:p/>
        </draw:path>
        <draw:line draw:style-name="gr16" draw:text-style-name="P1" draw:layer="layout" svg:x1="6.807cm" svg:y1="15.19cm" svg:x2="6.807cm" svg:y2="16.178cm">
          <text:p/>
        </draw:line>
        <draw:path draw:style-name="gr17" draw:text-style-name="P1" draw:layer="layout" svg:width="0.096cm" svg:height="0.045cm" svg:x="6.759cm" svg:y="16.142cm" svg:viewBox="0 0 97 46" svg:d="M97 0c-18 4-45 37-48 46-3-9-31-42-49-46">
          <text:p/>
        </draw:path>
        <draw:line draw:style-name="gr16" draw:text-style-name="P1" draw:layer="layout" svg:x1="7.074cm" svg:y1="15.19cm" svg:x2="7.074cm" svg:y2="16.178cm">
          <text:p/>
        </draw:line>
        <draw:path draw:style-name="gr17" draw:text-style-name="P1" draw:layer="layout" svg:width="0.095cm" svg:height="0.045cm" svg:x="7.026cm" svg:y="16.142cm" svg:viewBox="0 0 96 46" svg:d="M96 0c-18 4-44 37-48 46-3-9-30-42-48-46">
          <text:p/>
        </draw:path>
        <draw:line draw:style-name="gr16" draw:text-style-name="P1" draw:layer="layout" svg:x1="7.474cm" svg:y1="15.19cm" svg:x2="7.474cm" svg:y2="16.178cm">
          <text:p/>
        </draw:line>
        <draw:path draw:style-name="gr17" draw:text-style-name="P1" draw:layer="layout" svg:width="0.095cm" svg:height="0.045cm" svg:x="7.426cm" svg:y="16.142cm" svg:viewBox="0 0 96 46" svg:d="M96 0c-18 4-44 37-47 46-3-9-31-42-49-46">
          <text:p/>
        </draw:path>
        <draw:line draw:style-name="gr16" draw:text-style-name="P1" draw:layer="layout" svg:x1="7.74cm" svg:y1="15.19cm" svg:x2="7.74cm" svg:y2="16.178cm">
          <text:p/>
        </draw:line>
        <draw:path draw:style-name="gr17" draw:text-style-name="P1" draw:layer="layout" svg:width="0.096cm" svg:height="0.045cm" svg:x="7.692cm" svg:y="16.142cm" svg:viewBox="0 0 97 46" svg:d="M97 0c-18 4-45 37-49 46-3-9-30-42-48-46">
          <text:p/>
        </draw:path>
        <draw:line draw:style-name="gr16" draw:text-style-name="P1" draw:layer="layout" svg:x1="8.007cm" svg:y1="15.19cm" svg:x2="8.007cm" svg:y2="16.178cm">
          <text:p/>
        </draw:line>
        <draw:path draw:style-name="gr17" draw:text-style-name="P1" draw:layer="layout" svg:width="0.096cm" svg:height="0.045cm" svg:x="7.959cm" svg:y="16.142cm" svg:viewBox="0 0 97 46" svg:d="M97 0c-18 4-46 37-49 46-3-9-30-42-48-46">
          <text:p/>
        </draw:path>
        <draw:line draw:style-name="gr16" draw:text-style-name="P1" draw:layer="layout" svg:x1="8.274cm" svg:y1="15.19cm" svg:x2="8.274cm" svg:y2="16.178cm">
          <text:p/>
        </draw:line>
        <draw:path draw:style-name="gr17" draw:text-style-name="P1" draw:layer="layout" svg:width="0.095cm" svg:height="0.045cm" svg:x="8.226cm" svg:y="16.142cm" svg:viewBox="0 0 96 46" svg:d="M96 0c-19 4-45 37-48 46-3-9-30-42-48-46">
          <text:p/>
        </draw:path>
        <draw:line draw:style-name="gr16" draw:text-style-name="P1" draw:layer="layout" svg:x1="8.674cm" svg:y1="15.19cm" svg:x2="8.674cm" svg:y2="16.178cm">
          <text:p/>
        </draw:line>
        <draw:path draw:style-name="gr17" draw:text-style-name="P1" draw:layer="layout" svg:width="0.095cm" svg:height="0.045cm" svg:x="8.626cm" svg:y="16.142cm" svg:viewBox="0 0 96 46" svg:d="M96 0c-18 4-45 37-48 46-3-9-30-42-48-46">
          <text:p/>
        </draw:path>
        <draw:line draw:style-name="gr16" draw:text-style-name="P1" draw:layer="layout" svg:x1="8.94cm" svg:y1="15.19cm" svg:x2="8.94cm" svg:y2="16.178cm">
          <text:p/>
        </draw:line>
        <draw:path draw:style-name="gr17" draw:text-style-name="P1" draw:layer="layout" svg:width="0.096cm" svg:height="0.045cm" svg:x="8.892cm" svg:y="16.142cm" svg:viewBox="0 0 97 46" svg:d="M97 0c-19 4-46 37-49 46-3-9-30-42-48-46">
          <text:p/>
        </draw:path>
        <draw:line draw:style-name="gr16" draw:text-style-name="P1" draw:layer="layout" svg:x1="9.207cm" svg:y1="15.19cm" svg:x2="9.207cm" svg:y2="16.178cm">
          <text:p/>
        </draw:line>
        <draw:path draw:style-name="gr17" draw:text-style-name="P1" draw:layer="layout" svg:width="0.096cm" svg:height="0.045cm" svg:x="9.159cm" svg:y="16.142cm" svg:viewBox="0 0 97 46" svg:d="M97 0c-18 4-45 37-48 46-3-9-30-42-49-46">
          <text:p/>
        </draw:path>
        <draw:line draw:style-name="gr16" draw:text-style-name="P1" draw:layer="layout" svg:x1="9.474cm" svg:y1="15.19cm" svg:x2="9.474cm" svg:y2="16.178cm">
          <text:p/>
        </draw:line>
        <draw:path draw:style-name="gr17" draw:text-style-name="P1" draw:layer="layout" svg:width="0.095cm" svg:height="0.045cm" svg:x="9.426cm" svg:y="16.142cm" svg:viewBox="0 0 96 46" svg:d="M96 0c-18 4-44 37-47 46-3-9-31-42-49-46">
          <text:p/>
        </draw:path>
        <draw:line draw:style-name="gr16" draw:text-style-name="P1" draw:layer="layout" svg:x1="9.874cm" svg:y1="15.19cm" svg:x2="9.874cm" svg:y2="16.178cm">
          <text:p/>
        </draw:line>
        <draw:path draw:style-name="gr17" draw:text-style-name="P1" draw:layer="layout" svg:width="0.095cm" svg:height="0.045cm" svg:x="9.826cm" svg:y="16.142cm" svg:viewBox="0 0 96 46" svg:d="M96 0c-18 4-44 37-47 46-3-9-30-42-49-46">
          <text:p/>
        </draw:path>
        <draw:line draw:style-name="gr16" draw:text-style-name="P1" draw:layer="layout" svg:x1="10.14cm" svg:y1="15.19cm" svg:x2="10.14cm" svg:y2="16.178cm">
          <text:p/>
        </draw:line>
        <draw:path draw:style-name="gr17" draw:text-style-name="P1" draw:layer="layout" svg:width="0.096cm" svg:height="0.045cm" svg:x="10.092cm" svg:y="16.142cm" svg:viewBox="0 0 97 46" svg:d="M97 0c-18 4-45 37-48 46-3-9-31-42-49-46">
          <text:p/>
        </draw:path>
        <draw:line draw:style-name="gr16" draw:text-style-name="P1" draw:layer="layout" svg:x1="10.407cm" svg:y1="15.19cm" svg:x2="10.407cm" svg:y2="16.178cm">
          <text:p/>
        </draw:line>
        <draw:path draw:style-name="gr17" draw:text-style-name="P1" draw:layer="layout" svg:width="0.096cm" svg:height="0.045cm" svg:x="10.359cm" svg:y="16.142cm" svg:viewBox="0 0 97 46" svg:d="M97 0c-18 4-45 37-48 46-3-9-31-42-49-46">
          <text:p/>
        </draw:path>
        <draw:line draw:style-name="gr16" draw:text-style-name="P1" draw:layer="layout" svg:x1="10.674cm" svg:y1="15.19cm" svg:x2="10.674cm" svg:y2="16.178cm">
          <text:p/>
        </draw:line>
        <draw:path draw:style-name="gr17" draw:text-style-name="P1" draw:layer="layout" svg:width="0.095cm" svg:height="0.045cm" svg:x="10.626cm" svg:y="16.142cm" svg:viewBox="0 0 96 46" svg:d="M96 0c-18 4-45 37-48 46-3-9-30-42-48-46">
          <text:p/>
        </draw:path>
        <draw:line draw:style-name="gr16" draw:text-style-name="P1" draw:layer="layout" svg:x1="11.074cm" svg:y1="15.19cm" svg:x2="11.074cm" svg:y2="16.178cm">
          <text:p/>
        </draw:line>
        <draw:path draw:style-name="gr17" draw:text-style-name="P1" draw:layer="layout" svg:width="0.095cm" svg:height="0.045cm" svg:x="11.026cm" svg:y="16.142cm" svg:viewBox="0 0 96 46" svg:d="M96 0c-18 4-44 37-47 46-3-9-31-42-49-46">
          <text:p/>
        </draw:path>
        <draw:line draw:style-name="gr16" draw:text-style-name="P1" draw:layer="layout" svg:x1="11.34cm" svg:y1="15.19cm" svg:x2="11.34cm" svg:y2="16.178cm">
          <text:p/>
        </draw:line>
        <draw:path draw:style-name="gr17" draw:text-style-name="P1" draw:layer="layout" svg:width="0.096cm" svg:height="0.045cm" svg:x="11.292cm" svg:y="16.142cm" svg:viewBox="0 0 97 46" svg:d="M97 0c-18 4-46 37-49 46-3-9-30-42-48-46">
          <text:p/>
        </draw:path>
        <draw:line draw:style-name="gr16" draw:text-style-name="P1" draw:layer="layout" svg:x1="11.607cm" svg:y1="15.19cm" svg:x2="11.607cm" svg:y2="16.178cm">
          <text:p/>
        </draw:line>
        <draw:path draw:style-name="gr17" draw:text-style-name="P1" draw:layer="layout" svg:width="0.096cm" svg:height="0.045cm" svg:x="11.559cm" svg:y="16.142cm" svg:viewBox="0 0 97 46" svg:d="M97 0c-18 4-46 37-49 46-3-9-30-42-48-46">
          <text:p/>
        </draw:path>
        <draw:line draw:style-name="gr16" draw:text-style-name="P1" draw:layer="layout" svg:x1="11.874cm" svg:y1="15.19cm" svg:x2="11.874cm" svg:y2="16.178cm">
          <text:p/>
        </draw:line>
        <draw:path draw:style-name="gr17" draw:text-style-name="P1" draw:layer="layout" svg:width="0.095cm" svg:height="0.045cm" svg:x="11.826cm" svg:y="16.142cm" svg:viewBox="0 0 96 46" svg:d="M96 0c-18 4-44 37-47 46-3-9-30-42-49-46">
          <text:p/>
        </draw:path>
        <draw:line draw:style-name="gr16" draw:text-style-name="P1" draw:layer="layout" svg:x1="12.274cm" svg:y1="15.19cm" svg:x2="12.274cm" svg:y2="16.178cm">
          <text:p/>
        </draw:line>
        <draw:path draw:style-name="gr17" draw:text-style-name="P1" draw:layer="layout" svg:width="0.095cm" svg:height="0.045cm" svg:x="12.226cm" svg:y="16.142cm" svg:viewBox="0 0 96 46" svg:d="M96 0c-18 4-45 37-48 46-3-9-30-42-48-46">
          <text:p/>
        </draw:path>
        <draw:line draw:style-name="gr16" draw:text-style-name="P1" draw:layer="layout" svg:x1="12.54cm" svg:y1="15.19cm" svg:x2="12.54cm" svg:y2="16.178cm">
          <text:p/>
        </draw:line>
        <draw:path draw:style-name="gr17" draw:text-style-name="P1" draw:layer="layout" svg:width="0.096cm" svg:height="0.045cm" svg:x="12.492cm" svg:y="16.142cm" svg:viewBox="0 0 97 46" svg:d="M97 0c-19 4-46 37-49 46-3-9-30-42-48-46">
          <text:p/>
        </draw:path>
        <draw:line draw:style-name="gr16" draw:text-style-name="P1" draw:layer="layout" svg:x1="12.807cm" svg:y1="15.19cm" svg:x2="12.807cm" svg:y2="16.178cm">
          <text:p/>
        </draw:line>
        <draw:path draw:style-name="gr17" draw:text-style-name="P1" draw:layer="layout" svg:width="0.096cm" svg:height="0.045cm" svg:x="12.759cm" svg:y="16.142cm" svg:viewBox="0 0 97 46" svg:d="M97 0c-18 4-45 37-48 46-3-9-30-42-49-46">
          <text:p/>
        </draw:path>
        <draw:line draw:style-name="gr16" draw:text-style-name="P1" draw:layer="layout" svg:x1="13.074cm" svg:y1="15.19cm" svg:x2="13.074cm" svg:y2="16.178cm">
          <text:p/>
        </draw:line>
        <draw:path draw:style-name="gr17" draw:text-style-name="P1" draw:layer="layout" svg:width="0.095cm" svg:height="0.045cm" svg:x="13.026cm" svg:y="16.142cm" svg:viewBox="0 0 96 46" svg:d="M96 0c-18 4-44 37-47 46-3-9-31-42-49-46">
          <text:p/>
        </draw:path>
        <draw:line draw:style-name="gr16" draw:text-style-name="P1" draw:layer="layout" svg:x1="13.474cm" svg:y1="15.19cm" svg:x2="13.474cm" svg:y2="16.178cm">
          <text:p/>
        </draw:line>
        <draw:path draw:style-name="gr17" draw:text-style-name="P1" draw:layer="layout" svg:width="0.095cm" svg:height="0.045cm" svg:x="13.426cm" svg:y="16.142cm" svg:viewBox="0 0 96 46" svg:d="M96 0c-17 4-44 37-47 46-3-9-30-42-49-46">
          <text:p/>
        </draw:path>
        <draw:line draw:style-name="gr16" draw:text-style-name="P1" draw:layer="layout" svg:x1="13.74cm" svg:y1="15.19cm" svg:x2="13.74cm" svg:y2="16.178cm">
          <text:p/>
        </draw:line>
        <draw:path draw:style-name="gr17" draw:text-style-name="P1" draw:layer="layout" svg:width="0.096cm" svg:height="0.045cm" svg:x="13.692cm" svg:y="16.142cm" svg:viewBox="0 0 97 46" svg:d="M97 0c-18 4-45 37-48 46-3-9-31-42-49-46">
          <text:p/>
        </draw:path>
        <draw:line draw:style-name="gr16" draw:text-style-name="P1" draw:layer="layout" svg:x1="14.007cm" svg:y1="15.19cm" svg:x2="14.007cm" svg:y2="16.178cm">
          <text:p/>
        </draw:line>
        <draw:path draw:style-name="gr17" draw:text-style-name="P1" draw:layer="layout" svg:width="0.096cm" svg:height="0.045cm" svg:x="13.959cm" svg:y="16.142cm" svg:viewBox="0 0 97 46" svg:d="M97 0c-18 4-46 37-49 46-3-9-30-42-48-46">
          <text:p/>
        </draw:path>
        <draw:line draw:style-name="gr16" draw:text-style-name="P1" draw:layer="layout" svg:x1="14.274cm" svg:y1="15.19cm" svg:x2="14.274cm" svg:y2="16.178cm">
          <text:p/>
        </draw:line>
        <draw:path draw:style-name="gr17" draw:text-style-name="P1" draw:layer="layout" svg:width="0.095cm" svg:height="0.045cm" svg:x="14.226cm" svg:y="16.142cm" svg:viewBox="0 0 96 46" svg:d="M96 0c-17 4-45 37-48 46-3-9-30-42-48-46">
          <text:p/>
        </draw:path>
        <draw:line draw:style-name="gr16" draw:text-style-name="P1" draw:layer="layout" svg:x1="14.674cm" svg:y1="15.19cm" svg:x2="14.674cm" svg:y2="16.178cm">
          <text:p/>
        </draw:line>
        <draw:path draw:style-name="gr17" draw:text-style-name="P1" draw:layer="layout" svg:width="0.095cm" svg:height="0.045cm" svg:x="14.626cm" svg:y="16.142cm" svg:viewBox="0 0 96 46" svg:d="M96 0c-17 4-44 37-48 46-3-9-30-42-48-46">
          <text:p/>
        </draw:path>
        <draw:line draw:style-name="gr16" draw:text-style-name="P1" draw:layer="layout" svg:x1="14.94cm" svg:y1="15.19cm" svg:x2="14.94cm" svg:y2="16.178cm">
          <text:p/>
        </draw:line>
        <draw:path draw:style-name="gr17" draw:text-style-name="P1" draw:layer="layout" svg:width="0.095cm" svg:height="0.045cm" svg:x="14.893cm" svg:y="16.142cm" svg:viewBox="0 0 96 46" svg:d="M96 0c-18 4-46 37-49 46-3-9-30-42-47-46">
          <text:p/>
        </draw:path>
        <draw:line draw:style-name="gr16" draw:text-style-name="P1" draw:layer="layout" svg:x1="15.207cm" svg:y1="15.19cm" svg:x2="15.207cm" svg:y2="16.178cm">
          <text:p/>
        </draw:line>
        <draw:path draw:style-name="gr17" draw:text-style-name="P1" draw:layer="layout" svg:width="0.096cm" svg:height="0.045cm" svg:x="15.159cm" svg:y="16.142cm" svg:viewBox="0 0 97 46" svg:d="M97 0c-19 4-46 37-49 46-3-9-30-42-48-46">
          <text:p/>
        </draw:path>
        <draw:line draw:style-name="gr16" draw:text-style-name="P1" draw:layer="layout" svg:x1="15.474cm" svg:y1="15.19cm" svg:x2="15.474cm" svg:y2="16.178cm">
          <text:p/>
        </draw:line>
        <draw:path draw:style-name="gr17" draw:text-style-name="P1" draw:layer="layout" svg:width="0.095cm" svg:height="0.045cm" svg:x="15.426cm" svg:y="16.142cm" svg:viewBox="0 0 96 46" svg:d="M96 0c-17 4-44 37-47 46-3-9-30-42-49-46">
          <text:p/>
        </draw:path>
        <draw:line draw:style-name="gr16" draw:text-style-name="P1" draw:layer="layout" svg:x1="15.874cm" svg:y1="15.19cm" svg:x2="15.874cm" svg:y2="16.178cm">
          <text:p/>
        </draw:line>
        <draw:path draw:style-name="gr17" draw:text-style-name="P1" draw:layer="layout" svg:width="0.095cm" svg:height="0.045cm" svg:x="15.826cm" svg:y="16.142cm" svg:viewBox="0 0 96 46" svg:d="M96 0c-18 4-45 37-48 46-3-9-30-42-48-46">
          <text:p/>
        </draw:path>
        <draw:line draw:style-name="gr16" draw:text-style-name="P1" draw:layer="layout" svg:x1="16.14cm" svg:y1="15.19cm" svg:x2="16.14cm" svg:y2="16.178cm">
          <text:p/>
        </draw:line>
        <draw:path draw:style-name="gr17" draw:text-style-name="P1" draw:layer="layout" svg:width="0.095cm" svg:height="0.045cm" svg:x="16.093cm" svg:y="16.142cm" svg:viewBox="0 0 96 46" svg:d="M96 0c-18 4-45 37-48 46-3-9-30-42-48-46">
          <text:p/>
        </draw:path>
        <draw:line draw:style-name="gr16" draw:text-style-name="P1" draw:layer="layout" svg:x1="16.407cm" svg:y1="15.19cm" svg:x2="16.407cm" svg:y2="16.178cm">
          <text:p/>
        </draw:line>
        <draw:path draw:style-name="gr17" draw:text-style-name="P1" draw:layer="layout" svg:width="0.096cm" svg:height="0.045cm" svg:x="16.359cm" svg:y="16.142cm" svg:viewBox="0 0 97 46" svg:d="M97 0c-18 4-45 37-48 46-3-9-31-42-49-46">
          <text:p/>
        </draw:path>
        <draw:line draw:style-name="gr16" draw:text-style-name="P1" draw:layer="layout" svg:x1="16.674cm" svg:y1="15.19cm" svg:x2="16.674cm" svg:y2="16.178cm">
          <text:p/>
        </draw:line>
        <draw:path draw:style-name="gr17" draw:text-style-name="P1" draw:layer="layout" svg:width="0.095cm" svg:height="0.045cm" svg:x="16.626cm" svg:y="16.142cm" svg:viewBox="0 0 96 46" svg:d="M96 0c-17 4-44 37-47 46-4-9-31-42-49-46">
          <text:p/>
        </draw:path>
        <draw:line draw:style-name="gr16" draw:text-style-name="P1" draw:layer="layout" svg:x1="17.074cm" svg:y1="15.19cm" svg:x2="17.074cm" svg:y2="16.178cm">
          <text:p/>
        </draw:line>
        <draw:path draw:style-name="gr17" draw:text-style-name="P1" draw:layer="layout" svg:width="0.095cm" svg:height="0.045cm" svg:x="17.026cm" svg:y="16.142cm" svg:viewBox="0 0 96 46" svg:d="M96 0c-17 4-44 37-47 46-3-9-31-42-49-46">
          <text:p/>
        </draw:path>
        <draw:line draw:style-name="gr16" draw:text-style-name="P1" draw:layer="layout" svg:x1="17.34cm" svg:y1="15.19cm" svg:x2="17.34cm" svg:y2="16.178cm">
          <text:p/>
        </draw:line>
        <draw:path draw:style-name="gr17" draw:text-style-name="P1" draw:layer="layout" svg:width="0.095cm" svg:height="0.045cm" svg:x="17.293cm" svg:y="16.142cm" svg:viewBox="0 0 96 46" svg:d="M96 0c-18 4-45 37-48 46-3-9-31-42-48-46">
          <text:p/>
        </draw:path>
        <draw:line draw:style-name="gr16" draw:text-style-name="P1" draw:layer="layout" svg:x1="17.607cm" svg:y1="15.19cm" svg:x2="17.607cm" svg:y2="16.178cm">
          <text:p/>
        </draw:line>
        <draw:path draw:style-name="gr17" draw:text-style-name="P1" draw:layer="layout" svg:width="0.096cm" svg:height="0.045cm" svg:x="17.559cm" svg:y="16.142cm" svg:viewBox="0 0 97 46" svg:d="M97 0c-18 4-46 37-49 46-3-9-30-42-48-46">
          <text:p/>
        </draw:path>
        <draw:line draw:style-name="gr16" draw:text-style-name="P1" draw:layer="layout" svg:x1="17.874cm" svg:y1="15.19cm" svg:x2="17.874cm" svg:y2="16.178cm">
          <text:p/>
        </draw:line>
        <draw:path draw:style-name="gr17" draw:text-style-name="P1" draw:layer="layout" svg:width="0.095cm" svg:height="0.045cm" svg:x="17.826cm" svg:y="16.142cm" svg:viewBox="0 0 96 46" svg:d="M96 0c-18 4-45 37-48 46-3-9-30-42-48-46">
          <text:p/>
        </draw:path>
        <draw:line draw:style-name="gr16" draw:text-style-name="P1" draw:layer="layout" svg:x1="18.274cm" svg:y1="15.19cm" svg:x2="18.274cm" svg:y2="16.178cm">
          <text:p/>
        </draw:line>
        <draw:path draw:style-name="gr17" draw:text-style-name="P1" draw:layer="layout" svg:width="0.095cm" svg:height="0.045cm" svg:x="18.226cm" svg:y="16.142cm" svg:viewBox="0 0 96 46" svg:d="M96 0c-17 4-45 37-48 46-3-9-30-42-48-46">
          <text:p/>
        </draw:path>
        <draw:line draw:style-name="gr16" draw:text-style-name="P1" draw:layer="layout" svg:x1="18.54cm" svg:y1="15.19cm" svg:x2="18.54cm" svg:y2="16.178cm">
          <text:p/>
        </draw:line>
        <draw:path draw:style-name="gr17" draw:text-style-name="P1" draw:layer="layout" svg:width="0.095cm" svg:height="0.045cm" svg:x="18.493cm" svg:y="16.142cm" svg:viewBox="0 0 96 46" svg:d="M96 0c-19 4-46 37-49 46-3-9-30-42-47-46">
          <text:p/>
        </draw:path>
        <draw:line draw:style-name="gr16" draw:text-style-name="P1" draw:layer="layout" svg:x1="18.807cm" svg:y1="15.19cm" svg:x2="18.807cm" svg:y2="16.178cm">
          <text:p/>
        </draw:line>
        <draw:path draw:style-name="gr17" draw:text-style-name="P1" draw:layer="layout" svg:width="0.096cm" svg:height="0.045cm" svg:x="18.759cm" svg:y="16.142cm" svg:viewBox="0 0 97 46" svg:d="M97 0c-18 4-45 37-48 46-3-9-30-42-49-46">
          <text:p/>
        </draw:path>
        <draw:line draw:style-name="gr16" draw:text-style-name="P1" draw:layer="layout" svg:x1="19.074cm" svg:y1="15.19cm" svg:x2="19.074cm" svg:y2="16.178cm">
          <text:p/>
        </draw:line>
        <draw:path draw:style-name="gr17" draw:text-style-name="P1" draw:layer="layout" svg:width="0.095cm" svg:height="0.045cm" svg:x="19.026cm" svg:y="16.142cm" svg:viewBox="0 0 96 46" svg:d="M96 0c-17 4-44 37-47 46-3-9-31-42-49-46">
          <text:p/>
        </draw:path>
        <draw:line draw:style-name="gr16" draw:text-style-name="P1" draw:layer="layout" svg:x1="19.474cm" svg:y1="15.19cm" svg:x2="19.474cm" svg:y2="16.178cm">
          <text:p/>
        </draw:line>
        <draw:path draw:style-name="gr17" draw:text-style-name="P1" draw:layer="layout" svg:width="0.097cm" svg:height="0.045cm" svg:x="19.426cm" svg:y="16.142cm" svg:viewBox="0 0 98 46" svg:d="M98 0c-19 4-46 37-49 46-3-9-30-42-49-46">
          <text:p/>
        </draw:path>
        <draw:line draw:style-name="gr16" draw:text-style-name="P1" draw:layer="layout" svg:x1="19.74cm" svg:y1="15.19cm" svg:x2="19.74cm" svg:y2="16.178cm">
          <text:p/>
        </draw:line>
        <draw:path draw:style-name="gr17" draw:text-style-name="P1" draw:layer="layout" svg:width="0.095cm" svg:height="0.045cm" svg:x="19.693cm" svg:y="16.142cm" svg:viewBox="0 0 96 46" svg:d="M96 0c-18 4-45 37-48 46-3-9-31-42-48-46">
          <text:p/>
        </draw:path>
        <draw:line draw:style-name="gr16" draw:text-style-name="P1" draw:layer="layout" svg:x1="20.007cm" svg:y1="15.19cm" svg:x2="20.007cm" svg:y2="16.178cm">
          <text:p/>
        </draw:line>
        <draw:path draw:style-name="gr17" draw:text-style-name="P1" draw:layer="layout" svg:width="0.096cm" svg:height="0.045cm" svg:x="19.959cm" svg:y="16.142cm" svg:viewBox="0 0 97 46" svg:d="M97 0c-18 4-45 37-48 46-3-9-31-42-49-46">
          <text:p/>
        </draw:path>
        <draw:line draw:style-name="gr16" draw:text-style-name="P1" draw:layer="layout" svg:x1="20.274cm" svg:y1="15.19cm" svg:x2="20.274cm" svg:y2="16.178cm">
          <text:p/>
        </draw:line>
        <draw:path draw:style-name="gr17" draw:text-style-name="P1" draw:layer="layout" svg:width="0.096cm" svg:height="0.045cm" svg:x="20.226cm" svg:y="16.142cm" svg:viewBox="0 0 97 46" svg:d="M97 0c-18 4-46 37-49 46-3-9-30-42-48-46">
          <text:p/>
        </draw:path>
        <draw:custom-shape draw:style-name="gr10" draw:text-style-name="P6" draw:layer="layout" svg:width="0.25cm" svg:height="0.25cm" svg:x="1.35cm" svg:y="15.61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.88cm" svg:y="15.61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2.15cm" svg:y="15.61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3.081cm" svg:y="15.61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3.351cm" svg:y="15.61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4.282cm" svg:y="15.61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4.552cm" svg:y="15.61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5.483cm" svg:y="15.61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5.753cm" svg:y="15.61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6.684cm" svg:y="15.619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6.954cm" svg:y="15.619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7.885cm" svg:y="15.6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8.155cm" svg:y="15.6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9.086cm" svg:y="15.62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9.356cm" svg:y="15.62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0.287cm" svg:y="15.62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0.557cm" svg:y="15.62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1.488cm" svg:y="15.62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1.758cm" svg:y="15.62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2.689cm" svg:y="15.62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2.959cm" svg:y="15.62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3.89cm" svg:y="15.62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4.16cm" svg:y="15.62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5.091cm" svg:y="15.62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8" draw:text-style-name="P6" draw:layer="layout" svg:width="0.25cm" svg:height="0.224cm" svg:x="15.361cm" svg:y="15.62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6.292cm" svg:y="15.62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6.562cm" svg:y="15.62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7.493cm" svg:y="15.62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7.763cm" svg:y="15.62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8.694cm" svg:y="15.629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8.964cm" svg:y="15.629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9.895cm" svg:y="15.6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20.15cm" svg:y="15.63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9.35cm" svg:y="15.63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8.151cm" svg:y="15.63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6.952cm" svg:y="15.63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4.554cm" svg:y="15.639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3.355cm" svg:y="15.6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path draw:style-name="gr19" draw:text-style-name="P7" draw:layer="layout" svg:width="0.095cm" svg:height="0.045cm" svg:x="1.428cm" svg:y="16.132cm" svg:viewBox="0 0 96 46" svg:d="M96 0c-18 4-45 37-48 46-4-9-30-42-48-46">
          <text:p/>
        </draw:path>
        <draw:path draw:style-name="gr19" draw:text-style-name="P7" draw:layer="layout" svg:width="0.096cm" svg:height="0.045cm" svg:x="1.694cm" svg:y="16.132cm" svg:viewBox="0 0 97 46" svg:d="M97 0c-18 4-46 37-49 46-3-9-30-42-48-46">
          <text:p/>
        </draw:path>
        <draw:path draw:style-name="gr19" draw:text-style-name="P7" draw:layer="layout" svg:width="0.096cm" svg:height="0.045cm" svg:x="1.961cm" svg:y="16.132cm" svg:viewBox="0 0 97 46" svg:d="M97 0c-19 4-46 37-49 46-3-9-30-42-48-46">
          <text:p/>
        </draw:path>
        <draw:path draw:style-name="gr19" draw:text-style-name="P7" draw:layer="layout" svg:width="0.095cm" svg:height="0.045cm" svg:x="2.228cm" svg:y="16.132cm" svg:viewBox="0 0 96 46" svg:d="M96 0c-18 4-45 37-48 46-3-9-29-42-48-46">
          <text:p/>
        </draw:path>
        <draw:path draw:style-name="gr19" draw:text-style-name="P7" draw:layer="layout" svg:width="0.095cm" svg:height="0.045cm" svg:x="2.628cm" svg:y="16.132cm" svg:viewBox="0 0 96 46" svg:d="M96 0c-19 4-46 37-49 46-2-9-29-42-47-46">
          <text:p/>
        </draw:path>
        <draw:path draw:style-name="gr19" draw:text-style-name="P7" draw:layer="layout" svg:width="0.096cm" svg:height="0.045cm" svg:x="2.894cm" svg:y="16.132cm" svg:viewBox="0 0 97 46" svg:d="M97 0c-18 4-45 37-48 46-3-9-30-42-49-46">
          <text:p/>
        </draw:path>
        <draw:path draw:style-name="gr19" draw:text-style-name="P7" draw:layer="layout" svg:width="0.096cm" svg:height="0.045cm" svg:x="3.161cm" svg:y="16.132cm" svg:viewBox="0 0 97 46" svg:d="M97 0c-18 4-45 37-48 46-3-9-31-42-49-46">
          <text:p/>
        </draw:path>
        <draw:path draw:style-name="gr19" draw:text-style-name="P7" draw:layer="layout" svg:width="0.095cm" svg:height="0.045cm" svg:x="3.428cm" svg:y="16.132cm" svg:viewBox="0 0 96 46" svg:d="M96 0c-18 4-45 37-47 46-3-9-31-42-49-46">
          <text:p/>
        </draw:path>
        <draw:path draw:style-name="gr19" draw:text-style-name="P7" draw:layer="layout" svg:width="0.095cm" svg:height="0.045cm" svg:x="3.828cm" svg:y="16.132cm" svg:viewBox="0 0 96 46" svg:d="M96 0c-18 4-45 37-47 46-3-9-31-42-49-46">
          <text:p/>
        </draw:path>
        <draw:path draw:style-name="gr19" draw:text-style-name="P7" draw:layer="layout" svg:width="0.096cm" svg:height="0.045cm" svg:x="4.094cm" svg:y="16.132cm" svg:viewBox="0 0 97 46" svg:d="M97 0c-18 4-45 37-48 46-3-9-31-42-49-46">
          <text:p/>
        </draw:path>
        <draw:path draw:style-name="gr19" draw:text-style-name="P7" draw:layer="layout" svg:width="0.096cm" svg:height="0.045cm" svg:x="4.361cm" svg:y="16.132cm" svg:viewBox="0 0 97 46" svg:d="M97 0c-18 4-46 37-49 46-3-9-30-42-48-46">
          <text:p/>
        </draw:path>
        <draw:path draw:style-name="gr19" draw:text-style-name="P7" draw:layer="layout" svg:width="0.095cm" svg:height="0.045cm" svg:x="4.628cm" svg:y="16.132cm" svg:viewBox="0 0 96 46" svg:d="M96 0c-18 4-45 37-48 46-3-9-30-42-48-46">
          <text:p/>
        </draw:path>
        <draw:path draw:style-name="gr19" draw:text-style-name="P7" draw:layer="layout" svg:width="0.095cm" svg:height="0.045cm" svg:x="5.028cm" svg:y="16.132cm" svg:viewBox="0 0 96 46" svg:d="M96 0c-18 4-45 37-48 46-3-9-30-42-48-46">
          <text:p/>
        </draw:path>
        <draw:path draw:style-name="gr19" draw:text-style-name="P7" draw:layer="layout" svg:width="0.096cm" svg:height="0.045cm" svg:x="5.294cm" svg:y="16.132cm" svg:viewBox="0 0 97 46" svg:d="M97 0c-18 4-46 37-49 46-3-9-30-42-48-46">
          <text:p/>
        </draw:path>
        <draw:path draw:style-name="gr19" draw:text-style-name="P7" draw:layer="layout" svg:width="0.096cm" svg:height="0.045cm" svg:x="5.561cm" svg:y="16.132cm" svg:viewBox="0 0 97 46" svg:d="M97 0c-19 4-46 37-49 46-3-9-30-42-48-46">
          <text:p/>
        </draw:path>
        <draw:path draw:style-name="gr19" draw:text-style-name="P7" draw:layer="layout" svg:width="0.095cm" svg:height="0.045cm" svg:x="5.828cm" svg:y="16.132cm" svg:viewBox="0 0 96 46" svg:d="M96 0c-18 4-44 37-47 46-3-9-30-42-49-46">
          <text:p/>
        </draw:path>
        <draw:path draw:style-name="gr19" draw:text-style-name="P7" draw:layer="layout" svg:width="0.095cm" svg:height="0.045cm" svg:x="6.228cm" svg:y="16.132cm" svg:viewBox="0 0 96 46" svg:d="M96 0c-19 4-45 37-48 46-3-9-30-42-48-46">
          <text:p/>
        </draw:path>
        <draw:path draw:style-name="gr19" draw:text-style-name="P7" draw:layer="layout" svg:width="0.096cm" svg:height="0.045cm" svg:x="6.494cm" svg:y="16.132cm" svg:viewBox="0 0 97 46" svg:d="M97 0c-18 4-45 37-48 46-3-9-30-42-49-46">
          <text:p/>
        </draw:path>
        <draw:path draw:style-name="gr19" draw:text-style-name="P7" draw:layer="layout" svg:width="0.096cm" svg:height="0.045cm" svg:x="6.761cm" svg:y="16.132cm" svg:viewBox="0 0 97 46" svg:d="M97 0c-18 4-45 37-48 46-3-9-31-42-49-46">
          <text:p/>
        </draw:path>
        <draw:path draw:style-name="gr19" draw:text-style-name="P7" draw:layer="layout" svg:width="0.095cm" svg:height="0.045cm" svg:x="7.028cm" svg:y="16.132cm" svg:viewBox="0 0 96 46" svg:d="M96 0c-18 4-44 37-48 46-3-9-30-42-48-46">
          <text:p/>
        </draw:path>
        <draw:path draw:style-name="gr19" draw:text-style-name="P7" draw:layer="layout" svg:width="0.095cm" svg:height="0.045cm" svg:x="7.428cm" svg:y="16.132cm" svg:viewBox="0 0 96 46" svg:d="M96 0c-18 4-44 37-47 46-3-9-31-42-49-46">
          <text:p/>
        </draw:path>
        <draw:path draw:style-name="gr19" draw:text-style-name="P7" draw:layer="layout" svg:width="0.096cm" svg:height="0.045cm" svg:x="7.694cm" svg:y="16.132cm" svg:viewBox="0 0 97 46" svg:d="M97 0c-18 4-45 37-49 46-3-9-30-42-48-46">
          <text:p/>
        </draw:path>
        <draw:path draw:style-name="gr19" draw:text-style-name="P7" draw:layer="layout" svg:width="0.096cm" svg:height="0.045cm" svg:x="7.961cm" svg:y="16.132cm" svg:viewBox="0 0 97 46" svg:d="M97 0c-18 4-46 37-49 46-3-9-30-42-48-46">
          <text:p/>
        </draw:path>
        <draw:path draw:style-name="gr19" draw:text-style-name="P7" draw:layer="layout" svg:width="0.095cm" svg:height="0.045cm" svg:x="8.228cm" svg:y="16.132cm" svg:viewBox="0 0 96 46" svg:d="M96 0c-19 4-45 37-48 46-3-9-30-42-48-46">
          <text:p/>
        </draw:path>
        <draw:path draw:style-name="gr19" draw:text-style-name="P7" draw:layer="layout" svg:width="0.095cm" svg:height="0.045cm" svg:x="8.628cm" svg:y="16.132cm" svg:viewBox="0 0 96 46" svg:d="M96 0c-18 4-45 37-48 46-3-9-30-42-48-46">
          <text:p/>
        </draw:path>
        <draw:path draw:style-name="gr19" draw:text-style-name="P7" draw:layer="layout" svg:width="0.096cm" svg:height="0.045cm" svg:x="8.894cm" svg:y="16.132cm" svg:viewBox="0 0 97 46" svg:d="M97 0c-19 4-46 37-49 46-3-9-30-42-48-46">
          <text:p/>
        </draw:path>
        <draw:path draw:style-name="gr19" draw:text-style-name="P7" draw:layer="layout" svg:width="0.096cm" svg:height="0.045cm" svg:x="9.161cm" svg:y="16.132cm" svg:viewBox="0 0 97 46" svg:d="M97 0c-18 4-45 37-48 46-3-9-30-42-49-46">
          <text:p/>
        </draw:path>
        <draw:path draw:style-name="gr19" draw:text-style-name="P7" draw:layer="layout" svg:width="0.095cm" svg:height="0.045cm" svg:x="9.428cm" svg:y="16.132cm" svg:viewBox="0 0 96 46" svg:d="M96 0c-18 4-44 37-47 46-3-9-31-42-49-46">
          <text:p/>
        </draw:path>
        <draw:path draw:style-name="gr19" draw:text-style-name="P7" draw:layer="layout" svg:width="0.095cm" svg:height="0.045cm" svg:x="9.828cm" svg:y="16.132cm" svg:viewBox="0 0 96 46" svg:d="M96 0c-18 4-44 37-47 46-3-9-30-42-49-46">
          <text:p/>
        </draw:path>
        <draw:path draw:style-name="gr19" draw:text-style-name="P7" draw:layer="layout" svg:width="0.096cm" svg:height="0.045cm" svg:x="10.094cm" svg:y="16.132cm" svg:viewBox="0 0 97 46" svg:d="M97 0c-18 4-45 37-48 46-3-9-31-42-49-46">
          <text:p/>
        </draw:path>
        <draw:path draw:style-name="gr19" draw:text-style-name="P7" draw:layer="layout" svg:width="0.096cm" svg:height="0.045cm" svg:x="10.361cm" svg:y="16.132cm" svg:viewBox="0 0 97 46" svg:d="M97 0c-18 4-45 37-48 46-3-9-31-42-49-46">
          <text:p/>
        </draw:path>
        <draw:path draw:style-name="gr19" draw:text-style-name="P7" draw:layer="layout" svg:width="0.095cm" svg:height="0.045cm" svg:x="10.628cm" svg:y="16.132cm" svg:viewBox="0 0 96 46" svg:d="M96 0c-18 4-45 37-48 46-3-9-30-42-48-46">
          <text:p/>
        </draw:path>
        <draw:path draw:style-name="gr19" draw:text-style-name="P7" draw:layer="layout" svg:width="0.095cm" svg:height="0.045cm" svg:x="11.028cm" svg:y="16.132cm" svg:viewBox="0 0 96 46" svg:d="M96 0c-18 4-44 37-47 46-3-9-31-42-49-46">
          <text:p/>
        </draw:path>
        <draw:path draw:style-name="gr19" draw:text-style-name="P7" draw:layer="layout" svg:width="0.096cm" svg:height="0.045cm" svg:x="11.294cm" svg:y="16.132cm" svg:viewBox="0 0 97 46" svg:d="M97 0c-18 4-46 37-49 46-3-9-30-42-48-46">
          <text:p/>
        </draw:path>
        <draw:path draw:style-name="gr19" draw:text-style-name="P7" draw:layer="layout" svg:width="0.096cm" svg:height="0.045cm" svg:x="11.561cm" svg:y="16.132cm" svg:viewBox="0 0 97 46" svg:d="M97 0c-18 4-46 37-49 46-3-9-30-42-48-46">
          <text:p/>
        </draw:path>
        <draw:path draw:style-name="gr19" draw:text-style-name="P7" draw:layer="layout" svg:width="0.095cm" svg:height="0.045cm" svg:x="11.828cm" svg:y="16.132cm" svg:viewBox="0 0 96 46" svg:d="M96 0c-18 4-44 37-47 46-3-9-30-42-49-46">
          <text:p/>
        </draw:path>
        <draw:path draw:style-name="gr19" draw:text-style-name="P7" draw:layer="layout" svg:width="0.095cm" svg:height="0.045cm" svg:x="12.228cm" svg:y="16.132cm" svg:viewBox="0 0 96 46" svg:d="M96 0c-18 4-45 37-48 46-3-9-30-42-48-46">
          <text:p/>
        </draw:path>
        <draw:path draw:style-name="gr19" draw:text-style-name="P7" draw:layer="layout" svg:width="0.096cm" svg:height="0.045cm" svg:x="12.494cm" svg:y="16.132cm" svg:viewBox="0 0 97 46" svg:d="M97 0c-19 4-46 37-49 46-3-9-30-42-48-46">
          <text:p/>
        </draw:path>
        <draw:path draw:style-name="gr19" draw:text-style-name="P7" draw:layer="layout" svg:width="0.096cm" svg:height="0.045cm" svg:x="12.761cm" svg:y="16.132cm" svg:viewBox="0 0 97 46" svg:d="M97 0c-18 4-45 37-48 46-3-9-30-42-49-46">
          <text:p/>
        </draw:path>
        <draw:path draw:style-name="gr19" draw:text-style-name="P7" draw:layer="layout" svg:width="0.095cm" svg:height="0.045cm" svg:x="13.028cm" svg:y="16.132cm" svg:viewBox="0 0 96 46" svg:d="M96 0c-18 4-44 37-47 46-3-9-31-42-49-46">
          <text:p/>
        </draw:path>
        <draw:path draw:style-name="gr19" draw:text-style-name="P7" draw:layer="layout" svg:width="0.095cm" svg:height="0.045cm" svg:x="13.428cm" svg:y="16.132cm" svg:viewBox="0 0 96 46" svg:d="M96 0c-17 4-44 37-47 46-3-9-30-42-49-46">
          <text:p/>
        </draw:path>
        <draw:path draw:style-name="gr19" draw:text-style-name="P7" draw:layer="layout" svg:width="0.096cm" svg:height="0.045cm" svg:x="13.694cm" svg:y="16.132cm" svg:viewBox="0 0 97 46" svg:d="M97 0c-18 4-45 37-48 46-3-9-31-42-49-46">
          <text:p/>
        </draw:path>
        <draw:path draw:style-name="gr19" draw:text-style-name="P7" draw:layer="layout" svg:width="0.096cm" svg:height="0.045cm" svg:x="13.961cm" svg:y="16.132cm" svg:viewBox="0 0 97 46" svg:d="M97 0c-18 4-46 37-49 46-3-9-30-42-48-46">
          <text:p/>
        </draw:path>
        <draw:path draw:style-name="gr19" draw:text-style-name="P7" draw:layer="layout" svg:width="0.095cm" svg:height="0.045cm" svg:x="14.228cm" svg:y="16.132cm" svg:viewBox="0 0 96 46" svg:d="M96 0c-17 4-45 37-48 46-3-9-30-42-48-46">
          <text:p/>
        </draw:path>
        <draw:path draw:style-name="gr19" draw:text-style-name="P7" draw:layer="layout" svg:width="0.095cm" svg:height="0.045cm" svg:x="14.628cm" svg:y="16.132cm" svg:viewBox="0 0 96 46" svg:d="M96 0c-17 4-44 37-48 46-3-9-30-42-48-46">
          <text:p/>
        </draw:path>
        <draw:path draw:style-name="gr19" draw:text-style-name="P7" draw:layer="layout" svg:width="0.095cm" svg:height="0.045cm" svg:x="14.895cm" svg:y="16.132cm" svg:viewBox="0 0 96 46" svg:d="M96 0c-18 4-46 37-49 46-3-9-30-42-47-46">
          <text:p/>
        </draw:path>
        <draw:path draw:style-name="gr19" draw:text-style-name="P7" draw:layer="layout" svg:width="0.096cm" svg:height="0.045cm" svg:x="15.161cm" svg:y="16.132cm" svg:viewBox="0 0 97 46" svg:d="M97 0c-19 4-46 37-49 46-3-9-30-42-48-46">
          <text:p/>
        </draw:path>
        <draw:path draw:style-name="gr19" draw:text-style-name="P7" draw:layer="layout" svg:width="0.095cm" svg:height="0.045cm" svg:x="15.428cm" svg:y="16.132cm" svg:viewBox="0 0 96 46" svg:d="M96 0c-17 4-44 37-47 46-3-9-30-42-49-46">
          <text:p/>
        </draw:path>
        <draw:path draw:style-name="gr19" draw:text-style-name="P7" draw:layer="layout" svg:width="0.095cm" svg:height="0.045cm" svg:x="15.828cm" svg:y="16.132cm" svg:viewBox="0 0 96 46" svg:d="M96 0c-18 4-45 37-48 46-3-9-30-42-48-46">
          <text:p/>
        </draw:path>
        <draw:path draw:style-name="gr19" draw:text-style-name="P7" draw:layer="layout" svg:width="0.095cm" svg:height="0.045cm" svg:x="16.095cm" svg:y="16.132cm" svg:viewBox="0 0 96 46" svg:d="M96 0c-18 4-45 37-48 46-3-9-30-42-48-46">
          <text:p/>
        </draw:path>
        <draw:path draw:style-name="gr19" draw:text-style-name="P7" draw:layer="layout" svg:width="0.096cm" svg:height="0.045cm" svg:x="16.361cm" svg:y="16.132cm" svg:viewBox="0 0 97 46" svg:d="M97 0c-18 4-45 37-48 46-3-9-31-42-49-46">
          <text:p/>
        </draw:path>
        <draw:path draw:style-name="gr19" draw:text-style-name="P7" draw:layer="layout" svg:width="0.095cm" svg:height="0.045cm" svg:x="16.628cm" svg:y="16.132cm" svg:viewBox="0 0 96 46" svg:d="M96 0c-17 4-44 37-47 46-4-9-31-42-49-46">
          <text:p/>
        </draw:path>
        <draw:path draw:style-name="gr19" draw:text-style-name="P7" draw:layer="layout" svg:width="0.095cm" svg:height="0.045cm" svg:x="17.028cm" svg:y="16.132cm" svg:viewBox="0 0 96 46" svg:d="M96 0c-17 4-44 37-47 46-3-9-31-42-49-46">
          <text:p/>
        </draw:path>
        <draw:path draw:style-name="gr19" draw:text-style-name="P7" draw:layer="layout" svg:width="0.095cm" svg:height="0.045cm" svg:x="17.295cm" svg:y="16.132cm" svg:viewBox="0 0 96 46" svg:d="M96 0c-18 4-45 37-48 46-3-9-31-42-48-46">
          <text:p/>
        </draw:path>
        <draw:path draw:style-name="gr19" draw:text-style-name="P7" draw:layer="layout" svg:width="0.096cm" svg:height="0.045cm" svg:x="17.561cm" svg:y="16.132cm" svg:viewBox="0 0 97 46" svg:d="M97 0c-18 4-46 37-49 46-3-9-30-42-48-46">
          <text:p/>
        </draw:path>
        <draw:path draw:style-name="gr19" draw:text-style-name="P7" draw:layer="layout" svg:width="0.095cm" svg:height="0.045cm" svg:x="17.828cm" svg:y="16.132cm" svg:viewBox="0 0 96 46" svg:d="M96 0c-18 4-45 37-48 46-3-9-30-42-48-46">
          <text:p/>
        </draw:path>
        <draw:path draw:style-name="gr19" draw:text-style-name="P7" draw:layer="layout" svg:width="0.095cm" svg:height="0.045cm" svg:x="18.228cm" svg:y="16.132cm" svg:viewBox="0 0 96 46" svg:d="M96 0c-17 4-45 37-48 46-3-9-30-42-48-46">
          <text:p/>
        </draw:path>
        <draw:path draw:style-name="gr19" draw:text-style-name="P7" draw:layer="layout" svg:width="0.095cm" svg:height="0.045cm" svg:x="18.495cm" svg:y="16.132cm" svg:viewBox="0 0 96 46" svg:d="M96 0c-19 4-46 37-49 46-3-9-30-42-47-46">
          <text:p/>
        </draw:path>
        <draw:path draw:style-name="gr19" draw:text-style-name="P7" draw:layer="layout" svg:width="0.096cm" svg:height="0.045cm" svg:x="18.761cm" svg:y="16.132cm" svg:viewBox="0 0 97 46" svg:d="M97 0c-18 4-45 37-48 46-3-9-30-42-49-46">
          <text:p/>
        </draw:path>
        <draw:path draw:style-name="gr19" draw:text-style-name="P7" draw:layer="layout" svg:width="0.095cm" svg:height="0.045cm" svg:x="19.028cm" svg:y="16.132cm" svg:viewBox="0 0 96 46" svg:d="M96 0c-17 4-44 37-47 46-3-9-31-42-49-46">
          <text:p/>
        </draw:path>
        <draw:path draw:style-name="gr19" draw:text-style-name="P7" draw:layer="layout" svg:width="0.097cm" svg:height="0.045cm" svg:x="19.428cm" svg:y="16.132cm" svg:viewBox="0 0 98 46" svg:d="M98 0c-19 4-46 37-49 46-3-9-30-42-49-46">
          <text:p/>
        </draw:path>
        <draw:path draw:style-name="gr19" draw:text-style-name="P7" draw:layer="layout" svg:width="0.095cm" svg:height="0.045cm" svg:x="19.695cm" svg:y="16.132cm" svg:viewBox="0 0 96 46" svg:d="M96 0c-18 4-45 37-48 46-3-9-31-42-48-46">
          <text:p/>
        </draw:path>
        <draw:path draw:style-name="gr19" draw:text-style-name="P7" draw:layer="layout" svg:width="0.096cm" svg:height="0.045cm" svg:x="19.961cm" svg:y="16.132cm" svg:viewBox="0 0 97 46" svg:d="M97 0c-18 4-45 37-48 46-3-9-31-42-49-46">
          <text:p/>
        </draw:path>
        <draw:path draw:style-name="gr19" draw:text-style-name="P7" draw:layer="layout" svg:width="0.096cm" svg:height="0.045cm" svg:x="20.228cm" svg:y="16.132cm" svg:viewBox="0 0 97 46" svg:d="M97 0c-18 4-46 37-49 46-3-9-30-42-48-46">
          <text:p/>
        </draw:path>
        <draw:custom-shape draw:style-name="gr20" draw:text-style-name="P8" draw:layer="layout" svg:width="1cm" svg:height="1cm" svg:x="19.372cm" svg:y="16.196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cm" svg:height="1cm" svg:x="18.172cm" svg:y="16.196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cm" svg:height="1cm" svg:x="16.972cm" svg:y="16.196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cm" svg:height="1cm" svg:x="15.772cm" svg:y="16.196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1cm" svg:height="1cm" svg:x="14.572cm" svg:y="16.196cm">
          <text:p text:style-name="P3">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9" draw:layer="layout" svg:width="1cm" svg:height="1cm" svg:x="13.372cm" svg:y="16.196cm">
          <text:p text:style-name="P3">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9" draw:layer="layout" svg:width="1cm" svg:height="1cm" svg:x="12.172cm" svg:y="16.196cm">
          <text:p text:style-name="P3">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9" draw:layer="layout" svg:width="1cm" svg:height="1cm" svg:x="10.972cm" svg:y="16.196cm">
          <text:p text:style-name="P3">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0" draw:layer="layout" svg:width="1cm" svg:height="1cm" svg:x="9.772cm" svg:y="16.196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cm" svg:height="1cm" svg:x="8.572cm" svg:y="16.196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cm" svg:height="1cm" svg:x="7.372cm" svg:y="16.196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cm" svg:height="1cm" svg:x="6.172cm" svg:y="16.196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cm" svg:height="1cm" svg:x="4.972cm" svg:y="16.196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cm" svg:height="1cm" svg:x="3.772cm" svg:y="16.196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cm" svg:height="1cm" svg:x="2.572cm" svg:y="16.196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cm" svg:height="1cm" svg:x="1.372cm" svg:y="16.196cm">
          <text:p text:style-name="P3">S</text:p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1.474cm" svg:y1="17.19cm" svg:x2="1.474cm" svg:y2="17.69cm">
          <text:p/>
        </draw:line>
        <draw:line draw:style-name="gr15" draw:text-style-name="P7" draw:layer="layout" svg:x1="1.741cm" svg:y1="17.19cm" svg:x2="1.741cm" svg:y2="17.69cm">
          <text:p/>
        </draw:line>
        <draw:line draw:style-name="gr15" draw:text-style-name="P7" draw:layer="layout" svg:x1="2.008cm" svg:y1="17.19cm" svg:x2="2.008cm" svg:y2="17.69cm">
          <text:p/>
        </draw:line>
        <draw:line draw:style-name="gr15" draw:text-style-name="P7" draw:layer="layout" svg:x1="2.274cm" svg:y1="17.19cm" svg:x2="2.274cm" svg:y2="17.69cm">
          <text:p/>
        </draw:line>
        <draw:line draw:style-name="gr15" draw:text-style-name="P7" draw:layer="layout" svg:x1="2.674cm" svg:y1="17.19cm" svg:x2="2.674cm" svg:y2="17.69cm">
          <text:p/>
        </draw:line>
        <draw:line draw:style-name="gr15" draw:text-style-name="P7" draw:layer="layout" svg:x1="2.941cm" svg:y1="17.19cm" svg:x2="2.941cm" svg:y2="17.69cm">
          <text:p/>
        </draw:line>
        <draw:line draw:style-name="gr15" draw:text-style-name="P7" draw:layer="layout" svg:x1="3.208cm" svg:y1="17.19cm" svg:x2="3.208cm" svg:y2="17.69cm">
          <text:p/>
        </draw:line>
        <draw:line draw:style-name="gr15" draw:text-style-name="P7" draw:layer="layout" svg:x1="3.475cm" svg:y1="17.19cm" svg:x2="3.475cm" svg:y2="17.69cm">
          <text:p/>
        </draw:line>
        <draw:line draw:style-name="gr15" draw:text-style-name="P7" draw:layer="layout" svg:x1="3.875cm" svg:y1="17.19cm" svg:x2="3.875cm" svg:y2="17.69cm">
          <text:p/>
        </draw:line>
        <draw:line draw:style-name="gr15" draw:text-style-name="P7" draw:layer="layout" svg:x1="4.141cm" svg:y1="17.19cm" svg:x2="4.141cm" svg:y2="17.69cm">
          <text:p/>
        </draw:line>
        <draw:line draw:style-name="gr15" draw:text-style-name="P7" draw:layer="layout" svg:x1="4.408cm" svg:y1="17.19cm" svg:x2="4.408cm" svg:y2="17.69cm">
          <text:p/>
        </draw:line>
        <draw:line draw:style-name="gr15" draw:text-style-name="P7" draw:layer="layout" svg:x1="4.675cm" svg:y1="17.19cm" svg:x2="4.675cm" svg:y2="17.69cm">
          <text:p/>
        </draw:line>
        <draw:line draw:style-name="gr15" draw:text-style-name="P7" draw:layer="layout" svg:x1="5.075cm" svg:y1="17.19cm" svg:x2="5.075cm" svg:y2="17.69cm">
          <text:p/>
        </draw:line>
        <draw:line draw:style-name="gr15" draw:text-style-name="P7" draw:layer="layout" svg:x1="5.341cm" svg:y1="17.19cm" svg:x2="5.341cm" svg:y2="17.69cm">
          <text:p/>
        </draw:line>
        <draw:line draw:style-name="gr15" draw:text-style-name="P7" draw:layer="layout" svg:x1="5.608cm" svg:y1="17.19cm" svg:x2="5.608cm" svg:y2="17.69cm">
          <text:p/>
        </draw:line>
        <draw:line draw:style-name="gr15" draw:text-style-name="P7" draw:layer="layout" svg:x1="5.875cm" svg:y1="17.19cm" svg:x2="5.875cm" svg:y2="17.69cm">
          <text:p/>
        </draw:line>
        <draw:line draw:style-name="gr15" draw:text-style-name="P7" draw:layer="layout" svg:x1="6.275cm" svg:y1="17.19cm" svg:x2="6.275cm" svg:y2="17.69cm">
          <text:p/>
        </draw:line>
        <draw:line draw:style-name="gr15" draw:text-style-name="P7" draw:layer="layout" svg:x1="6.541cm" svg:y1="17.19cm" svg:x2="6.541cm" svg:y2="17.69cm">
          <text:p/>
        </draw:line>
        <draw:line draw:style-name="gr15" draw:text-style-name="P7" draw:layer="layout" svg:x1="6.808cm" svg:y1="17.19cm" svg:x2="6.808cm" svg:y2="17.69cm">
          <text:p/>
        </draw:line>
        <draw:line draw:style-name="gr15" draw:text-style-name="P7" draw:layer="layout" svg:x1="7.075cm" svg:y1="17.19cm" svg:x2="7.075cm" svg:y2="17.69cm">
          <text:p/>
        </draw:line>
        <draw:line draw:style-name="gr15" draw:text-style-name="P7" draw:layer="layout" svg:x1="7.475cm" svg:y1="17.19cm" svg:x2="7.475cm" svg:y2="17.69cm">
          <text:p/>
        </draw:line>
        <draw:line draw:style-name="gr15" draw:text-style-name="P7" draw:layer="layout" svg:x1="7.741cm" svg:y1="17.19cm" svg:x2="7.741cm" svg:y2="17.69cm">
          <text:p/>
        </draw:line>
        <draw:line draw:style-name="gr15" draw:text-style-name="P7" draw:layer="layout" svg:x1="8.008cm" svg:y1="17.19cm" svg:x2="8.008cm" svg:y2="17.69cm">
          <text:p/>
        </draw:line>
        <draw:line draw:style-name="gr15" draw:text-style-name="P7" draw:layer="layout" svg:x1="8.275cm" svg:y1="17.19cm" svg:x2="8.275cm" svg:y2="17.69cm">
          <text:p/>
        </draw:line>
        <draw:line draw:style-name="gr15" draw:text-style-name="P7" draw:layer="layout" svg:x1="8.675cm" svg:y1="17.19cm" svg:x2="8.675cm" svg:y2="17.69cm">
          <text:p/>
        </draw:line>
        <draw:line draw:style-name="gr15" draw:text-style-name="P7" draw:layer="layout" svg:x1="8.941cm" svg:y1="17.19cm" svg:x2="8.941cm" svg:y2="17.69cm">
          <text:p/>
        </draw:line>
        <draw:line draw:style-name="gr15" draw:text-style-name="P7" draw:layer="layout" svg:x1="9.208cm" svg:y1="17.19cm" svg:x2="9.208cm" svg:y2="17.69cm">
          <text:p/>
        </draw:line>
        <draw:line draw:style-name="gr15" draw:text-style-name="P7" draw:layer="layout" svg:x1="9.475cm" svg:y1="17.19cm" svg:x2="9.475cm" svg:y2="17.69cm">
          <text:p/>
        </draw:line>
        <draw:line draw:style-name="gr15" draw:text-style-name="P7" draw:layer="layout" svg:x1="9.875cm" svg:y1="17.19cm" svg:x2="9.875cm" svg:y2="17.69cm">
          <text:p/>
        </draw:line>
        <draw:line draw:style-name="gr15" draw:text-style-name="P7" draw:layer="layout" svg:x1="10.141cm" svg:y1="17.19cm" svg:x2="10.141cm" svg:y2="17.69cm">
          <text:p/>
        </draw:line>
        <draw:line draw:style-name="gr15" draw:text-style-name="P7" draw:layer="layout" svg:x1="10.408cm" svg:y1="17.19cm" svg:x2="10.408cm" svg:y2="17.69cm">
          <text:p/>
        </draw:line>
        <draw:line draw:style-name="gr15" draw:text-style-name="P7" draw:layer="layout" svg:x1="10.675cm" svg:y1="17.19cm" svg:x2="10.675cm" svg:y2="17.69cm">
          <text:p/>
        </draw:line>
        <draw:line draw:style-name="gr15" draw:text-style-name="P7" draw:layer="layout" svg:x1="11.075cm" svg:y1="17.19cm" svg:x2="11.075cm" svg:y2="17.69cm">
          <text:p/>
        </draw:line>
        <draw:line draw:style-name="gr15" draw:text-style-name="P7" draw:layer="layout" svg:x1="11.341cm" svg:y1="17.19cm" svg:x2="11.341cm" svg:y2="17.69cm">
          <text:p/>
        </draw:line>
        <draw:line draw:style-name="gr15" draw:text-style-name="P7" draw:layer="layout" svg:x1="11.608cm" svg:y1="17.19cm" svg:x2="11.608cm" svg:y2="17.69cm">
          <text:p/>
        </draw:line>
        <draw:line draw:style-name="gr15" draw:text-style-name="P7" draw:layer="layout" svg:x1="11.875cm" svg:y1="17.19cm" svg:x2="11.875cm" svg:y2="17.69cm">
          <text:p/>
        </draw:line>
        <draw:line draw:style-name="gr15" draw:text-style-name="P7" draw:layer="layout" svg:x1="12.275cm" svg:y1="17.19cm" svg:x2="12.275cm" svg:y2="17.69cm">
          <text:p/>
        </draw:line>
        <draw:line draw:style-name="gr15" draw:text-style-name="P7" draw:layer="layout" svg:x1="12.541cm" svg:y1="17.19cm" svg:x2="12.541cm" svg:y2="17.69cm">
          <text:p/>
        </draw:line>
        <draw:line draw:style-name="gr15" draw:text-style-name="P7" draw:layer="layout" svg:x1="12.808cm" svg:y1="17.19cm" svg:x2="12.808cm" svg:y2="17.69cm">
          <text:p/>
        </draw:line>
        <draw:line draw:style-name="gr15" draw:text-style-name="P7" draw:layer="layout" svg:x1="13.075cm" svg:y1="17.19cm" svg:x2="13.075cm" svg:y2="17.69cm">
          <text:p/>
        </draw:line>
        <draw:line draw:style-name="gr15" draw:text-style-name="P7" draw:layer="layout" svg:x1="13.475cm" svg:y1="17.19cm" svg:x2="13.475cm" svg:y2="17.69cm">
          <text:p/>
        </draw:line>
        <draw:line draw:style-name="gr15" draw:text-style-name="P7" draw:layer="layout" svg:x1="13.741cm" svg:y1="17.19cm" svg:x2="13.741cm" svg:y2="17.69cm">
          <text:p/>
        </draw:line>
        <draw:line draw:style-name="gr15" draw:text-style-name="P7" draw:layer="layout" svg:x1="14.008cm" svg:y1="17.19cm" svg:x2="14.008cm" svg:y2="17.69cm">
          <text:p/>
        </draw:line>
        <draw:line draw:style-name="gr15" draw:text-style-name="P7" draw:layer="layout" svg:x1="14.275cm" svg:y1="17.19cm" svg:x2="14.275cm" svg:y2="17.69cm">
          <text:p/>
        </draw:line>
        <draw:line draw:style-name="gr15" draw:text-style-name="P7" draw:layer="layout" svg:x1="14.675cm" svg:y1="17.19cm" svg:x2="14.675cm" svg:y2="17.69cm">
          <text:p/>
        </draw:line>
        <draw:line draw:style-name="gr15" draw:text-style-name="P7" draw:layer="layout" svg:x1="14.941cm" svg:y1="17.19cm" svg:x2="14.941cm" svg:y2="17.69cm">
          <text:p/>
        </draw:line>
        <draw:line draw:style-name="gr15" draw:text-style-name="P7" draw:layer="layout" svg:x1="15.208cm" svg:y1="17.19cm" svg:x2="15.208cm" svg:y2="17.69cm">
          <text:p/>
        </draw:line>
        <draw:line draw:style-name="gr15" draw:text-style-name="P7" draw:layer="layout" svg:x1="15.475cm" svg:y1="17.19cm" svg:x2="15.475cm" svg:y2="17.69cm">
          <text:p/>
        </draw:line>
        <draw:line draw:style-name="gr15" draw:text-style-name="P7" draw:layer="layout" svg:x1="15.875cm" svg:y1="17.19cm" svg:x2="15.875cm" svg:y2="17.69cm">
          <text:p/>
        </draw:line>
        <draw:line draw:style-name="gr15" draw:text-style-name="P7" draw:layer="layout" svg:x1="16.141cm" svg:y1="17.19cm" svg:x2="16.141cm" svg:y2="17.69cm">
          <text:p/>
        </draw:line>
        <draw:line draw:style-name="gr15" draw:text-style-name="P7" draw:layer="layout" svg:x1="16.408cm" svg:y1="17.19cm" svg:x2="16.408cm" svg:y2="17.69cm">
          <text:p/>
        </draw:line>
        <draw:line draw:style-name="gr15" draw:text-style-name="P7" draw:layer="layout" svg:x1="16.675cm" svg:y1="17.19cm" svg:x2="16.675cm" svg:y2="17.69cm">
          <text:p/>
        </draw:line>
        <draw:line draw:style-name="gr15" draw:text-style-name="P7" draw:layer="layout" svg:x1="17.075cm" svg:y1="17.19cm" svg:x2="17.075cm" svg:y2="17.69cm">
          <text:p/>
        </draw:line>
        <draw:line draw:style-name="gr15" draw:text-style-name="P7" draw:layer="layout" svg:x1="17.341cm" svg:y1="17.19cm" svg:x2="17.341cm" svg:y2="17.69cm">
          <text:p/>
        </draw:line>
        <draw:line draw:style-name="gr15" draw:text-style-name="P7" draw:layer="layout" svg:x1="17.608cm" svg:y1="17.19cm" svg:x2="17.608cm" svg:y2="17.69cm">
          <text:p/>
        </draw:line>
        <draw:line draw:style-name="gr15" draw:text-style-name="P7" draw:layer="layout" svg:x1="17.875cm" svg:y1="17.19cm" svg:x2="17.875cm" svg:y2="17.69cm">
          <text:p/>
        </draw:line>
        <draw:line draw:style-name="gr15" draw:text-style-name="P7" draw:layer="layout" svg:x1="18.275cm" svg:y1="17.19cm" svg:x2="18.275cm" svg:y2="17.69cm">
          <text:p/>
        </draw:line>
        <draw:line draw:style-name="gr15" draw:text-style-name="P7" draw:layer="layout" svg:x1="18.541cm" svg:y1="17.19cm" svg:x2="18.541cm" svg:y2="17.69cm">
          <text:p/>
        </draw:line>
        <draw:line draw:style-name="gr15" draw:text-style-name="P7" draw:layer="layout" svg:x1="18.808cm" svg:y1="17.19cm" svg:x2="18.808cm" svg:y2="17.69cm">
          <text:p/>
        </draw:line>
        <draw:line draw:style-name="gr15" draw:text-style-name="P7" draw:layer="layout" svg:x1="19.075cm" svg:y1="17.19cm" svg:x2="19.075cm" svg:y2="17.69cm">
          <text:p/>
        </draw:line>
        <draw:line draw:style-name="gr15" draw:text-style-name="P7" draw:layer="layout" svg:x1="19.475cm" svg:y1="17.19cm" svg:x2="19.475cm" svg:y2="17.69cm">
          <text:p/>
        </draw:line>
        <draw:line draw:style-name="gr15" draw:text-style-name="P7" draw:layer="layout" svg:x1="19.741cm" svg:y1="17.19cm" svg:x2="19.741cm" svg:y2="17.69cm">
          <text:p/>
        </draw:line>
        <draw:line draw:style-name="gr15" draw:text-style-name="P7" draw:layer="layout" svg:x1="20.008cm" svg:y1="17.19cm" svg:x2="20.008cm" svg:y2="17.69cm">
          <text:p/>
        </draw:line>
        <draw:line draw:style-name="gr15" draw:text-style-name="P7" draw:layer="layout" svg:x1="20.275cm" svg:y1="17.19cm" svg:x2="20.275cm" svg:y2="17.69cm">
          <text:p/>
        </draw:line>
        <draw:line draw:style-name="gr16" draw:text-style-name="P1" draw:layer="layout" svg:x1="1.474cm" svg:y1="17.69cm" svg:x2="15.876cm" svg:y2="20.191cm">
          <text:p/>
        </draw:line>
        <draw:line draw:style-name="gr16" draw:text-style-name="P1" draw:layer="layout" svg:x1="1.741cm" svg:y1="17.69cm" svg:x2="1.741cm" svg:y2="20.19cm">
          <text:p/>
        </draw:line>
        <draw:line draw:style-name="gr16" draw:text-style-name="P1" draw:layer="layout" svg:x1="2.008cm" svg:y1="17.69cm" svg:x2="6.809cm" svg:y2="20.191cm">
          <text:p/>
        </draw:line>
        <draw:line draw:style-name="gr16" draw:text-style-name="P1" draw:layer="layout" svg:x1="2.274cm" svg:y1="17.69cm" svg:x2="11.876cm" svg:y2="20.191cm">
          <text:p/>
        </draw:line>
        <draw:line draw:style-name="gr16" draw:text-style-name="P1" draw:layer="layout" svg:x1="2.674cm" svg:y1="17.69cm" svg:x2="11.076cm" svg:y2="20.191cm">
          <text:p/>
        </draw:line>
        <draw:line draw:style-name="gr16" draw:text-style-name="P1" draw:layer="layout" svg:x1="2.941cm" svg:y1="17.69cm" svg:x2="16.142cm" svg:y2="20.191cm">
          <text:p/>
        </draw:line>
        <draw:line draw:style-name="gr16" draw:text-style-name="P1" draw:layer="layout" svg:x1="3.209cm" svg:y1="17.69cm" svg:x2="2.008cm" svg:y2="20.191cm">
          <text:p/>
        </draw:line>
        <draw:line draw:style-name="gr16" draw:text-style-name="P1" draw:layer="layout" svg:x1="3.475cm" svg:y1="17.69cm" svg:x2="7.076cm" svg:y2="20.191cm">
          <text:p/>
        </draw:line>
        <draw:line draw:style-name="gr16" draw:text-style-name="P1" draw:layer="layout" svg:x1="3.875cm" svg:y1="17.69cm" svg:x2="6.276cm" svg:y2="20.191cm">
          <text:p/>
        </draw:line>
        <draw:line draw:style-name="gr16" draw:text-style-name="P1" draw:layer="layout" svg:x1="4.141cm" svg:y1="17.69cm" svg:x2="11.342cm" svg:y2="20.191cm">
          <text:p/>
        </draw:line>
        <draw:line draw:style-name="gr16" draw:text-style-name="P1" draw:layer="layout" svg:x1="4.408cm" svg:y1="17.69cm" svg:x2="16.409cm" svg:y2="20.191cm">
          <text:p/>
        </draw:line>
        <draw:line draw:style-name="gr16" draw:text-style-name="P1" draw:layer="layout" svg:x1="4.676cm" svg:y1="17.69cm" svg:x2="2.274cm" svg:y2="20.191cm">
          <text:p/>
        </draw:line>
        <draw:line draw:style-name="gr16" draw:text-style-name="P1" draw:layer="layout" svg:x1="5.076cm" svg:y1="17.69cm" svg:x2="1.474cm" svg:y2="20.191cm">
          <text:p/>
        </draw:line>
        <draw:line draw:style-name="gr16" draw:text-style-name="P1" draw:layer="layout" svg:x1="5.341cm" svg:y1="17.69cm" svg:x2="6.542cm" svg:y2="20.191cm">
          <text:p/>
        </draw:line>
        <draw:line draw:style-name="gr16" draw:text-style-name="P1" draw:layer="layout" svg:x1="5.608cm" svg:y1="17.69cm" svg:x2="11.609cm" svg:y2="20.191cm">
          <text:p/>
        </draw:line>
        <draw:line draw:style-name="gr16" draw:text-style-name="P1" draw:layer="layout" svg:x1="5.875cm" svg:y1="17.69cm" svg:x2="16.676cm" svg:y2="20.191cm">
          <text:p/>
        </draw:line>
        <draw:line draw:style-name="gr16" draw:text-style-name="P1" draw:layer="layout" svg:x1="6.275cm" svg:y1="17.69cm" svg:x2="17.076cm" svg:y2="20.191cm">
          <text:p/>
        </draw:line>
        <draw:line draw:style-name="gr16" draw:text-style-name="P1" draw:layer="layout" svg:x1="6.542cm" svg:y1="17.69cm" svg:x2="2.941cm" svg:y2="20.191cm">
          <text:p/>
        </draw:line>
        <draw:line draw:style-name="gr16" draw:text-style-name="P1" draw:layer="layout" svg:x1="6.808cm" svg:y1="17.69cm" svg:x2="8.009cm" svg:y2="20.191cm">
          <text:p/>
        </draw:line>
        <draw:line draw:style-name="gr16" draw:text-style-name="P1" draw:layer="layout" svg:x1="7.075cm" svg:y1="17.69cm" svg:x2="13.076cm" svg:y2="20.191cm">
          <text:p/>
        </draw:line>
        <draw:line draw:style-name="gr16" draw:text-style-name="P1" draw:layer="layout" svg:x1="7.475cm" svg:y1="17.69cm" svg:x2="12.276cm" svg:y2="20.191cm">
          <text:p/>
        </draw:line>
        <draw:line draw:style-name="gr16" draw:text-style-name="P1" draw:layer="layout" svg:x1="7.741cm" svg:y1="17.69cm" svg:x2="17.342cm" svg:y2="20.191cm">
          <text:p/>
        </draw:line>
        <draw:line draw:style-name="gr16" draw:text-style-name="P1" draw:layer="layout" svg:x1="8.009cm" svg:y1="17.69cm" svg:x2="3.208cm" svg:y2="20.191cm">
          <text:p/>
        </draw:line>
        <draw:line draw:style-name="gr16" draw:text-style-name="P1" draw:layer="layout" svg:x1="8.275cm" svg:y1="17.69cm" svg:x2="8.275cm" svg:y2="20.19cm">
          <text:p/>
        </draw:line>
        <draw:line draw:style-name="gr16" draw:text-style-name="P1" draw:layer="layout" svg:x1="8.676cm" svg:y1="17.69cm" svg:x2="7.475cm" svg:y2="20.191cm">
          <text:p/>
        </draw:line>
        <draw:line draw:style-name="gr16" draw:text-style-name="P1" draw:layer="layout" svg:x1="8.941cm" svg:y1="17.69cm" svg:x2="12.542cm" svg:y2="20.191cm">
          <text:p/>
        </draw:line>
        <draw:line draw:style-name="gr16" draw:text-style-name="P1" draw:layer="layout" svg:x1="9.208cm" svg:y1="17.69cm" svg:x2="17.609cm" svg:y2="20.191cm">
          <text:p/>
        </draw:line>
        <draw:line draw:style-name="gr16" draw:text-style-name="P1" draw:layer="layout" svg:x1="9.476cm" svg:y1="17.69cm" svg:x2="3.475cm" svg:y2="20.191cm">
          <text:p/>
        </draw:line>
        <draw:line draw:style-name="gr16" draw:text-style-name="P1" draw:layer="layout" svg:x1="9.876cm" svg:y1="17.69cm" svg:x2="2.674cm" svg:y2="20.191cm">
          <text:p/>
        </draw:line>
        <draw:line draw:style-name="gr16" draw:text-style-name="P1" draw:layer="layout" svg:x1="10.142cm" svg:y1="17.69cm" svg:x2="7.741cm" svg:y2="20.191cm">
          <text:p/>
        </draw:line>
        <draw:line draw:style-name="gr16" draw:text-style-name="P1" draw:layer="layout" svg:x1="10.408cm" svg:y1="17.69cm" svg:x2="12.809cm" svg:y2="20.191cm">
          <text:p/>
        </draw:line>
        <draw:line draw:style-name="gr16" draw:text-style-name="P1" draw:layer="layout" svg:x1="10.675cm" svg:y1="17.69cm" svg:x2="17.876cm" svg:y2="20.191cm">
          <text:p/>
        </draw:line>
        <draw:line draw:style-name="gr16" draw:text-style-name="P1" draw:layer="layout" svg:x1="11.075cm" svg:y1="17.69cm" svg:x2="18.276cm" svg:y2="20.191cm">
          <text:p/>
        </draw:line>
        <draw:line draw:style-name="gr16" draw:text-style-name="P1" draw:layer="layout" svg:x1="11.342cm" svg:y1="17.69cm" svg:x2="4.141cm" svg:y2="20.191cm">
          <text:p/>
        </draw:line>
        <draw:line draw:style-name="gr16" draw:text-style-name="P1" draw:layer="layout" svg:x1="11.609cm" svg:y1="17.69cm" svg:x2="9.208cm" svg:y2="20.191cm">
          <text:p/>
        </draw:line>
        <draw:line draw:style-name="gr16" draw:text-style-name="P1" draw:layer="layout" svg:x1="11.875cm" svg:y1="17.69cm" svg:x2="14.276cm" svg:y2="20.191cm">
          <text:p/>
        </draw:line>
        <draw:line draw:style-name="gr16" draw:text-style-name="P1" draw:layer="layout" svg:x1="12.275cm" svg:y1="17.69cm" svg:x2="13.476cm" svg:y2="20.191cm">
          <text:p/>
        </draw:line>
        <draw:line draw:style-name="gr16" draw:text-style-name="P1" draw:layer="layout" svg:x1="12.541cm" svg:y1="17.69cm" svg:x2="18.542cm" svg:y2="20.191cm">
          <text:p/>
        </draw:line>
        <draw:line draw:style-name="gr16" draw:text-style-name="P1" draw:layer="layout" svg:x1="12.809cm" svg:y1="17.69cm" svg:x2="4.408cm" svg:y2="20.191cm">
          <text:p/>
        </draw:line>
        <draw:line draw:style-name="gr16" draw:text-style-name="P1" draw:layer="layout" svg:x1="13.076cm" svg:y1="17.69cm" svg:x2="9.475cm" svg:y2="20.191cm">
          <text:p/>
        </draw:line>
        <draw:line draw:style-name="gr16" draw:text-style-name="P1" draw:layer="layout" svg:x1="13.476cm" svg:y1="17.69cm" svg:x2="8.675cm" svg:y2="20.191cm">
          <text:p/>
        </draw:line>
        <draw:line draw:style-name="gr16" draw:text-style-name="P1" draw:layer="layout" svg:x1="13.741cm" svg:y1="17.69cm" svg:x2="13.741cm" svg:y2="20.19cm">
          <text:p/>
        </draw:line>
        <draw:line draw:style-name="gr16" draw:text-style-name="P1" draw:layer="layout" svg:x1="14.008cm" svg:y1="17.69cm" svg:x2="18.809cm" svg:y2="20.191cm">
          <text:p/>
        </draw:line>
        <draw:line draw:style-name="gr16" draw:text-style-name="P1" draw:layer="layout" svg:x1="14.276cm" svg:y1="17.69cm" svg:x2="4.675cm" svg:y2="20.191cm">
          <text:p/>
        </draw:line>
        <draw:line draw:style-name="gr16" draw:text-style-name="P1" draw:layer="layout" svg:x1="14.676cm" svg:y1="17.69cm" svg:x2="3.875cm" svg:y2="20.191cm">
          <text:p/>
        </draw:line>
        <draw:line draw:style-name="gr16" draw:text-style-name="P1" draw:layer="layout" svg:x1="14.942cm" svg:y1="17.69cm" svg:x2="8.941cm" svg:y2="20.191cm">
          <text:p/>
        </draw:line>
        <draw:line draw:style-name="gr16" draw:text-style-name="P1" draw:layer="layout" svg:x1="15.209cm" svg:y1="17.69cm" svg:x2="14.008cm" svg:y2="20.191cm">
          <text:p/>
        </draw:line>
        <draw:line draw:style-name="gr16" draw:text-style-name="P1" draw:layer="layout" svg:x1="15.475cm" svg:y1="17.69cm" svg:x2="19.076cm" svg:y2="20.191cm">
          <text:p/>
        </draw:line>
        <draw:line draw:style-name="gr16" draw:text-style-name="P1" draw:layer="layout" svg:x1="15.875cm" svg:y1="17.69cm" svg:x2="19.476cm" svg:y2="20.191cm">
          <text:p/>
        </draw:line>
        <draw:line draw:style-name="gr16" draw:text-style-name="P1" draw:layer="layout" svg:x1="16.142cm" svg:y1="17.69cm" svg:x2="5.341cm" svg:y2="20.191cm">
          <text:p/>
        </draw:line>
        <draw:line draw:style-name="gr16" draw:text-style-name="P1" draw:layer="layout" svg:x1="16.409cm" svg:y1="17.69cm" svg:x2="10.408cm" svg:y2="20.191cm">
          <text:p/>
        </draw:line>
        <draw:line draw:style-name="gr16" draw:text-style-name="P1" draw:layer="layout" svg:x1="16.676cm" svg:y1="17.69cm" svg:x2="15.475cm" svg:y2="20.191cm">
          <text:p/>
        </draw:line>
        <draw:line draw:style-name="gr16" draw:text-style-name="P1" draw:layer="layout" svg:x1="17.076cm" svg:y1="17.69cm" svg:x2="14.675cm" svg:y2="20.191cm">
          <text:p/>
        </draw:line>
        <draw:line draw:style-name="gr16" draw:text-style-name="P1" draw:layer="layout" svg:x1="17.341cm" svg:y1="17.69cm" svg:x2="19.742cm" svg:y2="20.191cm">
          <text:p/>
        </draw:line>
        <draw:line draw:style-name="gr16" draw:text-style-name="P1" draw:layer="layout" svg:x1="17.609cm" svg:y1="17.69cm" svg:x2="5.608cm" svg:y2="20.191cm">
          <text:p/>
        </draw:line>
        <draw:line draw:style-name="gr16" draw:text-style-name="P1" draw:layer="layout" svg:x1="17.876cm" svg:y1="17.69cm" svg:x2="10.675cm" svg:y2="20.191cm">
          <text:p/>
        </draw:line>
        <draw:line draw:style-name="gr16" draw:text-style-name="P1" draw:layer="layout" svg:x1="18.276cm" svg:y1="17.69cm" svg:x2="9.875cm" svg:y2="20.191cm">
          <text:p/>
        </draw:line>
        <draw:line draw:style-name="gr16" draw:text-style-name="P1" draw:layer="layout" svg:x1="18.542cm" svg:y1="17.69cm" svg:x2="14.941cm" svg:y2="20.191cm">
          <text:p/>
        </draw:line>
        <draw:line draw:style-name="gr16" draw:text-style-name="P1" draw:layer="layout" svg:x1="18.808cm" svg:y1="17.69cm" svg:x2="20.009cm" svg:y2="20.191cm">
          <text:p/>
        </draw:line>
        <draw:line draw:style-name="gr16" draw:text-style-name="P1" draw:layer="layout" svg:x1="19.076cm" svg:y1="17.69cm" svg:x2="5.875cm" svg:y2="20.191cm">
          <text:p/>
        </draw:line>
        <draw:line draw:style-name="gr16" draw:text-style-name="P1" draw:layer="layout" svg:x1="19.476cm" svg:y1="17.69cm" svg:x2="5.075cm" svg:y2="20.191cm">
          <text:p/>
        </draw:line>
        <draw:line draw:style-name="gr16" draw:text-style-name="P1" draw:layer="layout" svg:x1="19.742cm" svg:y1="17.69cm" svg:x2="10.141cm" svg:y2="20.191cm">
          <text:p/>
        </draw:line>
        <draw:line draw:style-name="gr16" draw:text-style-name="P1" draw:layer="layout" svg:x1="20.009cm" svg:y1="17.69cm" svg:x2="15.208cm" svg:y2="20.191cm">
          <text:p/>
        </draw:line>
        <draw:line draw:style-name="gr16" draw:text-style-name="P1" draw:layer="layout" svg:x1="20.275cm" svg:y1="17.69cm" svg:x2="20.275cm" svg:y2="20.19cm">
          <text:p/>
        </draw:line>
        <draw:line draw:style-name="gr16" draw:text-style-name="P1" draw:layer="layout" svg:x1="1.474cm" svg:y1="20.19cm" svg:x2="1.474cm" svg:y2="21.178cm">
          <text:p/>
        </draw:line>
        <draw:line draw:style-name="gr16" draw:text-style-name="P1" draw:layer="layout" svg:x1="1.741cm" svg:y1="20.19cm" svg:x2="1.741cm" svg:y2="21.178cm">
          <text:p/>
        </draw:line>
        <draw:line draw:style-name="gr16" draw:text-style-name="P1" draw:layer="layout" svg:x1="2.008cm" svg:y1="20.19cm" svg:x2="2.008cm" svg:y2="21.178cm">
          <text:p/>
        </draw:line>
        <draw:line draw:style-name="gr16" draw:text-style-name="P1" draw:layer="layout" svg:x1="2.274cm" svg:y1="20.19cm" svg:x2="2.274cm" svg:y2="21.178cm">
          <text:p/>
        </draw:line>
        <draw:line draw:style-name="gr16" draw:text-style-name="P1" draw:layer="layout" svg:x1="2.674cm" svg:y1="20.19cm" svg:x2="2.674cm" svg:y2="21.178cm">
          <text:p/>
        </draw:line>
        <draw:line draw:style-name="gr16" draw:text-style-name="P1" draw:layer="layout" svg:x1="2.941cm" svg:y1="20.19cm" svg:x2="2.941cm" svg:y2="21.178cm">
          <text:p/>
        </draw:line>
        <draw:line draw:style-name="gr16" draw:text-style-name="P1" draw:layer="layout" svg:x1="3.208cm" svg:y1="20.19cm" svg:x2="3.208cm" svg:y2="21.178cm">
          <text:p/>
        </draw:line>
        <draw:line draw:style-name="gr16" draw:text-style-name="P1" draw:layer="layout" svg:x1="3.475cm" svg:y1="20.19cm" svg:x2="3.475cm" svg:y2="21.178cm">
          <text:p/>
        </draw:line>
        <draw:line draw:style-name="gr16" draw:text-style-name="P1" draw:layer="layout" svg:x1="3.875cm" svg:y1="20.19cm" svg:x2="3.875cm" svg:y2="21.178cm">
          <text:p/>
        </draw:line>
        <draw:line draw:style-name="gr16" draw:text-style-name="P1" draw:layer="layout" svg:x1="4.141cm" svg:y1="20.19cm" svg:x2="4.141cm" svg:y2="21.178cm">
          <text:p/>
        </draw:line>
        <draw:line draw:style-name="gr16" draw:text-style-name="P1" draw:layer="layout" svg:x1="4.408cm" svg:y1="20.19cm" svg:x2="4.408cm" svg:y2="21.178cm">
          <text:p/>
        </draw:line>
        <draw:line draw:style-name="gr16" draw:text-style-name="P1" draw:layer="layout" svg:x1="4.675cm" svg:y1="20.19cm" svg:x2="4.675cm" svg:y2="21.178cm">
          <text:p/>
        </draw:line>
        <draw:line draw:style-name="gr16" draw:text-style-name="P1" draw:layer="layout" svg:x1="5.075cm" svg:y1="20.19cm" svg:x2="5.075cm" svg:y2="21.178cm">
          <text:p/>
        </draw:line>
        <draw:line draw:style-name="gr16" draw:text-style-name="P1" draw:layer="layout" svg:x1="5.341cm" svg:y1="20.19cm" svg:x2="5.341cm" svg:y2="21.178cm">
          <text:p/>
        </draw:line>
        <draw:line draw:style-name="gr16" draw:text-style-name="P1" draw:layer="layout" svg:x1="5.608cm" svg:y1="20.19cm" svg:x2="5.608cm" svg:y2="21.178cm">
          <text:p/>
        </draw:line>
        <draw:line draw:style-name="gr16" draw:text-style-name="P1" draw:layer="layout" svg:x1="5.875cm" svg:y1="20.19cm" svg:x2="5.875cm" svg:y2="21.178cm">
          <text:p/>
        </draw:line>
        <draw:line draw:style-name="gr16" draw:text-style-name="P1" draw:layer="layout" svg:x1="6.275cm" svg:y1="20.19cm" svg:x2="6.275cm" svg:y2="21.178cm">
          <text:p/>
        </draw:line>
        <draw:line draw:style-name="gr16" draw:text-style-name="P1" draw:layer="layout" svg:x1="6.541cm" svg:y1="20.19cm" svg:x2="6.541cm" svg:y2="21.178cm">
          <text:p/>
        </draw:line>
        <draw:line draw:style-name="gr16" draw:text-style-name="P1" draw:layer="layout" svg:x1="6.808cm" svg:y1="20.19cm" svg:x2="6.808cm" svg:y2="21.178cm">
          <text:p/>
        </draw:line>
        <draw:line draw:style-name="gr16" draw:text-style-name="P1" draw:layer="layout" svg:x1="7.075cm" svg:y1="20.19cm" svg:x2="7.075cm" svg:y2="21.178cm">
          <text:p/>
        </draw:line>
        <draw:line draw:style-name="gr16" draw:text-style-name="P1" draw:layer="layout" svg:x1="7.475cm" svg:y1="20.19cm" svg:x2="7.475cm" svg:y2="21.178cm">
          <text:p/>
        </draw:line>
        <draw:line draw:style-name="gr16" draw:text-style-name="P1" draw:layer="layout" svg:x1="7.741cm" svg:y1="20.19cm" svg:x2="7.741cm" svg:y2="21.178cm">
          <text:p/>
        </draw:line>
        <draw:line draw:style-name="gr16" draw:text-style-name="P1" draw:layer="layout" svg:x1="8.008cm" svg:y1="20.19cm" svg:x2="8.008cm" svg:y2="21.178cm">
          <text:p/>
        </draw:line>
        <draw:line draw:style-name="gr16" draw:text-style-name="P1" draw:layer="layout" svg:x1="8.275cm" svg:y1="20.19cm" svg:x2="8.275cm" svg:y2="21.178cm">
          <text:p/>
        </draw:line>
        <draw:line draw:style-name="gr16" draw:text-style-name="P1" draw:layer="layout" svg:x1="8.675cm" svg:y1="20.19cm" svg:x2="8.675cm" svg:y2="21.178cm">
          <text:p/>
        </draw:line>
        <draw:line draw:style-name="gr16" draw:text-style-name="P1" draw:layer="layout" svg:x1="8.941cm" svg:y1="20.19cm" svg:x2="8.941cm" svg:y2="21.178cm">
          <text:p/>
        </draw:line>
        <draw:line draw:style-name="gr16" draw:text-style-name="P1" draw:layer="layout" svg:x1="9.208cm" svg:y1="20.19cm" svg:x2="9.208cm" svg:y2="21.178cm">
          <text:p/>
        </draw:line>
        <draw:line draw:style-name="gr16" draw:text-style-name="P1" draw:layer="layout" svg:x1="9.475cm" svg:y1="20.19cm" svg:x2="9.475cm" svg:y2="21.178cm">
          <text:p/>
        </draw:line>
        <draw:line draw:style-name="gr16" draw:text-style-name="P1" draw:layer="layout" svg:x1="9.875cm" svg:y1="20.19cm" svg:x2="9.875cm" svg:y2="21.178cm">
          <text:p/>
        </draw:line>
        <draw:line draw:style-name="gr16" draw:text-style-name="P1" draw:layer="layout" svg:x1="10.141cm" svg:y1="20.19cm" svg:x2="10.141cm" svg:y2="21.178cm">
          <text:p/>
        </draw:line>
        <draw:line draw:style-name="gr16" draw:text-style-name="P1" draw:layer="layout" svg:x1="10.408cm" svg:y1="20.19cm" svg:x2="10.408cm" svg:y2="21.178cm">
          <text:p/>
        </draw:line>
        <draw:line draw:style-name="gr16" draw:text-style-name="P1" draw:layer="layout" svg:x1="10.675cm" svg:y1="20.19cm" svg:x2="10.675cm" svg:y2="21.178cm">
          <text:p/>
        </draw:line>
        <draw:line draw:style-name="gr16" draw:text-style-name="P1" draw:layer="layout" svg:x1="11.075cm" svg:y1="20.19cm" svg:x2="11.075cm" svg:y2="21.178cm">
          <text:p/>
        </draw:line>
        <draw:line draw:style-name="gr16" draw:text-style-name="P1" draw:layer="layout" svg:x1="11.341cm" svg:y1="20.19cm" svg:x2="11.341cm" svg:y2="21.178cm">
          <text:p/>
        </draw:line>
        <draw:line draw:style-name="gr16" draw:text-style-name="P1" draw:layer="layout" svg:x1="11.608cm" svg:y1="20.19cm" svg:x2="11.608cm" svg:y2="21.178cm">
          <text:p/>
        </draw:line>
        <draw:line draw:style-name="gr16" draw:text-style-name="P1" draw:layer="layout" svg:x1="11.875cm" svg:y1="20.19cm" svg:x2="11.875cm" svg:y2="21.178cm">
          <text:p/>
        </draw:line>
        <draw:line draw:style-name="gr16" draw:text-style-name="P1" draw:layer="layout" svg:x1="12.275cm" svg:y1="20.19cm" svg:x2="12.275cm" svg:y2="21.178cm">
          <text:p/>
        </draw:line>
        <draw:line draw:style-name="gr16" draw:text-style-name="P1" draw:layer="layout" svg:x1="12.541cm" svg:y1="20.19cm" svg:x2="12.541cm" svg:y2="21.178cm">
          <text:p/>
        </draw:line>
        <draw:line draw:style-name="gr16" draw:text-style-name="P1" draw:layer="layout" svg:x1="12.808cm" svg:y1="20.19cm" svg:x2="12.808cm" svg:y2="21.178cm">
          <text:p/>
        </draw:line>
        <draw:line draw:style-name="gr16" draw:text-style-name="P1" draw:layer="layout" svg:x1="13.075cm" svg:y1="20.19cm" svg:x2="13.075cm" svg:y2="21.178cm">
          <text:p/>
        </draw:line>
        <draw:line draw:style-name="gr16" draw:text-style-name="P1" draw:layer="layout" svg:x1="13.475cm" svg:y1="20.19cm" svg:x2="13.475cm" svg:y2="21.178cm">
          <text:p/>
        </draw:line>
        <draw:line draw:style-name="gr16" draw:text-style-name="P1" draw:layer="layout" svg:x1="13.741cm" svg:y1="20.19cm" svg:x2="13.741cm" svg:y2="21.178cm">
          <text:p/>
        </draw:line>
        <draw:line draw:style-name="gr16" draw:text-style-name="P1" draw:layer="layout" svg:x1="14.008cm" svg:y1="20.19cm" svg:x2="14.008cm" svg:y2="21.178cm">
          <text:p/>
        </draw:line>
        <draw:line draw:style-name="gr16" draw:text-style-name="P1" draw:layer="layout" svg:x1="14.275cm" svg:y1="20.19cm" svg:x2="14.275cm" svg:y2="21.178cm">
          <text:p/>
        </draw:line>
        <draw:line draw:style-name="gr16" draw:text-style-name="P1" draw:layer="layout" svg:x1="14.675cm" svg:y1="20.19cm" svg:x2="14.675cm" svg:y2="21.178cm">
          <text:p/>
        </draw:line>
        <draw:line draw:style-name="gr16" draw:text-style-name="P1" draw:layer="layout" svg:x1="14.941cm" svg:y1="20.19cm" svg:x2="14.941cm" svg:y2="21.178cm">
          <text:p/>
        </draw:line>
        <draw:line draw:style-name="gr16" draw:text-style-name="P1" draw:layer="layout" svg:x1="15.208cm" svg:y1="20.19cm" svg:x2="15.208cm" svg:y2="21.178cm">
          <text:p/>
        </draw:line>
        <draw:line draw:style-name="gr16" draw:text-style-name="P1" draw:layer="layout" svg:x1="15.475cm" svg:y1="20.19cm" svg:x2="15.475cm" svg:y2="21.178cm">
          <text:p/>
        </draw:line>
        <draw:line draw:style-name="gr16" draw:text-style-name="P1" draw:layer="layout" svg:x1="15.875cm" svg:y1="20.19cm" svg:x2="15.875cm" svg:y2="21.178cm">
          <text:p/>
        </draw:line>
        <draw:line draw:style-name="gr16" draw:text-style-name="P1" draw:layer="layout" svg:x1="16.141cm" svg:y1="20.19cm" svg:x2="16.141cm" svg:y2="21.178cm">
          <text:p/>
        </draw:line>
        <draw:line draw:style-name="gr16" draw:text-style-name="P1" draw:layer="layout" svg:x1="16.408cm" svg:y1="20.19cm" svg:x2="16.408cm" svg:y2="21.178cm">
          <text:p/>
        </draw:line>
        <draw:line draw:style-name="gr16" draw:text-style-name="P1" draw:layer="layout" svg:x1="16.675cm" svg:y1="20.19cm" svg:x2="16.675cm" svg:y2="21.178cm">
          <text:p/>
        </draw:line>
        <draw:line draw:style-name="gr16" draw:text-style-name="P1" draw:layer="layout" svg:x1="17.075cm" svg:y1="20.19cm" svg:x2="17.075cm" svg:y2="21.178cm">
          <text:p/>
        </draw:line>
        <draw:line draw:style-name="gr16" draw:text-style-name="P1" draw:layer="layout" svg:x1="17.341cm" svg:y1="20.19cm" svg:x2="17.341cm" svg:y2="21.178cm">
          <text:p/>
        </draw:line>
        <draw:line draw:style-name="gr16" draw:text-style-name="P1" draw:layer="layout" svg:x1="17.608cm" svg:y1="20.19cm" svg:x2="17.608cm" svg:y2="21.178cm">
          <text:p/>
        </draw:line>
        <draw:line draw:style-name="gr16" draw:text-style-name="P1" draw:layer="layout" svg:x1="17.875cm" svg:y1="20.19cm" svg:x2="17.875cm" svg:y2="21.178cm">
          <text:p/>
        </draw:line>
        <draw:line draw:style-name="gr16" draw:text-style-name="P1" draw:layer="layout" svg:x1="18.275cm" svg:y1="20.19cm" svg:x2="18.275cm" svg:y2="21.178cm">
          <text:p/>
        </draw:line>
        <draw:line draw:style-name="gr16" draw:text-style-name="P1" draw:layer="layout" svg:x1="18.541cm" svg:y1="20.19cm" svg:x2="18.541cm" svg:y2="21.178cm">
          <text:p/>
        </draw:line>
        <draw:line draw:style-name="gr16" draw:text-style-name="P1" draw:layer="layout" svg:x1="18.808cm" svg:y1="20.19cm" svg:x2="18.808cm" svg:y2="21.178cm">
          <text:p/>
        </draw:line>
        <draw:line draw:style-name="gr16" draw:text-style-name="P1" draw:layer="layout" svg:x1="19.075cm" svg:y1="20.19cm" svg:x2="19.075cm" svg:y2="21.178cm">
          <text:p/>
        </draw:line>
        <draw:line draw:style-name="gr16" draw:text-style-name="P1" draw:layer="layout" svg:x1="19.475cm" svg:y1="20.19cm" svg:x2="19.475cm" svg:y2="21.178cm">
          <text:p/>
        </draw:line>
        <draw:line draw:style-name="gr16" draw:text-style-name="P1" draw:layer="layout" svg:x1="19.741cm" svg:y1="20.19cm" svg:x2="19.741cm" svg:y2="21.178cm">
          <text:p/>
        </draw:line>
        <draw:line draw:style-name="gr16" draw:text-style-name="P1" draw:layer="layout" svg:x1="20.008cm" svg:y1="20.19cm" svg:x2="20.008cm" svg:y2="21.178cm">
          <text:p/>
        </draw:line>
        <draw:line draw:style-name="gr16" draw:text-style-name="P1" draw:layer="layout" svg:x1="20.275cm" svg:y1="20.19cm" svg:x2="20.275cm" svg:y2="21.178cm">
          <text:p/>
        </draw:line>
        <draw:custom-shape draw:style-name="gr10" draw:text-style-name="P6" draw:layer="layout" svg:width="0.25cm" svg:height="0.25cm" svg:x="1.351cm" svg:y="20.61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.881cm" svg:y="20.61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2.151cm" svg:y="20.61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3.082cm" svg:y="20.61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3.352cm" svg:y="20.61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4.283cm" svg:y="20.61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4.553cm" svg:y="20.61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5.484cm" svg:y="20.61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5.754cm" svg:y="20.61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6.685cm" svg:y="20.619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6.955cm" svg:y="20.619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7.886cm" svg:y="20.6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8.156cm" svg:y="20.6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9.087cm" svg:y="20.62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9.357cm" svg:y="20.62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0.288cm" svg:y="20.62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0.558cm" svg:y="20.62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1.489cm" svg:y="20.62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1.759cm" svg:y="20.62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2.69cm" svg:y="20.62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2.96cm" svg:y="20.62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3.891cm" svg:y="20.62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4.161cm" svg:y="20.62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5.092cm" svg:y="20.62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5.362cm" svg:y="20.62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6.293cm" svg:y="20.62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6.563cm" svg:y="20.62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7.494cm" svg:y="20.62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7.764cm" svg:y="20.62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8.695cm" svg:y="20.629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8.965cm" svg:y="20.629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9.896cm" svg:y="20.6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20.151cm" svg:y="20.63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9.351cm" svg:y="20.63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8.152cm" svg:y="20.63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6.953cm" svg:y="20.63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5.754cm" svg:y="20.63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4.555cm" svg:y="20.639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3.356cm" svg:y="20.6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path draw:style-name="gr17" draw:text-style-name="P1" draw:layer="layout" svg:width="0.095cm" svg:height="0.045cm" svg:x="1.427cm" svg:y="21.137cm" svg:viewBox="0 0 96 46" svg:d="M96 0c-18 4-45 37-48 46-4-9-30-42-48-46">
          <text:p/>
        </draw:path>
        <draw:path draw:style-name="gr17" draw:text-style-name="P1" draw:layer="layout" svg:width="0.096cm" svg:height="0.045cm" svg:x="1.693cm" svg:y="21.137cm" svg:viewBox="0 0 97 46" svg:d="M97 0c-18 4-46 37-49 46-3-9-30-42-48-46">
          <text:p/>
        </draw:path>
        <draw:path draw:style-name="gr17" draw:text-style-name="P1" draw:layer="layout" svg:width="0.096cm" svg:height="0.045cm" svg:x="1.96cm" svg:y="21.137cm" svg:viewBox="0 0 97 46" svg:d="M97 0c-19 4-46 37-49 46-3-9-30-42-48-46">
          <text:p/>
        </draw:path>
        <draw:path draw:style-name="gr17" draw:text-style-name="P1" draw:layer="layout" svg:width="0.095cm" svg:height="0.045cm" svg:x="2.227cm" svg:y="21.137cm" svg:viewBox="0 0 96 46" svg:d="M96 0c-18 4-45 37-48 46-3-9-29-42-48-46">
          <text:p/>
        </draw:path>
        <draw:path draw:style-name="gr17" draw:text-style-name="P1" draw:layer="layout" svg:width="0.095cm" svg:height="0.045cm" svg:x="2.627cm" svg:y="21.137cm" svg:viewBox="0 0 96 46" svg:d="M96 0c-19 4-46 37-49 46-2-9-29-42-47-46">
          <text:p/>
        </draw:path>
        <draw:path draw:style-name="gr17" draw:text-style-name="P1" draw:layer="layout" svg:width="0.096cm" svg:height="0.045cm" svg:x="2.893cm" svg:y="21.137cm" svg:viewBox="0 0 97 46" svg:d="M97 0c-18 4-45 37-48 46-3-9-30-42-49-46">
          <text:p/>
        </draw:path>
        <draw:path draw:style-name="gr17" draw:text-style-name="P1" draw:layer="layout" svg:width="0.096cm" svg:height="0.045cm" svg:x="3.16cm" svg:y="21.137cm" svg:viewBox="0 0 97 46" svg:d="M97 0c-18 4-45 37-48 46-3-9-31-42-49-46">
          <text:p/>
        </draw:path>
        <draw:path draw:style-name="gr17" draw:text-style-name="P1" draw:layer="layout" svg:width="0.095cm" svg:height="0.045cm" svg:x="3.427cm" svg:y="21.137cm" svg:viewBox="0 0 96 46" svg:d="M96 0c-18 4-45 37-47 46-3-9-31-42-49-46">
          <text:p/>
        </draw:path>
        <draw:path draw:style-name="gr17" draw:text-style-name="P1" draw:layer="layout" svg:width="0.095cm" svg:height="0.045cm" svg:x="3.827cm" svg:y="21.137cm" svg:viewBox="0 0 96 46" svg:d="M96 0c-18 4-45 37-47 46-3-9-31-42-49-46">
          <text:p/>
        </draw:path>
        <draw:path draw:style-name="gr17" draw:text-style-name="P1" draw:layer="layout" svg:width="0.096cm" svg:height="0.045cm" svg:x="4.093cm" svg:y="21.137cm" svg:viewBox="0 0 97 46" svg:d="M97 0c-18 4-45 37-48 46-3-9-31-42-49-46">
          <text:p/>
        </draw:path>
        <draw:path draw:style-name="gr17" draw:text-style-name="P1" draw:layer="layout" svg:width="0.096cm" svg:height="0.045cm" svg:x="4.36cm" svg:y="21.137cm" svg:viewBox="0 0 97 46" svg:d="M97 0c-18 4-46 37-49 46-3-9-30-42-48-46">
          <text:p/>
        </draw:path>
        <draw:path draw:style-name="gr17" draw:text-style-name="P1" draw:layer="layout" svg:width="0.095cm" svg:height="0.045cm" svg:x="4.627cm" svg:y="21.137cm" svg:viewBox="0 0 96 46" svg:d="M96 0c-18 4-45 37-48 46-3-9-30-42-48-46">
          <text:p/>
        </draw:path>
        <draw:path draw:style-name="gr17" draw:text-style-name="P1" draw:layer="layout" svg:width="0.095cm" svg:height="0.045cm" svg:x="5.027cm" svg:y="21.137cm" svg:viewBox="0 0 96 46" svg:d="M96 0c-18 4-45 37-48 46-3-9-30-42-48-46">
          <text:p/>
        </draw:path>
        <draw:path draw:style-name="gr17" draw:text-style-name="P1" draw:layer="layout" svg:width="0.096cm" svg:height="0.045cm" svg:x="5.293cm" svg:y="21.137cm" svg:viewBox="0 0 97 46" svg:d="M97 0c-18 4-46 37-49 46-3-9-30-42-48-46">
          <text:p/>
        </draw:path>
        <draw:path draw:style-name="gr17" draw:text-style-name="P1" draw:layer="layout" svg:width="0.096cm" svg:height="0.045cm" svg:x="5.56cm" svg:y="21.137cm" svg:viewBox="0 0 97 46" svg:d="M97 0c-19 4-46 37-49 46-3-9-30-42-48-46">
          <text:p/>
        </draw:path>
        <draw:path draw:style-name="gr17" draw:text-style-name="P1" draw:layer="layout" svg:width="0.095cm" svg:height="0.045cm" svg:x="5.827cm" svg:y="21.137cm" svg:viewBox="0 0 96 46" svg:d="M96 0c-18 4-44 37-47 46-3-9-30-42-49-46">
          <text:p/>
        </draw:path>
        <draw:path draw:style-name="gr17" draw:text-style-name="P1" draw:layer="layout" svg:width="0.095cm" svg:height="0.045cm" svg:x="6.227cm" svg:y="21.137cm" svg:viewBox="0 0 96 46" svg:d="M96 0c-19 4-45 37-48 46-3-9-30-42-48-46">
          <text:p/>
        </draw:path>
        <draw:path draw:style-name="gr17" draw:text-style-name="P1" draw:layer="layout" svg:width="0.096cm" svg:height="0.045cm" svg:x="6.493cm" svg:y="21.137cm" svg:viewBox="0 0 97 46" svg:d="M97 0c-18 4-45 37-48 46-3-9-30-42-49-46">
          <text:p/>
        </draw:path>
        <draw:path draw:style-name="gr17" draw:text-style-name="P1" draw:layer="layout" svg:width="0.096cm" svg:height="0.045cm" svg:x="6.76cm" svg:y="21.137cm" svg:viewBox="0 0 97 46" svg:d="M97 0c-18 4-45 37-48 46-3-9-31-42-49-46">
          <text:p/>
        </draw:path>
        <draw:path draw:style-name="gr17" draw:text-style-name="P1" draw:layer="layout" svg:width="0.095cm" svg:height="0.045cm" svg:x="7.027cm" svg:y="21.137cm" svg:viewBox="0 0 96 46" svg:d="M96 0c-18 4-44 37-48 46-3-9-30-42-48-46">
          <text:p/>
        </draw:path>
        <draw:path draw:style-name="gr17" draw:text-style-name="P1" draw:layer="layout" svg:width="0.095cm" svg:height="0.045cm" svg:x="7.427cm" svg:y="21.137cm" svg:viewBox="0 0 96 46" svg:d="M96 0c-18 4-44 37-47 46-3-9-31-42-49-46">
          <text:p/>
        </draw:path>
        <draw:path draw:style-name="gr17" draw:text-style-name="P1" draw:layer="layout" svg:width="0.096cm" svg:height="0.045cm" svg:x="7.693cm" svg:y="21.137cm" svg:viewBox="0 0 97 46" svg:d="M97 0c-18 4-45 37-49 46-3-9-30-42-48-46">
          <text:p/>
        </draw:path>
        <draw:path draw:style-name="gr17" draw:text-style-name="P1" draw:layer="layout" svg:width="0.096cm" svg:height="0.045cm" svg:x="7.96cm" svg:y="21.137cm" svg:viewBox="0 0 97 46" svg:d="M97 0c-18 4-46 37-49 46-3-9-30-42-48-46">
          <text:p/>
        </draw:path>
        <draw:path draw:style-name="gr17" draw:text-style-name="P1" draw:layer="layout" svg:width="0.095cm" svg:height="0.045cm" svg:x="8.227cm" svg:y="21.137cm" svg:viewBox="0 0 96 46" svg:d="M96 0c-19 4-45 37-48 46-3-9-30-42-48-46">
          <text:p/>
        </draw:path>
        <draw:path draw:style-name="gr17" draw:text-style-name="P1" draw:layer="layout" svg:width="0.095cm" svg:height="0.045cm" svg:x="8.627cm" svg:y="21.137cm" svg:viewBox="0 0 96 46" svg:d="M96 0c-18 4-45 37-48 46-3-9-30-42-48-46">
          <text:p/>
        </draw:path>
        <draw:path draw:style-name="gr17" draw:text-style-name="P1" draw:layer="layout" svg:width="0.096cm" svg:height="0.045cm" svg:x="8.893cm" svg:y="21.137cm" svg:viewBox="0 0 97 46" svg:d="M97 0c-19 4-46 37-49 46-3-9-30-42-48-46">
          <text:p/>
        </draw:path>
        <draw:path draw:style-name="gr17" draw:text-style-name="P1" draw:layer="layout" svg:width="0.096cm" svg:height="0.045cm" svg:x="9.16cm" svg:y="21.137cm" svg:viewBox="0 0 97 46" svg:d="M97 0c-18 4-45 37-48 46-3-9-30-42-49-46">
          <text:p/>
        </draw:path>
        <draw:path draw:style-name="gr17" draw:text-style-name="P1" draw:layer="layout" svg:width="0.095cm" svg:height="0.045cm" svg:x="9.427cm" svg:y="21.137cm" svg:viewBox="0 0 96 46" svg:d="M96 0c-18 4-44 37-47 46-3-9-31-42-49-46">
          <text:p/>
        </draw:path>
        <draw:path draw:style-name="gr17" draw:text-style-name="P1" draw:layer="layout" svg:width="0.095cm" svg:height="0.045cm" svg:x="9.827cm" svg:y="21.137cm" svg:viewBox="0 0 96 46" svg:d="M96 0c-18 4-44 37-47 46-3-9-30-42-49-46">
          <text:p/>
        </draw:path>
        <draw:path draw:style-name="gr17" draw:text-style-name="P1" draw:layer="layout" svg:width="0.096cm" svg:height="0.045cm" svg:x="10.093cm" svg:y="21.137cm" svg:viewBox="0 0 97 46" svg:d="M97 0c-18 4-45 37-48 46-3-9-31-42-49-46">
          <text:p/>
        </draw:path>
        <draw:path draw:style-name="gr17" draw:text-style-name="P1" draw:layer="layout" svg:width="0.096cm" svg:height="0.045cm" svg:x="10.36cm" svg:y="21.137cm" svg:viewBox="0 0 97 46" svg:d="M97 0c-18 4-45 37-48 46-3-9-31-42-49-46">
          <text:p/>
        </draw:path>
        <draw:path draw:style-name="gr17" draw:text-style-name="P1" draw:layer="layout" svg:width="0.095cm" svg:height="0.045cm" svg:x="10.627cm" svg:y="21.137cm" svg:viewBox="0 0 96 46" svg:d="M96 0c-18 4-45 37-48 46-3-9-30-42-48-46">
          <text:p/>
        </draw:path>
        <draw:path draw:style-name="gr17" draw:text-style-name="P1" draw:layer="layout" svg:width="0.095cm" svg:height="0.045cm" svg:x="11.027cm" svg:y="21.137cm" svg:viewBox="0 0 96 46" svg:d="M96 0c-18 4-44 37-47 46-3-9-31-42-49-46">
          <text:p/>
        </draw:path>
        <draw:path draw:style-name="gr17" draw:text-style-name="P1" draw:layer="layout" svg:width="0.096cm" svg:height="0.045cm" svg:x="11.293cm" svg:y="21.137cm" svg:viewBox="0 0 97 46" svg:d="M97 0c-18 4-46 37-49 46-3-9-30-42-48-46">
          <text:p/>
        </draw:path>
        <draw:path draw:style-name="gr17" draw:text-style-name="P1" draw:layer="layout" svg:width="0.096cm" svg:height="0.045cm" svg:x="11.56cm" svg:y="21.137cm" svg:viewBox="0 0 97 46" svg:d="M97 0c-18 4-46 37-49 46-3-9-30-42-48-46">
          <text:p/>
        </draw:path>
        <draw:path draw:style-name="gr17" draw:text-style-name="P1" draw:layer="layout" svg:width="0.095cm" svg:height="0.045cm" svg:x="11.827cm" svg:y="21.137cm" svg:viewBox="0 0 96 46" svg:d="M96 0c-18 4-44 37-47 46-3-9-30-42-49-46">
          <text:p/>
        </draw:path>
        <draw:path draw:style-name="gr17" draw:text-style-name="P1" draw:layer="layout" svg:width="0.095cm" svg:height="0.045cm" svg:x="12.227cm" svg:y="21.137cm" svg:viewBox="0 0 96 46" svg:d="M96 0c-18 4-45 37-48 46-3-9-30-42-48-46">
          <text:p/>
        </draw:path>
        <draw:path draw:style-name="gr17" draw:text-style-name="P1" draw:layer="layout" svg:width="0.096cm" svg:height="0.045cm" svg:x="12.493cm" svg:y="21.137cm" svg:viewBox="0 0 97 46" svg:d="M97 0c-19 4-46 37-49 46-3-9-30-42-48-46">
          <text:p/>
        </draw:path>
        <draw:path draw:style-name="gr17" draw:text-style-name="P1" draw:layer="layout" svg:width="0.096cm" svg:height="0.045cm" svg:x="12.76cm" svg:y="21.137cm" svg:viewBox="0 0 97 46" svg:d="M97 0c-18 4-45 37-48 46-3-9-30-42-49-46">
          <text:p/>
        </draw:path>
        <draw:path draw:style-name="gr17" draw:text-style-name="P1" draw:layer="layout" svg:width="0.095cm" svg:height="0.045cm" svg:x="13.027cm" svg:y="21.137cm" svg:viewBox="0 0 96 46" svg:d="M96 0c-18 4-44 37-47 46-3-9-31-42-49-46">
          <text:p/>
        </draw:path>
        <draw:path draw:style-name="gr17" draw:text-style-name="P1" draw:layer="layout" svg:width="0.095cm" svg:height="0.045cm" svg:x="13.427cm" svg:y="21.137cm" svg:viewBox="0 0 96 46" svg:d="M96 0c-17 4-44 37-47 46-3-9-30-42-49-46">
          <text:p/>
        </draw:path>
        <draw:path draw:style-name="gr17" draw:text-style-name="P1" draw:layer="layout" svg:width="0.096cm" svg:height="0.045cm" svg:x="13.693cm" svg:y="21.137cm" svg:viewBox="0 0 97 46" svg:d="M97 0c-18 4-45 37-48 46-3-9-31-42-49-46">
          <text:p/>
        </draw:path>
        <draw:path draw:style-name="gr17" draw:text-style-name="P1" draw:layer="layout" svg:width="0.096cm" svg:height="0.045cm" svg:x="13.96cm" svg:y="21.137cm" svg:viewBox="0 0 97 46" svg:d="M97 0c-18 4-46 37-49 46-3-9-30-42-48-46">
          <text:p/>
        </draw:path>
        <draw:path draw:style-name="gr17" draw:text-style-name="P1" draw:layer="layout" svg:width="0.095cm" svg:height="0.045cm" svg:x="14.227cm" svg:y="21.137cm" svg:viewBox="0 0 96 46" svg:d="M96 0c-17 4-45 37-48 46-3-9-30-42-48-46">
          <text:p/>
        </draw:path>
        <draw:path draw:style-name="gr17" draw:text-style-name="P1" draw:layer="layout" svg:width="0.095cm" svg:height="0.045cm" svg:x="14.627cm" svg:y="21.137cm" svg:viewBox="0 0 96 46" svg:d="M96 0c-17 4-44 37-48 46-3-9-30-42-48-46">
          <text:p/>
        </draw:path>
        <draw:path draw:style-name="gr17" draw:text-style-name="P1" draw:layer="layout" svg:width="0.095cm" svg:height="0.045cm" svg:x="14.894cm" svg:y="21.137cm" svg:viewBox="0 0 96 46" svg:d="M96 0c-18 4-46 37-49 46-3-9-30-42-47-46">
          <text:p/>
        </draw:path>
        <draw:path draw:style-name="gr17" draw:text-style-name="P1" draw:layer="layout" svg:width="0.096cm" svg:height="0.045cm" svg:x="15.16cm" svg:y="21.137cm" svg:viewBox="0 0 97 46" svg:d="M97 0c-19 4-46 37-49 46-3-9-30-42-48-46">
          <text:p/>
        </draw:path>
        <draw:path draw:style-name="gr17" draw:text-style-name="P1" draw:layer="layout" svg:width="0.095cm" svg:height="0.045cm" svg:x="15.427cm" svg:y="21.137cm" svg:viewBox="0 0 96 46" svg:d="M96 0c-17 4-44 37-47 46-3-9-30-42-49-46">
          <text:p/>
        </draw:path>
        <draw:path draw:style-name="gr17" draw:text-style-name="P1" draw:layer="layout" svg:width="0.095cm" svg:height="0.045cm" svg:x="15.827cm" svg:y="21.137cm" svg:viewBox="0 0 96 46" svg:d="M96 0c-18 4-45 37-48 46-3-9-30-42-48-46">
          <text:p/>
        </draw:path>
        <draw:path draw:style-name="gr17" draw:text-style-name="P1" draw:layer="layout" svg:width="0.095cm" svg:height="0.045cm" svg:x="16.094cm" svg:y="21.137cm" svg:viewBox="0 0 96 46" svg:d="M96 0c-18 4-45 37-48 46-3-9-30-42-48-46">
          <text:p/>
        </draw:path>
        <draw:path draw:style-name="gr17" draw:text-style-name="P1" draw:layer="layout" svg:width="0.096cm" svg:height="0.045cm" svg:x="16.36cm" svg:y="21.137cm" svg:viewBox="0 0 97 46" svg:d="M97 0c-18 4-45 37-48 46-3-9-31-42-49-46">
          <text:p/>
        </draw:path>
        <draw:path draw:style-name="gr17" draw:text-style-name="P1" draw:layer="layout" svg:width="0.095cm" svg:height="0.045cm" svg:x="16.627cm" svg:y="21.137cm" svg:viewBox="0 0 96 46" svg:d="M96 0c-17 4-44 37-47 46-4-9-31-42-49-46">
          <text:p/>
        </draw:path>
        <draw:path draw:style-name="gr17" draw:text-style-name="P1" draw:layer="layout" svg:width="0.095cm" svg:height="0.045cm" svg:x="17.027cm" svg:y="21.137cm" svg:viewBox="0 0 96 46" svg:d="M96 0c-17 4-44 37-47 46-3-9-31-42-49-46">
          <text:p/>
        </draw:path>
        <draw:path draw:style-name="gr17" draw:text-style-name="P1" draw:layer="layout" svg:width="0.095cm" svg:height="0.045cm" svg:x="17.294cm" svg:y="21.137cm" svg:viewBox="0 0 96 46" svg:d="M96 0c-18 4-45 37-48 46-3-9-31-42-48-46">
          <text:p/>
        </draw:path>
        <draw:path draw:style-name="gr17" draw:text-style-name="P1" draw:layer="layout" svg:width="0.096cm" svg:height="0.045cm" svg:x="17.56cm" svg:y="21.137cm" svg:viewBox="0 0 97 46" svg:d="M97 0c-18 4-46 37-49 46-3-9-30-42-48-46">
          <text:p/>
        </draw:path>
        <draw:path draw:style-name="gr17" draw:text-style-name="P1" draw:layer="layout" svg:width="0.095cm" svg:height="0.045cm" svg:x="17.827cm" svg:y="21.137cm" svg:viewBox="0 0 96 46" svg:d="M96 0c-18 4-45 37-48 46-3-9-30-42-48-46">
          <text:p/>
        </draw:path>
        <draw:path draw:style-name="gr17" draw:text-style-name="P1" draw:layer="layout" svg:width="0.095cm" svg:height="0.045cm" svg:x="18.227cm" svg:y="21.137cm" svg:viewBox="0 0 96 46" svg:d="M96 0c-17 4-45 37-48 46-3-9-30-42-48-46">
          <text:p/>
        </draw:path>
        <draw:path draw:style-name="gr17" draw:text-style-name="P1" draw:layer="layout" svg:width="0.095cm" svg:height="0.045cm" svg:x="18.494cm" svg:y="21.137cm" svg:viewBox="0 0 96 46" svg:d="M96 0c-19 4-46 37-49 46-3-9-30-42-47-46">
          <text:p/>
        </draw:path>
        <draw:path draw:style-name="gr17" draw:text-style-name="P1" draw:layer="layout" svg:width="0.096cm" svg:height="0.045cm" svg:x="18.76cm" svg:y="21.137cm" svg:viewBox="0 0 97 46" svg:d="M97 0c-18 4-45 37-48 46-3-9-30-42-49-46">
          <text:p/>
        </draw:path>
        <draw:path draw:style-name="gr17" draw:text-style-name="P1" draw:layer="layout" svg:width="0.095cm" svg:height="0.045cm" svg:x="19.027cm" svg:y="21.137cm" svg:viewBox="0 0 96 46" svg:d="M96 0c-17 4-44 37-47 46-3-9-31-42-49-46">
          <text:p/>
        </draw:path>
        <draw:path draw:style-name="gr17" draw:text-style-name="P1" draw:layer="layout" svg:width="0.097cm" svg:height="0.045cm" svg:x="19.427cm" svg:y="21.137cm" svg:viewBox="0 0 98 46" svg:d="M98 0c-19 4-46 37-49 46-3-9-30-42-49-46">
          <text:p/>
        </draw:path>
        <draw:path draw:style-name="gr17" draw:text-style-name="P1" draw:layer="layout" svg:width="0.095cm" svg:height="0.045cm" svg:x="19.694cm" svg:y="21.137cm" svg:viewBox="0 0 96 46" svg:d="M96 0c-18 4-45 37-48 46-3-9-31-42-48-46">
          <text:p/>
        </draw:path>
        <draw:path draw:style-name="gr17" draw:text-style-name="P1" draw:layer="layout" svg:width="0.096cm" svg:height="0.045cm" svg:x="19.96cm" svg:y="21.137cm" svg:viewBox="0 0 97 46" svg:d="M97 0c-18 4-45 37-48 46-3-9-31-42-49-46">
          <text:p/>
        </draw:path>
        <draw:path draw:style-name="gr17" draw:text-style-name="P1" draw:layer="layout" svg:width="0.096cm" svg:height="0.045cm" svg:x="20.227cm" svg:y="21.137cm" svg:viewBox="0 0 97 46" svg:d="M97 0c-18 4-46 37-49 46-3-9-30-42-48-46">
          <text:p/>
        </draw:path>
        <draw:path draw:style-name="gr19" draw:text-style-name="P7" draw:layer="layout" svg:width="0.095cm" svg:height="0.045cm" svg:x="1.429cm" svg:y="21.127cm" svg:viewBox="0 0 96 46" svg:d="M96 0c-18 4-45 37-48 46-4-9-30-42-48-46">
          <text:p/>
        </draw:path>
        <draw:path draw:style-name="gr19" draw:text-style-name="P7" draw:layer="layout" svg:width="0.096cm" svg:height="0.045cm" svg:x="1.695cm" svg:y="21.127cm" svg:viewBox="0 0 97 46" svg:d="M97 0c-18 4-46 37-49 46-3-9-30-42-48-46">
          <text:p/>
        </draw:path>
        <draw:path draw:style-name="gr19" draw:text-style-name="P7" draw:layer="layout" svg:width="0.096cm" svg:height="0.045cm" svg:x="1.962cm" svg:y="21.127cm" svg:viewBox="0 0 97 46" svg:d="M97 0c-19 4-46 37-49 46-3-9-30-42-48-46">
          <text:p/>
        </draw:path>
        <draw:path draw:style-name="gr19" draw:text-style-name="P7" draw:layer="layout" svg:width="0.095cm" svg:height="0.045cm" svg:x="2.229cm" svg:y="21.127cm" svg:viewBox="0 0 96 46" svg:d="M96 0c-18 4-45 37-48 46-3-9-29-42-48-46">
          <text:p/>
        </draw:path>
        <draw:path draw:style-name="gr19" draw:text-style-name="P7" draw:layer="layout" svg:width="0.095cm" svg:height="0.045cm" svg:x="2.629cm" svg:y="21.127cm" svg:viewBox="0 0 96 46" svg:d="M96 0c-19 4-46 37-49 46-2-9-29-42-47-46">
          <text:p/>
        </draw:path>
        <draw:path draw:style-name="gr19" draw:text-style-name="P7" draw:layer="layout" svg:width="0.096cm" svg:height="0.045cm" svg:x="2.895cm" svg:y="21.127cm" svg:viewBox="0 0 97 46" svg:d="M97 0c-18 4-45 37-48 46-3-9-30-42-49-46">
          <text:p/>
        </draw:path>
        <draw:path draw:style-name="gr19" draw:text-style-name="P7" draw:layer="layout" svg:width="0.096cm" svg:height="0.045cm" svg:x="3.162cm" svg:y="21.127cm" svg:viewBox="0 0 97 46" svg:d="M97 0c-18 4-45 37-48 46-3-9-31-42-49-46">
          <text:p/>
        </draw:path>
        <draw:path draw:style-name="gr19" draw:text-style-name="P7" draw:layer="layout" svg:width="0.095cm" svg:height="0.045cm" svg:x="3.429cm" svg:y="21.127cm" svg:viewBox="0 0 96 46" svg:d="M96 0c-18 4-45 37-47 46-3-9-31-42-49-46">
          <text:p/>
        </draw:path>
        <draw:path draw:style-name="gr19" draw:text-style-name="P7" draw:layer="layout" svg:width="0.095cm" svg:height="0.045cm" svg:x="3.829cm" svg:y="21.127cm" svg:viewBox="0 0 96 46" svg:d="M96 0c-18 4-45 37-47 46-3-9-31-42-49-46">
          <text:p/>
        </draw:path>
        <draw:path draw:style-name="gr19" draw:text-style-name="P7" draw:layer="layout" svg:width="0.096cm" svg:height="0.045cm" svg:x="4.095cm" svg:y="21.127cm" svg:viewBox="0 0 97 46" svg:d="M97 0c-18 4-45 37-48 46-3-9-31-42-49-46">
          <text:p/>
        </draw:path>
        <draw:path draw:style-name="gr19" draw:text-style-name="P7" draw:layer="layout" svg:width="0.096cm" svg:height="0.045cm" svg:x="4.362cm" svg:y="21.127cm" svg:viewBox="0 0 97 46" svg:d="M97 0c-18 4-46 37-49 46-3-9-30-42-48-46">
          <text:p/>
        </draw:path>
        <draw:path draw:style-name="gr19" draw:text-style-name="P7" draw:layer="layout" svg:width="0.095cm" svg:height="0.045cm" svg:x="4.629cm" svg:y="21.127cm" svg:viewBox="0 0 96 46" svg:d="M96 0c-18 4-45 37-48 46-3-9-30-42-48-46">
          <text:p/>
        </draw:path>
        <draw:path draw:style-name="gr19" draw:text-style-name="P7" draw:layer="layout" svg:width="0.095cm" svg:height="0.045cm" svg:x="5.029cm" svg:y="21.127cm" svg:viewBox="0 0 96 46" svg:d="M96 0c-18 4-45 37-48 46-3-9-30-42-48-46">
          <text:p/>
        </draw:path>
        <draw:path draw:style-name="gr19" draw:text-style-name="P7" draw:layer="layout" svg:width="0.096cm" svg:height="0.045cm" svg:x="5.295cm" svg:y="21.127cm" svg:viewBox="0 0 97 46" svg:d="M97 0c-18 4-46 37-49 46-3-9-30-42-48-46">
          <text:p/>
        </draw:path>
        <draw:path draw:style-name="gr19" draw:text-style-name="P7" draw:layer="layout" svg:width="0.096cm" svg:height="0.045cm" svg:x="5.562cm" svg:y="21.127cm" svg:viewBox="0 0 97 46" svg:d="M97 0c-19 4-46 37-49 46-3-9-30-42-48-46">
          <text:p/>
        </draw:path>
        <draw:path draw:style-name="gr19" draw:text-style-name="P7" draw:layer="layout" svg:width="0.095cm" svg:height="0.045cm" svg:x="5.829cm" svg:y="21.127cm" svg:viewBox="0 0 96 46" svg:d="M96 0c-18 4-44 37-47 46-3-9-30-42-49-46">
          <text:p/>
        </draw:path>
        <draw:path draw:style-name="gr19" draw:text-style-name="P7" draw:layer="layout" svg:width="0.095cm" svg:height="0.045cm" svg:x="6.229cm" svg:y="21.127cm" svg:viewBox="0 0 96 46" svg:d="M96 0c-19 4-45 37-48 46-3-9-30-42-48-46">
          <text:p/>
        </draw:path>
        <draw:path draw:style-name="gr19" draw:text-style-name="P7" draw:layer="layout" svg:width="0.096cm" svg:height="0.045cm" svg:x="6.495cm" svg:y="21.127cm" svg:viewBox="0 0 97 46" svg:d="M97 0c-18 4-45 37-48 46-3-9-30-42-49-46">
          <text:p/>
        </draw:path>
        <draw:path draw:style-name="gr19" draw:text-style-name="P7" draw:layer="layout" svg:width="0.096cm" svg:height="0.045cm" svg:x="6.762cm" svg:y="21.127cm" svg:viewBox="0 0 97 46" svg:d="M97 0c-18 4-45 37-48 46-3-9-31-42-49-46">
          <text:p/>
        </draw:path>
        <draw:path draw:style-name="gr19" draw:text-style-name="P7" draw:layer="layout" svg:width="0.095cm" svg:height="0.045cm" svg:x="7.029cm" svg:y="21.127cm" svg:viewBox="0 0 96 46" svg:d="M96 0c-18 4-44 37-48 46-3-9-30-42-48-46">
          <text:p/>
        </draw:path>
        <draw:path draw:style-name="gr19" draw:text-style-name="P7" draw:layer="layout" svg:width="0.095cm" svg:height="0.045cm" svg:x="7.429cm" svg:y="21.127cm" svg:viewBox="0 0 96 46" svg:d="M96 0c-18 4-44 37-47 46-3-9-31-42-49-46">
          <text:p/>
        </draw:path>
        <draw:path draw:style-name="gr19" draw:text-style-name="P7" draw:layer="layout" svg:width="0.096cm" svg:height="0.045cm" svg:x="7.695cm" svg:y="21.127cm" svg:viewBox="0 0 97 46" svg:d="M97 0c-18 4-45 37-49 46-3-9-30-42-48-46">
          <text:p/>
        </draw:path>
        <draw:path draw:style-name="gr19" draw:text-style-name="P7" draw:layer="layout" svg:width="0.096cm" svg:height="0.045cm" svg:x="7.962cm" svg:y="21.127cm" svg:viewBox="0 0 97 46" svg:d="M97 0c-18 4-46 37-49 46-3-9-30-42-48-46">
          <text:p/>
        </draw:path>
        <draw:path draw:style-name="gr19" draw:text-style-name="P7" draw:layer="layout" svg:width="0.095cm" svg:height="0.045cm" svg:x="8.229cm" svg:y="21.127cm" svg:viewBox="0 0 96 46" svg:d="M96 0c-19 4-45 37-48 46-3-9-30-42-48-46">
          <text:p/>
        </draw:path>
        <draw:path draw:style-name="gr19" draw:text-style-name="P7" draw:layer="layout" svg:width="0.095cm" svg:height="0.045cm" svg:x="8.629cm" svg:y="21.127cm" svg:viewBox="0 0 96 46" svg:d="M96 0c-18 4-45 37-48 46-3-9-30-42-48-46">
          <text:p/>
        </draw:path>
        <draw:path draw:style-name="gr19" draw:text-style-name="P7" draw:layer="layout" svg:width="0.096cm" svg:height="0.045cm" svg:x="8.895cm" svg:y="21.127cm" svg:viewBox="0 0 97 46" svg:d="M97 0c-19 4-46 37-49 46-3-9-30-42-48-46">
          <text:p/>
        </draw:path>
        <draw:path draw:style-name="gr19" draw:text-style-name="P7" draw:layer="layout" svg:width="0.096cm" svg:height="0.045cm" svg:x="9.162cm" svg:y="21.127cm" svg:viewBox="0 0 97 46" svg:d="M97 0c-18 4-45 37-48 46-3-9-30-42-49-46">
          <text:p/>
        </draw:path>
        <draw:path draw:style-name="gr19" draw:text-style-name="P7" draw:layer="layout" svg:width="0.095cm" svg:height="0.045cm" svg:x="9.429cm" svg:y="21.127cm" svg:viewBox="0 0 96 46" svg:d="M96 0c-18 4-44 37-47 46-3-9-31-42-49-46">
          <text:p/>
        </draw:path>
        <draw:path draw:style-name="gr19" draw:text-style-name="P7" draw:layer="layout" svg:width="0.095cm" svg:height="0.045cm" svg:x="9.829cm" svg:y="21.127cm" svg:viewBox="0 0 96 46" svg:d="M96 0c-18 4-44 37-47 46-3-9-30-42-49-46">
          <text:p/>
        </draw:path>
        <draw:path draw:style-name="gr19" draw:text-style-name="P7" draw:layer="layout" svg:width="0.096cm" svg:height="0.045cm" svg:x="10.095cm" svg:y="21.127cm" svg:viewBox="0 0 97 46" svg:d="M97 0c-18 4-45 37-48 46-3-9-31-42-49-46">
          <text:p/>
        </draw:path>
        <draw:path draw:style-name="gr19" draw:text-style-name="P7" draw:layer="layout" svg:width="0.096cm" svg:height="0.045cm" svg:x="10.362cm" svg:y="21.127cm" svg:viewBox="0 0 97 46" svg:d="M97 0c-18 4-45 37-48 46-3-9-31-42-49-46">
          <text:p/>
        </draw:path>
        <draw:path draw:style-name="gr19" draw:text-style-name="P7" draw:layer="layout" svg:width="0.095cm" svg:height="0.045cm" svg:x="10.629cm" svg:y="21.127cm" svg:viewBox="0 0 96 46" svg:d="M96 0c-18 4-45 37-48 46-3-9-30-42-48-46">
          <text:p/>
        </draw:path>
        <draw:path draw:style-name="gr19" draw:text-style-name="P7" draw:layer="layout" svg:width="0.095cm" svg:height="0.045cm" svg:x="11.029cm" svg:y="21.127cm" svg:viewBox="0 0 96 46" svg:d="M96 0c-18 4-44 37-47 46-3-9-31-42-49-46">
          <text:p/>
        </draw:path>
        <draw:path draw:style-name="gr19" draw:text-style-name="P7" draw:layer="layout" svg:width="0.096cm" svg:height="0.045cm" svg:x="11.295cm" svg:y="21.127cm" svg:viewBox="0 0 97 46" svg:d="M97 0c-18 4-46 37-49 46-3-9-30-42-48-46">
          <text:p/>
        </draw:path>
        <draw:path draw:style-name="gr19" draw:text-style-name="P7" draw:layer="layout" svg:width="0.096cm" svg:height="0.045cm" svg:x="11.562cm" svg:y="21.127cm" svg:viewBox="0 0 97 46" svg:d="M97 0c-18 4-46 37-49 46-3-9-30-42-48-46">
          <text:p/>
        </draw:path>
        <draw:path draw:style-name="gr19" draw:text-style-name="P7" draw:layer="layout" svg:width="0.095cm" svg:height="0.045cm" svg:x="11.829cm" svg:y="21.127cm" svg:viewBox="0 0 96 46" svg:d="M96 0c-18 4-44 37-47 46-3-9-30-42-49-46">
          <text:p/>
        </draw:path>
        <draw:path draw:style-name="gr19" draw:text-style-name="P7" draw:layer="layout" svg:width="0.095cm" svg:height="0.045cm" svg:x="12.229cm" svg:y="21.127cm" svg:viewBox="0 0 96 46" svg:d="M96 0c-18 4-45 37-48 46-3-9-30-42-48-46">
          <text:p/>
        </draw:path>
        <draw:path draw:style-name="gr19" draw:text-style-name="P7" draw:layer="layout" svg:width="0.096cm" svg:height="0.045cm" svg:x="12.495cm" svg:y="21.127cm" svg:viewBox="0 0 97 46" svg:d="M97 0c-19 4-46 37-49 46-3-9-30-42-48-46">
          <text:p/>
        </draw:path>
        <draw:path draw:style-name="gr19" draw:text-style-name="P7" draw:layer="layout" svg:width="0.096cm" svg:height="0.045cm" svg:x="12.762cm" svg:y="21.127cm" svg:viewBox="0 0 97 46" svg:d="M97 0c-18 4-45 37-48 46-3-9-30-42-49-46">
          <text:p/>
        </draw:path>
        <draw:path draw:style-name="gr19" draw:text-style-name="P7" draw:layer="layout" svg:width="0.095cm" svg:height="0.045cm" svg:x="13.029cm" svg:y="21.127cm" svg:viewBox="0 0 96 46" svg:d="M96 0c-18 4-44 37-47 46-3-9-31-42-49-46">
          <text:p/>
        </draw:path>
        <draw:path draw:style-name="gr19" draw:text-style-name="P7" draw:layer="layout" svg:width="0.095cm" svg:height="0.045cm" svg:x="13.429cm" svg:y="21.127cm" svg:viewBox="0 0 96 46" svg:d="M96 0c-17 4-44 37-47 46-3-9-30-42-49-46">
          <text:p/>
        </draw:path>
        <draw:path draw:style-name="gr19" draw:text-style-name="P7" draw:layer="layout" svg:width="0.096cm" svg:height="0.045cm" svg:x="13.695cm" svg:y="21.127cm" svg:viewBox="0 0 97 46" svg:d="M97 0c-18 4-45 37-48 46-3-9-31-42-49-46">
          <text:p/>
        </draw:path>
        <draw:path draw:style-name="gr19" draw:text-style-name="P7" draw:layer="layout" svg:width="0.096cm" svg:height="0.045cm" svg:x="13.962cm" svg:y="21.127cm" svg:viewBox="0 0 97 46" svg:d="M97 0c-18 4-46 37-49 46-3-9-30-42-48-46">
          <text:p/>
        </draw:path>
        <draw:path draw:style-name="gr19" draw:text-style-name="P7" draw:layer="layout" svg:width="0.095cm" svg:height="0.045cm" svg:x="14.229cm" svg:y="21.127cm" svg:viewBox="0 0 96 46" svg:d="M96 0c-17 4-45 37-48 46-3-9-30-42-48-46">
          <text:p/>
        </draw:path>
        <draw:path draw:style-name="gr19" draw:text-style-name="P7" draw:layer="layout" svg:width="0.095cm" svg:height="0.045cm" svg:x="14.629cm" svg:y="21.127cm" svg:viewBox="0 0 96 46" svg:d="M96 0c-17 4-44 37-48 46-3-9-30-42-48-46">
          <text:p/>
        </draw:path>
        <draw:path draw:style-name="gr19" draw:text-style-name="P7" draw:layer="layout" svg:width="0.095cm" svg:height="0.045cm" svg:x="14.896cm" svg:y="21.127cm" svg:viewBox="0 0 96 46" svg:d="M96 0c-18 4-46 37-49 46-3-9-30-42-47-46">
          <text:p/>
        </draw:path>
        <draw:path draw:style-name="gr19" draw:text-style-name="P7" draw:layer="layout" svg:width="0.096cm" svg:height="0.045cm" svg:x="15.162cm" svg:y="21.127cm" svg:viewBox="0 0 97 46" svg:d="M97 0c-19 4-46 37-49 46-3-9-30-42-48-46">
          <text:p/>
        </draw:path>
        <draw:path draw:style-name="gr19" draw:text-style-name="P7" draw:layer="layout" svg:width="0.095cm" svg:height="0.045cm" svg:x="15.429cm" svg:y="21.127cm" svg:viewBox="0 0 96 46" svg:d="M96 0c-17 4-44 37-47 46-3-9-30-42-49-46">
          <text:p/>
        </draw:path>
        <draw:path draw:style-name="gr19" draw:text-style-name="P7" draw:layer="layout" svg:width="0.095cm" svg:height="0.045cm" svg:x="15.829cm" svg:y="21.127cm" svg:viewBox="0 0 96 46" svg:d="M96 0c-18 4-45 37-48 46-3-9-30-42-48-46">
          <text:p/>
        </draw:path>
        <draw:path draw:style-name="gr19" draw:text-style-name="P7" draw:layer="layout" svg:width="0.095cm" svg:height="0.045cm" svg:x="16.096cm" svg:y="21.127cm" svg:viewBox="0 0 96 46" svg:d="M96 0c-18 4-45 37-48 46-3-9-30-42-48-46">
          <text:p/>
        </draw:path>
        <draw:path draw:style-name="gr19" draw:text-style-name="P7" draw:layer="layout" svg:width="0.096cm" svg:height="0.045cm" svg:x="16.362cm" svg:y="21.127cm" svg:viewBox="0 0 97 46" svg:d="M97 0c-18 4-45 37-48 46-3-9-31-42-49-46">
          <text:p/>
        </draw:path>
        <draw:path draw:style-name="gr19" draw:text-style-name="P7" draw:layer="layout" svg:width="0.095cm" svg:height="0.045cm" svg:x="16.629cm" svg:y="21.127cm" svg:viewBox="0 0 96 46" svg:d="M96 0c-17 4-44 37-47 46-4-9-31-42-49-46">
          <text:p/>
        </draw:path>
        <draw:path draw:style-name="gr19" draw:text-style-name="P7" draw:layer="layout" svg:width="0.095cm" svg:height="0.045cm" svg:x="17.029cm" svg:y="21.127cm" svg:viewBox="0 0 96 46" svg:d="M96 0c-17 4-44 37-47 46-3-9-31-42-49-46">
          <text:p/>
        </draw:path>
        <draw:path draw:style-name="gr19" draw:text-style-name="P7" draw:layer="layout" svg:width="0.095cm" svg:height="0.045cm" svg:x="17.296cm" svg:y="21.127cm" svg:viewBox="0 0 96 46" svg:d="M96 0c-18 4-45 37-48 46-3-9-31-42-48-46">
          <text:p/>
        </draw:path>
        <draw:path draw:style-name="gr19" draw:text-style-name="P7" draw:layer="layout" svg:width="0.096cm" svg:height="0.045cm" svg:x="17.562cm" svg:y="21.127cm" svg:viewBox="0 0 97 46" svg:d="M97 0c-18 4-46 37-49 46-3-9-30-42-48-46">
          <text:p/>
        </draw:path>
        <draw:path draw:style-name="gr19" draw:text-style-name="P7" draw:layer="layout" svg:width="0.095cm" svg:height="0.045cm" svg:x="17.829cm" svg:y="21.127cm" svg:viewBox="0 0 96 46" svg:d="M96 0c-18 4-45 37-48 46-3-9-30-42-48-46">
          <text:p/>
        </draw:path>
        <draw:path draw:style-name="gr19" draw:text-style-name="P7" draw:layer="layout" svg:width="0.095cm" svg:height="0.045cm" svg:x="18.229cm" svg:y="21.127cm" svg:viewBox="0 0 96 46" svg:d="M96 0c-17 4-45 37-48 46-3-9-30-42-48-46">
          <text:p/>
        </draw:path>
        <draw:path draw:style-name="gr19" draw:text-style-name="P7" draw:layer="layout" svg:width="0.095cm" svg:height="0.045cm" svg:x="18.496cm" svg:y="21.127cm" svg:viewBox="0 0 96 46" svg:d="M96 0c-19 4-46 37-49 46-3-9-30-42-47-46">
          <text:p/>
        </draw:path>
        <draw:path draw:style-name="gr19" draw:text-style-name="P7" draw:layer="layout" svg:width="0.096cm" svg:height="0.045cm" svg:x="18.762cm" svg:y="21.127cm" svg:viewBox="0 0 97 46" svg:d="M97 0c-18 4-45 37-48 46-3-9-30-42-49-46">
          <text:p/>
        </draw:path>
        <draw:path draw:style-name="gr19" draw:text-style-name="P7" draw:layer="layout" svg:width="0.095cm" svg:height="0.045cm" svg:x="19.029cm" svg:y="21.127cm" svg:viewBox="0 0 96 46" svg:d="M96 0c-17 4-44 37-47 46-3-9-31-42-49-46">
          <text:p/>
        </draw:path>
        <draw:path draw:style-name="gr19" draw:text-style-name="P7" draw:layer="layout" svg:width="0.097cm" svg:height="0.045cm" svg:x="19.429cm" svg:y="21.127cm" svg:viewBox="0 0 98 46" svg:d="M98 0c-19 4-46 37-49 46-3-9-30-42-49-46">
          <text:p/>
        </draw:path>
        <draw:path draw:style-name="gr19" draw:text-style-name="P7" draw:layer="layout" svg:width="0.095cm" svg:height="0.045cm" svg:x="19.696cm" svg:y="21.127cm" svg:viewBox="0 0 96 46" svg:d="M96 0c-18 4-45 37-48 46-3-9-31-42-48-46">
          <text:p/>
        </draw:path>
        <draw:path draw:style-name="gr19" draw:text-style-name="P7" draw:layer="layout" svg:width="0.096cm" svg:height="0.045cm" svg:x="19.962cm" svg:y="21.127cm" svg:viewBox="0 0 97 46" svg:d="M97 0c-18 4-45 37-48 46-3-9-31-42-49-46">
          <text:p/>
        </draw:path>
        <draw:path draw:style-name="gr19" draw:text-style-name="P7" draw:layer="layout" svg:width="0.096cm" svg:height="0.045cm" svg:x="20.229cm" svg:y="21.127cm" svg:viewBox="0 0 97 46" svg:d="M97 0c-18 4-46 37-49 46-3-9-30-42-48-46">
          <text:p/>
        </draw:path>
        <draw:custom-shape draw:style-name="gr20" draw:text-style-name="P8" draw:layer="layout" svg:width="1cm" svg:height="1cm" svg:x="19.373cm" svg:y="21.191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1cm" svg:height="1cm" svg:x="18.173cm" svg:y="21.191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cm" svg:height="1cm" svg:x="16.973cm" svg:y="21.191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cm" svg:height="1cm" svg:x="15.773cm" svg:y="21.191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cm" svg:height="1cm" svg:x="14.573cm" svg:y="21.191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1cm" svg:height="1cm" svg:x="13.373cm" svg:y="21.191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cm" svg:height="1cm" svg:x="12.173cm" svg:y="21.191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cm" svg:height="1cm" svg:x="10.973cm" svg:y="21.191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cm" svg:height="1cm" svg:x="9.773cm" svg:y="21.191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1cm" svg:height="1cm" svg:x="8.573cm" svg:y="21.191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cm" svg:height="1cm" svg:x="7.373cm" svg:y="21.191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cm" svg:height="1cm" svg:x="6.173cm" svg:y="21.191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cm" svg:height="1cm" svg:x="4.973cm" svg:y="21.191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1cm" svg:height="1cm" svg:x="3.773cm" svg:y="21.191cm">
          <text:p text:style-name="P3">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0" draw:layer="layout" svg:width="1cm" svg:height="1cm" svg:x="2.573cm" svg:y="21.191cm">
          <text:p text:style-name="P3">S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cm" svg:height="1cm" svg:x="1.373cm" svg:y="21.191cm">
          <text:p text:style-name="P3">S</text:p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1.475cm" svg:y1="22.185cm" svg:x2="1.475cm" svg:y2="22.685cm">
          <text:p/>
        </draw:line>
        <draw:line draw:style-name="gr15" draw:text-style-name="P7" draw:layer="layout" svg:x1="1.742cm" svg:y1="22.185cm" svg:x2="1.742cm" svg:y2="22.685cm">
          <text:p/>
        </draw:line>
        <draw:line draw:style-name="gr15" draw:text-style-name="P7" draw:layer="layout" svg:x1="2.009cm" svg:y1="22.185cm" svg:x2="2.009cm" svg:y2="22.685cm">
          <text:p/>
        </draw:line>
        <draw:line draw:style-name="gr24" draw:text-style-name="P7" draw:layer="layout" svg:x1="2.275cm" svg:y1="22.185cm" svg:x2="2.275cm" svg:y2="22.685cm">
          <text:p/>
        </draw:line>
        <draw:line draw:style-name="gr15" draw:text-style-name="P7" draw:layer="layout" svg:x1="2.675cm" svg:y1="22.185cm" svg:x2="2.675cm" svg:y2="22.685cm">
          <text:p/>
        </draw:line>
        <draw:line draw:style-name="gr15" draw:text-style-name="P7" draw:layer="layout" svg:x1="2.942cm" svg:y1="22.185cm" svg:x2="2.942cm" svg:y2="22.685cm">
          <text:p/>
        </draw:line>
        <draw:line draw:style-name="gr15" draw:text-style-name="P7" draw:layer="layout" svg:x1="3.209cm" svg:y1="22.185cm" svg:x2="3.209cm" svg:y2="22.685cm">
          <text:p/>
        </draw:line>
        <draw:line draw:style-name="gr24" draw:text-style-name="P7" draw:layer="layout" svg:x1="3.476cm" svg:y1="22.185cm" svg:x2="3.476cm" svg:y2="22.685cm">
          <text:p/>
        </draw:line>
        <draw:line draw:style-name="gr15" draw:text-style-name="P7" draw:layer="layout" svg:x1="3.876cm" svg:y1="22.185cm" svg:x2="3.876cm" svg:y2="22.685cm">
          <text:p/>
        </draw:line>
        <draw:line draw:style-name="gr15" draw:text-style-name="P7" draw:layer="layout" svg:x1="4.142cm" svg:y1="22.185cm" svg:x2="4.142cm" svg:y2="22.685cm">
          <text:p/>
        </draw:line>
        <draw:line draw:style-name="gr15" draw:text-style-name="P7" draw:layer="layout" svg:x1="4.409cm" svg:y1="22.185cm" svg:x2="4.409cm" svg:y2="22.685cm">
          <text:p/>
        </draw:line>
        <draw:line draw:style-name="gr24" draw:text-style-name="P7" draw:layer="layout" svg:x1="4.676cm" svg:y1="22.185cm" svg:x2="4.676cm" svg:y2="22.685cm">
          <text:p/>
        </draw:line>
        <draw:line draw:style-name="gr15" draw:text-style-name="P7" draw:layer="layout" svg:x1="5.076cm" svg:y1="22.185cm" svg:x2="5.076cm" svg:y2="22.685cm">
          <text:p/>
        </draw:line>
        <draw:line draw:style-name="gr15" draw:text-style-name="P7" draw:layer="layout" svg:x1="5.342cm" svg:y1="22.185cm" svg:x2="5.342cm" svg:y2="22.685cm">
          <text:p/>
        </draw:line>
        <draw:line draw:style-name="gr15" draw:text-style-name="P7" draw:layer="layout" svg:x1="5.609cm" svg:y1="22.185cm" svg:x2="5.609cm" svg:y2="22.685cm">
          <text:p/>
        </draw:line>
        <draw:line draw:style-name="gr24" draw:text-style-name="P7" draw:layer="layout" svg:x1="5.876cm" svg:y1="22.185cm" svg:x2="5.876cm" svg:y2="22.685cm">
          <text:p/>
        </draw:line>
        <draw:line draw:style-name="gr15" draw:text-style-name="P7" draw:layer="layout" svg:x1="6.276cm" svg:y1="22.185cm" svg:x2="6.276cm" svg:y2="22.685cm">
          <text:p/>
        </draw:line>
        <draw:line draw:style-name="gr15" draw:text-style-name="P7" draw:layer="layout" svg:x1="6.542cm" svg:y1="22.185cm" svg:x2="6.542cm" svg:y2="22.685cm">
          <text:p/>
        </draw:line>
        <draw:line draw:style-name="gr15" draw:text-style-name="P7" draw:layer="layout" svg:x1="6.809cm" svg:y1="22.185cm" svg:x2="6.809cm" svg:y2="22.685cm">
          <text:p/>
        </draw:line>
        <draw:line draw:style-name="gr24" draw:text-style-name="P7" draw:layer="layout" svg:x1="7.076cm" svg:y1="22.185cm" svg:x2="7.076cm" svg:y2="22.685cm">
          <text:p/>
        </draw:line>
        <draw:line draw:style-name="gr15" draw:text-style-name="P7" draw:layer="layout" svg:x1="7.476cm" svg:y1="22.185cm" svg:x2="7.476cm" svg:y2="22.685cm">
          <text:p/>
        </draw:line>
        <draw:line draw:style-name="gr15" draw:text-style-name="P7" draw:layer="layout" svg:x1="7.742cm" svg:y1="22.185cm" svg:x2="7.742cm" svg:y2="22.685cm">
          <text:p/>
        </draw:line>
        <draw:line draw:style-name="gr15" draw:text-style-name="P7" draw:layer="layout" svg:x1="8.009cm" svg:y1="22.185cm" svg:x2="8.009cm" svg:y2="22.685cm">
          <text:p/>
        </draw:line>
        <draw:line draw:style-name="gr24" draw:text-style-name="P7" draw:layer="layout" svg:x1="8.276cm" svg:y1="22.185cm" svg:x2="8.276cm" svg:y2="22.685cm">
          <text:p/>
        </draw:line>
        <draw:line draw:style-name="gr15" draw:text-style-name="P7" draw:layer="layout" svg:x1="8.676cm" svg:y1="22.185cm" svg:x2="8.676cm" svg:y2="22.685cm">
          <text:p/>
        </draw:line>
        <draw:line draw:style-name="gr15" draw:text-style-name="P7" draw:layer="layout" svg:x1="8.942cm" svg:y1="22.185cm" svg:x2="8.942cm" svg:y2="22.685cm">
          <text:p/>
        </draw:line>
        <draw:line draw:style-name="gr15" draw:text-style-name="P7" draw:layer="layout" svg:x1="9.209cm" svg:y1="22.185cm" svg:x2="9.209cm" svg:y2="22.685cm">
          <text:p/>
        </draw:line>
        <draw:line draw:style-name="gr24" draw:text-style-name="P7" draw:layer="layout" svg:x1="9.476cm" svg:y1="22.185cm" svg:x2="9.476cm" svg:y2="22.685cm">
          <text:p/>
        </draw:line>
        <draw:line draw:style-name="gr15" draw:text-style-name="P7" draw:layer="layout" svg:x1="9.876cm" svg:y1="22.185cm" svg:x2="9.876cm" svg:y2="22.685cm">
          <text:p/>
        </draw:line>
        <draw:line draw:style-name="gr15" draw:text-style-name="P7" draw:layer="layout" svg:x1="10.142cm" svg:y1="22.185cm" svg:x2="10.142cm" svg:y2="22.685cm">
          <text:p/>
        </draw:line>
        <draw:line draw:style-name="gr15" draw:text-style-name="P7" draw:layer="layout" svg:x1="10.409cm" svg:y1="22.185cm" svg:x2="10.409cm" svg:y2="22.685cm">
          <text:p/>
        </draw:line>
        <draw:line draw:style-name="gr24" draw:text-style-name="P7" draw:layer="layout" svg:x1="10.676cm" svg:y1="22.185cm" svg:x2="10.676cm" svg:y2="22.685cm">
          <text:p/>
        </draw:line>
        <draw:line draw:style-name="gr15" draw:text-style-name="P7" draw:layer="layout" svg:x1="11.076cm" svg:y1="22.185cm" svg:x2="11.076cm" svg:y2="22.685cm">
          <text:p/>
        </draw:line>
        <draw:line draw:style-name="gr15" draw:text-style-name="P7" draw:layer="layout" svg:x1="11.342cm" svg:y1="22.185cm" svg:x2="11.342cm" svg:y2="22.685cm">
          <text:p/>
        </draw:line>
        <draw:line draw:style-name="gr15" draw:text-style-name="P7" draw:layer="layout" svg:x1="11.609cm" svg:y1="22.185cm" svg:x2="11.609cm" svg:y2="22.685cm">
          <text:p/>
        </draw:line>
        <draw:line draw:style-name="gr24" draw:text-style-name="P7" draw:layer="layout" svg:x1="11.876cm" svg:y1="22.185cm" svg:x2="11.876cm" svg:y2="22.685cm">
          <text:p/>
        </draw:line>
        <draw:line draw:style-name="gr15" draw:text-style-name="P7" draw:layer="layout" svg:x1="12.276cm" svg:y1="22.185cm" svg:x2="12.276cm" svg:y2="22.685cm">
          <text:p/>
        </draw:line>
        <draw:line draw:style-name="gr15" draw:text-style-name="P7" draw:layer="layout" svg:x1="12.542cm" svg:y1="22.185cm" svg:x2="12.542cm" svg:y2="22.685cm">
          <text:p/>
        </draw:line>
        <draw:line draw:style-name="gr15" draw:text-style-name="P7" draw:layer="layout" svg:x1="12.809cm" svg:y1="22.185cm" svg:x2="12.809cm" svg:y2="22.685cm">
          <text:p/>
        </draw:line>
        <draw:line draw:style-name="gr24" draw:text-style-name="P7" draw:layer="layout" svg:x1="13.076cm" svg:y1="22.185cm" svg:x2="13.076cm" svg:y2="22.685cm">
          <text:p/>
        </draw:line>
        <draw:line draw:style-name="gr15" draw:text-style-name="P7" draw:layer="layout" svg:x1="13.476cm" svg:y1="22.185cm" svg:x2="13.476cm" svg:y2="22.685cm">
          <text:p/>
        </draw:line>
        <draw:line draw:style-name="gr15" draw:text-style-name="P7" draw:layer="layout" svg:x1="13.742cm" svg:y1="22.185cm" svg:x2="13.742cm" svg:y2="22.685cm">
          <text:p/>
        </draw:line>
        <draw:line draw:style-name="gr15" draw:text-style-name="P7" draw:layer="layout" svg:x1="14.009cm" svg:y1="22.185cm" svg:x2="14.009cm" svg:y2="22.685cm">
          <text:p/>
        </draw:line>
        <draw:line draw:style-name="gr24" draw:text-style-name="P7" draw:layer="layout" svg:x1="14.276cm" svg:y1="22.185cm" svg:x2="14.276cm" svg:y2="22.685cm">
          <text:p/>
        </draw:line>
        <draw:line draw:style-name="gr15" draw:text-style-name="P7" draw:layer="layout" svg:x1="14.676cm" svg:y1="22.185cm" svg:x2="14.676cm" svg:y2="22.685cm">
          <text:p/>
        </draw:line>
        <draw:line draw:style-name="gr15" draw:text-style-name="P7" draw:layer="layout" svg:x1="14.942cm" svg:y1="22.185cm" svg:x2="14.942cm" svg:y2="22.685cm">
          <text:p/>
        </draw:line>
        <draw:line draw:style-name="gr15" draw:text-style-name="P7" draw:layer="layout" svg:x1="15.209cm" svg:y1="22.185cm" svg:x2="15.209cm" svg:y2="22.685cm">
          <text:p/>
        </draw:line>
        <draw:line draw:style-name="gr24" draw:text-style-name="P7" draw:layer="layout" svg:x1="15.476cm" svg:y1="22.185cm" svg:x2="15.476cm" svg:y2="22.685cm">
          <text:p/>
        </draw:line>
        <draw:line draw:style-name="gr15" draw:text-style-name="P7" draw:layer="layout" svg:x1="15.876cm" svg:y1="22.185cm" svg:x2="15.876cm" svg:y2="22.685cm">
          <text:p/>
        </draw:line>
        <draw:line draw:style-name="gr15" draw:text-style-name="P7" draw:layer="layout" svg:x1="16.142cm" svg:y1="22.185cm" svg:x2="16.142cm" svg:y2="22.685cm">
          <text:p/>
        </draw:line>
        <draw:line draw:style-name="gr15" draw:text-style-name="P7" draw:layer="layout" svg:x1="16.409cm" svg:y1="22.185cm" svg:x2="16.409cm" svg:y2="22.685cm">
          <text:p/>
        </draw:line>
        <draw:line draw:style-name="gr24" draw:text-style-name="P7" draw:layer="layout" svg:x1="16.676cm" svg:y1="22.185cm" svg:x2="16.676cm" svg:y2="22.685cm">
          <text:p/>
        </draw:line>
        <draw:line draw:style-name="gr15" draw:text-style-name="P7" draw:layer="layout" svg:x1="17.076cm" svg:y1="22.185cm" svg:x2="17.076cm" svg:y2="22.685cm">
          <text:p/>
        </draw:line>
        <draw:line draw:style-name="gr15" draw:text-style-name="P7" draw:layer="layout" svg:x1="17.342cm" svg:y1="22.185cm" svg:x2="17.342cm" svg:y2="22.685cm">
          <text:p/>
        </draw:line>
        <draw:line draw:style-name="gr15" draw:text-style-name="P7" draw:layer="layout" svg:x1="17.609cm" svg:y1="22.185cm" svg:x2="17.609cm" svg:y2="22.685cm">
          <text:p/>
        </draw:line>
        <draw:line draw:style-name="gr24" draw:text-style-name="P7" draw:layer="layout" svg:x1="17.876cm" svg:y1="22.185cm" svg:x2="17.876cm" svg:y2="22.685cm">
          <text:p/>
        </draw:line>
        <draw:line draw:style-name="gr15" draw:text-style-name="P7" draw:layer="layout" svg:x1="18.276cm" svg:y1="22.185cm" svg:x2="18.276cm" svg:y2="22.685cm">
          <text:p/>
        </draw:line>
        <draw:line draw:style-name="gr15" draw:text-style-name="P7" draw:layer="layout" svg:x1="18.542cm" svg:y1="22.185cm" svg:x2="18.542cm" svg:y2="22.685cm">
          <text:p/>
        </draw:line>
        <draw:line draw:style-name="gr15" draw:text-style-name="P7" draw:layer="layout" svg:x1="18.809cm" svg:y1="22.185cm" svg:x2="18.809cm" svg:y2="22.685cm">
          <text:p/>
        </draw:line>
        <draw:line draw:style-name="gr24" draw:text-style-name="P7" draw:layer="layout" svg:x1="19.076cm" svg:y1="22.185cm" svg:x2="19.076cm" svg:y2="22.685cm">
          <text:p/>
        </draw:line>
        <draw:line draw:style-name="gr15" draw:text-style-name="P7" draw:layer="layout" svg:x1="19.476cm" svg:y1="22.185cm" svg:x2="19.476cm" svg:y2="22.685cm">
          <text:p/>
        </draw:line>
        <draw:line draw:style-name="gr15" draw:text-style-name="P7" draw:layer="layout" svg:x1="19.742cm" svg:y1="22.185cm" svg:x2="19.742cm" svg:y2="22.685cm">
          <text:p/>
        </draw:line>
        <draw:line draw:style-name="gr15" draw:text-style-name="P7" draw:layer="layout" svg:x1="20.009cm" svg:y1="22.185cm" svg:x2="20.009cm" svg:y2="22.685cm">
          <text:p/>
        </draw:line>
        <draw:line draw:style-name="gr24" draw:text-style-name="P7" draw:layer="layout" svg:x1="20.276cm" svg:y1="22.185cm" svg:x2="20.276cm" svg:y2="22.685cm">
          <text:p/>
        </draw:line>
        <draw:line draw:style-name="gr16" draw:text-style-name="P1" draw:layer="layout" svg:x1="1.475cm" svg:y1="22.685cm" svg:x2="15.877cm" svg:y2="25.186cm">
          <text:p/>
        </draw:line>
        <draw:line draw:style-name="gr16" draw:text-style-name="P1" draw:layer="layout" svg:x1="1.742cm" svg:y1="22.685cm" svg:x2="1.742cm" svg:y2="25.185cm">
          <text:p/>
        </draw:line>
        <draw:line draw:style-name="gr16" draw:text-style-name="P1" draw:layer="layout" svg:x1="2.009cm" svg:y1="22.685cm" svg:x2="6.81cm" svg:y2="25.186cm">
          <text:p/>
        </draw:line>
        <draw:line draw:style-name="gr25" draw:text-style-name="P1" draw:layer="layout" svg:x1="2.275cm" svg:y1="22.685cm" svg:x2="11.877cm" svg:y2="25.186cm">
          <text:p/>
        </draw:line>
        <draw:line draw:style-name="gr16" draw:text-style-name="P1" draw:layer="layout" svg:x1="2.675cm" svg:y1="22.685cm" svg:x2="11.077cm" svg:y2="25.186cm">
          <text:p/>
        </draw:line>
        <draw:line draw:style-name="gr16" draw:text-style-name="P1" draw:layer="layout" svg:x1="2.942cm" svg:y1="22.685cm" svg:x2="16.143cm" svg:y2="25.186cm">
          <text:p/>
        </draw:line>
        <draw:line draw:style-name="gr16" draw:text-style-name="P1" draw:layer="layout" svg:x1="3.21cm" svg:y1="22.685cm" svg:x2="2.009cm" svg:y2="25.186cm">
          <text:p/>
        </draw:line>
        <draw:line draw:style-name="gr25" draw:text-style-name="P1" draw:layer="layout" svg:x1="3.476cm" svg:y1="22.685cm" svg:x2="7.077cm" svg:y2="25.186cm">
          <text:p/>
        </draw:line>
        <draw:line draw:style-name="gr16" draw:text-style-name="P1" draw:layer="layout" svg:x1="3.876cm" svg:y1="22.685cm" svg:x2="6.277cm" svg:y2="25.186cm">
          <text:p/>
        </draw:line>
        <draw:line draw:style-name="gr16" draw:text-style-name="P1" draw:layer="layout" svg:x1="4.142cm" svg:y1="22.685cm" svg:x2="11.343cm" svg:y2="25.186cm">
          <text:p/>
        </draw:line>
        <draw:line draw:style-name="gr16" draw:text-style-name="P1" draw:layer="layout" svg:x1="4.409cm" svg:y1="22.685cm" svg:x2="16.41cm" svg:y2="25.186cm">
          <text:p/>
        </draw:line>
        <draw:line draw:style-name="gr25" draw:text-style-name="P1" draw:layer="layout" svg:x1="4.677cm" svg:y1="22.685cm" svg:x2="2.275cm" svg:y2="25.186cm">
          <text:p/>
        </draw:line>
        <draw:line draw:style-name="gr16" draw:text-style-name="P1" draw:layer="layout" svg:x1="5.077cm" svg:y1="22.685cm" svg:x2="1.475cm" svg:y2="25.186cm">
          <text:p/>
        </draw:line>
        <draw:line draw:style-name="gr16" draw:text-style-name="P1" draw:layer="layout" svg:x1="5.342cm" svg:y1="22.685cm" svg:x2="6.543cm" svg:y2="25.186cm">
          <text:p/>
        </draw:line>
        <draw:line draw:style-name="gr16" draw:text-style-name="P1" draw:layer="layout" svg:x1="5.609cm" svg:y1="22.685cm" svg:x2="11.61cm" svg:y2="25.186cm">
          <text:p/>
        </draw:line>
        <draw:line draw:style-name="gr25" draw:text-style-name="P1" draw:layer="layout" svg:x1="5.876cm" svg:y1="22.685cm" svg:x2="16.677cm" svg:y2="25.186cm">
          <text:p/>
        </draw:line>
        <draw:line draw:style-name="gr16" draw:text-style-name="P1" draw:layer="layout" svg:x1="6.276cm" svg:y1="22.685cm" svg:x2="17.077cm" svg:y2="25.186cm">
          <text:p/>
        </draw:line>
        <draw:line draw:style-name="gr16" draw:text-style-name="P1" draw:layer="layout" svg:x1="6.543cm" svg:y1="22.685cm" svg:x2="2.942cm" svg:y2="25.186cm">
          <text:p/>
        </draw:line>
        <draw:line draw:style-name="gr16" draw:text-style-name="P1" draw:layer="layout" svg:x1="6.809cm" svg:y1="22.685cm" svg:x2="8.01cm" svg:y2="25.186cm">
          <text:p/>
        </draw:line>
        <draw:line draw:style-name="gr25" draw:text-style-name="P1" draw:layer="layout" svg:x1="7.076cm" svg:y1="22.685cm" svg:x2="13.077cm" svg:y2="25.186cm">
          <text:p/>
        </draw:line>
        <draw:line draw:style-name="gr16" draw:text-style-name="P1" draw:layer="layout" svg:x1="7.476cm" svg:y1="22.685cm" svg:x2="12.277cm" svg:y2="25.186cm">
          <text:p/>
        </draw:line>
        <draw:line draw:style-name="gr16" draw:text-style-name="P1" draw:layer="layout" svg:x1="7.742cm" svg:y1="22.685cm" svg:x2="17.343cm" svg:y2="25.186cm">
          <text:p/>
        </draw:line>
        <draw:line draw:style-name="gr16" draw:text-style-name="P1" draw:layer="layout" svg:x1="8.01cm" svg:y1="22.685cm" svg:x2="3.209cm" svg:y2="25.186cm">
          <text:p/>
        </draw:line>
        <draw:line draw:style-name="gr25" draw:text-style-name="P1" draw:layer="layout" svg:x1="8.276cm" svg:y1="22.685cm" svg:x2="8.276cm" svg:y2="25.185cm">
          <text:p/>
        </draw:line>
        <draw:line draw:style-name="gr16" draw:text-style-name="P1" draw:layer="layout" svg:x1="8.677cm" svg:y1="22.685cm" svg:x2="7.476cm" svg:y2="25.186cm">
          <text:p/>
        </draw:line>
        <draw:line draw:style-name="gr16" draw:text-style-name="P1" draw:layer="layout" svg:x1="8.942cm" svg:y1="22.685cm" svg:x2="12.543cm" svg:y2="25.186cm">
          <text:p/>
        </draw:line>
        <draw:line draw:style-name="gr16" draw:text-style-name="P1" draw:layer="layout" svg:x1="9.209cm" svg:y1="22.685cm" svg:x2="17.61cm" svg:y2="25.186cm">
          <text:p/>
        </draw:line>
        <draw:line draw:style-name="gr25" draw:text-style-name="P1" draw:layer="layout" svg:x1="9.477cm" svg:y1="22.685cm" svg:x2="3.476cm" svg:y2="25.186cm">
          <text:p/>
        </draw:line>
        <draw:line draw:style-name="gr16" draw:text-style-name="P1" draw:layer="layout" svg:x1="9.877cm" svg:y1="22.685cm" svg:x2="2.675cm" svg:y2="25.186cm">
          <text:p/>
        </draw:line>
        <draw:line draw:style-name="gr16" draw:text-style-name="P1" draw:layer="layout" svg:x1="10.143cm" svg:y1="22.685cm" svg:x2="7.742cm" svg:y2="25.186cm">
          <text:p/>
        </draw:line>
        <draw:line draw:style-name="gr16" draw:text-style-name="P1" draw:layer="layout" svg:x1="10.409cm" svg:y1="22.685cm" svg:x2="12.81cm" svg:y2="25.186cm">
          <text:p/>
        </draw:line>
        <draw:line draw:style-name="gr25" draw:text-style-name="P1" draw:layer="layout" svg:x1="10.676cm" svg:y1="22.685cm" svg:x2="17.877cm" svg:y2="25.186cm">
          <text:p/>
        </draw:line>
        <draw:line draw:style-name="gr16" draw:text-style-name="P1" draw:layer="layout" svg:x1="11.076cm" svg:y1="22.685cm" svg:x2="18.277cm" svg:y2="25.186cm">
          <text:p/>
        </draw:line>
        <draw:line draw:style-name="gr16" draw:text-style-name="P1" draw:layer="layout" svg:x1="11.343cm" svg:y1="22.685cm" svg:x2="4.142cm" svg:y2="25.186cm">
          <text:p/>
        </draw:line>
        <draw:line draw:style-name="gr16" draw:text-style-name="P1" draw:layer="layout" svg:x1="11.61cm" svg:y1="22.685cm" svg:x2="9.209cm" svg:y2="25.186cm">
          <text:p/>
        </draw:line>
        <draw:line draw:style-name="gr25" draw:text-style-name="P1" draw:layer="layout" svg:x1="11.876cm" svg:y1="22.685cm" svg:x2="14.277cm" svg:y2="25.186cm">
          <text:p/>
        </draw:line>
        <draw:line draw:style-name="gr16" draw:text-style-name="P1" draw:layer="layout" svg:x1="12.276cm" svg:y1="22.685cm" svg:x2="13.477cm" svg:y2="25.186cm">
          <text:p/>
        </draw:line>
        <draw:line draw:style-name="gr16" draw:text-style-name="P1" draw:layer="layout" svg:x1="12.542cm" svg:y1="22.685cm" svg:x2="18.543cm" svg:y2="25.186cm">
          <text:p/>
        </draw:line>
        <draw:line draw:style-name="gr16" draw:text-style-name="P1" draw:layer="layout" svg:x1="12.81cm" svg:y1="22.685cm" svg:x2="4.409cm" svg:y2="25.186cm">
          <text:p/>
        </draw:line>
        <draw:line draw:style-name="gr25" draw:text-style-name="P1" draw:layer="layout" svg:x1="13.077cm" svg:y1="22.685cm" svg:x2="9.476cm" svg:y2="25.186cm">
          <text:p/>
        </draw:line>
        <draw:line draw:style-name="gr16" draw:text-style-name="P1" draw:layer="layout" svg:x1="13.477cm" svg:y1="22.685cm" svg:x2="8.676cm" svg:y2="25.186cm">
          <text:p/>
        </draw:line>
        <draw:line draw:style-name="gr16" draw:text-style-name="P1" draw:layer="layout" svg:x1="13.742cm" svg:y1="22.685cm" svg:x2="13.742cm" svg:y2="25.185cm">
          <text:p/>
        </draw:line>
        <draw:line draw:style-name="gr16" draw:text-style-name="P1" draw:layer="layout" svg:x1="14.009cm" svg:y1="22.685cm" svg:x2="18.81cm" svg:y2="25.186cm">
          <text:p/>
        </draw:line>
        <draw:line draw:style-name="gr25" draw:text-style-name="P1" draw:layer="layout" svg:x1="14.277cm" svg:y1="22.685cm" svg:x2="4.676cm" svg:y2="25.186cm">
          <text:p/>
        </draw:line>
        <draw:line draw:style-name="gr16" draw:text-style-name="P1" draw:layer="layout" svg:x1="14.677cm" svg:y1="22.685cm" svg:x2="3.876cm" svg:y2="25.186cm">
          <text:p/>
        </draw:line>
        <draw:line draw:style-name="gr16" draw:text-style-name="P1" draw:layer="layout" svg:x1="14.943cm" svg:y1="22.685cm" svg:x2="8.942cm" svg:y2="25.186cm">
          <text:p/>
        </draw:line>
        <draw:line draw:style-name="gr16" draw:text-style-name="P1" draw:layer="layout" svg:x1="15.21cm" svg:y1="22.685cm" svg:x2="14.009cm" svg:y2="25.186cm">
          <text:p/>
        </draw:line>
        <draw:line draw:style-name="gr25" draw:text-style-name="P1" draw:layer="layout" svg:x1="15.476cm" svg:y1="22.685cm" svg:x2="19.077cm" svg:y2="25.186cm">
          <text:p/>
        </draw:line>
        <draw:line draw:style-name="gr16" draw:text-style-name="P1" draw:layer="layout" svg:x1="15.876cm" svg:y1="22.685cm" svg:x2="19.477cm" svg:y2="25.186cm">
          <text:p/>
        </draw:line>
        <draw:line draw:style-name="gr16" draw:text-style-name="P1" draw:layer="layout" svg:x1="16.143cm" svg:y1="22.685cm" svg:x2="5.342cm" svg:y2="25.186cm">
          <text:p/>
        </draw:line>
        <draw:line draw:style-name="gr16" draw:text-style-name="P1" draw:layer="layout" svg:x1="16.41cm" svg:y1="22.685cm" svg:x2="10.409cm" svg:y2="25.186cm">
          <text:p/>
        </draw:line>
        <draw:line draw:style-name="gr25" draw:text-style-name="P1" draw:layer="layout" svg:x1="16.677cm" svg:y1="22.685cm" svg:x2="15.476cm" svg:y2="25.186cm">
          <text:p/>
        </draw:line>
        <draw:line draw:style-name="gr16" draw:text-style-name="P1" draw:layer="layout" svg:x1="17.077cm" svg:y1="22.685cm" svg:x2="14.676cm" svg:y2="25.186cm">
          <text:p/>
        </draw:line>
        <draw:line draw:style-name="gr16" draw:text-style-name="P1" draw:layer="layout" svg:x1="17.342cm" svg:y1="22.685cm" svg:x2="19.743cm" svg:y2="25.186cm">
          <text:p/>
        </draw:line>
        <draw:line draw:style-name="gr16" draw:text-style-name="P1" draw:layer="layout" svg:x1="17.61cm" svg:y1="22.685cm" svg:x2="5.609cm" svg:y2="25.186cm">
          <text:p/>
        </draw:line>
        <draw:line draw:style-name="gr25" draw:text-style-name="P1" draw:layer="layout" svg:x1="17.877cm" svg:y1="22.685cm" svg:x2="10.676cm" svg:y2="25.186cm">
          <text:p/>
        </draw:line>
        <draw:line draw:style-name="gr16" draw:text-style-name="P1" draw:layer="layout" svg:x1="18.277cm" svg:y1="22.685cm" svg:x2="9.876cm" svg:y2="25.186cm">
          <text:p/>
        </draw:line>
        <draw:line draw:style-name="gr16" draw:text-style-name="P1" draw:layer="layout" svg:x1="18.543cm" svg:y1="22.685cm" svg:x2="14.942cm" svg:y2="25.186cm">
          <text:p/>
        </draw:line>
        <draw:line draw:style-name="gr16" draw:text-style-name="P1" draw:layer="layout" svg:x1="18.809cm" svg:y1="22.685cm" svg:x2="20.01cm" svg:y2="25.186cm">
          <text:p/>
        </draw:line>
        <draw:line draw:style-name="gr25" draw:text-style-name="P1" draw:layer="layout" svg:x1="19.077cm" svg:y1="22.685cm" svg:x2="5.876cm" svg:y2="25.186cm">
          <text:p/>
        </draw:line>
        <draw:line draw:style-name="gr16" draw:text-style-name="P1" draw:layer="layout" svg:x1="19.477cm" svg:y1="22.685cm" svg:x2="5.076cm" svg:y2="25.186cm">
          <text:p/>
        </draw:line>
        <draw:line draw:style-name="gr16" draw:text-style-name="P1" draw:layer="layout" svg:x1="19.743cm" svg:y1="22.685cm" svg:x2="10.142cm" svg:y2="25.186cm">
          <text:p/>
        </draw:line>
        <draw:line draw:style-name="gr16" draw:text-style-name="P1" draw:layer="layout" svg:x1="20.01cm" svg:y1="22.685cm" svg:x2="15.209cm" svg:y2="25.186cm">
          <text:p/>
        </draw:line>
        <draw:line draw:style-name="gr25" draw:text-style-name="P1" draw:layer="layout" svg:x1="20.276cm" svg:y1="22.685cm" svg:x2="20.276cm" svg:y2="25.185cm">
          <text:p/>
        </draw:line>
        <draw:line draw:style-name="gr16" draw:text-style-name="P1" draw:layer="layout" svg:x1="1.475cm" svg:y1="25.185cm" svg:x2="1.475cm" svg:y2="26.173cm">
          <text:p/>
        </draw:line>
        <draw:line draw:style-name="gr16" draw:text-style-name="P1" draw:layer="layout" svg:x1="1.742cm" svg:y1="25.185cm" svg:x2="1.742cm" svg:y2="26.173cm">
          <text:p/>
        </draw:line>
        <draw:line draw:style-name="gr16" draw:text-style-name="P1" draw:layer="layout" svg:x1="2.009cm" svg:y1="25.185cm" svg:x2="2.009cm" svg:y2="26.173cm">
          <text:p/>
        </draw:line>
        <draw:line draw:style-name="gr25" draw:text-style-name="P1" draw:layer="layout" svg:x1="2.275cm" svg:y1="25.185cm" svg:x2="2.275cm" svg:y2="26.173cm">
          <text:p/>
        </draw:line>
        <draw:line draw:style-name="gr16" draw:text-style-name="P1" draw:layer="layout" svg:x1="2.675cm" svg:y1="25.185cm" svg:x2="2.675cm" svg:y2="26.173cm">
          <text:p/>
        </draw:line>
        <draw:line draw:style-name="gr16" draw:text-style-name="P1" draw:layer="layout" svg:x1="2.942cm" svg:y1="25.185cm" svg:x2="2.942cm" svg:y2="26.173cm">
          <text:p/>
        </draw:line>
        <draw:line draw:style-name="gr16" draw:text-style-name="P1" draw:layer="layout" svg:x1="3.209cm" svg:y1="25.185cm" svg:x2="3.209cm" svg:y2="26.173cm">
          <text:p/>
        </draw:line>
        <draw:line draw:style-name="gr25" draw:text-style-name="P1" draw:layer="layout" svg:x1="3.476cm" svg:y1="25.185cm" svg:x2="3.476cm" svg:y2="26.173cm">
          <text:p/>
        </draw:line>
        <draw:line draw:style-name="gr16" draw:text-style-name="P1" draw:layer="layout" svg:x1="3.876cm" svg:y1="25.185cm" svg:x2="3.876cm" svg:y2="26.173cm">
          <text:p/>
        </draw:line>
        <draw:line draw:style-name="gr16" draw:text-style-name="P1" draw:layer="layout" svg:x1="4.142cm" svg:y1="25.185cm" svg:x2="4.142cm" svg:y2="26.173cm">
          <text:p/>
        </draw:line>
        <draw:line draw:style-name="gr16" draw:text-style-name="P1" draw:layer="layout" svg:x1="4.409cm" svg:y1="25.185cm" svg:x2="4.409cm" svg:y2="26.173cm">
          <text:p/>
        </draw:line>
        <draw:line draw:style-name="gr25" draw:text-style-name="P1" draw:layer="layout" svg:x1="4.676cm" svg:y1="25.185cm" svg:x2="4.676cm" svg:y2="26.173cm">
          <text:p/>
        </draw:line>
        <draw:line draw:style-name="gr16" draw:text-style-name="P1" draw:layer="layout" svg:x1="5.076cm" svg:y1="25.185cm" svg:x2="5.076cm" svg:y2="26.173cm">
          <text:p/>
        </draw:line>
        <draw:line draw:style-name="gr16" draw:text-style-name="P1" draw:layer="layout" svg:x1="5.342cm" svg:y1="25.185cm" svg:x2="5.342cm" svg:y2="26.173cm">
          <text:p/>
        </draw:line>
        <draw:line draw:style-name="gr16" draw:text-style-name="P1" draw:layer="layout" svg:x1="5.609cm" svg:y1="25.185cm" svg:x2="5.609cm" svg:y2="26.173cm">
          <text:p/>
        </draw:line>
        <draw:line draw:style-name="gr25" draw:text-style-name="P1" draw:layer="layout" svg:x1="5.876cm" svg:y1="25.185cm" svg:x2="5.876cm" svg:y2="26.173cm">
          <text:p/>
        </draw:line>
        <draw:line draw:style-name="gr16" draw:text-style-name="P1" draw:layer="layout" svg:x1="6.276cm" svg:y1="25.185cm" svg:x2="6.276cm" svg:y2="26.173cm">
          <text:p/>
        </draw:line>
        <draw:line draw:style-name="gr16" draw:text-style-name="P1" draw:layer="layout" svg:x1="6.542cm" svg:y1="25.185cm" svg:x2="6.542cm" svg:y2="26.173cm">
          <text:p/>
        </draw:line>
        <draw:line draw:style-name="gr16" draw:text-style-name="P1" draw:layer="layout" svg:x1="6.809cm" svg:y1="25.185cm" svg:x2="6.809cm" svg:y2="26.173cm">
          <text:p/>
        </draw:line>
        <draw:line draw:style-name="gr25" draw:text-style-name="P1" draw:layer="layout" svg:x1="7.076cm" svg:y1="25.185cm" svg:x2="7.076cm" svg:y2="26.173cm">
          <text:p/>
        </draw:line>
        <draw:line draw:style-name="gr16" draw:text-style-name="P1" draw:layer="layout" svg:x1="7.476cm" svg:y1="25.185cm" svg:x2="7.476cm" svg:y2="26.173cm">
          <text:p/>
        </draw:line>
        <draw:line draw:style-name="gr16" draw:text-style-name="P1" draw:layer="layout" svg:x1="7.742cm" svg:y1="25.185cm" svg:x2="7.742cm" svg:y2="26.173cm">
          <text:p/>
        </draw:line>
        <draw:line draw:style-name="gr16" draw:text-style-name="P1" draw:layer="layout" svg:x1="8.009cm" svg:y1="25.185cm" svg:x2="8.009cm" svg:y2="26.173cm">
          <text:p/>
        </draw:line>
        <draw:line draw:style-name="gr25" draw:text-style-name="P1" draw:layer="layout" svg:x1="8.276cm" svg:y1="25.185cm" svg:x2="8.276cm" svg:y2="26.173cm">
          <text:p/>
        </draw:line>
        <draw:line draw:style-name="gr16" draw:text-style-name="P1" draw:layer="layout" svg:x1="8.676cm" svg:y1="25.185cm" svg:x2="8.676cm" svg:y2="26.173cm">
          <text:p/>
        </draw:line>
        <draw:line draw:style-name="gr16" draw:text-style-name="P1" draw:layer="layout" svg:x1="8.942cm" svg:y1="25.185cm" svg:x2="8.942cm" svg:y2="26.173cm">
          <text:p/>
        </draw:line>
        <draw:line draw:style-name="gr16" draw:text-style-name="P1" draw:layer="layout" svg:x1="9.209cm" svg:y1="25.185cm" svg:x2="9.209cm" svg:y2="26.173cm">
          <text:p/>
        </draw:line>
        <draw:line draw:style-name="gr25" draw:text-style-name="P1" draw:layer="layout" svg:x1="9.476cm" svg:y1="25.185cm" svg:x2="9.476cm" svg:y2="26.173cm">
          <text:p/>
        </draw:line>
        <draw:line draw:style-name="gr16" draw:text-style-name="P1" draw:layer="layout" svg:x1="9.876cm" svg:y1="25.185cm" svg:x2="9.876cm" svg:y2="26.173cm">
          <text:p/>
        </draw:line>
        <draw:line draw:style-name="gr16" draw:text-style-name="P1" draw:layer="layout" svg:x1="10.142cm" svg:y1="25.185cm" svg:x2="10.142cm" svg:y2="26.173cm">
          <text:p/>
        </draw:line>
        <draw:line draw:style-name="gr16" draw:text-style-name="P1" draw:layer="layout" svg:x1="10.409cm" svg:y1="25.185cm" svg:x2="10.409cm" svg:y2="26.173cm">
          <text:p/>
        </draw:line>
        <draw:line draw:style-name="gr25" draw:text-style-name="P1" draw:layer="layout" svg:x1="10.676cm" svg:y1="25.185cm" svg:x2="10.676cm" svg:y2="26.173cm">
          <text:p/>
        </draw:line>
        <draw:line draw:style-name="gr16" draw:text-style-name="P1" draw:layer="layout" svg:x1="11.076cm" svg:y1="25.185cm" svg:x2="11.076cm" svg:y2="26.173cm">
          <text:p/>
        </draw:line>
        <draw:line draw:style-name="gr16" draw:text-style-name="P1" draw:layer="layout" svg:x1="11.342cm" svg:y1="25.185cm" svg:x2="11.342cm" svg:y2="26.173cm">
          <text:p/>
        </draw:line>
        <draw:line draw:style-name="gr16" draw:text-style-name="P1" draw:layer="layout" svg:x1="11.609cm" svg:y1="25.185cm" svg:x2="11.609cm" svg:y2="26.173cm">
          <text:p/>
        </draw:line>
        <draw:line draw:style-name="gr25" draw:text-style-name="P1" draw:layer="layout" svg:x1="11.876cm" svg:y1="25.185cm" svg:x2="11.876cm" svg:y2="26.173cm">
          <text:p/>
        </draw:line>
        <draw:line draw:style-name="gr16" draw:text-style-name="P1" draw:layer="layout" svg:x1="12.276cm" svg:y1="25.185cm" svg:x2="12.276cm" svg:y2="26.173cm">
          <text:p/>
        </draw:line>
        <draw:line draw:style-name="gr16" draw:text-style-name="P1" draw:layer="layout" svg:x1="12.542cm" svg:y1="25.185cm" svg:x2="12.542cm" svg:y2="26.173cm">
          <text:p/>
        </draw:line>
        <draw:line draw:style-name="gr16" draw:text-style-name="P1" draw:layer="layout" svg:x1="12.809cm" svg:y1="25.185cm" svg:x2="12.809cm" svg:y2="26.173cm">
          <text:p/>
        </draw:line>
        <draw:line draw:style-name="gr25" draw:text-style-name="P1" draw:layer="layout" svg:x1="13.076cm" svg:y1="25.185cm" svg:x2="13.076cm" svg:y2="26.173cm">
          <text:p/>
        </draw:line>
        <draw:line draw:style-name="gr16" draw:text-style-name="P1" draw:layer="layout" svg:x1="13.476cm" svg:y1="25.185cm" svg:x2="13.476cm" svg:y2="26.173cm">
          <text:p/>
        </draw:line>
        <draw:line draw:style-name="gr16" draw:text-style-name="P1" draw:layer="layout" svg:x1="13.742cm" svg:y1="25.185cm" svg:x2="13.742cm" svg:y2="26.173cm">
          <text:p/>
        </draw:line>
        <draw:line draw:style-name="gr16" draw:text-style-name="P1" draw:layer="layout" svg:x1="14.009cm" svg:y1="25.185cm" svg:x2="14.009cm" svg:y2="26.173cm">
          <text:p/>
        </draw:line>
        <draw:line draw:style-name="gr25" draw:text-style-name="P1" draw:layer="layout" svg:x1="14.276cm" svg:y1="25.185cm" svg:x2="14.276cm" svg:y2="26.173cm">
          <text:p/>
        </draw:line>
        <draw:line draw:style-name="gr16" draw:text-style-name="P1" draw:layer="layout" svg:x1="14.676cm" svg:y1="25.185cm" svg:x2="14.676cm" svg:y2="26.173cm">
          <text:p/>
        </draw:line>
        <draw:line draw:style-name="gr16" draw:text-style-name="P1" draw:layer="layout" svg:x1="14.942cm" svg:y1="25.185cm" svg:x2="14.942cm" svg:y2="26.173cm">
          <text:p/>
        </draw:line>
        <draw:line draw:style-name="gr16" draw:text-style-name="P1" draw:layer="layout" svg:x1="15.209cm" svg:y1="25.185cm" svg:x2="15.209cm" svg:y2="26.173cm">
          <text:p/>
        </draw:line>
        <draw:line draw:style-name="gr25" draw:text-style-name="P1" draw:layer="layout" svg:x1="15.476cm" svg:y1="25.185cm" svg:x2="15.476cm" svg:y2="26.173cm">
          <text:p/>
        </draw:line>
        <draw:line draw:style-name="gr16" draw:text-style-name="P1" draw:layer="layout" svg:x1="15.876cm" svg:y1="25.185cm" svg:x2="15.876cm" svg:y2="26.173cm">
          <text:p/>
        </draw:line>
        <draw:line draw:style-name="gr16" draw:text-style-name="P1" draw:layer="layout" svg:x1="16.142cm" svg:y1="25.185cm" svg:x2="16.142cm" svg:y2="26.173cm">
          <text:p/>
        </draw:line>
        <draw:line draw:style-name="gr16" draw:text-style-name="P1" draw:layer="layout" svg:x1="16.409cm" svg:y1="25.185cm" svg:x2="16.409cm" svg:y2="26.173cm">
          <text:p/>
        </draw:line>
        <draw:line draw:style-name="gr25" draw:text-style-name="P1" draw:layer="layout" svg:x1="16.676cm" svg:y1="25.185cm" svg:x2="16.676cm" svg:y2="26.173cm">
          <text:p/>
        </draw:line>
        <draw:line draw:style-name="gr16" draw:text-style-name="P1" draw:layer="layout" svg:x1="17.076cm" svg:y1="25.185cm" svg:x2="17.076cm" svg:y2="26.173cm">
          <text:p/>
        </draw:line>
        <draw:line draw:style-name="gr16" draw:text-style-name="P1" draw:layer="layout" svg:x1="17.342cm" svg:y1="25.185cm" svg:x2="17.342cm" svg:y2="26.173cm">
          <text:p/>
        </draw:line>
        <draw:line draw:style-name="gr16" draw:text-style-name="P1" draw:layer="layout" svg:x1="17.609cm" svg:y1="25.185cm" svg:x2="17.609cm" svg:y2="26.173cm">
          <text:p/>
        </draw:line>
        <draw:line draw:style-name="gr25" draw:text-style-name="P1" draw:layer="layout" svg:x1="17.876cm" svg:y1="25.185cm" svg:x2="17.876cm" svg:y2="26.173cm">
          <text:p/>
        </draw:line>
        <draw:line draw:style-name="gr16" draw:text-style-name="P1" draw:layer="layout" svg:x1="18.276cm" svg:y1="25.185cm" svg:x2="18.276cm" svg:y2="26.173cm">
          <text:p/>
        </draw:line>
        <draw:line draw:style-name="gr16" draw:text-style-name="P1" draw:layer="layout" svg:x1="18.542cm" svg:y1="25.185cm" svg:x2="18.542cm" svg:y2="26.173cm">
          <text:p/>
        </draw:line>
        <draw:line draw:style-name="gr16" draw:text-style-name="P1" draw:layer="layout" svg:x1="18.809cm" svg:y1="25.185cm" svg:x2="18.809cm" svg:y2="26.173cm">
          <text:p/>
        </draw:line>
        <draw:line draw:style-name="gr25" draw:text-style-name="P1" draw:layer="layout" svg:x1="19.076cm" svg:y1="25.185cm" svg:x2="19.076cm" svg:y2="26.173cm">
          <text:p/>
        </draw:line>
        <draw:line draw:style-name="gr16" draw:text-style-name="P1" draw:layer="layout" svg:x1="19.476cm" svg:y1="25.185cm" svg:x2="19.476cm" svg:y2="26.173cm">
          <text:p/>
        </draw:line>
        <draw:line draw:style-name="gr16" draw:text-style-name="P1" draw:layer="layout" svg:x1="19.742cm" svg:y1="25.185cm" svg:x2="19.742cm" svg:y2="26.173cm">
          <text:p/>
        </draw:line>
        <draw:line draw:style-name="gr16" draw:text-style-name="P1" draw:layer="layout" svg:x1="20.009cm" svg:y1="25.185cm" svg:x2="20.009cm" svg:y2="26.173cm">
          <text:p/>
        </draw:line>
        <draw:line draw:style-name="gr25" draw:text-style-name="P1" draw:layer="layout" svg:x1="20.276cm" svg:y1="25.185cm" svg:x2="20.276cm" svg:y2="26.173cm">
          <text:p/>
        </draw:line>
        <draw:custom-shape draw:style-name="gr10" draw:text-style-name="P6" draw:layer="layout" svg:width="0.25cm" svg:height="0.25cm" svg:x="1.352cm" svg:y="25.5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.882cm" svg:y="25.5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2.152cm" svg:y="25.5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3.083cm" svg:y="25.51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3.353cm" svg:y="25.51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4.284cm" svg:y="25.51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4.554cm" svg:y="25.51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5.485cm" svg:y="25.51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5.755cm" svg:y="25.51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6.686cm" svg:y="25.51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6.956cm" svg:y="25.51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7.887cm" svg:y="25.51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8.157cm" svg:y="25.51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9.088cm" svg:y="25.51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9.358cm" svg:y="25.51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0.289cm" svg:y="25.51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0.559cm" svg:y="25.51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1.49cm" svg:y="25.51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1.76cm" svg:y="25.518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2.691cm" svg:y="25.519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2.961cm" svg:y="25.519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3.892cm" svg:y="25.5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4.162cm" svg:y="25.5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5.093cm" svg:y="25.52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5.363cm" svg:y="25.52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6.294cm" svg:y="25.52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6.564cm" svg:y="25.52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7.495cm" svg:y="25.52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7.765cm" svg:y="25.52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8.696cm" svg:y="25.52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8.966cm" svg:y="25.52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9.897cm" svg:y="25.52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20.152cm" svg:y="25.5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9.352cm" svg:y="25.5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8.153cm" svg:y="25.531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6.954cm" svg:y="25.53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5.755cm" svg:y="25.53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4.556cm" svg:y="25.534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6" draw:layer="layout" svg:width="0.25cm" svg:height="0.25cm" svg:x="13.357cm" svg:y="25.53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style-name="gr26" draw:text-style-name="P12" draw:layer="layout" svg:width="0.946cm" svg:height="0.779cm" svg:x="0.2cm" svg:y="1.35cm">
          <draw:text-box>
            <text:p><text:span text:style-name="T1">R</text:span><text:span text:style-name="T1">o</text:span><text:span text:style-name="T1">u</text:span><text:span text:style-name="T1">n</text:span><text:span text:style-name="T1">d</text:span></text:p>
            <text:p><text:span text:style-name="T1"><text:s text:c="3"/></text:span><text:span text:style-name="T1"><text:s text:c="2"/></text:span><text:span text:style-name="T1">1</text:span></text:p>
          </draw:text-box>
        </draw:frame>
        <draw:frame draw:style-name="gr26" draw:text-style-name="P12" draw:layer="layout" svg:width="0.946cm" svg:height="0.779cm" svg:x="0.2cm" svg:y="6.251cm">
          <draw:text-box>
            <text:p><text:span text:style-name="T1">R</text:span><text:span text:style-name="T1">o</text:span><text:span text:style-name="T1">u</text:span><text:span text:style-name="T1">n</text:span><text:span text:style-name="T1">d</text:span></text:p>
            <text:p><text:span text:style-name="T1"><text:s text:c="3"/></text:span><text:span text:style-name="T1"><text:s text:c="2"/></text:span><text:span text:style-name="T1">2</text:span></text:p>
          </draw:text-box>
        </draw:frame>
        <draw:frame draw:style-name="gr27" draw:text-style-name="P12" draw:layer="layout" svg:width="0.946cm" svg:height="0.848cm" svg:x="0.2cm" svg:y="11.252cm">
          <draw:text-box>
            <text:p><text:span text:style-name="T1">R</text:span><text:span text:style-name="T1">o</text:span><text:span text:style-name="T1">u</text:span><text:span text:style-name="T1">n</text:span><text:span text:style-name="T1">d</text:span></text:p>
            <text:p><text:span text:style-name="T1"><text:s text:c="3"/></text:span><text:span text:style-name="T1"><text:s text:c="2"/></text:span><text:span text:style-name="T1">3</text:span></text:p>
          </draw:text-box>
        </draw:frame>
        <draw:frame draw:style-name="gr26" draw:text-style-name="P12" draw:layer="layout" svg:width="0.946cm" svg:height="0.779cm" svg:x="0.2cm" svg:y="16.253cm">
          <draw:text-box>
            <text:p><text:span text:style-name="T1">R</text:span><text:span text:style-name="T1">o</text:span><text:span text:style-name="T1">u</text:span><text:span text:style-name="T1">n</text:span><text:span text:style-name="T1">d</text:span></text:p>
            <text:p><text:span text:style-name="T1"><text:s text:c="3"/></text:span><text:span text:style-name="T1"><text:s text:c="2"/></text:span><text:span text:style-name="T1">4</text:span></text:p>
          </draw:text-box>
        </draw:frame>
        <draw:frame draw:style-name="gr26" draw:text-style-name="P12" draw:layer="layout" svg:width="0.946cm" svg:height="0.779cm" svg:x="0.2cm" svg:y="21.254cm">
          <draw:text-box>
            <text:p><text:span text:style-name="T1">R</text:span><text:span text:style-name="T1">o</text:span><text:span text:style-name="T1">u</text:span><text:span text:style-name="T1">n</text:span><text:span text:style-name="T1">d</text:span></text:p>
            <text:p><text:span text:style-name="T1"><text:s text:c="3"/></text:span><text:span text:style-name="T1"><text:s text:c="2"/></text:span><text:span text:style-name="T1">5</text:span></text:p>
          </draw:text-box>
        </draw:frame>
        <draw:path draw:style-name="gr17" draw:text-style-name="P1" draw:layer="layout" svg:width="0.095cm" svg:height="0.045cm" svg:x="1.428cm" svg:y="26.137cm" svg:viewBox="0 0 96 46" svg:d="M96 0c-18 4-45 37-48 46-4-9-30-42-48-46">
          <text:p/>
        </draw:path>
        <draw:path draw:style-name="gr17" draw:text-style-name="P1" draw:layer="layout" svg:width="0.096cm" svg:height="0.045cm" svg:x="1.694cm" svg:y="26.137cm" svg:viewBox="0 0 97 46" svg:d="M97 0c-18 4-46 37-49 46-3-9-30-42-48-46">
          <text:p/>
        </draw:path>
        <draw:path draw:style-name="gr17" draw:text-style-name="P1" draw:layer="layout" svg:width="0.096cm" svg:height="0.045cm" svg:x="1.961cm" svg:y="26.137cm" svg:viewBox="0 0 97 46" svg:d="M97 0c-19 4-46 37-49 46-3-9-30-42-48-46">
          <text:p/>
        </draw:path>
        <draw:path draw:style-name="gr17" draw:text-style-name="P1" draw:layer="layout" svg:width="0.095cm" svg:height="0.045cm" svg:x="2.228cm" svg:y="26.137cm" svg:viewBox="0 0 96 46" svg:d="M96 0c-18 4-45 37-48 46-3-9-29-42-48-46">
          <text:p/>
        </draw:path>
        <draw:path draw:style-name="gr17" draw:text-style-name="P1" draw:layer="layout" svg:width="0.095cm" svg:height="0.045cm" svg:x="2.628cm" svg:y="26.137cm" svg:viewBox="0 0 96 46" svg:d="M96 0c-19 4-46 37-49 46-2-9-29-42-47-46">
          <text:p/>
        </draw:path>
        <draw:path draw:style-name="gr17" draw:text-style-name="P1" draw:layer="layout" svg:width="0.096cm" svg:height="0.045cm" svg:x="2.894cm" svg:y="26.137cm" svg:viewBox="0 0 97 46" svg:d="M97 0c-18 4-45 37-48 46-3-9-30-42-49-46">
          <text:p/>
        </draw:path>
        <draw:path draw:style-name="gr17" draw:text-style-name="P1" draw:layer="layout" svg:width="0.096cm" svg:height="0.045cm" svg:x="3.161cm" svg:y="26.137cm" svg:viewBox="0 0 97 46" svg:d="M97 0c-18 4-45 37-48 46-3-9-31-42-49-46">
          <text:p/>
        </draw:path>
        <draw:path draw:style-name="gr17" draw:text-style-name="P1" draw:layer="layout" svg:width="0.095cm" svg:height="0.045cm" svg:x="3.428cm" svg:y="26.137cm" svg:viewBox="0 0 96 46" svg:d="M96 0c-18 4-45 37-47 46-3-9-31-42-49-46">
          <text:p/>
        </draw:path>
        <draw:path draw:style-name="gr17" draw:text-style-name="P1" draw:layer="layout" svg:width="0.095cm" svg:height="0.045cm" svg:x="3.828cm" svg:y="26.137cm" svg:viewBox="0 0 96 46" svg:d="M96 0c-18 4-45 37-47 46-3-9-31-42-49-46">
          <text:p/>
        </draw:path>
        <draw:path draw:style-name="gr17" draw:text-style-name="P1" draw:layer="layout" svg:width="0.096cm" svg:height="0.045cm" svg:x="4.094cm" svg:y="26.137cm" svg:viewBox="0 0 97 46" svg:d="M97 0c-18 4-45 37-48 46-3-9-31-42-49-46">
          <text:p/>
        </draw:path>
        <draw:path draw:style-name="gr17" draw:text-style-name="P1" draw:layer="layout" svg:width="0.096cm" svg:height="0.045cm" svg:x="4.361cm" svg:y="26.137cm" svg:viewBox="0 0 97 46" svg:d="M97 0c-18 4-46 37-49 46-3-9-30-42-48-46">
          <text:p/>
        </draw:path>
        <draw:path draw:style-name="gr17" draw:text-style-name="P1" draw:layer="layout" svg:width="0.095cm" svg:height="0.045cm" svg:x="4.628cm" svg:y="26.137cm" svg:viewBox="0 0 96 46" svg:d="M96 0c-18 4-45 37-48 46-3-9-30-42-48-46">
          <text:p/>
        </draw:path>
        <draw:path draw:style-name="gr17" draw:text-style-name="P1" draw:layer="layout" svg:width="0.095cm" svg:height="0.045cm" svg:x="5.028cm" svg:y="26.137cm" svg:viewBox="0 0 96 46" svg:d="M96 0c-18 4-45 37-48 46-3-9-30-42-48-46">
          <text:p/>
        </draw:path>
        <draw:path draw:style-name="gr17" draw:text-style-name="P1" draw:layer="layout" svg:width="0.096cm" svg:height="0.045cm" svg:x="5.294cm" svg:y="26.137cm" svg:viewBox="0 0 97 46" svg:d="M97 0c-18 4-46 37-49 46-3-9-30-42-48-46">
          <text:p/>
        </draw:path>
        <draw:path draw:style-name="gr17" draw:text-style-name="P1" draw:layer="layout" svg:width="0.096cm" svg:height="0.045cm" svg:x="5.561cm" svg:y="26.137cm" svg:viewBox="0 0 97 46" svg:d="M97 0c-19 4-46 37-49 46-3-9-30-42-48-46">
          <text:p/>
        </draw:path>
        <draw:path draw:style-name="gr17" draw:text-style-name="P1" draw:layer="layout" svg:width="0.095cm" svg:height="0.045cm" svg:x="5.828cm" svg:y="26.137cm" svg:viewBox="0 0 96 46" svg:d="M96 0c-18 4-44 37-47 46-3-9-30-42-49-46">
          <text:p/>
        </draw:path>
        <draw:path draw:style-name="gr17" draw:text-style-name="P1" draw:layer="layout" svg:width="0.095cm" svg:height="0.045cm" svg:x="6.228cm" svg:y="26.137cm" svg:viewBox="0 0 96 46" svg:d="M96 0c-19 4-45 37-48 46-3-9-30-42-48-46">
          <text:p/>
        </draw:path>
        <draw:path draw:style-name="gr17" draw:text-style-name="P1" draw:layer="layout" svg:width="0.096cm" svg:height="0.045cm" svg:x="6.494cm" svg:y="26.137cm" svg:viewBox="0 0 97 46" svg:d="M97 0c-18 4-45 37-48 46-3-9-30-42-49-46">
          <text:p/>
        </draw:path>
        <draw:path draw:style-name="gr17" draw:text-style-name="P1" draw:layer="layout" svg:width="0.096cm" svg:height="0.045cm" svg:x="6.761cm" svg:y="26.137cm" svg:viewBox="0 0 97 46" svg:d="M97 0c-18 4-45 37-48 46-3-9-31-42-49-46">
          <text:p/>
        </draw:path>
        <draw:path draw:style-name="gr17" draw:text-style-name="P1" draw:layer="layout" svg:width="0.095cm" svg:height="0.045cm" svg:x="7.028cm" svg:y="26.137cm" svg:viewBox="0 0 96 46" svg:d="M96 0c-18 4-44 37-48 46-3-9-30-42-48-46">
          <text:p/>
        </draw:path>
        <draw:path draw:style-name="gr17" draw:text-style-name="P1" draw:layer="layout" svg:width="0.095cm" svg:height="0.045cm" svg:x="7.428cm" svg:y="26.137cm" svg:viewBox="0 0 96 46" svg:d="M96 0c-18 4-44 37-47 46-3-9-31-42-49-46">
          <text:p/>
        </draw:path>
        <draw:path draw:style-name="gr17" draw:text-style-name="P1" draw:layer="layout" svg:width="0.096cm" svg:height="0.045cm" svg:x="7.694cm" svg:y="26.137cm" svg:viewBox="0 0 97 46" svg:d="M97 0c-18 4-45 37-49 46-3-9-30-42-48-46">
          <text:p/>
        </draw:path>
        <draw:path draw:style-name="gr17" draw:text-style-name="P1" draw:layer="layout" svg:width="0.096cm" svg:height="0.045cm" svg:x="7.961cm" svg:y="26.137cm" svg:viewBox="0 0 97 46" svg:d="M97 0c-18 4-46 37-49 46-3-9-30-42-48-46">
          <text:p/>
        </draw:path>
        <draw:path draw:style-name="gr17" draw:text-style-name="P1" draw:layer="layout" svg:width="0.095cm" svg:height="0.045cm" svg:x="8.228cm" svg:y="26.137cm" svg:viewBox="0 0 96 46" svg:d="M96 0c-19 4-45 37-48 46-3-9-30-42-48-46">
          <text:p/>
        </draw:path>
        <draw:path draw:style-name="gr17" draw:text-style-name="P1" draw:layer="layout" svg:width="0.095cm" svg:height="0.045cm" svg:x="8.628cm" svg:y="26.137cm" svg:viewBox="0 0 96 46" svg:d="M96 0c-18 4-45 37-48 46-3-9-30-42-48-46">
          <text:p/>
        </draw:path>
        <draw:path draw:style-name="gr17" draw:text-style-name="P1" draw:layer="layout" svg:width="0.096cm" svg:height="0.045cm" svg:x="8.894cm" svg:y="26.137cm" svg:viewBox="0 0 97 46" svg:d="M97 0c-19 4-46 37-49 46-3-9-30-42-48-46">
          <text:p/>
        </draw:path>
        <draw:path draw:style-name="gr17" draw:text-style-name="P1" draw:layer="layout" svg:width="0.096cm" svg:height="0.045cm" svg:x="9.161cm" svg:y="26.137cm" svg:viewBox="0 0 97 46" svg:d="M97 0c-18 4-45 37-48 46-3-9-30-42-49-46">
          <text:p/>
        </draw:path>
        <draw:path draw:style-name="gr17" draw:text-style-name="P1" draw:layer="layout" svg:width="0.095cm" svg:height="0.045cm" svg:x="9.428cm" svg:y="26.137cm" svg:viewBox="0 0 96 46" svg:d="M96 0c-18 4-44 37-47 46-3-9-31-42-49-46">
          <text:p/>
        </draw:path>
        <draw:path draw:style-name="gr17" draw:text-style-name="P1" draw:layer="layout" svg:width="0.095cm" svg:height="0.045cm" svg:x="9.828cm" svg:y="26.137cm" svg:viewBox="0 0 96 46" svg:d="M96 0c-18 4-44 37-47 46-3-9-30-42-49-46">
          <text:p/>
        </draw:path>
        <draw:path draw:style-name="gr17" draw:text-style-name="P1" draw:layer="layout" svg:width="0.096cm" svg:height="0.045cm" svg:x="10.094cm" svg:y="26.137cm" svg:viewBox="0 0 97 46" svg:d="M97 0c-18 4-45 37-48 46-3-9-31-42-49-46">
          <text:p/>
        </draw:path>
        <draw:path draw:style-name="gr17" draw:text-style-name="P1" draw:layer="layout" svg:width="0.096cm" svg:height="0.045cm" svg:x="10.361cm" svg:y="26.137cm" svg:viewBox="0 0 97 46" svg:d="M97 0c-18 4-45 37-48 46-3-9-31-42-49-46">
          <text:p/>
        </draw:path>
        <draw:path draw:style-name="gr17" draw:text-style-name="P1" draw:layer="layout" svg:width="0.095cm" svg:height="0.045cm" svg:x="10.628cm" svg:y="26.137cm" svg:viewBox="0 0 96 46" svg:d="M96 0c-18 4-45 37-48 46-3-9-30-42-48-46">
          <text:p/>
        </draw:path>
        <draw:path draw:style-name="gr17" draw:text-style-name="P1" draw:layer="layout" svg:width="0.095cm" svg:height="0.045cm" svg:x="11.028cm" svg:y="26.137cm" svg:viewBox="0 0 96 46" svg:d="M96 0c-18 4-44 37-47 46-3-9-31-42-49-46">
          <text:p/>
        </draw:path>
        <draw:path draw:style-name="gr17" draw:text-style-name="P1" draw:layer="layout" svg:width="0.096cm" svg:height="0.045cm" svg:x="11.294cm" svg:y="26.137cm" svg:viewBox="0 0 97 46" svg:d="M97 0c-18 4-46 37-49 46-3-9-30-42-48-46">
          <text:p/>
        </draw:path>
        <draw:path draw:style-name="gr17" draw:text-style-name="P1" draw:layer="layout" svg:width="0.096cm" svg:height="0.045cm" svg:x="11.561cm" svg:y="26.137cm" svg:viewBox="0 0 97 46" svg:d="M97 0c-18 4-46 37-49 46-3-9-30-42-48-46">
          <text:p/>
        </draw:path>
        <draw:path draw:style-name="gr17" draw:text-style-name="P1" draw:layer="layout" svg:width="0.095cm" svg:height="0.045cm" svg:x="11.828cm" svg:y="26.137cm" svg:viewBox="0 0 96 46" svg:d="M96 0c-18 4-44 37-47 46-3-9-30-42-49-46">
          <text:p/>
        </draw:path>
        <draw:path draw:style-name="gr17" draw:text-style-name="P1" draw:layer="layout" svg:width="0.095cm" svg:height="0.045cm" svg:x="12.228cm" svg:y="26.137cm" svg:viewBox="0 0 96 46" svg:d="M96 0c-18 4-45 37-48 46-3-9-30-42-48-46">
          <text:p/>
        </draw:path>
        <draw:path draw:style-name="gr17" draw:text-style-name="P1" draw:layer="layout" svg:width="0.096cm" svg:height="0.045cm" svg:x="12.494cm" svg:y="26.137cm" svg:viewBox="0 0 97 46" svg:d="M97 0c-19 4-46 37-49 46-3-9-30-42-48-46">
          <text:p/>
        </draw:path>
        <draw:path draw:style-name="gr17" draw:text-style-name="P1" draw:layer="layout" svg:width="0.096cm" svg:height="0.045cm" svg:x="12.761cm" svg:y="26.137cm" svg:viewBox="0 0 97 46" svg:d="M97 0c-18 4-45 37-48 46-3-9-30-42-49-46">
          <text:p/>
        </draw:path>
        <draw:path draw:style-name="gr17" draw:text-style-name="P1" draw:layer="layout" svg:width="0.095cm" svg:height="0.045cm" svg:x="13.028cm" svg:y="26.137cm" svg:viewBox="0 0 96 46" svg:d="M96 0c-18 4-44 37-47 46-3-9-31-42-49-46">
          <text:p/>
        </draw:path>
        <draw:path draw:style-name="gr17" draw:text-style-name="P1" draw:layer="layout" svg:width="0.095cm" svg:height="0.045cm" svg:x="13.428cm" svg:y="26.137cm" svg:viewBox="0 0 96 46" svg:d="M96 0c-17 4-44 37-47 46-3-9-30-42-49-46">
          <text:p/>
        </draw:path>
        <draw:path draw:style-name="gr17" draw:text-style-name="P1" draw:layer="layout" svg:width="0.096cm" svg:height="0.045cm" svg:x="13.694cm" svg:y="26.137cm" svg:viewBox="0 0 97 46" svg:d="M97 0c-18 4-45 37-48 46-3-9-31-42-49-46">
          <text:p/>
        </draw:path>
        <draw:path draw:style-name="gr17" draw:text-style-name="P1" draw:layer="layout" svg:width="0.096cm" svg:height="0.045cm" svg:x="13.961cm" svg:y="26.137cm" svg:viewBox="0 0 97 46" svg:d="M97 0c-18 4-46 37-49 46-3-9-30-42-48-46">
          <text:p/>
        </draw:path>
        <draw:path draw:style-name="gr17" draw:text-style-name="P1" draw:layer="layout" svg:width="0.095cm" svg:height="0.045cm" svg:x="14.228cm" svg:y="26.137cm" svg:viewBox="0 0 96 46" svg:d="M96 0c-17 4-45 37-48 46-3-9-30-42-48-46">
          <text:p/>
        </draw:path>
        <draw:path draw:style-name="gr17" draw:text-style-name="P1" draw:layer="layout" svg:width="0.095cm" svg:height="0.045cm" svg:x="14.628cm" svg:y="26.137cm" svg:viewBox="0 0 96 46" svg:d="M96 0c-17 4-44 37-48 46-3-9-30-42-48-46">
          <text:p/>
        </draw:path>
        <draw:path draw:style-name="gr17" draw:text-style-name="P1" draw:layer="layout" svg:width="0.095cm" svg:height="0.045cm" svg:x="14.895cm" svg:y="26.137cm" svg:viewBox="0 0 96 46" svg:d="M96 0c-18 4-46 37-49 46-3-9-30-42-47-46">
          <text:p/>
        </draw:path>
        <draw:path draw:style-name="gr17" draw:text-style-name="P1" draw:layer="layout" svg:width="0.096cm" svg:height="0.045cm" svg:x="15.161cm" svg:y="26.137cm" svg:viewBox="0 0 97 46" svg:d="M97 0c-19 4-46 37-49 46-3-9-30-42-48-46">
          <text:p/>
        </draw:path>
        <draw:path draw:style-name="gr17" draw:text-style-name="P1" draw:layer="layout" svg:width="0.095cm" svg:height="0.045cm" svg:x="15.428cm" svg:y="26.137cm" svg:viewBox="0 0 96 46" svg:d="M96 0c-17 4-44 37-47 46-3-9-30-42-49-46">
          <text:p/>
        </draw:path>
        <draw:path draw:style-name="gr17" draw:text-style-name="P1" draw:layer="layout" svg:width="0.095cm" svg:height="0.045cm" svg:x="15.828cm" svg:y="26.137cm" svg:viewBox="0 0 96 46" svg:d="M96 0c-18 4-45 37-48 46-3-9-30-42-48-46">
          <text:p/>
        </draw:path>
        <draw:path draw:style-name="gr17" draw:text-style-name="P1" draw:layer="layout" svg:width="0.095cm" svg:height="0.045cm" svg:x="16.095cm" svg:y="26.137cm" svg:viewBox="0 0 96 46" svg:d="M96 0c-18 4-45 37-48 46-3-9-30-42-48-46">
          <text:p/>
        </draw:path>
        <draw:path draw:style-name="gr17" draw:text-style-name="P1" draw:layer="layout" svg:width="0.096cm" svg:height="0.045cm" svg:x="16.361cm" svg:y="26.137cm" svg:viewBox="0 0 97 46" svg:d="M97 0c-18 4-45 37-48 46-3-9-31-42-49-46">
          <text:p/>
        </draw:path>
        <draw:path draw:style-name="gr17" draw:text-style-name="P1" draw:layer="layout" svg:width="0.095cm" svg:height="0.045cm" svg:x="16.628cm" svg:y="26.137cm" svg:viewBox="0 0 96 46" svg:d="M96 0c-17 4-44 37-47 46-4-9-31-42-49-46">
          <text:p/>
        </draw:path>
        <draw:path draw:style-name="gr17" draw:text-style-name="P1" draw:layer="layout" svg:width="0.095cm" svg:height="0.045cm" svg:x="17.028cm" svg:y="26.137cm" svg:viewBox="0 0 96 46" svg:d="M96 0c-17 4-44 37-47 46-3-9-31-42-49-46">
          <text:p/>
        </draw:path>
        <draw:path draw:style-name="gr17" draw:text-style-name="P1" draw:layer="layout" svg:width="0.095cm" svg:height="0.045cm" svg:x="17.295cm" svg:y="26.137cm" svg:viewBox="0 0 96 46" svg:d="M96 0c-18 4-45 37-48 46-3-9-31-42-48-46">
          <text:p/>
        </draw:path>
        <draw:path draw:style-name="gr17" draw:text-style-name="P1" draw:layer="layout" svg:width="0.096cm" svg:height="0.045cm" svg:x="17.561cm" svg:y="26.137cm" svg:viewBox="0 0 97 46" svg:d="M97 0c-18 4-46 37-49 46-3-9-30-42-48-46">
          <text:p/>
        </draw:path>
        <draw:path draw:style-name="gr28" draw:text-style-name="P1" draw:layer="layout" svg:width="0.095cm" svg:height="0.045cm" svg:x="17.828cm" svg:y="26.137cm" svg:viewBox="0 0 96 46" svg:d="M96 0c-18 4-45 37-48 46-3-9-30-42-48-46">
          <text:p/>
        </draw:path>
        <draw:path draw:style-name="gr17" draw:text-style-name="P1" draw:layer="layout" svg:width="0.095cm" svg:height="0.045cm" svg:x="18.228cm" svg:y="26.137cm" svg:viewBox="0 0 96 46" svg:d="M96 0c-17 4-45 37-48 46-3-9-30-42-48-46">
          <text:p/>
        </draw:path>
        <draw:path draw:style-name="gr17" draw:text-style-name="P1" draw:layer="layout" svg:width="0.095cm" svg:height="0.045cm" svg:x="18.495cm" svg:y="26.137cm" svg:viewBox="0 0 96 46" svg:d="M96 0c-19 4-46 37-49 46-3-9-30-42-47-46">
          <text:p/>
        </draw:path>
        <draw:path draw:style-name="gr17" draw:text-style-name="P1" draw:layer="layout" svg:width="0.096cm" svg:height="0.045cm" svg:x="18.761cm" svg:y="26.137cm" svg:viewBox="0 0 97 46" svg:d="M97 0c-18 4-45 37-48 46-3-9-30-42-49-46">
          <text:p/>
        </draw:path>
        <draw:path draw:style-name="gr17" draw:text-style-name="P1" draw:layer="layout" svg:width="0.095cm" svg:height="0.045cm" svg:x="19.028cm" svg:y="26.137cm" svg:viewBox="0 0 96 46" svg:d="M96 0c-17 4-44 37-47 46-3-9-31-42-49-46">
          <text:p/>
        </draw:path>
        <draw:path draw:style-name="gr17" draw:text-style-name="P1" draw:layer="layout" svg:width="0.097cm" svg:height="0.045cm" svg:x="19.428cm" svg:y="26.137cm" svg:viewBox="0 0 98 46" svg:d="M98 0c-19 4-46 37-49 46-3-9-30-42-49-46">
          <text:p/>
        </draw:path>
        <draw:path draw:style-name="gr17" draw:text-style-name="P1" draw:layer="layout" svg:width="0.095cm" svg:height="0.045cm" svg:x="19.695cm" svg:y="26.137cm" svg:viewBox="0 0 96 46" svg:d="M96 0c-18 4-45 37-48 46-3-9-31-42-48-46">
          <text:p/>
        </draw:path>
        <draw:path draw:style-name="gr17" draw:text-style-name="P1" draw:layer="layout" svg:width="0.096cm" svg:height="0.045cm" svg:x="19.961cm" svg:y="26.137cm" svg:viewBox="0 0 97 46" svg:d="M97 0c-18 4-45 37-48 46-3-9-31-42-49-46">
          <text:p/>
        </draw:path>
        <draw:path draw:style-name="gr17" draw:text-style-name="P1" draw:layer="layout" svg:width="0.096cm" svg:height="0.045cm" svg:x="20.228cm" svg:y="26.137cm" svg:viewBox="0 0 97 46" svg:d="M97 0c-18 4-46 37-49 46-3-9-30-42-48-46">
          <text:p/>
        </draw:path>
        <draw:path draw:style-name="gr19" draw:text-style-name="P7" draw:layer="layout" svg:width="0.095cm" svg:height="0.045cm" svg:x="1.43cm" svg:y="26.127cm" svg:viewBox="0 0 96 46" svg:d="M96 0c-18 4-45 37-48 46-4-9-30-42-48-46">
          <text:p/>
        </draw:path>
        <draw:path draw:style-name="gr29" draw:text-style-name="P7" draw:layer="layout" svg:width="0.096cm" svg:height="0.045cm" svg:x="1.696cm" svg:y="26.127cm" svg:viewBox="0 0 97 46" svg:d="M97 0c-18 4-46 37-49 46-3-9-30-42-48-46">
          <text:p/>
        </draw:path>
        <draw:path draw:style-name="gr29" draw:text-style-name="P7" draw:layer="layout" svg:width="0.096cm" svg:height="0.045cm" svg:x="1.963cm" svg:y="26.127cm" svg:viewBox="0 0 97 46" svg:d="M97 0c-19 4-46 37-49 46-3-9-30-42-48-46">
          <text:p/>
        </draw:path>
        <draw:path draw:style-name="gr30" draw:text-style-name="P7" draw:layer="layout" svg:width="0.095cm" svg:height="0.045cm" svg:x="2.23cm" svg:y="26.127cm" svg:viewBox="0 0 96 46" svg:d="M96 0c-18 4-45 37-48 46-3-9-29-42-48-46">
          <text:p/>
        </draw:path>
        <draw:path draw:style-name="gr19" draw:text-style-name="P7" draw:layer="layout" svg:width="0.095cm" svg:height="0.045cm" svg:x="2.63cm" svg:y="26.127cm" svg:viewBox="0 0 96 46" svg:d="M96 0c-19 4-46 37-49 46-2-9-29-42-47-46">
          <text:p/>
        </draw:path>
        <draw:path draw:style-name="gr29" draw:text-style-name="P7" draw:layer="layout" svg:width="0.096cm" svg:height="0.045cm" svg:x="2.896cm" svg:y="26.127cm" svg:viewBox="0 0 97 46" svg:d="M97 0c-18 4-45 37-48 46-3-9-30-42-49-46">
          <text:p/>
        </draw:path>
        <draw:path draw:style-name="gr29" draw:text-style-name="P7" draw:layer="layout" svg:width="0.096cm" svg:height="0.045cm" svg:x="3.163cm" svg:y="26.127cm" svg:viewBox="0 0 97 46" svg:d="M97 0c-18 4-45 37-48 46-3-9-31-42-49-46">
          <text:p/>
        </draw:path>
        <draw:path draw:style-name="gr30" draw:text-style-name="P7" draw:layer="layout" svg:width="0.095cm" svg:height="0.045cm" svg:x="3.43cm" svg:y="26.127cm" svg:viewBox="0 0 96 46" svg:d="M96 0c-18 4-45 37-47 46-3-9-31-42-49-46">
          <text:p/>
        </draw:path>
        <draw:path draw:style-name="gr19" draw:text-style-name="P7" draw:layer="layout" svg:width="0.095cm" svg:height="0.045cm" svg:x="3.83cm" svg:y="26.127cm" svg:viewBox="0 0 96 46" svg:d="M96 0c-18 4-45 37-47 46-3-9-31-42-49-46">
          <text:p/>
        </draw:path>
        <draw:path draw:style-name="gr29" draw:text-style-name="P7" draw:layer="layout" svg:width="0.096cm" svg:height="0.045cm" svg:x="4.096cm" svg:y="26.127cm" svg:viewBox="0 0 97 46" svg:d="M97 0c-18 4-45 37-48 46-3-9-31-42-49-46">
          <text:p/>
        </draw:path>
        <draw:path draw:style-name="gr29" draw:text-style-name="P7" draw:layer="layout" svg:width="0.096cm" svg:height="0.045cm" svg:x="4.363cm" svg:y="26.127cm" svg:viewBox="0 0 97 46" svg:d="M97 0c-18 4-46 37-49 46-3-9-30-42-48-46">
          <text:p/>
        </draw:path>
        <draw:path draw:style-name="gr30" draw:text-style-name="P7" draw:layer="layout" svg:width="0.095cm" svg:height="0.045cm" svg:x="4.63cm" svg:y="26.127cm" svg:viewBox="0 0 96 46" svg:d="M96 0c-18 4-45 37-48 46-3-9-30-42-48-46">
          <text:p/>
        </draw:path>
        <draw:path draw:style-name="gr19" draw:text-style-name="P7" draw:layer="layout" svg:width="0.095cm" svg:height="0.045cm" svg:x="5.03cm" svg:y="26.127cm" svg:viewBox="0 0 96 46" svg:d="M96 0c-18 4-45 37-48 46-3-9-30-42-48-46">
          <text:p/>
        </draw:path>
        <draw:path draw:style-name="gr29" draw:text-style-name="P7" draw:layer="layout" svg:width="0.096cm" svg:height="0.045cm" svg:x="5.296cm" svg:y="26.127cm" svg:viewBox="0 0 97 46" svg:d="M97 0c-18 4-46 37-49 46-3-9-30-42-48-46">
          <text:p/>
        </draw:path>
        <draw:path draw:style-name="gr29" draw:text-style-name="P7" draw:layer="layout" svg:width="0.096cm" svg:height="0.045cm" svg:x="5.563cm" svg:y="26.127cm" svg:viewBox="0 0 97 46" svg:d="M97 0c-19 4-46 37-49 46-3-9-30-42-48-46">
          <text:p/>
        </draw:path>
        <draw:path draw:style-name="gr30" draw:text-style-name="P7" draw:layer="layout" svg:width="0.095cm" svg:height="0.045cm" svg:x="5.83cm" svg:y="26.127cm" svg:viewBox="0 0 96 46" svg:d="M96 0c-18 4-44 37-47 46-3-9-30-42-49-46">
          <text:p/>
        </draw:path>
        <draw:path draw:style-name="gr29" draw:text-style-name="P7" draw:layer="layout" svg:width="0.095cm" svg:height="0.045cm" svg:x="6.23cm" svg:y="26.127cm" svg:viewBox="0 0 96 46" svg:d="M96 0c-19 4-45 37-48 46-3-9-30-42-48-46">
          <text:p/>
        </draw:path>
        <draw:path draw:style-name="gr19" draw:text-style-name="P7" draw:layer="layout" svg:width="0.096cm" svg:height="0.045cm" svg:x="6.496cm" svg:y="26.127cm" svg:viewBox="0 0 97 46" svg:d="M97 0c-18 4-45 37-48 46-3-9-30-42-49-46">
          <text:p/>
        </draw:path>
        <draw:path draw:style-name="gr29" draw:text-style-name="P7" draw:layer="layout" svg:width="0.096cm" svg:height="0.045cm" svg:x="6.763cm" svg:y="26.127cm" svg:viewBox="0 0 97 46" svg:d="M97 0c-18 4-45 37-48 46-3-9-31-42-49-46">
          <text:p/>
        </draw:path>
        <draw:path draw:style-name="gr30" draw:text-style-name="P7" draw:layer="layout" svg:width="0.095cm" svg:height="0.045cm" svg:x="7.03cm" svg:y="26.127cm" svg:viewBox="0 0 96 46" svg:d="M96 0c-18 4-44 37-48 46-3-9-30-42-48-46">
          <text:p/>
        </draw:path>
        <draw:path draw:style-name="gr29" draw:text-style-name="P7" draw:layer="layout" svg:width="0.095cm" svg:height="0.045cm" svg:x="7.43cm" svg:y="26.127cm" svg:viewBox="0 0 96 46" svg:d="M96 0c-18 4-44 37-47 46-3-9-31-42-49-46">
          <text:p/>
        </draw:path>
        <draw:path draw:style-name="gr19" draw:text-style-name="P7" draw:layer="layout" svg:width="0.096cm" svg:height="0.045cm" svg:x="7.696cm" svg:y="26.127cm" svg:viewBox="0 0 97 46" svg:d="M97 0c-18 4-45 37-49 46-3-9-30-42-48-46">
          <text:p/>
        </draw:path>
        <draw:path draw:style-name="gr29" draw:text-style-name="P7" draw:layer="layout" svg:width="0.096cm" svg:height="0.045cm" svg:x="7.963cm" svg:y="26.127cm" svg:viewBox="0 0 97 46" svg:d="M97 0c-18 4-46 37-49 46-3-9-30-42-48-46">
          <text:p/>
        </draw:path>
        <draw:path draw:style-name="gr30" draw:text-style-name="P7" draw:layer="layout" svg:width="0.095cm" svg:height="0.045cm" svg:x="8.23cm" svg:y="26.127cm" svg:viewBox="0 0 96 46" svg:d="M96 0c-19 4-45 37-48 46-3-9-30-42-48-46">
          <text:p/>
        </draw:path>
        <draw:path draw:style-name="gr29" draw:text-style-name="P7" draw:layer="layout" svg:width="0.095cm" svg:height="0.045cm" svg:x="8.63cm" svg:y="26.127cm" svg:viewBox="0 0 96 46" svg:d="M96 0c-18 4-45 37-48 46-3-9-30-42-48-46">
          <text:p/>
        </draw:path>
        <draw:path draw:style-name="gr19" draw:text-style-name="P7" draw:layer="layout" svg:width="0.096cm" svg:height="0.045cm" svg:x="8.896cm" svg:y="26.127cm" svg:viewBox="0 0 97 46" svg:d="M97 0c-19 4-46 37-49 46-3-9-30-42-48-46">
          <text:p/>
        </draw:path>
        <draw:path draw:style-name="gr29" draw:text-style-name="P7" draw:layer="layout" svg:width="0.096cm" svg:height="0.045cm" svg:x="9.163cm" svg:y="26.127cm" svg:viewBox="0 0 97 46" svg:d="M97 0c-18 4-45 37-48 46-3-9-30-42-49-46">
          <text:p/>
        </draw:path>
        <draw:path draw:style-name="gr30" draw:text-style-name="P7" draw:layer="layout" svg:width="0.095cm" svg:height="0.045cm" svg:x="9.43cm" svg:y="26.127cm" svg:viewBox="0 0 96 46" svg:d="M96 0c-18 4-44 37-47 46-3-9-31-42-49-46">
          <text:p/>
        </draw:path>
        <draw:path draw:style-name="gr29" draw:text-style-name="P7" draw:layer="layout" svg:width="0.095cm" svg:height="0.045cm" svg:x="9.83cm" svg:y="26.127cm" svg:viewBox="0 0 96 46" svg:d="M96 0c-18 4-44 37-47 46-3-9-30-42-49-46">
          <text:p/>
        </draw:path>
        <draw:path draw:style-name="gr19" draw:text-style-name="P7" draw:layer="layout" svg:width="0.096cm" svg:height="0.045cm" svg:x="10.096cm" svg:y="26.127cm" svg:viewBox="0 0 97 46" svg:d="M97 0c-18 4-45 37-48 46-3-9-31-42-49-46">
          <text:p/>
        </draw:path>
        <draw:path draw:style-name="gr29" draw:text-style-name="P7" draw:layer="layout" svg:width="0.096cm" svg:height="0.045cm" svg:x="10.363cm" svg:y="26.127cm" svg:viewBox="0 0 97 46" svg:d="M97 0c-18 4-45 37-48 46-3-9-31-42-49-46">
          <text:p/>
        </draw:path>
        <draw:path draw:style-name="gr30" draw:text-style-name="P7" draw:layer="layout" svg:width="0.095cm" svg:height="0.045cm" svg:x="10.63cm" svg:y="26.127cm" svg:viewBox="0 0 96 46" svg:d="M96 0c-18 4-45 37-48 46-3-9-30-42-48-46">
          <text:p/>
        </draw:path>
        <draw:path draw:style-name="gr29" draw:text-style-name="P7" draw:layer="layout" svg:width="0.095cm" svg:height="0.045cm" svg:x="11.03cm" svg:y="26.127cm" svg:viewBox="0 0 96 46" svg:d="M96 0c-18 4-44 37-47 46-3-9-31-42-49-46">
          <text:p/>
        </draw:path>
        <draw:path draw:style-name="gr29" draw:text-style-name="P7" draw:layer="layout" svg:width="0.096cm" svg:height="0.045cm" svg:x="11.296cm" svg:y="26.127cm" svg:viewBox="0 0 97 46" svg:d="M97 0c-18 4-46 37-49 46-3-9-30-42-48-46">
          <text:p/>
        </draw:path>
        <draw:path draw:style-name="gr19" draw:text-style-name="P7" draw:layer="layout" svg:width="0.096cm" svg:height="0.045cm" svg:x="11.563cm" svg:y="26.127cm" svg:viewBox="0 0 97 46" svg:d="M97 0c-18 4-46 37-49 46-3-9-30-42-48-46">
          <text:p/>
        </draw:path>
        <draw:path draw:style-name="gr30" draw:text-style-name="P7" draw:layer="layout" svg:width="0.095cm" svg:height="0.045cm" svg:x="11.83cm" svg:y="26.127cm" svg:viewBox="0 0 96 46" svg:d="M96 0c-18 4-44 37-47 46-3-9-30-42-49-46">
          <text:p/>
        </draw:path>
        <draw:path draw:style-name="gr29" draw:text-style-name="P7" draw:layer="layout" svg:width="0.095cm" svg:height="0.045cm" svg:x="12.23cm" svg:y="26.127cm" svg:viewBox="0 0 96 46" svg:d="M96 0c-18 4-45 37-48 46-3-9-30-42-48-46">
          <text:p/>
        </draw:path>
        <draw:path draw:style-name="gr29" draw:text-style-name="P7" draw:layer="layout" svg:width="0.096cm" svg:height="0.045cm" svg:x="12.496cm" svg:y="26.127cm" svg:viewBox="0 0 97 46" svg:d="M97 0c-19 4-46 37-49 46-3-9-30-42-48-46">
          <text:p/>
        </draw:path>
        <draw:path draw:style-name="gr19" draw:text-style-name="P7" draw:layer="layout" svg:width="0.096cm" svg:height="0.045cm" svg:x="12.763cm" svg:y="26.127cm" svg:viewBox="0 0 97 46" svg:d="M97 0c-18 4-45 37-48 46-3-9-30-42-49-46">
          <text:p/>
        </draw:path>
        <draw:path draw:style-name="gr30" draw:text-style-name="P7" draw:layer="layout" svg:width="0.095cm" svg:height="0.045cm" svg:x="13.03cm" svg:y="26.127cm" svg:viewBox="0 0 96 46" svg:d="M96 0c-18 4-44 37-47 46-3-9-31-42-49-46">
          <text:p/>
        </draw:path>
        <draw:path draw:style-name="gr29" draw:text-style-name="P7" draw:layer="layout" svg:width="0.095cm" svg:height="0.045cm" svg:x="13.43cm" svg:y="26.127cm" svg:viewBox="0 0 96 46" svg:d="M96 0c-17 4-44 37-47 46-3-9-30-42-49-46">
          <text:p/>
        </draw:path>
        <draw:path draw:style-name="gr29" draw:text-style-name="P7" draw:layer="layout" svg:width="0.096cm" svg:height="0.045cm" svg:x="13.696cm" svg:y="26.127cm" svg:viewBox="0 0 97 46" svg:d="M97 0c-18 4-45 37-48 46-3-9-31-42-49-46">
          <text:p/>
        </draw:path>
        <draw:path draw:style-name="gr19" draw:text-style-name="P7" draw:layer="layout" svg:width="0.096cm" svg:height="0.045cm" svg:x="13.963cm" svg:y="26.127cm" svg:viewBox="0 0 97 46" svg:d="M97 0c-18 4-46 37-49 46-3-9-30-42-48-46">
          <text:p/>
        </draw:path>
        <draw:path draw:style-name="gr30" draw:text-style-name="P7" draw:layer="layout" svg:width="0.095cm" svg:height="0.045cm" svg:x="14.23cm" svg:y="26.127cm" svg:viewBox="0 0 96 46" svg:d="M96 0c-17 4-45 37-48 46-3-9-30-42-48-46">
          <text:p/>
        </draw:path>
        <draw:path draw:style-name="gr29" draw:text-style-name="P7" draw:layer="layout" svg:width="0.095cm" svg:height="0.045cm" svg:x="14.63cm" svg:y="26.127cm" svg:viewBox="0 0 96 46" svg:d="M96 0c-17 4-44 37-48 46-3-9-30-42-48-46">
          <text:p/>
        </draw:path>
        <draw:path draw:style-name="gr29" draw:text-style-name="P7" draw:layer="layout" svg:width="0.095cm" svg:height="0.045cm" svg:x="14.897cm" svg:y="26.127cm" svg:viewBox="0 0 96 46" svg:d="M96 0c-18 4-46 37-49 46-3-9-30-42-47-46">
          <text:p/>
        </draw:path>
        <draw:path draw:style-name="gr19" draw:text-style-name="P7" draw:layer="layout" svg:width="0.096cm" svg:height="0.045cm" svg:x="15.163cm" svg:y="26.127cm" svg:viewBox="0 0 97 46" svg:d="M97 0c-19 4-46 37-49 46-3-9-30-42-48-46">
          <text:p/>
        </draw:path>
        <draw:path draw:style-name="gr30" draw:text-style-name="P7" draw:layer="layout" svg:width="0.095cm" svg:height="0.045cm" svg:x="15.43cm" svg:y="26.127cm" svg:viewBox="0 0 96 46" svg:d="M96 0c-17 4-44 37-47 46-3-9-30-42-49-46">
          <text:p/>
        </draw:path>
        <draw:path draw:style-name="gr29" draw:text-style-name="P7" draw:layer="layout" svg:width="0.095cm" svg:height="0.045cm" svg:x="15.83cm" svg:y="26.127cm" svg:viewBox="0 0 96 46" svg:d="M96 0c-18 4-45 37-48 46-3-9-30-42-48-46">
          <text:p/>
        </draw:path>
        <draw:path draw:style-name="gr29" draw:text-style-name="P7" draw:layer="layout" svg:width="0.095cm" svg:height="0.045cm" svg:x="16.097cm" svg:y="26.127cm" svg:viewBox="0 0 96 46" svg:d="M96 0c-18 4-45 37-48 46-3-9-30-42-48-46">
          <text:p/>
        </draw:path>
        <draw:path draw:style-name="gr29" draw:text-style-name="P7" draw:layer="layout" svg:width="0.096cm" svg:height="0.045cm" svg:x="16.363cm" svg:y="26.127cm" svg:viewBox="0 0 97 46" svg:d="M97 0c-18 4-45 37-48 46-3-9-31-42-49-46">
          <text:p/>
        </draw:path>
        <draw:path draw:style-name="gr30" draw:text-style-name="P7" draw:layer="layout" svg:width="0.095cm" svg:height="0.045cm" svg:x="16.63cm" svg:y="26.127cm" svg:viewBox="0 0 96 46" svg:d="M96 0c-17 4-44 37-47 46-4-9-31-42-49-46">
          <text:p/>
        </draw:path>
        <draw:path draw:style-name="gr29" draw:text-style-name="P7" draw:layer="layout" svg:width="0.095cm" svg:height="0.045cm" svg:x="17.03cm" svg:y="26.127cm" svg:viewBox="0 0 96 46" svg:d="M96 0c-17 4-44 37-47 46-3-9-31-42-49-46">
          <text:p/>
        </draw:path>
        <draw:path draw:style-name="gr29" draw:text-style-name="P7" draw:layer="layout" svg:width="0.095cm" svg:height="0.045cm" svg:x="17.297cm" svg:y="26.127cm" svg:viewBox="0 0 96 46" svg:d="M96 0c-18 4-45 37-48 46-3-9-31-42-48-46">
          <text:p/>
        </draw:path>
        <draw:path draw:style-name="gr29" draw:text-style-name="P7" draw:layer="layout" svg:width="0.096cm" svg:height="0.045cm" svg:x="17.563cm" svg:y="26.127cm" svg:viewBox="0 0 97 46" svg:d="M97 0c-18 4-46 37-49 46-3-9-30-42-48-46">
          <text:p/>
        </draw:path>
        <draw:path draw:style-name="gr30" draw:text-style-name="P7" draw:layer="layout" svg:width="0.095cm" svg:height="0.045cm" svg:x="17.83cm" svg:y="26.127cm" svg:viewBox="0 0 96 46" svg:d="M96 0c-18 4-45 37-48 46-3-9-30-42-48-46">
          <text:p/>
        </draw:path>
        <draw:path draw:style-name="gr29" draw:text-style-name="P7" draw:layer="layout" svg:width="0.095cm" svg:height="0.045cm" svg:x="18.23cm" svg:y="26.127cm" svg:viewBox="0 0 96 46" svg:d="M96 0c-17 4-45 37-48 46-3-9-30-42-48-46">
          <text:p/>
        </draw:path>
        <draw:path draw:style-name="gr29" draw:text-style-name="P7" draw:layer="layout" svg:width="0.095cm" svg:height="0.045cm" svg:x="18.497cm" svg:y="26.127cm" svg:viewBox="0 0 96 46" svg:d="M96 0c-19 4-46 37-49 46-3-9-30-42-47-46">
          <text:p/>
        </draw:path>
        <draw:path draw:style-name="gr29" draw:text-style-name="P7" draw:layer="layout" svg:width="0.096cm" svg:height="0.045cm" svg:x="18.763cm" svg:y="26.127cm" svg:viewBox="0 0 97 46" svg:d="M97 0c-18 4-45 37-48 46-3-9-30-42-49-46">
          <text:p/>
        </draw:path>
        <draw:path draw:style-name="gr30" draw:text-style-name="P7" draw:layer="layout" svg:width="0.095cm" svg:height="0.045cm" svg:x="19.03cm" svg:y="26.127cm" svg:viewBox="0 0 96 46" svg:d="M96 0c-17 4-44 37-47 46-3-9-31-42-49-46">
          <text:p/>
        </draw:path>
        <draw:path draw:style-name="gr29" draw:text-style-name="P7" draw:layer="layout" svg:width="0.097cm" svg:height="0.045cm" svg:x="19.43cm" svg:y="26.127cm" svg:viewBox="0 0 98 46" svg:d="M98 0c-19 4-46 37-49 46-3-9-30-42-49-46">
          <text:p/>
        </draw:path>
        <draw:path draw:style-name="gr29" draw:text-style-name="P7" draw:layer="layout" svg:width="0.095cm" svg:height="0.045cm" svg:x="19.697cm" svg:y="26.127cm" svg:viewBox="0 0 96 46" svg:d="M96 0c-18 4-45 37-48 46-3-9-31-42-48-46">
          <text:p/>
        </draw:path>
        <draw:path draw:style-name="gr29" draw:text-style-name="P7" draw:layer="layout" svg:width="0.096cm" svg:height="0.045cm" svg:x="19.963cm" svg:y="26.127cm" svg:viewBox="0 0 97 46" svg:d="M97 0c-18 4-45 37-48 46-3-9-31-42-49-46">
          <text:p/>
        </draw:path>
        <draw:path draw:style-name="gr30" draw:text-style-name="P7" draw:layer="layout" svg:width="0.096cm" svg:height="0.045cm" svg:x="20.23cm" svg:y="26.127cm" svg:viewBox="0 0 97 46" svg:d="M97 0c-18 4-46 37-49 46-3-9-30-42-48-46">
          <text:p/>
        </draw:path>
        <draw:frame draw:style-name="gr31" draw:text-style-name="P13" draw:layer="layout" svg:width="1.429cm" svg:height="0.314cm" svg:x="19.201cm" svg:y="0.236cm">
          <draw:text-box>
            <text:p><text:span text:style-name="T2">X</text:span><text:span text:style-name="T2">3 </text:span><text:span text:style-name="T2">x</text:span><text:span text:style-name="T2">2 </text:span><text:span text:style-name="T2">x</text:span><text:span text:style-name="T2">1 </text:span><text:span text:style-name="T2">x</text:span><text:span text:style-name="T2">0</text:span></text:p>
          </draw:text-box>
        </draw:frame>
        <draw:frame draw:style-name="gr32" draw:text-style-name="P15" draw:layer="layout" svg:width="0.29cm" svg:height="0.314cm" svg:x="20.25cm" svg:y="5.153cm">
          <draw:text-box>
            <text:p text:style-name="P14"><text:span text:style-name="T2">y</text:span><text:span text:style-name="T2">0</text:span></text:p>
          </draw:text-box>
        </draw:frame>
        <draw:frame draw:style-name="gr32" draw:text-style-name="P15" draw:layer="layout" svg:width="0.29cm" svg:height="0.314cm" svg:x="14.85cm" svg:y="5.154cm">
          <draw:text-box>
            <text:p text:style-name="P14"><text:span text:style-name="T2">y</text:span><text:span text:style-name="T2">1</text:span></text:p>
          </draw:text-box>
        </draw:frame>
        <draw:frame draw:style-name="gr32" draw:text-style-name="P15" draw:layer="layout" svg:width="0.29cm" svg:height="0.314cm" svg:x="9.85cm" svg:y="5.155cm">
          <draw:text-box>
            <text:p text:style-name="P14"><text:span text:style-name="T2">y</text:span><text:span text:style-name="T2">2</text:span></text:p>
          </draw:text-box>
        </draw:frame>
        <draw:frame draw:style-name="gr32" draw:text-style-name="P15" draw:layer="layout" svg:width="0.29cm" svg:height="0.314cm" svg:x="4.75cm" svg:y="5.156cm">
          <draw:text-box>
            <text:p text:style-name="P14"><text:span text:style-name="T2">y</text:span><text:span text:style-name="T2">3</text:span></text:p>
          </draw:text-box>
        </draw:frame>
        <draw:frame draw:style-name="gr33" draw:text-style-name="P15" draw:layer="layout" svg:width="1.272cm" svg:height="0.314cm" draw:transform="rotate (-1.5707963267949) translate (20.646cm 9.87cm)">
          <draw:text-box>
            <text:p text:style-name="P14"><text:span text:style-name="T2">C</text:span><text:span text:style-name="T2">0 </text:span><text:span text:style-name="T2">+ </text:span><text:span text:style-name="T2">c</text:span><text:span text:style-name="T2">1 </text:span><text:span text:style-name="T2">y</text:span><text:span text:style-name="T2">0</text:span></text:p>
          </draw:text-box>
        </draw:frame>
        <draw:frame draw:style-name="gr34" draw:text-style-name="P15" draw:layer="layout" svg:width="1.272cm" svg:height="0.314cm" draw:transform="rotate (-1.5707963267949) translate (19.545cm 9.77cm)">
          <draw:text-box>
            <text:p text:style-name="P14"><text:span text:style-name="T2">C</text:span><text:span text:style-name="T2">2 </text:span><text:span text:style-name="T2">+ </text:span><text:span text:style-name="T2">c</text:span><text:span text:style-name="T2">3 </text:span><text:span text:style-name="T2">y</text:span><text:span text:style-name="T2">1</text:span></text:p>
          </draw:text-box>
        </draw:frame>
        <draw:frame draw:style-name="gr33" draw:text-style-name="P15" draw:layer="layout" svg:width="1.272cm" svg:height="0.314cm" draw:transform="rotate (-1.5707963267949) translate (18.244cm 9.77cm)">
          <draw:text-box>
            <text:p text:style-name="P14"><text:span text:style-name="T2">C</text:span><text:span text:style-name="T2">4 </text:span><text:span text:style-name="T2">+ </text:span><text:span text:style-name="T2">c</text:span><text:span text:style-name="T2">5 </text:span><text:span text:style-name="T2">y</text:span><text:span text:style-name="T2">2</text:span></text:p>
          </draw:text-box>
        </draw:frame>
        <draw:frame draw:style-name="gr33" draw:text-style-name="P15" draw:layer="layout" svg:width="1.272cm" svg:height="0.314cm" draw:transform="rotate (-1.5707963267949) translate (17.043cm 9.77cm)">
          <draw:text-box>
            <text:p text:style-name="P14"><text:span text:style-name="T2">C</text:span><text:span text:style-name="T2">6 </text:span><text:span text:style-name="T2">+ </text:span><text:span text:style-name="T2">c</text:span><text:span text:style-name="T2">7 </text:span><text:span text:style-name="T2">y</text:span><text:span text:style-name="T2">3</text:span></text:p>
          </draw:text-box>
        </draw:frame>
        <draw:frame draw:style-name="gr34" draw:text-style-name="P15" draw:layer="layout" svg:width="1.272cm" svg:height="0.314cm" draw:transform="rotate (-1.5707963267949) translate (15.646cm 9.77cm)">
          <draw:text-box>
            <text:p text:style-name="P14"><text:span text:style-name="T2">C</text:span><text:span text:style-name="T2">8 </text:span><text:span text:style-name="T2">+ </text:span><text:span text:style-name="T2">c</text:span><text:span text:style-name="T2">9 </text:span><text:span text:style-name="T2">y</text:span><text:span text:style-name="T2">0</text:span></text:p>
          </draw:text-box>
        </draw:frame>
        <draw:frame draw:style-name="gr34" draw:text-style-name="P15" draw:layer="layout" svg:width="1.56cm" svg:height="0.314cm" draw:transform="rotate (-1.5707963267949) translate (14.545cm 9.57cm)">
          <draw:text-box>
            <text:p text:style-name="P14"><text:span text:style-name="T2">C</text:span><text:span text:style-name="T2">1</text:span><text:span text:style-name="T2">0 </text:span><text:span text:style-name="T2">+ </text:span><text:span text:style-name="T2">c</text:span><text:span text:style-name="T2">1</text:span><text:span text:style-name="T2">1 </text:span><text:span text:style-name="T2">y</text:span><text:span text:style-name="T2">1</text:span></text:p>
          </draw:text-box>
        </draw:frame>
        <draw:frame draw:style-name="gr34" draw:text-style-name="P15" draw:layer="layout" svg:width="1.488cm" svg:height="0.314cm" draw:transform="rotate (-1.5707963267949) translate (13.244cm 9.57cm)">
          <draw:text-box>
            <text:p text:style-name="P14"><text:span text:style-name="T2">C</text:span><text:span text:style-name="T2">1</text:span><text:span text:style-name="T2">2</text:span><text:span text:style-name="T2">+ </text:span><text:span text:style-name="T2">c</text:span><text:span text:style-name="T2">1</text:span><text:span text:style-name="T2">3 </text:span><text:span text:style-name="T2">y</text:span><text:span text:style-name="T2">2</text:span></text:p>
          </draw:text-box>
        </draw:frame>
        <draw:frame draw:style-name="gr34" draw:text-style-name="P15" draw:layer="layout" svg:width="1.56cm" svg:height="0.314cm" draw:transform="rotate (-1.5707963267949) translate (12.043cm 9.57cm)">
          <draw:text-box>
            <text:p text:style-name="P14"><text:span text:style-name="T2">C</text:span><text:span text:style-name="T2">1</text:span><text:span text:style-name="T2">4 </text:span><text:span text:style-name="T2">+ </text:span><text:span text:style-name="T2">c</text:span><text:span text:style-name="T2">1</text:span><text:span text:style-name="T2">5 </text:span><text:span text:style-name="T2">y</text:span><text:span text:style-name="T2">3</text:span></text:p>
          </draw:text-box>
        </draw:frame>
        <draw:frame draw:style-name="gr34" draw:text-style-name="P15" draw:layer="layout" svg:width="1.488cm" svg:height="0.314cm" draw:transform="rotate (-1.5707963267949) translate (10.546cm 9.57cm)">
          <draw:text-box>
            <text:p text:style-name="P14"><text:span text:style-name="T2">C</text:span><text:span text:style-name="T2">1</text:span><text:span text:style-name="T2">6</text:span><text:span text:style-name="T2">+ </text:span><text:span text:style-name="T2">c</text:span><text:span text:style-name="T2">1</text:span><text:span text:style-name="T2">7 </text:span><text:span text:style-name="T2">y</text:span><text:span text:style-name="T2">0</text:span></text:p>
          </draw:text-box>
        </draw:frame>
        <draw:frame draw:style-name="gr34" draw:text-style-name="P15" draw:layer="layout" svg:width="1.56cm" svg:height="0.314cm" draw:transform="rotate (-1.5707963267949) translate (9.445cm 9.57cm)">
          <draw:text-box>
            <text:p text:style-name="P14"><text:span text:style-name="T2">C</text:span><text:span text:style-name="T2">1</text:span><text:span text:style-name="T2">8 </text:span><text:span text:style-name="T2">+ </text:span><text:span text:style-name="T2">c</text:span><text:span text:style-name="T2">1</text:span><text:span text:style-name="T2">9 </text:span><text:span text:style-name="T2">y</text:span><text:span text:style-name="T2">1</text:span></text:p>
          </draw:text-box>
        </draw:frame>
        <draw:frame draw:style-name="gr34" draw:text-style-name="P15" draw:layer="layout" svg:width="1.56cm" svg:height="0.314cm" draw:transform="rotate (-1.5707963267949) translate (8.144cm 9.57cm)">
          <draw:text-box>
            <text:p text:style-name="P14"><text:span text:style-name="T2">C</text:span><text:span text:style-name="T2">2</text:span><text:span text:style-name="T2">0 </text:span><text:span text:style-name="T2">+ </text:span><text:span text:style-name="T2">c</text:span><text:span text:style-name="T2">2</text:span><text:span text:style-name="T2">1 </text:span><text:span text:style-name="T2">y</text:span><text:span text:style-name="T2">2</text:span></text:p>
          </draw:text-box>
        </draw:frame>
        <draw:frame draw:style-name="gr34" draw:text-style-name="P15" draw:layer="layout" svg:width="1.56cm" svg:height="0.314cm" draw:transform="rotate (-1.5707963267949) translate (6.943cm 9.57cm)">
          <draw:text-box>
            <text:p text:style-name="P14"><text:span text:style-name="T2">C</text:span><text:span text:style-name="T2">2</text:span><text:span text:style-name="T2">2 </text:span><text:span text:style-name="T2">+ </text:span><text:span text:style-name="T2">c</text:span><text:span text:style-name="T2">2</text:span><text:span text:style-name="T2">3 </text:span><text:span text:style-name="T2">y</text:span><text:span text:style-name="T2">3</text:span></text:p>
          </draw:text-box>
        </draw:frame>
        <draw:frame draw:style-name="gr34" draw:text-style-name="P15" draw:layer="layout" svg:width="1.56cm" svg:height="0.314cm" draw:transform="rotate (-1.5707963267949) translate (5.546cm 9.57cm)">
          <draw:text-box>
            <text:p text:style-name="P14"><text:span text:style-name="T2">C</text:span><text:span text:style-name="T2">2</text:span><text:span text:style-name="T2">4 </text:span><text:span text:style-name="T2">+ </text:span><text:span text:style-name="T2">c</text:span><text:span text:style-name="T2">2</text:span><text:span text:style-name="T2">5 </text:span><text:span text:style-name="T2">y</text:span><text:span text:style-name="T2">0</text:span></text:p>
          </draw:text-box>
        </draw:frame>
        <draw:frame draw:style-name="gr34" draw:text-style-name="P15" draw:layer="layout" svg:width="1.56cm" svg:height="0.314cm" draw:transform="rotate (-1.5707963267949) translate (4.445cm 9.57cm)">
          <draw:text-box>
            <text:p text:style-name="P14"><text:span text:style-name="T2">C</text:span><text:span text:style-name="T2">2</text:span><text:span text:style-name="T2">6 </text:span><text:span text:style-name="T2">+ </text:span><text:span text:style-name="T2">c</text:span><text:span text:style-name="T2">2</text:span><text:span text:style-name="T2">7 </text:span><text:span text:style-name="T2">y</text:span><text:span text:style-name="T2">1</text:span></text:p>
          </draw:text-box>
        </draw:frame>
        <draw:frame draw:style-name="gr34" draw:text-style-name="P15" draw:layer="layout" svg:width="1.56cm" svg:height="0.314cm" draw:transform="rotate (-1.5707963267949) translate (3.144cm 9.57cm)">
          <draw:text-box>
            <text:p text:style-name="P14"><text:span text:style-name="T2">C</text:span><text:span text:style-name="T2">2</text:span><text:span text:style-name="T2">8 </text:span><text:span text:style-name="T2">+ </text:span><text:span text:style-name="T2">c</text:span><text:span text:style-name="T2">2</text:span><text:span text:style-name="T2">9 </text:span><text:span text:style-name="T2">y</text:span><text:span text:style-name="T2">2</text:span></text:p>
          </draw:text-box>
        </draw:frame>
        <draw:frame draw:style-name="gr34" draw:text-style-name="P15" draw:layer="layout" svg:width="1.56cm" svg:height="0.314cm" draw:transform="rotate (-1.5707963267949) translate (1.943cm 9.57cm)">
          <draw:text-box>
            <text:p text:style-name="P14"><text:span text:style-name="T2">C</text:span><text:span text:style-name="T2">3</text:span><text:span text:style-name="T2">0 </text:span><text:span text:style-name="T2">+ </text:span><text:span text:style-name="T2">c</text:span><text:span text:style-name="T2">3</text:span><text:span text:style-name="T2">1 </text:span><text:span text:style-name="T2">y</text:span><text:span text:style-name="T2">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_20_Dot_20_4"/>
      <style:text-properties fo:font-size="8pt" fo:background-color="transparent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1cm" fo:margin-bottom="1cm" fo:margin-left="1.3cm" fo:margin-right="1cm" fo:page-width="21cm" fo:page-height="26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9-16T18:10:08.430603017</dc:date>
    <meta:editing-duration>PT1H36M53S</meta:editing-duration>
    <meta:editing-cycles>17</meta:editing-cycles>
    <meta:generator>LibreOffice/7.3.3.2$Linux_X86_64 LibreOffice_project/30$Build-2</meta:generator>
    <meta:document-statistic meta:object-count="1900"/>
  </office:meta>
</office:document-meta>
</file>